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5.79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41.66mm"/>
    </style:style>
    <style:style style:name="co9" style:family="table-column">
      <style:table-column-properties fo:break-before="auto" style:column-width="39.48mm"/>
    </style:style>
    <style:style style:name="co10" style:family="table-column">
      <style:table-column-properties fo:break-before="auto" style:column-width="14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5" number:automatic-order="true">
      <number:day/>
      <number:text> </number:text>
      <number:month number:textual="true"/>
      <number:text>, </number:text>
      <number:year number:style="long"/>
    </number:date-style>
    <style:style style:name="ce4" style:family="table-cell" style:parent-style-name="Default" style:data-style-name="N75">
      <style:table-cell-properties style:text-align-source="fix" style:repeat-content="false" fo:border="0.06pt solid #000000"/>
      <style:paragraph-properties fo:text-align="center" fo:margin-left="0mm"/>
      <style:text-properties style:font-name="Verdana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1" style:family="table-cell" style:parent-style-name="Default" style:data-style-name="N37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8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default-cell-style-name="ce10"/>
        <table:table-column table:style-name="co8" table:default-cell-style-name="ce5"/>
        <table:table-column table:style-name="co9" table:default-cell-style-name="ce5"/>
        <table:table-column table:style-name="co2" table:number-columns-repeated="1014" table:default-cell-style-name="ce5"/>
        <table:table-row table:style-name="ro1">
          <table:table-cell table:style-name="ce4" office:value-type="date" office:date-value="2019-10-17" calcext:value-type="date">
            <text:p>17 окт, 2019</text:p>
          </table:table-cell>
          <table:table-cell table:style-name="ce6" office:value-type="float" office:value="2844" calcext:value-type="float">
            <text:p>2844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33" calcext:value-type="float">
            <text:p>33</text:p>
          </table:table-cell>
          <table:table-cell table:formula="of:=SUM([.C1:.G1])" office:value-type="float" office:value="113" calcext:value-type="float">
            <text:p>113</text:p>
          </table:table-cell>
          <table:table-cell table:style-name="ce11" table:number-columns-repeated="1016"/>
        </table:table-row>
        <table:table-row table:style-name="ro1">
          <table:table-cell table:style-name="ce4" office:value-type="date" office:date-value="2019-10-16" calcext:value-type="date">
            <text:p>16 окт, 2019</text:p>
          </table:table-cell>
          <table:table-cell table:style-name="ce7" office:value-type="float" office:value="2843" calcext:value-type="float">
            <text:p>2843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6" calcext:value-type="float">
            <text:p>36</text:p>
          </table:table-cell>
          <table:table-cell table:formula="of:=SUM([.C2:.G2])" office:value-type="float" office:value="98" calcext:value-type="float">
            <text:p>98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9-10-15" calcext:value-type="date">
            <text:p>15 окт, 2019</text:p>
          </table:table-cell>
          <table:table-cell table:style-name="ce7" office:value-type="float" office:value="2842" calcext:value-type="float">
            <text:p>284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4" calcext:value-type="float">
            <text:p>34</text:p>
          </table:table-cell>
          <table:table-cell table:formula="of:=SUM([.C3:.G3])" office:value-type="float" office:value="104" calcext:value-type="float">
            <text:p>104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9-10-14" calcext:value-type="date">
            <text:p>14 окт, 2019</text:p>
          </table:table-cell>
          <table:table-cell table:style-name="ce7" office:value-type="float" office:value="2841" calcext:value-type="float">
            <text:p>2841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formula="of:=SUM([.C4:.G4])"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9-10-13" calcext:value-type="date">
            <text:p>13 окт, 2019</text:p>
          </table:table-cell>
          <table:table-cell table:style-name="ce7" office:value-type="float" office:value="2840" calcext:value-type="float">
            <text:p>284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formula="of:=SUM([.C5:.G5])" office:value-type="float" office:value="101" calcext:value-type="float">
            <text:p>101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9-10-12" calcext:value-type="date">
            <text:p>12 окт, 2019</text:p>
          </table:table-cell>
          <table:table-cell table:style-name="ce7" office:value-type="float" office:value="2839" calcext:value-type="float">
            <text:p>283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3" calcext:value-type="float">
            <text:p>33</text:p>
          </table:table-cell>
          <table:table-cell table:formula="of:=SUM([.C6:.G6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9-10-11" calcext:value-type="date">
            <text:p>11 окт, 2019</text:p>
          </table:table-cell>
          <table:table-cell table:style-name="ce7" office:value-type="float" office:value="2838" calcext:value-type="float">
            <text:p>283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2" calcext:value-type="float">
            <text:p>32</text:p>
          </table:table-cell>
          <table:table-cell table:formula="of:=SUM([.C7:.G7])" office:value-type="float" office:value="76" calcext:value-type="float">
            <text:p>76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9-10-10" calcext:value-type="date">
            <text:p>10 окт, 2019</text:p>
          </table:table-cell>
          <table:table-cell table:style-name="ce7" office:value-type="float" office:value="2837" calcext:value-type="float">
            <text:p>2837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1" calcext:value-type="float">
            <text:p>31</text:p>
          </table:table-cell>
          <table:table-cell table:formula="of:=SUM([.C8:.G8])" office:value-type="float" office:value="86" calcext:value-type="float">
            <text:p>86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9-10-09" calcext:value-type="date">
            <text:p>9 окт, 2019</text:p>
          </table:table-cell>
          <table:table-cell table:style-name="ce7" office:value-type="float" office:value="2836" calcext:value-type="float">
            <text:p>283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6" calcext:value-type="float">
            <text:p>26</text:p>
          </table:table-cell>
          <table:table-cell table:formula="of:=SUM([.C9:.G9])"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9-10-08" calcext:value-type="date">
            <text:p>8 окт, 2019</text:p>
          </table:table-cell>
          <table:table-cell table:style-name="ce7" office:value-type="float" office:value="2835" calcext:value-type="float">
            <text:p>2835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6" calcext:value-type="float">
            <text:p>36</text:p>
          </table:table-cell>
          <table:table-cell table:formula="of:=SUM([.C10:.G10])" office:value-type="float" office:value="121" calcext:value-type="float">
            <text:p>121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9-10-07" calcext:value-type="date">
            <text:p>7 окт, 2019</text:p>
          </table:table-cell>
          <table:table-cell table:style-name="ce7" office:value-type="float" office:value="2834" calcext:value-type="float">
            <text:p>2834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formula="of:=SUM([.C11:.G11])" office:value-type="float" office:value="93" calcext:value-type="float">
            <text:p>93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9-10-06" calcext:value-type="date">
            <text:p>6 окт, 2019</text:p>
          </table:table-cell>
          <table:table-cell table:style-name="ce7" office:value-type="float" office:value="2833" calcext:value-type="float">
            <text:p>2833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formula="of:=SUM([.C12:.G12])" office:value-type="float" office:value="129" calcext:value-type="float">
            <text:p>129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9-10-05" calcext:value-type="date">
            <text:p>5 окт, 2019</text:p>
          </table:table-cell>
          <table:table-cell table:style-name="ce7" office:value-type="float" office:value="2832" calcext:value-type="float">
            <text:p>283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formula="of:=SUM([.C13:.G13])" office:value-type="float" office:value="88" calcext:value-type="float">
            <text:p>88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9-10-04" calcext:value-type="date">
            <text:p>4 окт, 2019</text:p>
          </table:table-cell>
          <table:table-cell table:style-name="ce7" office:value-type="float" office:value="2831" calcext:value-type="float">
            <text:p>283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10-03" calcext:value-type="date">
            <text:p>3 окт, 2019</text:p>
          </table:table-cell>
          <table:table-cell table:style-name="ce7" office:value-type="float" office:value="2830" calcext:value-type="float">
            <text:p>2830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10-02" calcext:value-type="date">
            <text:p>2 окт, 2019</text:p>
          </table:table-cell>
          <table:table-cell table:style-name="ce7" office:value-type="float" office:value="2829" calcext:value-type="float">
            <text:p>282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10-01" calcext:value-type="date">
            <text:p>1 окт, 2019</text:p>
          </table:table-cell>
          <table:table-cell table:style-name="ce7" office:value-type="float" office:value="2828" calcext:value-type="float">
            <text:p>282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30" calcext:value-type="date">
            <text:p>30 сен, 2019</text:p>
          </table:table-cell>
          <table:table-cell table:style-name="ce7" office:value-type="float" office:value="2827" calcext:value-type="float">
            <text:p>2827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29" calcext:value-type="date">
            <text:p>29 сен, 2019</text:p>
          </table:table-cell>
          <table:table-cell table:style-name="ce7" office:value-type="float" office:value="2826" calcext:value-type="float">
            <text:p>282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28" calcext:value-type="date">
            <text:p>28 сен, 2019</text:p>
          </table:table-cell>
          <table:table-cell table:style-name="ce7" office:value-type="float" office:value="2825" calcext:value-type="float">
            <text:p>282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27" calcext:value-type="date">
            <text:p>27 сен, 2019</text:p>
          </table:table-cell>
          <table:table-cell table:style-name="ce7" office:value-type="float" office:value="2824" calcext:value-type="float">
            <text:p>2824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26" calcext:value-type="date">
            <text:p>26 сен, 2019</text:p>
          </table:table-cell>
          <table:table-cell table:style-name="ce7" office:value-type="float" office:value="2823" calcext:value-type="float">
            <text:p>2823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25" calcext:value-type="date">
            <text:p>25 сен, 2019</text:p>
          </table:table-cell>
          <table:table-cell table:style-name="ce7" office:value-type="float" office:value="2822" calcext:value-type="float">
            <text:p>282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24" calcext:value-type="date">
            <text:p>24 сен, 2019</text:p>
          </table:table-cell>
          <table:table-cell table:style-name="ce7" office:value-type="float" office:value="2821" calcext:value-type="float">
            <text:p>282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23" calcext:value-type="date">
            <text:p>23 сен, 2019</text:p>
          </table:table-cell>
          <table:table-cell table:style-name="ce7" office:value-type="float" office:value="2820" calcext:value-type="float">
            <text:p>2820</text:p>
          </table:table-cell>
          <table:table-cell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22" calcext:value-type="date">
            <text:p>22 сен, 2019</text:p>
          </table:table-cell>
          <table:table-cell table:style-name="ce7" office:value-type="float" office:value="2819" calcext:value-type="float">
            <text:p>2819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21" calcext:value-type="date">
            <text:p>21 сен, 2019</text:p>
          </table:table-cell>
          <table:table-cell table:style-name="ce7" office:value-type="float" office:value="2818" calcext:value-type="float">
            <text:p>2818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20" calcext:value-type="date">
            <text:p>20 сен, 2019</text:p>
          </table:table-cell>
          <table:table-cell table:style-name="ce7" office:value-type="float" office:value="2817" calcext:value-type="float">
            <text:p>2817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19" calcext:value-type="date">
            <text:p>19 сен, 2019</text:p>
          </table:table-cell>
          <table:table-cell table:style-name="ce7" office:value-type="float" office:value="2816" calcext:value-type="float">
            <text:p>28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18" calcext:value-type="date">
            <text:p>18 сен, 2019</text:p>
          </table:table-cell>
          <table:table-cell table:style-name="ce7" office:value-type="float" office:value="2815" calcext:value-type="float">
            <text:p>281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17" calcext:value-type="date">
            <text:p>17 сен, 2019</text:p>
          </table:table-cell>
          <table:table-cell table:style-name="ce7" office:value-type="float" office:value="2814" calcext:value-type="float">
            <text:p>281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16" calcext:value-type="date">
            <text:p>16 сен, 2019</text:p>
          </table:table-cell>
          <table:table-cell table:style-name="ce7" office:value-type="float" office:value="2813" calcext:value-type="float">
            <text:p>2813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15" calcext:value-type="date">
            <text:p>15 сен, 2019</text:p>
          </table:table-cell>
          <table:table-cell table:style-name="ce7" office:value-type="float" office:value="2812" calcext:value-type="float">
            <text:p>2812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14" calcext:value-type="date">
            <text:p>14 сен, 2019</text:p>
          </table:table-cell>
          <table:table-cell table:style-name="ce7" office:value-type="float" office:value="2811" calcext:value-type="float">
            <text:p>2811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13" calcext:value-type="date">
            <text:p>13 сен, 2019</text:p>
          </table:table-cell>
          <table:table-cell table:style-name="ce7" office:value-type="float" office:value="2810" calcext:value-type="float">
            <text:p>2810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12" calcext:value-type="date">
            <text:p>12 сен, 2019</text:p>
          </table:table-cell>
          <table:table-cell table:style-name="ce7" office:value-type="float" office:value="2809" calcext:value-type="float">
            <text:p>280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11" calcext:value-type="date">
            <text:p>11 сен, 2019</text:p>
          </table:table-cell>
          <table:table-cell table:style-name="ce7" office:value-type="float" office:value="2808" calcext:value-type="float">
            <text:p>280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10" calcext:value-type="date">
            <text:p>10 сен, 2019</text:p>
          </table:table-cell>
          <table:table-cell table:style-name="ce7" office:value-type="float" office:value="2807" calcext:value-type="float">
            <text:p>2807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09" calcext:value-type="date">
            <text:p>9 сен, 2019</text:p>
          </table:table-cell>
          <table:table-cell table:style-name="ce7" office:value-type="float" office:value="2806" calcext:value-type="float">
            <text:p>280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08" calcext:value-type="date">
            <text:p>8 сен, 2019</text:p>
          </table:table-cell>
          <table:table-cell table:style-name="ce7" office:value-type="float" office:value="2805" calcext:value-type="float">
            <text:p>280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07" calcext:value-type="date">
            <text:p>7 сен, 2019</text:p>
          </table:table-cell>
          <table:table-cell table:style-name="ce7" office:value-type="float" office:value="2804" calcext:value-type="float">
            <text:p>280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06" calcext:value-type="date">
            <text:p>6 сен, 2019</text:p>
          </table:table-cell>
          <table:table-cell table:style-name="ce7" office:value-type="float" office:value="2803" calcext:value-type="float">
            <text:p>2803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05" calcext:value-type="date">
            <text:p>5 сен, 2019</text:p>
          </table:table-cell>
          <table:table-cell table:style-name="ce7" office:value-type="float" office:value="2802" calcext:value-type="float">
            <text:p>280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04" calcext:value-type="date">
            <text:p>4 сен, 2019</text:p>
          </table:table-cell>
          <table:table-cell table:style-name="ce7" office:value-type="float" office:value="2801" calcext:value-type="float">
            <text:p>2801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03" calcext:value-type="date">
            <text:p>3 сен, 2019</text:p>
          </table:table-cell>
          <table:table-cell table:style-name="ce7" office:value-type="float" office:value="2800" calcext:value-type="float">
            <text:p>2800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02" calcext:value-type="date">
            <text:p>2 сен, 2019</text:p>
          </table:table-cell>
          <table:table-cell table:style-name="ce7" office:value-type="float" office:value="2799" calcext:value-type="float">
            <text:p>279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9-01" calcext:value-type="date">
            <text:p>1 сен, 2019</text:p>
          </table:table-cell>
          <table:table-cell table:style-name="ce7" office:value-type="float" office:value="2798" calcext:value-type="float">
            <text:p>279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31" calcext:value-type="date">
            <text:p>31 авг, 2019</text:p>
          </table:table-cell>
          <table:table-cell table:style-name="ce7" office:value-type="float" office:value="2797" calcext:value-type="float">
            <text:p>2797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30" calcext:value-type="date">
            <text:p>30 авг, 2019</text:p>
          </table:table-cell>
          <table:table-cell table:style-name="ce7" office:value-type="float" office:value="2796" calcext:value-type="float">
            <text:p>2796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29" calcext:value-type="date">
            <text:p>29 авг, 2019</text:p>
          </table:table-cell>
          <table:table-cell table:style-name="ce7" office:value-type="float" office:value="2795" calcext:value-type="float">
            <text:p>279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28" calcext:value-type="date">
            <text:p>28 авг, 2019</text:p>
          </table:table-cell>
          <table:table-cell table:style-name="ce7" office:value-type="float" office:value="2794" calcext:value-type="float">
            <text:p>279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27" calcext:value-type="date">
            <text:p>27 авг, 2019</text:p>
          </table:table-cell>
          <table:table-cell table:style-name="ce7" office:value-type="float" office:value="2793" calcext:value-type="float">
            <text:p>279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26" calcext:value-type="date">
            <text:p>26 авг, 2019</text:p>
          </table:table-cell>
          <table:table-cell table:style-name="ce7" office:value-type="float" office:value="2792" calcext:value-type="float">
            <text:p>2792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25" calcext:value-type="date">
            <text:p>25 авг, 2019</text:p>
          </table:table-cell>
          <table:table-cell table:style-name="ce7" office:value-type="float" office:value="2791" calcext:value-type="float">
            <text:p>279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24" calcext:value-type="date">
            <text:p>24 авг, 2019</text:p>
          </table:table-cell>
          <table:table-cell table:style-name="ce7" office:value-type="float" office:value="2790" calcext:value-type="float">
            <text:p>279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23" calcext:value-type="date">
            <text:p>23 авг, 2019</text:p>
          </table:table-cell>
          <table:table-cell table:style-name="ce7" office:value-type="float" office:value="2789" calcext:value-type="float">
            <text:p>278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22" calcext:value-type="date">
            <text:p>22 авг, 2019</text:p>
          </table:table-cell>
          <table:table-cell table:style-name="ce7" office:value-type="float" office:value="2788" calcext:value-type="float">
            <text:p>278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21" calcext:value-type="date">
            <text:p>21 авг, 2019</text:p>
          </table:table-cell>
          <table:table-cell table:style-name="ce7" office:value-type="float" office:value="2787" calcext:value-type="float">
            <text:p>2787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20" calcext:value-type="date">
            <text:p>20 авг, 2019</text:p>
          </table:table-cell>
          <table:table-cell table:style-name="ce7" office:value-type="float" office:value="2786" calcext:value-type="float">
            <text:p>2786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19" calcext:value-type="date">
            <text:p>19 авг, 2019</text:p>
          </table:table-cell>
          <table:table-cell table:style-name="ce7" office:value-type="float" office:value="2785" calcext:value-type="float">
            <text:p>278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18" calcext:value-type="date">
            <text:p>18 авг, 2019</text:p>
          </table:table-cell>
          <table:table-cell table:style-name="ce7" office:value-type="float" office:value="2784" calcext:value-type="float">
            <text:p>278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17" calcext:value-type="date">
            <text:p>17 авг, 2019</text:p>
          </table:table-cell>
          <table:table-cell table:style-name="ce7" office:value-type="float" office:value="2783" calcext:value-type="float">
            <text:p>2783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16" calcext:value-type="date">
            <text:p>16 авг, 2019</text:p>
          </table:table-cell>
          <table:table-cell table:style-name="ce7" office:value-type="float" office:value="2782" calcext:value-type="float">
            <text:p>278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15" calcext:value-type="date">
            <text:p>15 авг, 2019</text:p>
          </table:table-cell>
          <table:table-cell table:style-name="ce7" office:value-type="float" office:value="2781" calcext:value-type="float">
            <text:p>2781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14" calcext:value-type="date">
            <text:p>14 авг, 2019</text:p>
          </table:table-cell>
          <table:table-cell table:style-name="ce7" office:value-type="float" office:value="2780" calcext:value-type="float">
            <text:p>2780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13" calcext:value-type="date">
            <text:p>13 авг, 2019</text:p>
          </table:table-cell>
          <table:table-cell table:style-name="ce7" office:value-type="float" office:value="2779" calcext:value-type="float">
            <text:p>277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12" calcext:value-type="date">
            <text:p>12 авг, 2019</text:p>
          </table:table-cell>
          <table:table-cell table:style-name="ce7" office:value-type="float" office:value="2778" calcext:value-type="float">
            <text:p>277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11" calcext:value-type="date">
            <text:p>11 авг, 2019</text:p>
          </table:table-cell>
          <table:table-cell table:style-name="ce7" office:value-type="float" office:value="2777" calcext:value-type="float">
            <text:p>2777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10" calcext:value-type="date">
            <text:p>10 авг, 2019</text:p>
          </table:table-cell>
          <table:table-cell table:style-name="ce7" office:value-type="float" office:value="2776" calcext:value-type="float">
            <text:p>2776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09" calcext:value-type="date">
            <text:p>9 авг, 2019</text:p>
          </table:table-cell>
          <table:table-cell table:style-name="ce7" office:value-type="float" office:value="2775" calcext:value-type="float">
            <text:p>277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08" calcext:value-type="date">
            <text:p>8 авг, 2019</text:p>
          </table:table-cell>
          <table:table-cell table:style-name="ce7" office:value-type="float" office:value="2774" calcext:value-type="float">
            <text:p>2774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07" calcext:value-type="date">
            <text:p>7 авг, 2019</text:p>
          </table:table-cell>
          <table:table-cell table:style-name="ce7" office:value-type="float" office:value="2773" calcext:value-type="float">
            <text:p>277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06" calcext:value-type="date">
            <text:p>6 авг, 2019</text:p>
          </table:table-cell>
          <table:table-cell table:style-name="ce7" office:value-type="float" office:value="2772" calcext:value-type="float">
            <text:p>277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05" calcext:value-type="date">
            <text:p>5 авг, 2019</text:p>
          </table:table-cell>
          <table:table-cell table:style-name="ce7" office:value-type="float" office:value="2771" calcext:value-type="float">
            <text:p>277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04" calcext:value-type="date">
            <text:p>4 авг, 2019</text:p>
          </table:table-cell>
          <table:table-cell table:style-name="ce7" office:value-type="float" office:value="2770" calcext:value-type="float">
            <text:p>27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03" calcext:value-type="date">
            <text:p>3 авг, 2019</text:p>
          </table:table-cell>
          <table:table-cell table:style-name="ce7" office:value-type="float" office:value="2769" calcext:value-type="float">
            <text:p>2769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02" calcext:value-type="date">
            <text:p>2 авг, 2019</text:p>
          </table:table-cell>
          <table:table-cell table:style-name="ce7" office:value-type="float" office:value="2768" calcext:value-type="float">
            <text:p>2768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8-01" calcext:value-type="date">
            <text:p>1 авг, 2019</text:p>
          </table:table-cell>
          <table:table-cell table:style-name="ce7" office:value-type="float" office:value="2767" calcext:value-type="float">
            <text:p>276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31" calcext:value-type="date">
            <text:p>31 июл, 2019</text:p>
          </table:table-cell>
          <table:table-cell table:style-name="ce7" office:value-type="float" office:value="2766" calcext:value-type="float">
            <text:p>2766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30" calcext:value-type="date">
            <text:p>30 июл, 2019</text:p>
          </table:table-cell>
          <table:table-cell table:style-name="ce7" office:value-type="float" office:value="2765" calcext:value-type="float">
            <text:p>2765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29" calcext:value-type="date">
            <text:p>29 июл, 2019</text:p>
          </table:table-cell>
          <table:table-cell table:style-name="ce7" office:value-type="float" office:value="2764" calcext:value-type="float">
            <text:p>276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28" calcext:value-type="date">
            <text:p>28 июл, 2019</text:p>
          </table:table-cell>
          <table:table-cell table:style-name="ce7" office:value-type="float" office:value="2763" calcext:value-type="float">
            <text:p>2763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27" calcext:value-type="date">
            <text:p>27 июл, 2019</text:p>
          </table:table-cell>
          <table:table-cell table:style-name="ce7" office:value-type="float" office:value="2762" calcext:value-type="float">
            <text:p>276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26" calcext:value-type="date">
            <text:p>26 июл, 2019</text:p>
          </table:table-cell>
          <table:table-cell table:style-name="ce7" office:value-type="float" office:value="2761" calcext:value-type="float">
            <text:p>2761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25" calcext:value-type="date">
            <text:p>25 июл, 2019</text:p>
          </table:table-cell>
          <table:table-cell table:style-name="ce7" office:value-type="float" office:value="2760" calcext:value-type="float">
            <text:p>2760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24" calcext:value-type="date">
            <text:p>24 июл, 2019</text:p>
          </table:table-cell>
          <table:table-cell table:style-name="ce7" office:value-type="float" office:value="2759" calcext:value-type="float">
            <text:p>275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23" calcext:value-type="date">
            <text:p>23 июл, 2019</text:p>
          </table:table-cell>
          <table:table-cell table:style-name="ce7" office:value-type="float" office:value="2758" calcext:value-type="float">
            <text:p>2758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22" calcext:value-type="date">
            <text:p>22 июл, 2019</text:p>
          </table:table-cell>
          <table:table-cell table:style-name="ce7" office:value-type="float" office:value="2757" calcext:value-type="float">
            <text:p>275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21" calcext:value-type="date">
            <text:p>21 июл, 2019</text:p>
          </table:table-cell>
          <table:table-cell table:style-name="ce7" office:value-type="float" office:value="2756" calcext:value-type="float">
            <text:p>2756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20" calcext:value-type="date">
            <text:p>20 июл, 2019</text:p>
          </table:table-cell>
          <table:table-cell table:style-name="ce7" office:value-type="float" office:value="2755" calcext:value-type="float">
            <text:p>275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19" calcext:value-type="date">
            <text:p>19 июл, 2019</text:p>
          </table:table-cell>
          <table:table-cell table:style-name="ce7" office:value-type="float" office:value="2754" calcext:value-type="float">
            <text:p>275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18" calcext:value-type="date">
            <text:p>18 июл, 2019</text:p>
          </table:table-cell>
          <table:table-cell table:style-name="ce7" office:value-type="float" office:value="2753" calcext:value-type="float">
            <text:p>2753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17" calcext:value-type="date">
            <text:p>17 июл, 2019</text:p>
          </table:table-cell>
          <table:table-cell table:style-name="ce7" office:value-type="float" office:value="2752" calcext:value-type="float">
            <text:p>2752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16" calcext:value-type="date">
            <text:p>16 июл, 2019</text:p>
          </table:table-cell>
          <table:table-cell table:style-name="ce7" office:value-type="float" office:value="2751" calcext:value-type="float">
            <text:p>2751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15" calcext:value-type="date">
            <text:p>15 июл, 2019</text:p>
          </table:table-cell>
          <table:table-cell table:style-name="ce7" office:value-type="float" office:value="2750" calcext:value-type="float">
            <text:p>2750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14" calcext:value-type="date">
            <text:p>14 июл, 2019</text:p>
          </table:table-cell>
          <table:table-cell table:style-name="ce7" office:value-type="float" office:value="2749" calcext:value-type="float">
            <text:p>2749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13" calcext:value-type="date">
            <text:p>13 июл, 2019</text:p>
          </table:table-cell>
          <table:table-cell table:style-name="ce7" office:value-type="float" office:value="2748" calcext:value-type="float">
            <text:p>274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12" calcext:value-type="date">
            <text:p>12 июл, 2019</text:p>
          </table:table-cell>
          <table:table-cell table:style-name="ce7" office:value-type="float" office:value="2747" calcext:value-type="float">
            <text:p>2747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11" calcext:value-type="date">
            <text:p>11 июл, 2019</text:p>
          </table:table-cell>
          <table:table-cell table:style-name="ce7" office:value-type="float" office:value="2746" calcext:value-type="float">
            <text:p>2746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10" calcext:value-type="date">
            <text:p>10 июл, 2019</text:p>
          </table:table-cell>
          <table:table-cell table:style-name="ce7" office:value-type="float" office:value="2745" calcext:value-type="float">
            <text:p>2745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09" calcext:value-type="date">
            <text:p>9 июл, 2019</text:p>
          </table:table-cell>
          <table:table-cell table:style-name="ce7" office:value-type="float" office:value="2744" calcext:value-type="float">
            <text:p>274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08" calcext:value-type="date">
            <text:p>8 июл, 2019</text:p>
          </table:table-cell>
          <table:table-cell table:style-name="ce7" office:value-type="float" office:value="2743" calcext:value-type="float">
            <text:p>274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07" calcext:value-type="date">
            <text:p>7 июл, 2019</text:p>
          </table:table-cell>
          <table:table-cell table:style-name="ce7" office:value-type="float" office:value="2742" calcext:value-type="float">
            <text:p>274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06" calcext:value-type="date">
            <text:p>6 июл, 2019</text:p>
          </table:table-cell>
          <table:table-cell table:style-name="ce7" office:value-type="float" office:value="2741" calcext:value-type="float">
            <text:p>2741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05" calcext:value-type="date">
            <text:p>5 июл, 2019</text:p>
          </table:table-cell>
          <table:table-cell table:style-name="ce7" office:value-type="float" office:value="2740" calcext:value-type="float">
            <text:p>274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04" calcext:value-type="date">
            <text:p>4 июл, 2019</text:p>
          </table:table-cell>
          <table:table-cell table:style-name="ce7" office:value-type="float" office:value="2739" calcext:value-type="float">
            <text:p>273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03" calcext:value-type="date">
            <text:p>3 июл, 2019</text:p>
          </table:table-cell>
          <table:table-cell table:style-name="ce7" office:value-type="float" office:value="2738" calcext:value-type="float">
            <text:p>2738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02" calcext:value-type="date">
            <text:p>2 июл, 2019</text:p>
          </table:table-cell>
          <table:table-cell table:style-name="ce7" office:value-type="float" office:value="2737" calcext:value-type="float">
            <text:p>2737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7-01" calcext:value-type="date">
            <text:p>1 июл, 2019</text:p>
          </table:table-cell>
          <table:table-cell table:style-name="ce7" office:value-type="float" office:value="2736" calcext:value-type="float">
            <text:p>273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30" calcext:value-type="date">
            <text:p>30 июн, 2019</text:p>
          </table:table-cell>
          <table:table-cell table:style-name="ce7" office:value-type="float" office:value="2735" calcext:value-type="float">
            <text:p>273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29" calcext:value-type="date">
            <text:p>29 июн, 2019</text:p>
          </table:table-cell>
          <table:table-cell table:style-name="ce7" office:value-type="float" office:value="2734" calcext:value-type="float">
            <text:p>273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28" calcext:value-type="date">
            <text:p>28 июн, 2019</text:p>
          </table:table-cell>
          <table:table-cell table:style-name="ce7" office:value-type="float" office:value="2733" calcext:value-type="float">
            <text:p>273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27" calcext:value-type="date">
            <text:p>27 июн, 2019</text:p>
          </table:table-cell>
          <table:table-cell table:style-name="ce7" office:value-type="float" office:value="2732" calcext:value-type="float">
            <text:p>273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26" calcext:value-type="date">
            <text:p>26 июн, 2019</text:p>
          </table:table-cell>
          <table:table-cell table:style-name="ce7" office:value-type="float" office:value="2731" calcext:value-type="float">
            <text:p>273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25" calcext:value-type="date">
            <text:p>25 июн, 2019</text:p>
          </table:table-cell>
          <table:table-cell table:style-name="ce7" office:value-type="float" office:value="2730" calcext:value-type="float">
            <text:p>273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24" calcext:value-type="date">
            <text:p>24 июн, 2019</text:p>
          </table:table-cell>
          <table:table-cell table:style-name="ce7" office:value-type="float" office:value="2729" calcext:value-type="float">
            <text:p>2729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23" calcext:value-type="date">
            <text:p>23 июн, 2019</text:p>
          </table:table-cell>
          <table:table-cell table:style-name="ce7" office:value-type="float" office:value="2728" calcext:value-type="float">
            <text:p>2728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22" calcext:value-type="date">
            <text:p>22 июн, 2019</text:p>
          </table:table-cell>
          <table:table-cell table:style-name="ce7" office:value-type="float" office:value="2727" calcext:value-type="float">
            <text:p>272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21" calcext:value-type="date">
            <text:p>21 июн, 2019</text:p>
          </table:table-cell>
          <table:table-cell table:style-name="ce7" office:value-type="float" office:value="2726" calcext:value-type="float">
            <text:p>272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20" calcext:value-type="date">
            <text:p>20 июн, 2019</text:p>
          </table:table-cell>
          <table:table-cell table:style-name="ce7" office:value-type="float" office:value="2725" calcext:value-type="float">
            <text:p>272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19" calcext:value-type="date">
            <text:p>19 июн, 2019</text:p>
          </table:table-cell>
          <table:table-cell table:style-name="ce7" office:value-type="float" office:value="2724" calcext:value-type="float">
            <text:p>2724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18" calcext:value-type="date">
            <text:p>18 июн, 2019</text:p>
          </table:table-cell>
          <table:table-cell table:style-name="ce7" office:value-type="float" office:value="2723" calcext:value-type="float">
            <text:p>272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17" calcext:value-type="date">
            <text:p>17 июн, 2019</text:p>
          </table:table-cell>
          <table:table-cell table:style-name="ce7" office:value-type="float" office:value="2722" calcext:value-type="float">
            <text:p>2722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16" calcext:value-type="date">
            <text:p>16 июн, 2019</text:p>
          </table:table-cell>
          <table:table-cell table:style-name="ce7" office:value-type="float" office:value="2721" calcext:value-type="float">
            <text:p>2721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15" calcext:value-type="date">
            <text:p>15 июн, 2019</text:p>
          </table:table-cell>
          <table:table-cell table:style-name="ce7"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14" calcext:value-type="date">
            <text:p>14 июн, 2019</text:p>
          </table:table-cell>
          <table:table-cell table:style-name="ce7" office:value-type="float" office:value="2719" calcext:value-type="float">
            <text:p>271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13" calcext:value-type="date">
            <text:p>13 июн, 2019</text:p>
          </table:table-cell>
          <table:table-cell table:style-name="ce7" office:value-type="float" office:value="2718" calcext:value-type="float">
            <text:p>2718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12" calcext:value-type="date">
            <text:p>12 июн, 2019</text:p>
          </table:table-cell>
          <table:table-cell table:style-name="ce7" office:value-type="float" office:value="2717" calcext:value-type="float">
            <text:p>271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11" calcext:value-type="date">
            <text:p>11 июн, 2019</text:p>
          </table:table-cell>
          <table:table-cell table:style-name="ce7" office:value-type="float" office:value="2716" calcext:value-type="float">
            <text:p>2716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10" calcext:value-type="date">
            <text:p>10 июн, 2019</text:p>
          </table:table-cell>
          <table:table-cell table:style-name="ce7" office:value-type="float" office:value="2715" calcext:value-type="float">
            <text:p>27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09" calcext:value-type="date">
            <text:p>9 июн, 2019</text:p>
          </table:table-cell>
          <table:table-cell table:style-name="ce7" office:value-type="float" office:value="2714" calcext:value-type="float">
            <text:p>271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08" calcext:value-type="date">
            <text:p>8 июн, 2019</text:p>
          </table:table-cell>
          <table:table-cell table:style-name="ce7" office:value-type="float" office:value="2713" calcext:value-type="float">
            <text:p>2713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07" calcext:value-type="date">
            <text:p>7 июн, 2019</text:p>
          </table:table-cell>
          <table:table-cell table:style-name="ce7" office:value-type="float" office:value="2712" calcext:value-type="float">
            <text:p>271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06" calcext:value-type="date">
            <text:p>6 июн, 2019</text:p>
          </table:table-cell>
          <table:table-cell table:style-name="ce7" office:value-type="float" office:value="2711" calcext:value-type="float">
            <text:p>2711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05" calcext:value-type="date">
            <text:p>5 июн, 2019</text:p>
          </table:table-cell>
          <table:table-cell table:style-name="ce7" office:value-type="float" office:value="2710" calcext:value-type="float">
            <text:p>271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04" calcext:value-type="date">
            <text:p>4 июн, 2019</text:p>
          </table:table-cell>
          <table:table-cell table:style-name="ce7" office:value-type="float" office:value="2709" calcext:value-type="float">
            <text:p>2709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03" calcext:value-type="date">
            <text:p>3 июн, 2019</text:p>
          </table:table-cell>
          <table:table-cell table:style-name="ce7" office:value-type="float" office:value="2708" calcext:value-type="float">
            <text:p>270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02" calcext:value-type="date">
            <text:p>2 июн, 2019</text:p>
          </table:table-cell>
          <table:table-cell table:style-name="ce7" office:value-type="float" office:value="2707" calcext:value-type="float">
            <text:p>270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6-01" calcext:value-type="date">
            <text:p>1 июн, 2019</text:p>
          </table:table-cell>
          <table:table-cell table:style-name="ce7" office:value-type="float" office:value="2706" calcext:value-type="float">
            <text:p>2706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31" calcext:value-type="date">
            <text:p>31 май, 2019</text:p>
          </table:table-cell>
          <table:table-cell table:style-name="ce7" office:value-type="float" office:value="2705" calcext:value-type="float">
            <text:p>270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30" calcext:value-type="date">
            <text:p>30 май, 2019</text:p>
          </table:table-cell>
          <table:table-cell table:style-name="ce7" office:value-type="float" office:value="2704" calcext:value-type="float">
            <text:p>270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29" calcext:value-type="date">
            <text:p>29 май, 2019</text:p>
          </table:table-cell>
          <table:table-cell table:style-name="ce7" office:value-type="float" office:value="2703" calcext:value-type="float">
            <text:p>2703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28" calcext:value-type="date">
            <text:p>28 май, 2019</text:p>
          </table:table-cell>
          <table:table-cell table:style-name="ce7" office:value-type="float" office:value="2702" calcext:value-type="float">
            <text:p>2702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27" calcext:value-type="date">
            <text:p>27 май, 2019</text:p>
          </table:table-cell>
          <table:table-cell table:style-name="ce7" office:value-type="float" office:value="2701" calcext:value-type="float">
            <text:p>2701</text:p>
          </table:table-cell>
          <table:table-cell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26" calcext:value-type="date">
            <text:p>26 май, 2019</text:p>
          </table:table-cell>
          <table:table-cell table:style-name="ce7" office:value-type="float" office:value="2700" calcext:value-type="float">
            <text:p>2700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25" calcext:value-type="date">
            <text:p>25 май, 2019</text:p>
          </table:table-cell>
          <table:table-cell table:style-name="ce7" office:value-type="float" office:value="2699" calcext:value-type="float">
            <text:p>2699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24" calcext:value-type="date">
            <text:p>24 май, 2019</text:p>
          </table:table-cell>
          <table:table-cell table:style-name="ce7" office:value-type="float" office:value="2698" calcext:value-type="float">
            <text:p>2698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23" calcext:value-type="date">
            <text:p>23 май, 2019</text:p>
          </table:table-cell>
          <table:table-cell table:style-name="ce7" office:value-type="float" office:value="2697" calcext:value-type="float">
            <text:p>2697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22" calcext:value-type="date">
            <text:p>22 май, 2019</text:p>
          </table:table-cell>
          <table:table-cell table:style-name="ce7" office:value-type="float" office:value="2696" calcext:value-type="float">
            <text:p>269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21" calcext:value-type="date">
            <text:p>21 май, 2019</text:p>
          </table:table-cell>
          <table:table-cell table:style-name="ce7" office:value-type="float" office:value="2695" calcext:value-type="float">
            <text:p>2695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20" calcext:value-type="date">
            <text:p>20 май, 2019</text:p>
          </table:table-cell>
          <table:table-cell table:style-name="ce7" office:value-type="float" office:value="2694" calcext:value-type="float">
            <text:p>269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19" calcext:value-type="date">
            <text:p>19 май, 2019</text:p>
          </table:table-cell>
          <table:table-cell table:style-name="ce7" office:value-type="float" office:value="2693" calcext:value-type="float">
            <text:p>269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18" calcext:value-type="date">
            <text:p>18 май, 2019</text:p>
          </table:table-cell>
          <table:table-cell table:style-name="ce7" office:value-type="float" office:value="2692" calcext:value-type="float">
            <text:p>269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17" calcext:value-type="date">
            <text:p>17 май, 2019</text:p>
          </table:table-cell>
          <table:table-cell table:style-name="ce7" office:value-type="float" office:value="2691" calcext:value-type="float">
            <text:p>269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16" calcext:value-type="date">
            <text:p>16 май, 2019</text:p>
          </table:table-cell>
          <table:table-cell table:style-name="ce7" office:value-type="float" office:value="2690" calcext:value-type="float">
            <text:p>269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15" calcext:value-type="date">
            <text:p>15 май, 2019</text:p>
          </table:table-cell>
          <table:table-cell table:style-name="ce7" office:value-type="float" office:value="2689" calcext:value-type="float">
            <text:p>2689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14" calcext:value-type="date">
            <text:p>14 май, 2019</text:p>
          </table:table-cell>
          <table:table-cell table:style-name="ce7" office:value-type="float" office:value="2688" calcext:value-type="float">
            <text:p>2688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13" calcext:value-type="date">
            <text:p>13 май, 2019</text:p>
          </table:table-cell>
          <table:table-cell table:style-name="ce7" office:value-type="float" office:value="2687" calcext:value-type="float">
            <text:p>2687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12" calcext:value-type="date">
            <text:p>12 май, 2019</text:p>
          </table:table-cell>
          <table:table-cell table:style-name="ce7" office:value-type="float" office:value="2686" calcext:value-type="float">
            <text:p>2686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11" calcext:value-type="date">
            <text:p>11 май, 2019</text:p>
          </table:table-cell>
          <table:table-cell table:style-name="ce7" office:value-type="float" office:value="2685" calcext:value-type="float">
            <text:p>268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10" calcext:value-type="date">
            <text:p>10 май, 2019</text:p>
          </table:table-cell>
          <table:table-cell table:style-name="ce7" office:value-type="float" office:value="2684" calcext:value-type="float">
            <text:p>268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09" calcext:value-type="date">
            <text:p>9 май, 2019</text:p>
          </table:table-cell>
          <table:table-cell table:style-name="ce7" office:value-type="float" office:value="2683" calcext:value-type="float">
            <text:p>268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08" calcext:value-type="date">
            <text:p>8 май, 2019</text:p>
          </table:table-cell>
          <table:table-cell table:style-name="ce7" office:value-type="float" office:value="2682" calcext:value-type="float">
            <text:p>268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07" calcext:value-type="date">
            <text:p>7 май, 2019</text:p>
          </table:table-cell>
          <table:table-cell table:style-name="ce7" office:value-type="float" office:value="2681" calcext:value-type="float">
            <text:p>268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06" calcext:value-type="date">
            <text:p>6 май, 2019</text:p>
          </table:table-cell>
          <table:table-cell table:style-name="ce7" office:value-type="float" office:value="2680" calcext:value-type="float">
            <text:p>2680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05" calcext:value-type="date">
            <text:p>5 май, 2019</text:p>
          </table:table-cell>
          <table:table-cell table:style-name="ce7" office:value-type="float" office:value="2679" calcext:value-type="float">
            <text:p>267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04" calcext:value-type="date">
            <text:p>4 май, 2019</text:p>
          </table:table-cell>
          <table:table-cell table:style-name="ce7" office:value-type="float" office:value="2678" calcext:value-type="float">
            <text:p>267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03" calcext:value-type="date">
            <text:p>3 май, 2019</text:p>
          </table:table-cell>
          <table:table-cell table:style-name="ce7" office:value-type="float" office:value="2677" calcext:value-type="float">
            <text:p>2677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02" calcext:value-type="date">
            <text:p>2 май, 2019</text:p>
          </table:table-cell>
          <table:table-cell table:style-name="ce7" office:value-type="float" office:value="2676" calcext:value-type="float">
            <text:p>267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5-01" calcext:value-type="date">
            <text:p>1 май, 2019</text:p>
          </table:table-cell>
          <table:table-cell table:style-name="ce7" office:value-type="float" office:value="2675" calcext:value-type="float">
            <text:p>2675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30" calcext:value-type="date">
            <text:p>30 апр, 2019</text:p>
          </table:table-cell>
          <table:table-cell table:style-name="ce7" office:value-type="float" office:value="2674" calcext:value-type="float">
            <text:p>2674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29" calcext:value-type="date">
            <text:p>29 апр, 2019</text:p>
          </table:table-cell>
          <table:table-cell table:style-name="ce7" office:value-type="float" office:value="2673" calcext:value-type="float">
            <text:p>2673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28" calcext:value-type="date">
            <text:p>28 апр, 2019</text:p>
          </table:table-cell>
          <table:table-cell table:style-name="ce7" office:value-type="float" office:value="2672" calcext:value-type="float">
            <text:p>2672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27" calcext:value-type="date">
            <text:p>27 апр, 2019</text:p>
          </table:table-cell>
          <table:table-cell table:style-name="ce7" office:value-type="float" office:value="2671" calcext:value-type="float">
            <text:p>267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26" calcext:value-type="date">
            <text:p>26 апр, 2019</text:p>
          </table:table-cell>
          <table:table-cell table:style-name="ce7" office:value-type="float" office:value="2670" calcext:value-type="float">
            <text:p>267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25" calcext:value-type="date">
            <text:p>25 апр, 2019</text:p>
          </table:table-cell>
          <table:table-cell table:style-name="ce7" office:value-type="float" office:value="2669" calcext:value-type="float">
            <text:p>2669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24" calcext:value-type="date">
            <text:p>24 апр, 2019</text:p>
          </table:table-cell>
          <table:table-cell table:style-name="ce7" office:value-type="float" office:value="2668" calcext:value-type="float">
            <text:p>2668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23" calcext:value-type="date">
            <text:p>23 апр, 2019</text:p>
          </table:table-cell>
          <table:table-cell table:style-name="ce7" office:value-type="float" office:value="2667" calcext:value-type="float">
            <text:p>266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22" calcext:value-type="date">
            <text:p>22 апр, 2019</text:p>
          </table:table-cell>
          <table:table-cell table:style-name="ce7" office:value-type="float" office:value="2666" calcext:value-type="float">
            <text:p>266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21" calcext:value-type="date">
            <text:p>21 апр, 2019</text:p>
          </table:table-cell>
          <table:table-cell table:style-name="ce7" office:value-type="float" office:value="2665" calcext:value-type="float">
            <text:p>266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20" calcext:value-type="date">
            <text:p>20 апр, 2019</text:p>
          </table:table-cell>
          <table:table-cell table:style-name="ce7" office:value-type="float" office:value="2664" calcext:value-type="float">
            <text:p>266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19" calcext:value-type="date">
            <text:p>19 апр, 2019</text:p>
          </table:table-cell>
          <table:table-cell table:style-name="ce7" office:value-type="float" office:value="2663" calcext:value-type="float">
            <text:p>2663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18" calcext:value-type="date">
            <text:p>18 апр, 2019</text:p>
          </table:table-cell>
          <table:table-cell table:style-name="ce7" office:value-type="float" office:value="2662" calcext:value-type="float">
            <text:p>266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17" calcext:value-type="date">
            <text:p>17 апр, 2019</text:p>
          </table:table-cell>
          <table:table-cell table:style-name="ce7" office:value-type="float" office:value="2661" calcext:value-type="float">
            <text:p>2661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16" calcext:value-type="date">
            <text:p>16 апр, 2019</text:p>
          </table:table-cell>
          <table:table-cell table:style-name="ce7" office:value-type="float" office:value="2660" calcext:value-type="float">
            <text:p>266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15" calcext:value-type="date">
            <text:p>15 апр, 2019</text:p>
          </table:table-cell>
          <table:table-cell table:style-name="ce7" office:value-type="float" office:value="2659" calcext:value-type="float">
            <text:p>265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14" calcext:value-type="date">
            <text:p>14 апр, 2019</text:p>
          </table:table-cell>
          <table:table-cell table:style-name="ce7" office:value-type="float" office:value="2658" calcext:value-type="float">
            <text:p>2658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13" calcext:value-type="date">
            <text:p>13 апр, 2019</text:p>
          </table:table-cell>
          <table:table-cell table:style-name="ce7" office:value-type="float" office:value="2657" calcext:value-type="float">
            <text:p>265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12" calcext:value-type="date">
            <text:p>12 апр, 2019</text:p>
          </table:table-cell>
          <table:table-cell table:style-name="ce7" office:value-type="float" office:value="2656" calcext:value-type="float">
            <text:p>265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11" calcext:value-type="date">
            <text:p>11 апр, 2019</text:p>
          </table:table-cell>
          <table:table-cell table:style-name="ce7" office:value-type="float" office:value="2655" calcext:value-type="float">
            <text:p>265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10" calcext:value-type="date">
            <text:p>10 апр, 2019</text:p>
          </table:table-cell>
          <table:table-cell table:style-name="ce7" office:value-type="float" office:value="2654" calcext:value-type="float">
            <text:p>2654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09" calcext:value-type="date">
            <text:p>9 апр, 2019</text:p>
          </table:table-cell>
          <table:table-cell table:style-name="ce7" office:value-type="float" office:value="2653" calcext:value-type="float">
            <text:p>265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08" calcext:value-type="date">
            <text:p>8 апр, 2019</text:p>
          </table:table-cell>
          <table:table-cell table:style-name="ce7" office:value-type="float" office:value="2652" calcext:value-type="float">
            <text:p>265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07" calcext:value-type="date">
            <text:p>7 апр, 2019</text:p>
          </table:table-cell>
          <table:table-cell table:style-name="ce7" office:value-type="float" office:value="2651" calcext:value-type="float">
            <text:p>2651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06" calcext:value-type="date">
            <text:p>6 апр, 2019</text:p>
          </table:table-cell>
          <table:table-cell table:style-name="ce7" office:value-type="float" office:value="2650" calcext:value-type="float">
            <text:p>265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05" calcext:value-type="date">
            <text:p>5 апр, 2019</text:p>
          </table:table-cell>
          <table:table-cell table:style-name="ce7" office:value-type="float" office:value="2649" calcext:value-type="float">
            <text:p>2649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04" calcext:value-type="date">
            <text:p>4 апр, 2019</text:p>
          </table:table-cell>
          <table:table-cell table:style-name="ce7" office:value-type="float" office:value="2648" calcext:value-type="float">
            <text:p>264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03" calcext:value-type="date">
            <text:p>3 апр, 2019</text:p>
          </table:table-cell>
          <table:table-cell table:style-name="ce7" office:value-type="float" office:value="2647" calcext:value-type="float">
            <text:p>2647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02" calcext:value-type="date">
            <text:p>2 апр, 2019</text:p>
          </table:table-cell>
          <table:table-cell table:style-name="ce7" office:value-type="float" office:value="2646" calcext:value-type="float">
            <text:p>264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4-01" calcext:value-type="date">
            <text:p>1 апр, 2019</text:p>
          </table:table-cell>
          <table:table-cell table:style-name="ce7" office:value-type="float" office:value="2645" calcext:value-type="float">
            <text:p>264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31" calcext:value-type="date">
            <text:p>31 мар, 2019</text:p>
          </table:table-cell>
          <table:table-cell table:style-name="ce7" office:value-type="float" office:value="2644" calcext:value-type="float">
            <text:p>2644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30" calcext:value-type="date">
            <text:p>30 мар, 2019</text:p>
          </table:table-cell>
          <table:table-cell table:style-name="ce7" office:value-type="float" office:value="2643" calcext:value-type="float">
            <text:p>2643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29" calcext:value-type="date">
            <text:p>29 мар, 2019</text:p>
          </table:table-cell>
          <table:table-cell table:style-name="ce7" office:value-type="float" office:value="2642" calcext:value-type="float">
            <text:p>264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28" calcext:value-type="date">
            <text:p>28 мар, 2019</text:p>
          </table:table-cell>
          <table:table-cell table:style-name="ce7"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27" calcext:value-type="date">
            <text:p>27 мар, 2019</text:p>
          </table:table-cell>
          <table:table-cell table:style-name="ce7" office:value-type="float" office:value="2640" calcext:value-type="float">
            <text:p>2640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26" calcext:value-type="date">
            <text:p>26 мар, 2019</text:p>
          </table:table-cell>
          <table:table-cell table:style-name="ce7" office:value-type="float" office:value="2639" calcext:value-type="float">
            <text:p>2639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25" calcext:value-type="date">
            <text:p>25 мар, 2019</text:p>
          </table:table-cell>
          <table:table-cell table:style-name="ce7" office:value-type="float" office:value="2638" calcext:value-type="float">
            <text:p>2638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24" calcext:value-type="date">
            <text:p>24 мар, 2019</text:p>
          </table:table-cell>
          <table:table-cell table:style-name="ce7" office:value-type="float" office:value="2637" calcext:value-type="float">
            <text:p>2637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23" calcext:value-type="date">
            <text:p>23 мар, 2019</text:p>
          </table:table-cell>
          <table:table-cell table:style-name="ce7" office:value-type="float" office:value="2636" calcext:value-type="float">
            <text:p>263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22" calcext:value-type="date">
            <text:p>22 мар, 2019</text:p>
          </table:table-cell>
          <table:table-cell table:style-name="ce7" office:value-type="float" office:value="2635" calcext:value-type="float">
            <text:p>263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21" calcext:value-type="date">
            <text:p>21 мар, 2019</text:p>
          </table:table-cell>
          <table:table-cell table:style-name="ce7" office:value-type="float" office:value="2634" calcext:value-type="float">
            <text:p>263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20" calcext:value-type="date">
            <text:p>20 мар, 2019</text:p>
          </table:table-cell>
          <table:table-cell table:style-name="ce7" office:value-type="float" office:value="2633" calcext:value-type="float">
            <text:p>263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19" calcext:value-type="date">
            <text:p>19 мар, 2019</text:p>
          </table:table-cell>
          <table:table-cell table:style-name="ce7" office:value-type="float" office:value="2632" calcext:value-type="float">
            <text:p>263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18" calcext:value-type="date">
            <text:p>18 мар, 2019</text:p>
          </table:table-cell>
          <table:table-cell table:style-name="ce7" office:value-type="float" office:value="2631" calcext:value-type="float">
            <text:p>2631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17" calcext:value-type="date">
            <text:p>17 мар, 2019</text:p>
          </table:table-cell>
          <table:table-cell table:style-name="ce7" office:value-type="float" office:value="2630" calcext:value-type="float">
            <text:p>263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16" calcext:value-type="date">
            <text:p>16 мар, 2019</text:p>
          </table:table-cell>
          <table:table-cell table:style-name="ce7" office:value-type="float" office:value="2629" calcext:value-type="float">
            <text:p>2629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15" calcext:value-type="date">
            <text:p>15 мар, 2019</text:p>
          </table:table-cell>
          <table:table-cell table:style-name="ce7" office:value-type="float" office:value="2628" calcext:value-type="float">
            <text:p>2628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14" calcext:value-type="date">
            <text:p>14 мар, 2019</text:p>
          </table:table-cell>
          <table:table-cell table:style-name="ce7" office:value-type="float" office:value="2627" calcext:value-type="float">
            <text:p>2627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13" calcext:value-type="date">
            <text:p>13 мар, 2019</text:p>
          </table:table-cell>
          <table:table-cell table:style-name="ce7" office:value-type="float" office:value="2626" calcext:value-type="float">
            <text:p>262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12" calcext:value-type="date">
            <text:p>12 мар, 2019</text:p>
          </table:table-cell>
          <table:table-cell table:style-name="ce7" office:value-type="float" office:value="2625" calcext:value-type="float">
            <text:p>2625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11" calcext:value-type="date">
            <text:p>11 мар, 2019</text:p>
          </table:table-cell>
          <table:table-cell table:style-name="ce7" office:value-type="float" office:value="2624" calcext:value-type="float">
            <text:p>262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10" calcext:value-type="date">
            <text:p>10 мар, 2019</text:p>
          </table:table-cell>
          <table:table-cell table:style-name="ce7" office:value-type="float" office:value="2623" calcext:value-type="float">
            <text:p>2623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09" calcext:value-type="date">
            <text:p>9 мар, 2019</text:p>
          </table:table-cell>
          <table:table-cell table:style-name="ce7" office:value-type="float" office:value="2622" calcext:value-type="float">
            <text:p>2622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08" calcext:value-type="date">
            <text:p>8 мар, 2019</text:p>
          </table:table-cell>
          <table:table-cell table:style-name="ce7" office:value-type="float" office:value="2621" calcext:value-type="float">
            <text:p>262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07" calcext:value-type="date">
            <text:p>7 мар, 2019</text:p>
          </table:table-cell>
          <table:table-cell table:style-name="ce7" office:value-type="float" office:value="2620" calcext:value-type="float">
            <text:p>262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06" calcext:value-type="date">
            <text:p>6 мар, 2019</text:p>
          </table:table-cell>
          <table:table-cell table:style-name="ce7" office:value-type="float" office:value="2619" calcext:value-type="float">
            <text:p>2619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05" calcext:value-type="date">
            <text:p>5 мар, 2019</text:p>
          </table:table-cell>
          <table:table-cell table:style-name="ce7" office:value-type="float" office:value="2618" calcext:value-type="float">
            <text:p>261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04" calcext:value-type="date">
            <text:p>4 мар, 2019</text:p>
          </table:table-cell>
          <table:table-cell table:style-name="ce7" office:value-type="float" office:value="2617" calcext:value-type="float">
            <text:p>2617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03" calcext:value-type="date">
            <text:p>3 мар, 2019</text:p>
          </table:table-cell>
          <table:table-cell table:style-name="ce7" office:value-type="float" office:value="2616" calcext:value-type="float">
            <text:p>2616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02" calcext:value-type="date">
            <text:p>2 мар, 2019</text:p>
          </table:table-cell>
          <table:table-cell table:style-name="ce7" office:value-type="float" office:value="2615" calcext:value-type="float">
            <text:p>261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3-01" calcext:value-type="date">
            <text:p>1 мар, 2019</text:p>
          </table:table-cell>
          <table:table-cell table:style-name="ce7" office:value-type="float" office:value="2614" calcext:value-type="float">
            <text:p>261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28" calcext:value-type="date">
            <text:p>28 фев, 2019</text:p>
          </table:table-cell>
          <table:table-cell table:style-name="ce7" office:value-type="float" office:value="2613" calcext:value-type="float">
            <text:p>2613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27" calcext:value-type="date">
            <text:p>27 фев, 2019</text:p>
          </table:table-cell>
          <table:table-cell table:style-name="ce7" office:value-type="float" office:value="2612" calcext:value-type="float">
            <text:p>2612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26" calcext:value-type="date">
            <text:p>26 фев, 2019</text:p>
          </table:table-cell>
          <table:table-cell table:style-name="ce7" office:value-type="float" office:value="2611" calcext:value-type="float">
            <text:p>261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25" calcext:value-type="date">
            <text:p>25 фев, 2019</text:p>
          </table:table-cell>
          <table:table-cell table:style-name="ce7" office:value-type="float" office:value="2610" calcext:value-type="float">
            <text:p>261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24" calcext:value-type="date">
            <text:p>24 фев, 2019</text:p>
          </table:table-cell>
          <table:table-cell table:style-name="ce7" office:value-type="float" office:value="2609" calcext:value-type="float">
            <text:p>260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23" calcext:value-type="date">
            <text:p>23 фев, 2019</text:p>
          </table:table-cell>
          <table:table-cell table:style-name="ce7" office:value-type="float" office:value="2608" calcext:value-type="float">
            <text:p>260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22" calcext:value-type="date">
            <text:p>22 фев, 2019</text:p>
          </table:table-cell>
          <table:table-cell table:style-name="ce7" office:value-type="float" office:value="2607" calcext:value-type="float">
            <text:p>260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21" calcext:value-type="date">
            <text:p>21 фев, 2019</text:p>
          </table:table-cell>
          <table:table-cell table:style-name="ce7" office:value-type="float" office:value="2606" calcext:value-type="float">
            <text:p>260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20" calcext:value-type="date">
            <text:p>20 фев, 2019</text:p>
          </table:table-cell>
          <table:table-cell table:style-name="ce7" office:value-type="float" office:value="2605" calcext:value-type="float">
            <text:p>260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19" calcext:value-type="date">
            <text:p>19 фев, 2019</text:p>
          </table:table-cell>
          <table:table-cell table:style-name="ce7" office:value-type="float" office:value="2604" calcext:value-type="float">
            <text:p>2604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18" calcext:value-type="date">
            <text:p>18 фев, 2019</text:p>
          </table:table-cell>
          <table:table-cell table:style-name="ce7" office:value-type="float" office:value="2603" calcext:value-type="float">
            <text:p>260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17" calcext:value-type="date">
            <text:p>17 фев, 2019</text:p>
          </table:table-cell>
          <table:table-cell table:style-name="ce7" office:value-type="float" office:value="2602" calcext:value-type="float">
            <text:p>260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16" calcext:value-type="date">
            <text:p>16 фев, 2019</text:p>
          </table:table-cell>
          <table:table-cell table:style-name="ce7" office:value-type="float" office:value="2601" calcext:value-type="float">
            <text:p>2601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15" calcext:value-type="date">
            <text:p>15 фев, 2019</text:p>
          </table:table-cell>
          <table:table-cell table:style-name="ce7" office:value-type="float" office:value="2600" calcext:value-type="float">
            <text:p>260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14" calcext:value-type="date">
            <text:p>14 фев, 2019</text:p>
          </table:table-cell>
          <table:table-cell table:style-name="ce7" office:value-type="float" office:value="2599" calcext:value-type="float">
            <text:p>2599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13" calcext:value-type="date">
            <text:p>13 фев, 2019</text:p>
          </table:table-cell>
          <table:table-cell table:style-name="ce7" office:value-type="float" office:value="2598" calcext:value-type="float">
            <text:p>259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12" calcext:value-type="date">
            <text:p>12 фев, 2019</text:p>
          </table:table-cell>
          <table:table-cell table:style-name="ce7" office:value-type="float" office:value="2597" calcext:value-type="float">
            <text:p>2597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11" calcext:value-type="date">
            <text:p>11 фев, 2019</text:p>
          </table:table-cell>
          <table:table-cell table:style-name="ce7" office:value-type="float" office:value="2596" calcext:value-type="float">
            <text:p>2596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10" calcext:value-type="date">
            <text:p>10 фев, 2019</text:p>
          </table:table-cell>
          <table:table-cell table:style-name="ce7" office:value-type="float" office:value="2595" calcext:value-type="float">
            <text:p>259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09" calcext:value-type="date">
            <text:p>9 фев, 2019</text:p>
          </table:table-cell>
          <table:table-cell table:style-name="ce7" office:value-type="float" office:value="2594" calcext:value-type="float">
            <text:p>259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08" calcext:value-type="date">
            <text:p>8 фев, 2019</text:p>
          </table:table-cell>
          <table:table-cell table:style-name="ce7" office:value-type="float" office:value="2593" calcext:value-type="float">
            <text:p>2593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07" calcext:value-type="date">
            <text:p>7 фев, 2019</text:p>
          </table:table-cell>
          <table:table-cell table:style-name="ce7" office:value-type="float" office:value="2592" calcext:value-type="float">
            <text:p>259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06" calcext:value-type="date">
            <text:p>6 фев, 2019</text:p>
          </table:table-cell>
          <table:table-cell table:style-name="ce7" office:value-type="float" office:value="2591" calcext:value-type="float">
            <text:p>259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05" calcext:value-type="date">
            <text:p>5 фев, 2019</text:p>
          </table:table-cell>
          <table:table-cell table:style-name="ce7" office:value-type="float" office:value="2590" calcext:value-type="float">
            <text:p>259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04" calcext:value-type="date">
            <text:p>4 фев, 2019</text:p>
          </table:table-cell>
          <table:table-cell table:style-name="ce7" office:value-type="float" office:value="2589" calcext:value-type="float">
            <text:p>2589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03" calcext:value-type="date">
            <text:p>3 фев, 2019</text:p>
          </table:table-cell>
          <table:table-cell table:style-name="ce7" office:value-type="float" office:value="2588" calcext:value-type="float">
            <text:p>258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02" calcext:value-type="date">
            <text:p>2 фев, 2019</text:p>
          </table:table-cell>
          <table:table-cell table:style-name="ce7"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2-01" calcext:value-type="date">
            <text:p>1 фев, 2019</text:p>
          </table:table-cell>
          <table:table-cell table:style-name="ce7" office:value-type="float" office:value="2586" calcext:value-type="float">
            <text:p>2586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31" calcext:value-type="date">
            <text:p>31 янв, 2019</text:p>
          </table:table-cell>
          <table:table-cell table:style-name="ce7" office:value-type="float" office:value="2585" calcext:value-type="float">
            <text:p>258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30" calcext:value-type="date">
            <text:p>30 янв, 2019</text:p>
          </table:table-cell>
          <table:table-cell table:style-name="ce7" office:value-type="float" office:value="2584" calcext:value-type="float">
            <text:p>258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29" calcext:value-type="date">
            <text:p>29 янв, 2019</text:p>
          </table:table-cell>
          <table:table-cell table:style-name="ce7" office:value-type="float" office:value="2583" calcext:value-type="float">
            <text:p>2583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28" calcext:value-type="date">
            <text:p>28 янв, 2019</text:p>
          </table:table-cell>
          <table:table-cell table:style-name="ce7" office:value-type="float" office:value="2582" calcext:value-type="float">
            <text:p>258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27" calcext:value-type="date">
            <text:p>27 янв, 2019</text:p>
          </table:table-cell>
          <table:table-cell table:style-name="ce7" office:value-type="float" office:value="2581" calcext:value-type="float">
            <text:p>258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26" calcext:value-type="date">
            <text:p>26 янв, 2019</text:p>
          </table:table-cell>
          <table:table-cell table:style-name="ce7" office:value-type="float" office:value="2580" calcext:value-type="float">
            <text:p>258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25" calcext:value-type="date">
            <text:p>25 янв, 2019</text:p>
          </table:table-cell>
          <table:table-cell table:style-name="ce7" office:value-type="float" office:value="2579" calcext:value-type="float">
            <text:p>257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24" calcext:value-type="date">
            <text:p>24 янв, 2019</text:p>
          </table:table-cell>
          <table:table-cell table:style-name="ce7" office:value-type="float" office:value="2578" calcext:value-type="float">
            <text:p>2578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23" calcext:value-type="date">
            <text:p>23 янв, 2019</text:p>
          </table:table-cell>
          <table:table-cell table:style-name="ce7" office:value-type="float" office:value="2577" calcext:value-type="float">
            <text:p>2577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22" calcext:value-type="date">
            <text:p>22 янв, 2019</text:p>
          </table:table-cell>
          <table:table-cell table:style-name="ce7" office:value-type="float" office:value="2576" calcext:value-type="float">
            <text:p>257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21" calcext:value-type="date">
            <text:p>21 янв, 2019</text:p>
          </table:table-cell>
          <table:table-cell table:style-name="ce7" office:value-type="float" office:value="2575" calcext:value-type="float">
            <text:p>257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20" calcext:value-type="date">
            <text:p>20 янв, 2019</text:p>
          </table:table-cell>
          <table:table-cell table:style-name="ce7" office:value-type="float" office:value="2574" calcext:value-type="float">
            <text:p>2574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19" calcext:value-type="date">
            <text:p>19 янв, 2019</text:p>
          </table:table-cell>
          <table:table-cell table:style-name="ce7" office:value-type="float" office:value="2573" calcext:value-type="float">
            <text:p>2573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18" calcext:value-type="date">
            <text:p>18 янв, 2019</text:p>
          </table:table-cell>
          <table:table-cell table:style-name="ce7" office:value-type="float" office:value="2572" calcext:value-type="float">
            <text:p>2572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17" calcext:value-type="date">
            <text:p>17 янв, 2019</text:p>
          </table:table-cell>
          <table:table-cell table:style-name="ce7" office:value-type="float" office:value="2571" calcext:value-type="float">
            <text:p>257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16" calcext:value-type="date">
            <text:p>16 янв, 2019</text:p>
          </table:table-cell>
          <table:table-cell table:style-name="ce7" office:value-type="float" office:value="2570" calcext:value-type="float">
            <text:p>2570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15" calcext:value-type="date">
            <text:p>15 янв, 2019</text:p>
          </table:table-cell>
          <table:table-cell table:style-name="ce7" office:value-type="float" office:value="2569" calcext:value-type="float">
            <text:p>25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14" calcext:value-type="date">
            <text:p>14 янв, 2019</text:p>
          </table:table-cell>
          <table:table-cell table:style-name="ce7" office:value-type="float" office:value="2568" calcext:value-type="float">
            <text:p>2568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13" calcext:value-type="date">
            <text:p>13 янв, 2019</text:p>
          </table:table-cell>
          <table:table-cell table:style-name="ce7" office:value-type="float" office:value="2567" calcext:value-type="float">
            <text:p>2567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12" calcext:value-type="date">
            <text:p>12 янв, 2019</text:p>
          </table:table-cell>
          <table:table-cell table:style-name="ce7" office:value-type="float" office:value="2566" calcext:value-type="float">
            <text:p>2566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11" calcext:value-type="date">
            <text:p>11 янв, 2019</text:p>
          </table:table-cell>
          <table:table-cell table:style-name="ce7" office:value-type="float" office:value="2565" calcext:value-type="float">
            <text:p>256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10" calcext:value-type="date">
            <text:p>10 янв, 2019</text:p>
          </table:table-cell>
          <table:table-cell table:style-name="ce7" office:value-type="float" office:value="2564" calcext:value-type="float">
            <text:p>256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09" calcext:value-type="date">
            <text:p>9 янв, 2019</text:p>
          </table:table-cell>
          <table:table-cell table:style-name="ce7" office:value-type="float" office:value="2563" calcext:value-type="float">
            <text:p>256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08" calcext:value-type="date">
            <text:p>8 янв, 2019</text:p>
          </table:table-cell>
          <table:table-cell table:style-name="ce7" office:value-type="float" office:value="2562" calcext:value-type="float">
            <text:p>256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07" calcext:value-type="date">
            <text:p>7 янв, 2019</text:p>
          </table:table-cell>
          <table:table-cell table:style-name="ce7" office:value-type="float" office:value="2561" calcext:value-type="float">
            <text:p>256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06" calcext:value-type="date">
            <text:p>6 янв, 2019</text:p>
          </table:table-cell>
          <table:table-cell table:style-name="ce7" office:value-type="float" office:value="2560" calcext:value-type="float">
            <text:p>256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05" calcext:value-type="date">
            <text:p>5 янв, 2019</text:p>
          </table:table-cell>
          <table:table-cell table:style-name="ce7" office:value-type="float" office:value="2559" calcext:value-type="float">
            <text:p>2559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04" calcext:value-type="date">
            <text:p>4 янв, 2019</text:p>
          </table:table-cell>
          <table:table-cell table:style-name="ce7" office:value-type="float" office:value="2558" calcext:value-type="float">
            <text:p>255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03" calcext:value-type="date">
            <text:p>3 янв, 2019</text:p>
          </table:table-cell>
          <table:table-cell table:style-name="ce7" office:value-type="float" office:value="2557" calcext:value-type="float">
            <text:p>2557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02" calcext:value-type="date">
            <text:p>2 янв, 2019</text:p>
          </table:table-cell>
          <table:table-cell table:style-name="ce7" office:value-type="float" office:value="2556" calcext:value-type="float">
            <text:p>2556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9-01-01" calcext:value-type="date">
            <text:p>1 янв, 2019</text:p>
          </table:table-cell>
          <table:table-cell table:style-name="ce7" office:value-type="float" office:value="2555" calcext:value-type="float">
            <text:p>255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2-31" calcext:value-type="date">
            <text:p>31 дек, 2018</text:p>
          </table:table-cell>
          <table:table-cell table:style-name="ce7" office:value-type="float" office:value="2554" calcext:value-type="float">
            <text:p>255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2-30" calcext:value-type="date">
            <text:p>30 дек, 2018</text:p>
          </table:table-cell>
          <table:table-cell table:style-name="ce7" office:value-type="float" office:value="2553" calcext:value-type="float">
            <text:p>2553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2-29" calcext:value-type="date">
            <text:p>29 дек, 2018</text:p>
          </table:table-cell>
          <table:table-cell table:style-name="ce7" office:value-type="float" office:value="2552" calcext:value-type="float">
            <text:p>255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2-28" calcext:value-type="date">
            <text:p>28 дек, 2018</text:p>
          </table:table-cell>
          <table:table-cell table:style-name="ce7" office:value-type="float" office:value="2551" calcext:value-type="float">
            <text:p>2551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2-27" calcext:value-type="date">
            <text:p>27 дек, 2018</text:p>
          </table:table-cell>
          <table:table-cell table:style-name="ce7" office:value-type="float" office:value="2550" calcext:value-type="float">
            <text:p>255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12-26" calcext:value-type="date">
            <text:p>26 дек, 2018</text:p>
          </table:table-cell>
          <table:table-cell table:style-name="ce7" office:value-type="float" office:value="2549" calcext:value-type="float">
            <text:p>254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12-25" calcext:value-type="date">
            <text:p>25 дек, 2018</text:p>
          </table:table-cell>
          <table:table-cell table:style-name="ce7" office:value-type="float" office:value="2548" calcext:value-type="float">
            <text:p>254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2-24" calcext:value-type="date">
            <text:p>24 дек, 2018</text:p>
          </table:table-cell>
          <table:table-cell table:style-name="ce7" office:value-type="float" office:value="2547" calcext:value-type="float">
            <text:p>254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12-23" calcext:value-type="date">
            <text:p>23 дек, 2018</text:p>
          </table:table-cell>
          <table:table-cell table:style-name="ce7" office:value-type="float" office:value="2546" calcext:value-type="float">
            <text:p>254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12-22" calcext:value-type="date">
            <text:p>22 дек, 2018</text:p>
          </table:table-cell>
          <table:table-cell table:style-name="ce7" office:value-type="float" office:value="2545" calcext:value-type="float">
            <text:p>254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12-21" calcext:value-type="date">
            <text:p>21 дек, 2018</text:p>
          </table:table-cell>
          <table:table-cell table:style-name="ce7" office:value-type="float" office:value="2544" calcext:value-type="float">
            <text:p>254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12-20" calcext:value-type="date">
            <text:p>20 дек, 2018</text:p>
          </table:table-cell>
          <table:table-cell table:style-name="ce7" office:value-type="float" office:value="2543" calcext:value-type="float">
            <text:p>254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12-19" calcext:value-type="date">
            <text:p>19 дек, 2018</text:p>
          </table:table-cell>
          <table:table-cell table:style-name="ce7" office:value-type="float" office:value="2542" calcext:value-type="float">
            <text:p>254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12-18" calcext:value-type="date">
            <text:p>18 дек, 2018</text:p>
          </table:table-cell>
          <table:table-cell table:style-name="ce7" office:value-type="float" office:value="2541" calcext:value-type="float">
            <text:p>254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12-17" calcext:value-type="date">
            <text:p>17 дек, 2018</text:p>
          </table:table-cell>
          <table:table-cell table:style-name="ce7" office:value-type="float" office:value="2540" calcext:value-type="float">
            <text:p>254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12-16" calcext:value-type="date">
            <text:p>16 дек, 2018</text:p>
          </table:table-cell>
          <table:table-cell table:style-name="ce7" office:value-type="float" office:value="2539" calcext:value-type="float">
            <text:p>253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12-15" calcext:value-type="date">
            <text:p>15 дек, 2018</text:p>
          </table:table-cell>
          <table:table-cell table:style-name="ce7" office:value-type="float" office:value="2538" calcext:value-type="float">
            <text:p>253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12-14" calcext:value-type="date">
            <text:p>14 дек, 2018</text:p>
          </table:table-cell>
          <table:table-cell table:style-name="ce7" office:value-type="float" office:value="2537" calcext:value-type="float">
            <text:p>253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12-13" calcext:value-type="date">
            <text:p>13 дек, 2018</text:p>
          </table:table-cell>
          <table:table-cell table:style-name="ce7" office:value-type="float" office:value="2536" calcext:value-type="float">
            <text:p>253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12-12" calcext:value-type="date">
            <text:p>12 дек, 2018</text:p>
          </table:table-cell>
          <table:table-cell table:style-name="ce7" office:value-type="float" office:value="2535" calcext:value-type="float">
            <text:p>253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2-11" calcext:value-type="date">
            <text:p>11 дек, 2018</text:p>
          </table:table-cell>
          <table:table-cell table:style-name="ce7" office:value-type="float" office:value="2534" calcext:value-type="float">
            <text:p>253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2-10" calcext:value-type="date">
            <text:p>10 дек, 2018</text:p>
          </table:table-cell>
          <table:table-cell table:style-name="ce7" office:value-type="float" office:value="2533" calcext:value-type="float">
            <text:p>253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2-09" calcext:value-type="date">
            <text:p>9 дек, 2018</text:p>
          </table:table-cell>
          <table:table-cell table:style-name="ce7" office:value-type="float" office:value="2532" calcext:value-type="float">
            <text:p>2532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2-08" calcext:value-type="date">
            <text:p>8 дек, 2018</text:p>
          </table:table-cell>
          <table:table-cell table:style-name="ce7" office:value-type="float" office:value="2531" calcext:value-type="float">
            <text:p>2531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2-07" calcext:value-type="date">
            <text:p>7 дек, 2018</text:p>
          </table:table-cell>
          <table:table-cell table:style-name="ce7" office:value-type="float" office:value="2530" calcext:value-type="float">
            <text:p>2530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2-06" calcext:value-type="date">
            <text:p>6 дек, 2018</text:p>
          </table:table-cell>
          <table:table-cell table:style-name="ce7" office:value-type="float" office:value="2529" calcext:value-type="float">
            <text:p>252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2-05" calcext:value-type="date">
            <text:p>5 дек, 2018</text:p>
          </table:table-cell>
          <table:table-cell table:style-name="ce7" office:value-type="float" office:value="2528" calcext:value-type="float">
            <text:p>252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12-04" calcext:value-type="date">
            <text:p>4 дек, 2018</text:p>
          </table:table-cell>
          <table:table-cell table:style-name="ce7" office:value-type="float" office:value="2527" calcext:value-type="float">
            <text:p>2527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2-03" calcext:value-type="date">
            <text:p>3 дек, 2018</text:p>
          </table:table-cell>
          <table:table-cell table:style-name="ce7" office:value-type="float" office:value="2526" calcext:value-type="float">
            <text:p>252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2-02" calcext:value-type="date">
            <text:p>2 дек, 2018</text:p>
          </table:table-cell>
          <table:table-cell table:style-name="ce7" office:value-type="float" office:value="2525" calcext:value-type="float">
            <text:p>252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2-01" calcext:value-type="date">
            <text:p>1 дек, 2018</text:p>
          </table:table-cell>
          <table:table-cell table:style-name="ce7" office:value-type="float" office:value="2524" calcext:value-type="float">
            <text:p>2524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30" calcext:value-type="date">
            <text:p>30 ноя, 2018</text:p>
          </table:table-cell>
          <table:table-cell table:style-name="ce7" office:value-type="float" office:value="2523" calcext:value-type="float">
            <text:p>252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11-29" calcext:value-type="date">
            <text:p>29 ноя, 2018</text:p>
          </table:table-cell>
          <table:table-cell table:style-name="ce7" office:value-type="float" office:value="2522" calcext:value-type="float">
            <text:p>252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28" calcext:value-type="date">
            <text:p>28 ноя, 2018</text:p>
          </table:table-cell>
          <table:table-cell table:style-name="ce7" office:value-type="float" office:value="2521" calcext:value-type="float">
            <text:p>2521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27" calcext:value-type="date">
            <text:p>27 ноя, 2018</text:p>
          </table:table-cell>
          <table:table-cell table:style-name="ce7" office:value-type="float" office:value="2520" calcext:value-type="float">
            <text:p>2520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26" calcext:value-type="date">
            <text:p>26 ноя, 2018</text:p>
          </table:table-cell>
          <table:table-cell table:style-name="ce7" office:value-type="float" office:value="2519" calcext:value-type="float">
            <text:p>2519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25" calcext:value-type="date">
            <text:p>25 ноя, 2018</text:p>
          </table:table-cell>
          <table:table-cell table:style-name="ce7" office:value-type="float" office:value="2518" calcext:value-type="float">
            <text:p>2518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24" calcext:value-type="date">
            <text:p>24 ноя, 2018</text:p>
          </table:table-cell>
          <table:table-cell table:style-name="ce7" office:value-type="float" office:value="2517" calcext:value-type="float">
            <text:p>251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23" calcext:value-type="date">
            <text:p>23 ноя, 2018</text:p>
          </table:table-cell>
          <table:table-cell table:style-name="ce7" office:value-type="float" office:value="2516" calcext:value-type="float">
            <text:p>25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22" calcext:value-type="date">
            <text:p>22 ноя, 2018</text:p>
          </table:table-cell>
          <table:table-cell table:style-name="ce7" office:value-type="float" office:value="2515" calcext:value-type="float">
            <text:p>2515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21" calcext:value-type="date">
            <text:p>21 ноя, 2018</text:p>
          </table:table-cell>
          <table:table-cell table:style-name="ce7" office:value-type="float" office:value="2514" calcext:value-type="float">
            <text:p>251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20" calcext:value-type="date">
            <text:p>20 ноя, 2018</text:p>
          </table:table-cell>
          <table:table-cell table:style-name="ce7" office:value-type="float" office:value="2513" calcext:value-type="float">
            <text:p>2513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19" calcext:value-type="date">
            <text:p>19 ноя, 2018</text:p>
          </table:table-cell>
          <table:table-cell table:style-name="ce7" office:value-type="float" office:value="2512" calcext:value-type="float">
            <text:p>251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18" calcext:value-type="date">
            <text:p>18 ноя, 2018</text:p>
          </table:table-cell>
          <table:table-cell table:style-name="ce7" office:value-type="float" office:value="2511" calcext:value-type="float">
            <text:p>251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17" calcext:value-type="date">
            <text:p>17 ноя, 2018</text:p>
          </table:table-cell>
          <table:table-cell table:style-name="ce7" office:value-type="float" office:value="2510" calcext:value-type="float">
            <text:p>251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16" calcext:value-type="date">
            <text:p>16 ноя, 2018</text:p>
          </table:table-cell>
          <table:table-cell table:style-name="ce7" office:value-type="float" office:value="2509" calcext:value-type="float">
            <text:p>250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15" calcext:value-type="date">
            <text:p>15 ноя, 2018</text:p>
          </table:table-cell>
          <table:table-cell table:style-name="ce7" office:value-type="float" office:value="2508" calcext:value-type="float">
            <text:p>250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14" calcext:value-type="date">
            <text:p>14 ноя, 2018</text:p>
          </table:table-cell>
          <table:table-cell table:style-name="ce7" office:value-type="float" office:value="2507" calcext:value-type="float">
            <text:p>2507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13" calcext:value-type="date">
            <text:p>13 ноя, 2018</text:p>
          </table:table-cell>
          <table:table-cell table:style-name="ce7" office:value-type="float" office:value="2506" calcext:value-type="float">
            <text:p>250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12" calcext:value-type="date">
            <text:p>12 ноя, 2018</text:p>
          </table:table-cell>
          <table:table-cell table:style-name="ce7" office:value-type="float" office:value="2505" calcext:value-type="float">
            <text:p>2505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11" calcext:value-type="date">
            <text:p>11 ноя, 2018</text:p>
          </table:table-cell>
          <table:table-cell table:style-name="ce7" office:value-type="float" office:value="2504" calcext:value-type="float">
            <text:p>250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10" calcext:value-type="date">
            <text:p>10 ноя, 2018</text:p>
          </table:table-cell>
          <table:table-cell table:style-name="ce7" office:value-type="float" office:value="2503" calcext:value-type="float">
            <text:p>2503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09" calcext:value-type="date">
            <text:p>9 ноя, 2018</text:p>
          </table:table-cell>
          <table:table-cell table:style-name="ce7" office:value-type="float" office:value="2502" calcext:value-type="float">
            <text:p>2502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08" calcext:value-type="date">
            <text:p>8 ноя, 2018</text:p>
          </table:table-cell>
          <table:table-cell table:style-name="ce7" office:value-type="float" office:value="2501" calcext:value-type="float">
            <text:p>2501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07" calcext:value-type="date">
            <text:p>7 ноя, 2018</text:p>
          </table:table-cell>
          <table:table-cell table:style-name="ce7"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06" calcext:value-type="date">
            <text:p>6 ноя, 2018</text:p>
          </table:table-cell>
          <table:table-cell table:style-name="ce7" office:value-type="float" office:value="2499" calcext:value-type="float">
            <text:p>2499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05" calcext:value-type="date">
            <text:p>5 ноя, 2018</text:p>
          </table:table-cell>
          <table:table-cell table:style-name="ce7" office:value-type="float" office:value="2498" calcext:value-type="float">
            <text:p>249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04" calcext:value-type="date">
            <text:p>4 ноя, 2018</text:p>
          </table:table-cell>
          <table:table-cell table:style-name="ce7" office:value-type="float" office:value="2497" calcext:value-type="float">
            <text:p>2497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03" calcext:value-type="date">
            <text:p>3 ноя, 2018</text:p>
          </table:table-cell>
          <table:table-cell table:style-name="ce7" office:value-type="float" office:value="2496" calcext:value-type="float">
            <text:p>249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02" calcext:value-type="date">
            <text:p>2 ноя, 2018</text:p>
          </table:table-cell>
          <table:table-cell table:style-name="ce7" office:value-type="float" office:value="2495" calcext:value-type="float">
            <text:p>249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1-01" calcext:value-type="date">
            <text:p>1 ноя, 2018</text:p>
          </table:table-cell>
          <table:table-cell table:style-name="ce7" office:value-type="float" office:value="2494" calcext:value-type="float">
            <text:p>2494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0-31" calcext:value-type="date">
            <text:p>31 окт, 2018</text:p>
          </table:table-cell>
          <table:table-cell table:style-name="ce7" office:value-type="float" office:value="2493" calcext:value-type="float">
            <text:p>2493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0-30" calcext:value-type="date">
            <text:p>30 окт, 2018</text:p>
          </table:table-cell>
          <table:table-cell table:style-name="ce7" office:value-type="float" office:value="2492" calcext:value-type="float">
            <text:p>249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0-29" calcext:value-type="date">
            <text:p>29 окт, 2018</text:p>
          </table:table-cell>
          <table:table-cell table:style-name="ce7" office:value-type="float" office:value="2491" calcext:value-type="float">
            <text:p>249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0-28" calcext:value-type="date">
            <text:p>28 окт, 2018</text:p>
          </table:table-cell>
          <table:table-cell table:style-name="ce7" office:value-type="float" office:value="2490" calcext:value-type="float">
            <text:p>249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0-27" calcext:value-type="date">
            <text:p>27 окт, 2018</text:p>
          </table:table-cell>
          <table:table-cell table:style-name="ce7" office:value-type="float" office:value="2489" calcext:value-type="float">
            <text:p>2489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0-26" calcext:value-type="date">
            <text:p>26 окт, 2018</text:p>
          </table:table-cell>
          <table:table-cell table:style-name="ce7" office:value-type="float" office:value="2488" calcext:value-type="float">
            <text:p>248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0-25" calcext:value-type="date">
            <text:p>25 окт, 2018</text:p>
          </table:table-cell>
          <table:table-cell table:style-name="ce7" office:value-type="float" office:value="2487" calcext:value-type="float">
            <text:p>2487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0-24" calcext:value-type="date">
            <text:p>24 окт, 2018</text:p>
          </table:table-cell>
          <table:table-cell table:style-name="ce7" office:value-type="float" office:value="2486" calcext:value-type="float">
            <text:p>2486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0-23" calcext:value-type="date">
            <text:p>23 окт, 2018</text:p>
          </table:table-cell>
          <table:table-cell table:style-name="ce7" office:value-type="float" office:value="2485" calcext:value-type="float">
            <text:p>248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0-22" calcext:value-type="date">
            <text:p>22 окт, 2018</text:p>
          </table:table-cell>
          <table:table-cell table:style-name="ce7" office:value-type="float" office:value="2484" calcext:value-type="float">
            <text:p>248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0-21" calcext:value-type="date">
            <text:p>21 окт, 2018</text:p>
          </table:table-cell>
          <table:table-cell table:style-name="ce7" office:value-type="float" office:value="2483" calcext:value-type="float">
            <text:p>2483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6" calcext:value-type="float">
            <text:p>36</text:p>
          </table:table-cell>
          <table:table-cell table:formula="of:=SUM([.C362:.G362])" office:value-type="float" office:value="98" calcext:value-type="float">
            <text:p>98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8-10-20" calcext:value-type="date">
            <text:p>20 окт, 2018</text:p>
          </table:table-cell>
          <table:table-cell table:style-name="ce7"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5" calcext:value-type="float">
            <text:p>35</text:p>
          </table:table-cell>
          <table:table-cell table:formula="of:=SUM([.C363:.G363])"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8-10-19" calcext:value-type="date">
            <text:p>19 окт, 2018</text:p>
          </table:table-cell>
          <table:table-cell table:style-name="ce7" office:value-type="float" office:value="2481" calcext:value-type="float">
            <text:p>248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formula="of:=SUM([.C364:.G364])"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8-10-18" calcext:value-type="date">
            <text:p>18 окт, 2018</text:p>
          </table:table-cell>
          <table:table-cell table:style-name="ce7" office:value-type="float" office:value="2480" calcext:value-type="float">
            <text:p>248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" calcext:value-type="float">
            <text:p>35</text:p>
          </table:table-cell>
          <table:table-cell table:formula="of:=SUM([.C365:.G365])" office:value-type="float" office:value="76" calcext:value-type="float">
            <text:p>76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8-10-17" calcext:value-type="date">
            <text:p>17 окт, 2018</text:p>
          </table:table-cell>
          <table:table-cell table:style-name="ce7" office:value-type="float" office:value="2479" calcext:value-type="float">
            <text:p>2479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5" calcext:value-type="float">
            <text:p>25</text:p>
          </table:table-cell>
          <table:table-cell table:formula="of:=SUM([.C366:.G366])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8-10-16" calcext:value-type="date">
            <text:p>16 окт, 2018</text:p>
          </table:table-cell>
          <table:table-cell table:style-name="ce7" office:value-type="float" office:value="2478" calcext:value-type="float">
            <text:p>2478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formula="of:=SUM([.C367:.G367])"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8-10-15" calcext:value-type="date">
            <text:p>15 окт, 2018</text:p>
          </table:table-cell>
          <table:table-cell table:style-name="ce7" office:value-type="float" office:value="2477" calcext:value-type="float">
            <text:p>2477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5" calcext:value-type="float">
            <text:p>35</text:p>
          </table:table-cell>
          <table:table-cell table:formula="of:=SUM([.C368:.G368])" office:value-type="float" office:value="94" calcext:value-type="float">
            <text:p>94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8-10-14" calcext:value-type="date">
            <text:p>14 окт, 2018</text:p>
          </table:table-cell>
          <table:table-cell table:style-name="ce7" office:value-type="float" office:value="2476" calcext:value-type="float">
            <text:p>247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formula="of:=SUM([.C369:.G369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8-10-13" calcext:value-type="date">
            <text:p>13 окт, 2018</text:p>
          </table:table-cell>
          <table:table-cell table:style-name="ce7" office:value-type="float" office:value="2475" calcext:value-type="float">
            <text:p>247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5" calcext:value-type="float">
            <text:p>35</text:p>
          </table:table-cell>
          <table:table-cell table:formula="of:=SUM([.C370:.G370])"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8-10-12" calcext:value-type="date">
            <text:p>12 окт, 2018</text:p>
          </table:table-cell>
          <table:table-cell table:style-name="ce7" office:value-type="float" office:value="2474" calcext:value-type="float">
            <text:p>247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formula="of:=SUM([.C371:.G371])"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8-10-11" calcext:value-type="date">
            <text:p>11 окт, 2018</text:p>
          </table:table-cell>
          <table:table-cell table:style-name="ce7" office:value-type="float" office:value="2473" calcext:value-type="float">
            <text:p>247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0" calcext:value-type="float">
            <text:p>20</text:p>
          </table:table-cell>
          <table:table-cell table:formula="of:=SUM([.C372:.G372])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8-10-10" calcext:value-type="date">
            <text:p>10 окт, 2018</text:p>
          </table:table-cell>
          <table:table-cell table:style-name="ce7" office:value-type="float" office:value="2472" calcext:value-type="float">
            <text:p>247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5" calcext:value-type="float">
            <text:p>25</text:p>
          </table:table-cell>
          <table:table-cell table:formula="of:=SUM([.C373:.G373])"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8-10-09" calcext:value-type="date">
            <text:p>9 окт, 2018</text:p>
          </table:table-cell>
          <table:table-cell table:style-name="ce7" office:value-type="float" office:value="2471" calcext:value-type="float">
            <text:p>2471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formula="of:=SUM([.C374:.G374])"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8-10-08" calcext:value-type="date">
            <text:p>8 окт, 2018</text:p>
          </table:table-cell>
          <table:table-cell table:style-name="ce7" office:value-type="float" office:value="2470" calcext:value-type="float">
            <text:p>247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6" calcext:value-type="float">
            <text:p>36</text:p>
          </table:table-cell>
          <table:table-cell table:formula="of:=SUM([.C375:.G375])"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8-10-07" calcext:value-type="date">
            <text:p>7 окт, 2018</text:p>
          </table:table-cell>
          <table:table-cell table:style-name="ce7" office:value-type="float" office:value="2469" calcext:value-type="float">
            <text:p>2469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0-06" calcext:value-type="date">
            <text:p>6 окт, 2018</text:p>
          </table:table-cell>
          <table:table-cell table:style-name="ce7" office:value-type="float" office:value="2468" calcext:value-type="float">
            <text:p>246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0-05" calcext:value-type="date">
            <text:p>5 окт, 2018</text:p>
          </table:table-cell>
          <table:table-cell table:style-name="ce7" office:value-type="float" office:value="2467" calcext:value-type="float">
            <text:p>2467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0-04" calcext:value-type="date">
            <text:p>4 окт, 2018</text:p>
          </table:table-cell>
          <table:table-cell table:style-name="ce7" office:value-type="float" office:value="2466" calcext:value-type="float">
            <text:p>246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0-03" calcext:value-type="date">
            <text:p>3 окт, 2018</text:p>
          </table:table-cell>
          <table:table-cell table:style-name="ce7" office:value-type="float" office:value="2465" calcext:value-type="float">
            <text:p>246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0-02" calcext:value-type="date">
            <text:p>2 окт, 2018</text:p>
          </table:table-cell>
          <table:table-cell table:style-name="ce7" office:value-type="float" office:value="2464" calcext:value-type="float">
            <text:p>2464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10-01" calcext:value-type="date">
            <text:p>1 окт, 2018</text:p>
          </table:table-cell>
          <table:table-cell table:style-name="ce7" office:value-type="float" office:value="2463" calcext:value-type="float">
            <text:p>246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9-30" calcext:value-type="date">
            <text:p>30 сен, 2018</text:p>
          </table:table-cell>
          <table:table-cell table:style-name="ce7" office:value-type="float" office:value="2462" calcext:value-type="float">
            <text:p>246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9-29" calcext:value-type="date">
            <text:p>29 сен, 2018</text:p>
          </table:table-cell>
          <table:table-cell table:style-name="ce7" office:value-type="float" office:value="2461" calcext:value-type="float">
            <text:p>246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9-28" calcext:value-type="date">
            <text:p>28 сен, 2018</text:p>
          </table:table-cell>
          <table:table-cell table:style-name="ce7" office:value-type="float" office:value="2460" calcext:value-type="float">
            <text:p>2460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9-27" calcext:value-type="date">
            <text:p>27 сен, 2018</text:p>
          </table:table-cell>
          <table:table-cell table:style-name="ce7" office:value-type="float" office:value="2459" calcext:value-type="float">
            <text:p>2459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9-26" calcext:value-type="date">
            <text:p>26 сен, 2018</text:p>
          </table:table-cell>
          <table:table-cell table:style-name="ce7"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9-25" calcext:value-type="date">
            <text:p>25 сен, 2018</text:p>
          </table:table-cell>
          <table:table-cell table:style-name="ce7" office:value-type="float" office:value="2457" calcext:value-type="float">
            <text:p>245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9-24" calcext:value-type="date">
            <text:p>24 сен, 2018</text:p>
          </table:table-cell>
          <table:table-cell table:style-name="ce7" office:value-type="float" office:value="2456" calcext:value-type="float">
            <text:p>2456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9-23" calcext:value-type="date">
            <text:p>23 сен, 2018</text:p>
          </table:table-cell>
          <table:table-cell table:style-name="ce7" office:value-type="float" office:value="2455" calcext:value-type="float">
            <text:p>245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9-22" calcext:value-type="date">
            <text:p>22 сен, 2018</text:p>
          </table:table-cell>
          <table:table-cell table:style-name="ce7" office:value-type="float" office:value="2454" calcext:value-type="float">
            <text:p>2454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9-21" calcext:value-type="date">
            <text:p>21 сен, 2018</text:p>
          </table:table-cell>
          <table:table-cell table:style-name="ce7" office:value-type="float" office:value="2453" calcext:value-type="float">
            <text:p>2453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9-20" calcext:value-type="date">
            <text:p>20 сен, 2018</text:p>
          </table:table-cell>
          <table:table-cell table:style-name="ce7" office:value-type="float" office:value="2452" calcext:value-type="float">
            <text:p>245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9-19" calcext:value-type="date">
            <text:p>19 сен, 2018</text:p>
          </table:table-cell>
          <table:table-cell table:style-name="ce7" office:value-type="float" office:value="2451" calcext:value-type="float">
            <text:p>245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9-18" calcext:value-type="date">
            <text:p>18 сен, 2018</text:p>
          </table:table-cell>
          <table:table-cell table:style-name="ce7" office:value-type="float" office:value="2450" calcext:value-type="float">
            <text:p>245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9-17" calcext:value-type="date">
            <text:p>17 сен, 2018</text:p>
          </table:table-cell>
          <table:table-cell table:style-name="ce7" office:value-type="float" office:value="2449" calcext:value-type="float">
            <text:p>244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9-16" calcext:value-type="date">
            <text:p>16 сен, 2018</text:p>
          </table:table-cell>
          <table:table-cell table:style-name="ce7" office:value-type="float" office:value="2448" calcext:value-type="float">
            <text:p>244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9-15" calcext:value-type="date">
            <text:p>15 сен, 2018</text:p>
          </table:table-cell>
          <table:table-cell table:style-name="ce7" office:value-type="float" office:value="2447" calcext:value-type="float">
            <text:p>244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9-14" calcext:value-type="date">
            <text:p>14 сен, 2018</text:p>
          </table:table-cell>
          <table:table-cell table:style-name="ce7" office:value-type="float" office:value="2446" calcext:value-type="float">
            <text:p>244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9-13" calcext:value-type="date">
            <text:p>13 сен, 2018</text:p>
          </table:table-cell>
          <table:table-cell table:style-name="ce7" office:value-type="float" office:value="2445" calcext:value-type="float">
            <text:p>244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9-12" calcext:value-type="date">
            <text:p>12 сен, 2018</text:p>
          </table:table-cell>
          <table:table-cell table:style-name="ce7" office:value-type="float" office:value="2444" calcext:value-type="float">
            <text:p>244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9-11" calcext:value-type="date">
            <text:p>11 сен, 2018</text:p>
          </table:table-cell>
          <table:table-cell table:style-name="ce7" office:value-type="float" office:value="2443" calcext:value-type="float">
            <text:p>244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9-10" calcext:value-type="date">
            <text:p>10 сен, 2018</text:p>
          </table:table-cell>
          <table:table-cell table:style-name="ce7" office:value-type="float" office:value="2442" calcext:value-type="float">
            <text:p>244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9-09" calcext:value-type="date">
            <text:p>9 сен, 2018</text:p>
          </table:table-cell>
          <table:table-cell table:style-name="ce7" office:value-type="float" office:value="2441" calcext:value-type="float">
            <text:p>244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9-08" calcext:value-type="date">
            <text:p>8 сен, 2018</text:p>
          </table:table-cell>
          <table:table-cell table:style-name="ce7" office:value-type="float" office:value="2440" calcext:value-type="float">
            <text:p>244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9-07" calcext:value-type="date">
            <text:p>7 сен, 2018</text:p>
          </table:table-cell>
          <table:table-cell table:style-name="ce7" office:value-type="float" office:value="2439" calcext:value-type="float">
            <text:p>243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9-06" calcext:value-type="date">
            <text:p>6 сен, 2018</text:p>
          </table:table-cell>
          <table:table-cell table:style-name="ce7" office:value-type="float" office:value="2438" calcext:value-type="float">
            <text:p>243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9-05" calcext:value-type="date">
            <text:p>5 сен, 2018</text:p>
          </table:table-cell>
          <table:table-cell table:style-name="ce7" office:value-type="float" office:value="2437" calcext:value-type="float">
            <text:p>243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9-04" calcext:value-type="date">
            <text:p>4 сен, 2018</text:p>
          </table:table-cell>
          <table:table-cell table:style-name="ce7" office:value-type="float" office:value="2436" calcext:value-type="float">
            <text:p>243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9-03" calcext:value-type="date">
            <text:p>3 сен, 2018</text:p>
          </table:table-cell>
          <table:table-cell table:style-name="ce7" office:value-type="float" office:value="2435" calcext:value-type="float">
            <text:p>243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9-02" calcext:value-type="date">
            <text:p>2 сен, 2018</text:p>
          </table:table-cell>
          <table:table-cell table:style-name="ce7" office:value-type="float" office:value="2434" calcext:value-type="float">
            <text:p>243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9-01" calcext:value-type="date">
            <text:p>1 сен, 2018</text:p>
          </table:table-cell>
          <table:table-cell table:style-name="ce7" office:value-type="float" office:value="2433" calcext:value-type="float">
            <text:p>243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31" calcext:value-type="date">
            <text:p>31 авг, 2018</text:p>
          </table:table-cell>
          <table:table-cell table:style-name="ce7" office:value-type="float" office:value="2432" calcext:value-type="float">
            <text:p>243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30" calcext:value-type="date">
            <text:p>30 авг, 2018</text:p>
          </table:table-cell>
          <table:table-cell table:style-name="ce7" office:value-type="float" office:value="2431" calcext:value-type="float">
            <text:p>243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29" calcext:value-type="date">
            <text:p>29 авг, 2018</text:p>
          </table:table-cell>
          <table:table-cell table:style-name="ce7" office:value-type="float" office:value="2430" calcext:value-type="float">
            <text:p>243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28" calcext:value-type="date">
            <text:p>28 авг, 2018</text:p>
          </table:table-cell>
          <table:table-cell table:style-name="ce7" office:value-type="float" office:value="2429" calcext:value-type="float">
            <text:p>242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27" calcext:value-type="date">
            <text:p>27 авг, 2018</text:p>
          </table:table-cell>
          <table:table-cell table:style-name="ce7" office:value-type="float" office:value="2428" calcext:value-type="float">
            <text:p>242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26" calcext:value-type="date">
            <text:p>26 авг, 2018</text:p>
          </table:table-cell>
          <table:table-cell table:style-name="ce7" office:value-type="float" office:value="2427" calcext:value-type="float">
            <text:p>242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25" calcext:value-type="date">
            <text:p>25 авг, 2018</text:p>
          </table:table-cell>
          <table:table-cell table:style-name="ce7" office:value-type="float" office:value="2426" calcext:value-type="float">
            <text:p>242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24" calcext:value-type="date">
            <text:p>24 авг, 2018</text:p>
          </table:table-cell>
          <table:table-cell table:style-name="ce7" office:value-type="float" office:value="2425" calcext:value-type="float">
            <text:p>242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23" calcext:value-type="date">
            <text:p>23 авг, 2018</text:p>
          </table:table-cell>
          <table:table-cell table:style-name="ce7" office:value-type="float" office:value="2424" calcext:value-type="float">
            <text:p>242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22" calcext:value-type="date">
            <text:p>22 авг, 2018</text:p>
          </table:table-cell>
          <table:table-cell table:style-name="ce7" office:value-type="float" office:value="2423" calcext:value-type="float">
            <text:p>242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21" calcext:value-type="date">
            <text:p>21 авг, 2018</text:p>
          </table:table-cell>
          <table:table-cell table:style-name="ce7" office:value-type="float" office:value="2422" calcext:value-type="float">
            <text:p>242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20" calcext:value-type="date">
            <text:p>20 авг, 2018</text:p>
          </table:table-cell>
          <table:table-cell table:style-name="ce7" office:value-type="float" office:value="2421" calcext:value-type="float">
            <text:p>242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19" calcext:value-type="date">
            <text:p>19 авг, 2018</text:p>
          </table:table-cell>
          <table:table-cell table:style-name="ce7" office:value-type="float" office:value="2420" calcext:value-type="float">
            <text:p>242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18" calcext:value-type="date">
            <text:p>18 авг, 2018</text:p>
          </table:table-cell>
          <table:table-cell table:style-name="ce7" office:value-type="float" office:value="2419" calcext:value-type="float">
            <text:p>241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17" calcext:value-type="date">
            <text:p>17 авг, 2018</text:p>
          </table:table-cell>
          <table:table-cell table:style-name="ce7" office:value-type="float" office:value="2418" calcext:value-type="float">
            <text:p>241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16" calcext:value-type="date">
            <text:p>16 авг, 2018</text:p>
          </table:table-cell>
          <table:table-cell table:style-name="ce7" office:value-type="float" office:value="2417" calcext:value-type="float">
            <text:p>241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15" calcext:value-type="date">
            <text:p>15 авг, 2018</text:p>
          </table:table-cell>
          <table:table-cell table:style-name="ce7" office:value-type="float" office:value="2416" calcext:value-type="float">
            <text:p>241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14" calcext:value-type="date">
            <text:p>14 авг, 2018</text:p>
          </table:table-cell>
          <table:table-cell table:style-name="ce7" office:value-type="float" office:value="2415" calcext:value-type="float">
            <text:p>241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13" calcext:value-type="date">
            <text:p>13 авг, 2018</text:p>
          </table:table-cell>
          <table:table-cell table:style-name="ce7" office:value-type="float" office:value="2414" calcext:value-type="float">
            <text:p>241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12" calcext:value-type="date">
            <text:p>12 авг, 2018</text:p>
          </table:table-cell>
          <table:table-cell table:style-name="ce7" office:value-type="float" office:value="2413" calcext:value-type="float">
            <text:p>241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11" calcext:value-type="date">
            <text:p>11 авг, 2018</text:p>
          </table:table-cell>
          <table:table-cell table:style-name="ce7" office:value-type="float" office:value="2412" calcext:value-type="float">
            <text:p>241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10" calcext:value-type="date">
            <text:p>10 авг, 2018</text:p>
          </table:table-cell>
          <table:table-cell table:style-name="ce7" office:value-type="float" office:value="2411" calcext:value-type="float">
            <text:p>241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09" calcext:value-type="date">
            <text:p>9 авг, 2018</text:p>
          </table:table-cell>
          <table:table-cell table:style-name="ce7" office:value-type="float" office:value="2410" calcext:value-type="float">
            <text:p>241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08" calcext:value-type="date">
            <text:p>8 авг, 2018</text:p>
          </table:table-cell>
          <table:table-cell table:style-name="ce7" office:value-type="float" office:value="2409" calcext:value-type="float">
            <text:p>240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07" calcext:value-type="date">
            <text:p>7 авг, 2018</text:p>
          </table:table-cell>
          <table:table-cell table:style-name="ce7" office:value-type="float" office:value="2408" calcext:value-type="float">
            <text:p>240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06" calcext:value-type="date">
            <text:p>6 авг, 2018</text:p>
          </table:table-cell>
          <table:table-cell table:style-name="ce7" office:value-type="float" office:value="2407" calcext:value-type="float">
            <text:p>240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05" calcext:value-type="date">
            <text:p>5 авг, 2018</text:p>
          </table:table-cell>
          <table:table-cell table:style-name="ce7" office:value-type="float" office:value="2406" calcext:value-type="float">
            <text:p>240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04" calcext:value-type="date">
            <text:p>4 авг, 2018</text:p>
          </table:table-cell>
          <table:table-cell table:style-name="ce7" office:value-type="float" office:value="2405" calcext:value-type="float">
            <text:p>240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03" calcext:value-type="date">
            <text:p>3 авг, 2018</text:p>
          </table:table-cell>
          <table:table-cell table:style-name="ce7" office:value-type="float" office:value="2404" calcext:value-type="float">
            <text:p>240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02" calcext:value-type="date">
            <text:p>2 авг, 2018</text:p>
          </table:table-cell>
          <table:table-cell table:style-name="ce7" office:value-type="float" office:value="2403" calcext:value-type="float">
            <text:p>240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8-08-01" calcext:value-type="date">
            <text:p>1 авг, 2018</text:p>
          </table:table-cell>
          <table:table-cell table:style-name="ce7" office:value-type="float" office:value="2402" calcext:value-type="float">
            <text:p>240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31" calcext:value-type="date">
            <text:p>31 июл, 2018</text:p>
          </table:table-cell>
          <table:table-cell table:style-name="ce7" office:value-type="float" office:value="2401" calcext:value-type="float">
            <text:p>2401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30" calcext:value-type="date">
            <text:p>30 июл, 2018</text:p>
          </table:table-cell>
          <table:table-cell table:style-name="ce7"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29" calcext:value-type="date">
            <text:p>29 июл, 2018</text:p>
          </table:table-cell>
          <table:table-cell table:style-name="ce7" office:value-type="float" office:value="2399" calcext:value-type="float">
            <text:p>239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28" calcext:value-type="date">
            <text:p>28 июл, 2018</text:p>
          </table:table-cell>
          <table:table-cell table:style-name="ce7" office:value-type="float" office:value="2398" calcext:value-type="float">
            <text:p>239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27" calcext:value-type="date">
            <text:p>27 июл, 2018</text:p>
          </table:table-cell>
          <table:table-cell table:style-name="ce7" office:value-type="float" office:value="2397" calcext:value-type="float">
            <text:p>2397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26" calcext:value-type="date">
            <text:p>26 июл, 2018</text:p>
          </table:table-cell>
          <table:table-cell table:style-name="ce7" office:value-type="float" office:value="2396" calcext:value-type="float">
            <text:p>2396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25" calcext:value-type="date">
            <text:p>25 июл, 2018</text:p>
          </table:table-cell>
          <table:table-cell table:style-name="ce7" office:value-type="float" office:value="2395" calcext:value-type="float">
            <text:p>239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24" calcext:value-type="date">
            <text:p>24 июл, 2018</text:p>
          </table:table-cell>
          <table:table-cell table:style-name="ce7" office:value-type="float" office:value="2394" calcext:value-type="float">
            <text:p>2394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23" calcext:value-type="date">
            <text:p>23 июл, 2018</text:p>
          </table:table-cell>
          <table:table-cell table:style-name="ce7" office:value-type="float" office:value="2393" calcext:value-type="float">
            <text:p>2393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22" calcext:value-type="date">
            <text:p>22 июл, 2018</text:p>
          </table:table-cell>
          <table:table-cell table:style-name="ce7" office:value-type="float" office:value="2392" calcext:value-type="float">
            <text:p>239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21" calcext:value-type="date">
            <text:p>21 июл, 2018</text:p>
          </table:table-cell>
          <table:table-cell table:style-name="ce7" office:value-type="float" office:value="2391" calcext:value-type="float">
            <text:p>239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20" calcext:value-type="date">
            <text:p>20 июл, 2018</text:p>
          </table:table-cell>
          <table:table-cell table:style-name="ce7" office:value-type="float" office:value="2390" calcext:value-type="float">
            <text:p>239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19" calcext:value-type="date">
            <text:p>19 июл, 2018</text:p>
          </table:table-cell>
          <table:table-cell table:style-name="ce7" office:value-type="float" office:value="2389" calcext:value-type="float">
            <text:p>238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18" calcext:value-type="date">
            <text:p>18 июл, 2018</text:p>
          </table:table-cell>
          <table:table-cell table:style-name="ce7" office:value-type="float" office:value="2388" calcext:value-type="float">
            <text:p>2388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17" calcext:value-type="date">
            <text:p>17 июл, 2018</text:p>
          </table:table-cell>
          <table:table-cell table:style-name="ce7" office:value-type="float" office:value="2387" calcext:value-type="float">
            <text:p>2387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16" calcext:value-type="date">
            <text:p>16 июл, 2018</text:p>
          </table:table-cell>
          <table:table-cell table:style-name="ce7" office:value-type="float" office:value="2386" calcext:value-type="float">
            <text:p>238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15" calcext:value-type="date">
            <text:p>15 июл, 2018</text:p>
          </table:table-cell>
          <table:table-cell table:style-name="ce7" office:value-type="float" office:value="2385" calcext:value-type="float">
            <text:p>238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14" calcext:value-type="date">
            <text:p>14 июл, 2018</text:p>
          </table:table-cell>
          <table:table-cell table:style-name="ce7" office:value-type="float" office:value="2384" calcext:value-type="float">
            <text:p>238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13" calcext:value-type="date">
            <text:p>13 июл, 2018</text:p>
          </table:table-cell>
          <table:table-cell table:style-name="ce7" office:value-type="float" office:value="2383" calcext:value-type="float">
            <text:p>2383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12" calcext:value-type="date">
            <text:p>12 июл, 2018</text:p>
          </table:table-cell>
          <table:table-cell table:style-name="ce7" office:value-type="float" office:value="2382" calcext:value-type="float">
            <text:p>238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11" calcext:value-type="date">
            <text:p>11 июл, 2018</text:p>
          </table:table-cell>
          <table:table-cell table:style-name="ce7" office:value-type="float" office:value="2381" calcext:value-type="float">
            <text:p>2381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10" calcext:value-type="date">
            <text:p>10 июл, 2018</text:p>
          </table:table-cell>
          <table:table-cell table:style-name="ce7" office:value-type="float" office:value="2380" calcext:value-type="float">
            <text:p>238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09" calcext:value-type="date">
            <text:p>9 июл, 2018</text:p>
          </table:table-cell>
          <table:table-cell table:style-name="ce7" office:value-type="float" office:value="2379" calcext:value-type="float">
            <text:p>2379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08" calcext:value-type="date">
            <text:p>8 июл, 2018</text:p>
          </table:table-cell>
          <table:table-cell table:style-name="ce7" office:value-type="float" office:value="2378" calcext:value-type="float">
            <text:p>237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07" calcext:value-type="date">
            <text:p>7 июл, 2018</text:p>
          </table:table-cell>
          <table:table-cell table:style-name="ce7" office:value-type="float" office:value="2377" calcext:value-type="float">
            <text:p>2377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06" calcext:value-type="date">
            <text:p>6 июл, 2018</text:p>
          </table:table-cell>
          <table:table-cell table:style-name="ce7" office:value-type="float" office:value="2376" calcext:value-type="float">
            <text:p>2376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05" calcext:value-type="date">
            <text:p>5 июл, 2018</text:p>
          </table:table-cell>
          <table:table-cell table:style-name="ce7" office:value-type="float" office:value="2375" calcext:value-type="float">
            <text:p>237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04" calcext:value-type="date">
            <text:p>4 июл, 2018</text:p>
          </table:table-cell>
          <table:table-cell table:style-name="ce7" office:value-type="float" office:value="2374" calcext:value-type="float">
            <text:p>237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03" calcext:value-type="date">
            <text:p>3 июл, 2018</text:p>
          </table:table-cell>
          <table:table-cell table:style-name="ce7" office:value-type="float" office:value="2373" calcext:value-type="float">
            <text:p>23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02" calcext:value-type="date">
            <text:p>2 июл, 2018</text:p>
          </table:table-cell>
          <table:table-cell table:style-name="ce7" office:value-type="float" office:value="2372" calcext:value-type="float">
            <text:p>237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01" calcext:value-type="date">
            <text:p>1 июл, 2018</text:p>
          </table:table-cell>
          <table:table-cell table:style-name="ce7" office:value-type="float" office:value="2371" calcext:value-type="float">
            <text:p>237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30" calcext:value-type="date">
            <text:p>30 июн, 2018</text:p>
          </table:table-cell>
          <table:table-cell table:style-name="ce7" office:value-type="float" office:value="2370" calcext:value-type="float">
            <text:p>2370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29" calcext:value-type="date">
            <text:p>29 июн, 2018</text:p>
          </table:table-cell>
          <table:table-cell table:style-name="ce7" office:value-type="float" office:value="2369" calcext:value-type="float">
            <text:p>236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28" calcext:value-type="date">
            <text:p>28 июн, 2018</text:p>
          </table:table-cell>
          <table:table-cell table:style-name="ce7" office:value-type="float" office:value="2368" calcext:value-type="float">
            <text:p>236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27" calcext:value-type="date">
            <text:p>27 июн, 2018</text:p>
          </table:table-cell>
          <table:table-cell table:style-name="ce7" office:value-type="float" office:value="2367" calcext:value-type="float">
            <text:p>236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26" calcext:value-type="date">
            <text:p>26 июн, 2018</text:p>
          </table:table-cell>
          <table:table-cell table:style-name="ce7" office:value-type="float" office:value="2366" calcext:value-type="float">
            <text:p>236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25" calcext:value-type="date">
            <text:p>25 июн, 2018</text:p>
          </table:table-cell>
          <table:table-cell table:style-name="ce7" office:value-type="float" office:value="2365" calcext:value-type="float">
            <text:p>2365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24" calcext:value-type="date">
            <text:p>24 июн, 2018</text:p>
          </table:table-cell>
          <table:table-cell table:style-name="ce7" office:value-type="float" office:value="2364" calcext:value-type="float">
            <text:p>236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23" calcext:value-type="date">
            <text:p>23 июн, 2018</text:p>
          </table:table-cell>
          <table:table-cell table:style-name="ce7" office:value-type="float" office:value="2363" calcext:value-type="float">
            <text:p>236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22" calcext:value-type="date">
            <text:p>22 июн, 2018</text:p>
          </table:table-cell>
          <table:table-cell table:style-name="ce7" office:value-type="float" office:value="2362" calcext:value-type="float">
            <text:p>236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21" calcext:value-type="date">
            <text:p>21 июн, 2018</text:p>
          </table:table-cell>
          <table:table-cell table:style-name="ce7" office:value-type="float" office:value="2361" calcext:value-type="float">
            <text:p>236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20" calcext:value-type="date">
            <text:p>20 июн, 2018</text:p>
          </table:table-cell>
          <table:table-cell table:style-name="ce7" office:value-type="float" office:value="2360" calcext:value-type="float">
            <text:p>236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19" calcext:value-type="date">
            <text:p>19 июн, 2018</text:p>
          </table:table-cell>
          <table:table-cell table:style-name="ce7" office:value-type="float" office:value="2359" calcext:value-type="float">
            <text:p>235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18" calcext:value-type="date">
            <text:p>18 июн, 2018</text:p>
          </table:table-cell>
          <table:table-cell table:style-name="ce7" office:value-type="float" office:value="2358" calcext:value-type="float">
            <text:p>2358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17" calcext:value-type="date">
            <text:p>17 июн, 2018</text:p>
          </table:table-cell>
          <table:table-cell table:style-name="ce7" office:value-type="float" office:value="2357" calcext:value-type="float">
            <text:p>2357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16" calcext:value-type="date">
            <text:p>16 июн, 2018</text:p>
          </table:table-cell>
          <table:table-cell table:style-name="ce7" office:value-type="float" office:value="2356" calcext:value-type="float">
            <text:p>2356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15" calcext:value-type="date">
            <text:p>15 июн, 2018</text:p>
          </table:table-cell>
          <table:table-cell table:style-name="ce7" office:value-type="float" office:value="2355" calcext:value-type="float">
            <text:p>235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14" calcext:value-type="date">
            <text:p>14 июн, 2018</text:p>
          </table:table-cell>
          <table:table-cell table:style-name="ce7" office:value-type="float" office:value="2354" calcext:value-type="float">
            <text:p>235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13" calcext:value-type="date">
            <text:p>13 июн, 2018</text:p>
          </table:table-cell>
          <table:table-cell table:style-name="ce7" office:value-type="float" office:value="2353" calcext:value-type="float">
            <text:p>2353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12" calcext:value-type="date">
            <text:p>12 июн, 2018</text:p>
          </table:table-cell>
          <table:table-cell table:style-name="ce7" office:value-type="float" office:value="2352" calcext:value-type="float">
            <text:p>235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11" calcext:value-type="date">
            <text:p>11 июн, 2018</text:p>
          </table:table-cell>
          <table:table-cell table:style-name="ce7" office:value-type="float" office:value="2351" calcext:value-type="float">
            <text:p>2351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10" calcext:value-type="date">
            <text:p>10 июн, 2018</text:p>
          </table:table-cell>
          <table:table-cell table:style-name="ce7" office:value-type="float" office:value="2350" calcext:value-type="float">
            <text:p>235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09" calcext:value-type="date">
            <text:p>9 июн, 2018</text:p>
          </table:table-cell>
          <table:table-cell table:style-name="ce7" office:value-type="float" office:value="2349" calcext:value-type="float">
            <text:p>2349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08" calcext:value-type="date">
            <text:p>8 июн, 2018</text:p>
          </table:table-cell>
          <table:table-cell table:style-name="ce7" office:value-type="float" office:value="2348" calcext:value-type="float">
            <text:p>2348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07" calcext:value-type="date">
            <text:p>7 июн, 2018</text:p>
          </table:table-cell>
          <table:table-cell table:style-name="ce7" office:value-type="float" office:value="2347" calcext:value-type="float">
            <text:p>2347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06" calcext:value-type="date">
            <text:p>6 июн, 2018</text:p>
          </table:table-cell>
          <table:table-cell table:style-name="ce7" office:value-type="float" office:value="2346" calcext:value-type="float">
            <text:p>234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05" calcext:value-type="date">
            <text:p>5 июн, 2018</text:p>
          </table:table-cell>
          <table:table-cell table:style-name="ce7" office:value-type="float" office:value="2345" calcext:value-type="float">
            <text:p>234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04" calcext:value-type="date">
            <text:p>4 июн, 2018</text:p>
          </table:table-cell>
          <table:table-cell table:style-name="ce7" office:value-type="float" office:value="2344" calcext:value-type="float">
            <text:p>234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03" calcext:value-type="date">
            <text:p>3 июн, 2018</text:p>
          </table:table-cell>
          <table:table-cell table:style-name="ce7" office:value-type="float" office:value="2343" calcext:value-type="float">
            <text:p>2343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02" calcext:value-type="date">
            <text:p>2 июн, 2018</text:p>
          </table:table-cell>
          <table:table-cell table:style-name="ce7" office:value-type="float" office:value="2342" calcext:value-type="float">
            <text:p>2342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6-01" calcext:value-type="date">
            <text:p>1 июн, 2018</text:p>
          </table:table-cell>
          <table:table-cell table:style-name="ce7" office:value-type="float" office:value="2341" calcext:value-type="float">
            <text:p>234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31" calcext:value-type="date">
            <text:p>31 май, 2018</text:p>
          </table:table-cell>
          <table:table-cell table:style-name="ce7" office:value-type="float" office:value="2340" calcext:value-type="float">
            <text:p>234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30" calcext:value-type="date">
            <text:p>30 май, 2018</text:p>
          </table:table-cell>
          <table:table-cell table:style-name="ce7" office:value-type="float" office:value="2339" calcext:value-type="float">
            <text:p>233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29" calcext:value-type="date">
            <text:p>29 май, 2018</text:p>
          </table:table-cell>
          <table:table-cell table:style-name="ce7" office:value-type="float" office:value="2338" calcext:value-type="float">
            <text:p>2338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28" calcext:value-type="date">
            <text:p>28 май, 2018</text:p>
          </table:table-cell>
          <table:table-cell table:style-name="ce7" office:value-type="float" office:value="2337" calcext:value-type="float">
            <text:p>233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27" calcext:value-type="date">
            <text:p>27 май, 2018</text:p>
          </table:table-cell>
          <table:table-cell table:style-name="ce7" office:value-type="float" office:value="2336" calcext:value-type="float">
            <text:p>233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26" calcext:value-type="date">
            <text:p>26 май, 2018</text:p>
          </table:table-cell>
          <table:table-cell table:style-name="ce7" office:value-type="float" office:value="2335" calcext:value-type="float">
            <text:p>233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25" calcext:value-type="date">
            <text:p>25 май, 2018</text:p>
          </table:table-cell>
          <table:table-cell table:style-name="ce7" office:value-type="float" office:value="2334" calcext:value-type="float">
            <text:p>233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24" calcext:value-type="date">
            <text:p>24 май, 2018</text:p>
          </table:table-cell>
          <table:table-cell table:style-name="ce7" office:value-type="float" office:value="2333" calcext:value-type="float">
            <text:p>233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23" calcext:value-type="date">
            <text:p>23 май, 2018</text:p>
          </table:table-cell>
          <table:table-cell table:style-name="ce7" office:value-type="float" office:value="2332" calcext:value-type="float">
            <text:p>233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22" calcext:value-type="date">
            <text:p>22 май, 2018</text:p>
          </table:table-cell>
          <table:table-cell table:style-name="ce7" office:value-type="float" office:value="2331" calcext:value-type="float">
            <text:p>233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21" calcext:value-type="date">
            <text:p>21 май, 2018</text:p>
          </table:table-cell>
          <table:table-cell table:style-name="ce7" office:value-type="float" office:value="2330" calcext:value-type="float">
            <text:p>233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20" calcext:value-type="date">
            <text:p>20 май, 2018</text:p>
          </table:table-cell>
          <table:table-cell table:style-name="ce7" office:value-type="float" office:value="2329" calcext:value-type="float">
            <text:p>2329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19" calcext:value-type="date">
            <text:p>19 май, 2018</text:p>
          </table:table-cell>
          <table:table-cell table:style-name="ce7" office:value-type="float" office:value="2328" calcext:value-type="float">
            <text:p>2328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18" calcext:value-type="date">
            <text:p>18 май, 2018</text:p>
          </table:table-cell>
          <table:table-cell table:style-name="ce7" office:value-type="float" office:value="2327" calcext:value-type="float">
            <text:p>2327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17" calcext:value-type="date">
            <text:p>17 май, 2018</text:p>
          </table:table-cell>
          <table:table-cell table:style-name="ce7" office:value-type="float" office:value="2326" calcext:value-type="float">
            <text:p>232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16" calcext:value-type="date">
            <text:p>16 май, 2018</text:p>
          </table:table-cell>
          <table:table-cell table:style-name="ce7" office:value-type="float" office:value="2325" calcext:value-type="float">
            <text:p>232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15" calcext:value-type="date">
            <text:p>15 май, 2018</text:p>
          </table:table-cell>
          <table:table-cell table:style-name="ce7" office:value-type="float" office:value="2324" calcext:value-type="float">
            <text:p>2324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14" calcext:value-type="date">
            <text:p>14 май, 2018</text:p>
          </table:table-cell>
          <table:table-cell table:style-name="ce7" office:value-type="float" office:value="2323" calcext:value-type="float">
            <text:p>232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13" calcext:value-type="date">
            <text:p>13 май, 2018</text:p>
          </table:table-cell>
          <table:table-cell table:style-name="ce7" office:value-type="float" office:value="2322" calcext:value-type="float">
            <text:p>232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12" calcext:value-type="date">
            <text:p>12 май, 2018</text:p>
          </table:table-cell>
          <table:table-cell table:style-name="ce7" office:value-type="float" office:value="2321" calcext:value-type="float">
            <text:p>232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11" calcext:value-type="date">
            <text:p>11 май, 2018</text:p>
          </table:table-cell>
          <table:table-cell table:style-name="ce7" office:value-type="float" office:value="2320" calcext:value-type="float">
            <text:p>232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10" calcext:value-type="date">
            <text:p>10 май, 2018</text:p>
          </table:table-cell>
          <table:table-cell table:style-name="ce7" office:value-type="float" office:value="2319" calcext:value-type="float">
            <text:p>231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09" calcext:value-type="date">
            <text:p>9 май, 2018</text:p>
          </table:table-cell>
          <table:table-cell table:style-name="ce7" office:value-type="float" office:value="2318" calcext:value-type="float">
            <text:p>2318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08" calcext:value-type="date">
            <text:p>8 май, 2018</text:p>
          </table:table-cell>
          <table:table-cell table:style-name="ce7" office:value-type="float" office:value="2317" calcext:value-type="float">
            <text:p>2317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07" calcext:value-type="date">
            <text:p>7 май, 2018</text:p>
          </table:table-cell>
          <table:table-cell table:style-name="ce7" office:value-type="float" office:value="2316" calcext:value-type="float">
            <text:p>231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06" calcext:value-type="date">
            <text:p>6 май, 2018</text:p>
          </table:table-cell>
          <table:table-cell table:style-name="ce7" office:value-type="float" office:value="2315" calcext:value-type="float">
            <text:p>2315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05" calcext:value-type="date">
            <text:p>5 май, 2018</text:p>
          </table:table-cell>
          <table:table-cell table:style-name="ce7" office:value-type="float" office:value="2314" calcext:value-type="float">
            <text:p>2314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04" calcext:value-type="date">
            <text:p>4 май, 2018</text:p>
          </table:table-cell>
          <table:table-cell table:style-name="ce7" office:value-type="float" office:value="2313" calcext:value-type="float">
            <text:p>2313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03" calcext:value-type="date">
            <text:p>3 май, 2018</text:p>
          </table:table-cell>
          <table:table-cell table:style-name="ce7" office:value-type="float" office:value="2312" calcext:value-type="float">
            <text:p>231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02" calcext:value-type="date">
            <text:p>2 май, 2018</text:p>
          </table:table-cell>
          <table:table-cell table:style-name="ce7" office:value-type="float" office:value="2311" calcext:value-type="float">
            <text:p>2311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5-01" calcext:value-type="date">
            <text:p>1 май, 2018</text:p>
          </table:table-cell>
          <table:table-cell table:style-name="ce7" office:value-type="float" office:value="2310" calcext:value-type="float">
            <text:p>231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30" calcext:value-type="date">
            <text:p>30 апр, 2018</text:p>
          </table:table-cell>
          <table:table-cell table:style-name="ce7" office:value-type="float" office:value="2309" calcext:value-type="float">
            <text:p>230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29" calcext:value-type="date">
            <text:p>29 апр, 2018</text:p>
          </table:table-cell>
          <table:table-cell table:style-name="ce7" office:value-type="float" office:value="2308" calcext:value-type="float">
            <text:p>2308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28" calcext:value-type="date">
            <text:p>28 апр, 2018</text:p>
          </table:table-cell>
          <table:table-cell table:style-name="ce7" office:value-type="float" office:value="2307" calcext:value-type="float">
            <text:p>2307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27" calcext:value-type="date">
            <text:p>27 апр, 2018</text:p>
          </table:table-cell>
          <table:table-cell table:style-name="ce7" office:value-type="float" office:value="2306" calcext:value-type="float">
            <text:p>230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26" calcext:value-type="date">
            <text:p>26 апр, 2018</text:p>
          </table:table-cell>
          <table:table-cell table:style-name="ce7" office:value-type="float" office:value="2305" calcext:value-type="float">
            <text:p>230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25" calcext:value-type="date">
            <text:p>25 апр, 2018</text:p>
          </table:table-cell>
          <table:table-cell table:style-name="ce7" office:value-type="float" office:value="2304" calcext:value-type="float">
            <text:p>230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24" calcext:value-type="date">
            <text:p>24 апр, 2018</text:p>
          </table:table-cell>
          <table:table-cell table:style-name="ce7" office:value-type="float" office:value="2303" calcext:value-type="float">
            <text:p>230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23" calcext:value-type="date">
            <text:p>23 апр, 2018</text:p>
          </table:table-cell>
          <table:table-cell table:style-name="ce7" office:value-type="float" office:value="2302" calcext:value-type="float">
            <text:p>2302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22" calcext:value-type="date">
            <text:p>22 апр, 2018</text:p>
          </table:table-cell>
          <table:table-cell table:style-name="ce7" office:value-type="float" office:value="2301" calcext:value-type="float">
            <text:p>2301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21" calcext:value-type="date">
            <text:p>21 апр, 2018</text:p>
          </table:table-cell>
          <table:table-cell table:style-name="ce7" office:value-type="float" office:value="2300" calcext:value-type="float">
            <text:p>2300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20" calcext:value-type="date">
            <text:p>20 апр, 2018</text:p>
          </table:table-cell>
          <table:table-cell table:style-name="ce7" office:value-type="float" office:value="2299" calcext:value-type="float">
            <text:p>2299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19" calcext:value-type="date">
            <text:p>19 апр, 2018</text:p>
          </table:table-cell>
          <table:table-cell table:style-name="ce7" office:value-type="float" office:value="2298" calcext:value-type="float">
            <text:p>229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18" calcext:value-type="date">
            <text:p>18 апр, 2018</text:p>
          </table:table-cell>
          <table:table-cell table:style-name="ce7" office:value-type="float" office:value="2297" calcext:value-type="float">
            <text:p>229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17" calcext:value-type="date">
            <text:p>17 апр, 2018</text:p>
          </table:table-cell>
          <table:table-cell table:style-name="ce7" office:value-type="float" office:value="2296" calcext:value-type="float">
            <text:p>229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16" calcext:value-type="date">
            <text:p>16 апр, 2018</text:p>
          </table:table-cell>
          <table:table-cell table:style-name="ce7" office:value-type="float" office:value="2295" calcext:value-type="float">
            <text:p>229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15" calcext:value-type="date">
            <text:p>15 апр, 2018</text:p>
          </table:table-cell>
          <table:table-cell table:style-name="ce7" office:value-type="float" office:value="2294" calcext:value-type="float">
            <text:p>229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14" calcext:value-type="date">
            <text:p>14 апр, 2018</text:p>
          </table:table-cell>
          <table:table-cell table:style-name="ce7" office:value-type="float" office:value="2293" calcext:value-type="float">
            <text:p>2293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13" calcext:value-type="date">
            <text:p>13 апр, 2018</text:p>
          </table:table-cell>
          <table:table-cell table:style-name="ce7" office:value-type="float" office:value="2292" calcext:value-type="float">
            <text:p>2292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12" calcext:value-type="date">
            <text:p>12 апр, 2018</text:p>
          </table:table-cell>
          <table:table-cell table:style-name="ce7" office:value-type="float" office:value="2291" calcext:value-type="float">
            <text:p>2291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11" calcext:value-type="date">
            <text:p>11 апр, 2018</text:p>
          </table:table-cell>
          <table:table-cell table:style-name="ce7" office:value-type="float" office:value="2290" calcext:value-type="float">
            <text:p>229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10" calcext:value-type="date">
            <text:p>10 апр, 2018</text:p>
          </table:table-cell>
          <table:table-cell table:style-name="ce7" office:value-type="float" office:value="2289" calcext:value-type="float">
            <text:p>228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09" calcext:value-type="date">
            <text:p>9 апр, 2018</text:p>
          </table:table-cell>
          <table:table-cell table:style-name="ce7" office:value-type="float" office:value="2288" calcext:value-type="float">
            <text:p>2288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08" calcext:value-type="date">
            <text:p>8 апр, 2018</text:p>
          </table:table-cell>
          <table:table-cell table:style-name="ce7" office:value-type="float" office:value="2287" calcext:value-type="float">
            <text:p>228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07" calcext:value-type="date">
            <text:p>7 апр, 2018</text:p>
          </table:table-cell>
          <table:table-cell table:style-name="ce7" office:value-type="float" office:value="2286" calcext:value-type="float">
            <text:p>228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06" calcext:value-type="date">
            <text:p>6 апр, 2018</text:p>
          </table:table-cell>
          <table:table-cell table:style-name="ce7" office:value-type="float" office:value="2285" calcext:value-type="float">
            <text:p>228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05" calcext:value-type="date">
            <text:p>5 апр, 2018</text:p>
          </table:table-cell>
          <table:table-cell table:style-name="ce7" office:value-type="float" office:value="2284" calcext:value-type="float">
            <text:p>2284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04" calcext:value-type="date">
            <text:p>4 апр, 2018</text:p>
          </table:table-cell>
          <table:table-cell table:style-name="ce7" office:value-type="float" office:value="2283" calcext:value-type="float">
            <text:p>228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03" calcext:value-type="date">
            <text:p>3 апр, 2018</text:p>
          </table:table-cell>
          <table:table-cell table:style-name="ce7" office:value-type="float" office:value="2282" calcext:value-type="float">
            <text:p>228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02" calcext:value-type="date">
            <text:p>2 апр, 2018</text:p>
          </table:table-cell>
          <table:table-cell table:style-name="ce7" office:value-type="float" office:value="2281" calcext:value-type="float">
            <text:p>228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4-01" calcext:value-type="date">
            <text:p>1 апр, 2018</text:p>
          </table:table-cell>
          <table:table-cell table:style-name="ce7" office:value-type="float" office:value="2280" calcext:value-type="float">
            <text:p>2280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31" calcext:value-type="date">
            <text:p>31 мар, 2018</text:p>
          </table:table-cell>
          <table:table-cell table:style-name="ce7" office:value-type="float" office:value="2279" calcext:value-type="float">
            <text:p>227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30" calcext:value-type="date">
            <text:p>30 мар, 2018</text:p>
          </table:table-cell>
          <table:table-cell table:style-name="ce7" office:value-type="float" office:value="2278" calcext:value-type="float">
            <text:p>227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29" calcext:value-type="date">
            <text:p>29 мар, 2018</text:p>
          </table:table-cell>
          <table:table-cell table:style-name="ce7" office:value-type="float" office:value="2277" calcext:value-type="float">
            <text:p>2277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28" calcext:value-type="date">
            <text:p>28 мар, 2018</text:p>
          </table:table-cell>
          <table:table-cell table:style-name="ce7" office:value-type="float" office:value="2276" calcext:value-type="float">
            <text:p>227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27" calcext:value-type="date">
            <text:p>27 мар, 2018</text:p>
          </table:table-cell>
          <table:table-cell table:style-name="ce7" office:value-type="float" office:value="2275" calcext:value-type="float">
            <text:p>227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26" calcext:value-type="date">
            <text:p>26 мар, 2018</text:p>
          </table:table-cell>
          <table:table-cell table:style-name="ce7" office:value-type="float" office:value="2274" calcext:value-type="float">
            <text:p>2274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25" calcext:value-type="date">
            <text:p>25 мар, 2018</text:p>
          </table:table-cell>
          <table:table-cell table:style-name="ce7" office:value-type="float" office:value="2273" calcext:value-type="float">
            <text:p>227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24" calcext:value-type="date">
            <text:p>24 мар, 2018</text:p>
          </table:table-cell>
          <table:table-cell table:style-name="ce7" office:value-type="float" office:value="2272" calcext:value-type="float">
            <text:p>227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23" calcext:value-type="date">
            <text:p>23 мар, 2018</text:p>
          </table:table-cell>
          <table:table-cell table:style-name="ce7" office:value-type="float" office:value="2271" calcext:value-type="float">
            <text:p>2271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22" calcext:value-type="date">
            <text:p>22 мар, 2018</text:p>
          </table:table-cell>
          <table:table-cell table:style-name="ce7" office:value-type="float" office:value="2270" calcext:value-type="float">
            <text:p>227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21" calcext:value-type="date">
            <text:p>21 мар, 2018</text:p>
          </table:table-cell>
          <table:table-cell table:style-name="ce7" office:value-type="float" office:value="2269" calcext:value-type="float">
            <text:p>2269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20" calcext:value-type="date">
            <text:p>20 мар, 2018</text:p>
          </table:table-cell>
          <table:table-cell table:style-name="ce7" office:value-type="float" office:value="2268" calcext:value-type="float">
            <text:p>226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19" calcext:value-type="date">
            <text:p>19 мар, 2018</text:p>
          </table:table-cell>
          <table:table-cell table:style-name="ce7" office:value-type="float" office:value="2267" calcext:value-type="float">
            <text:p>2267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18" calcext:value-type="date">
            <text:p>18 мар, 2018</text:p>
          </table:table-cell>
          <table:table-cell table:style-name="ce7" office:value-type="float" office:value="2266" calcext:value-type="float">
            <text:p>2266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17" calcext:value-type="date">
            <text:p>17 мар, 2018</text:p>
          </table:table-cell>
          <table:table-cell table:style-name="ce7" office:value-type="float" office:value="2265" calcext:value-type="float">
            <text:p>226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16" calcext:value-type="date">
            <text:p>16 мар, 2018</text:p>
          </table:table-cell>
          <table:table-cell table:style-name="ce7" office:value-type="float" office:value="2264" calcext:value-type="float">
            <text:p>226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15" calcext:value-type="date">
            <text:p>15 мар, 2018</text:p>
          </table:table-cell>
          <table:table-cell table:style-name="ce7" office:value-type="float" office:value="2263" calcext:value-type="float">
            <text:p>2263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14" calcext:value-type="date">
            <text:p>14 мар, 2018</text:p>
          </table:table-cell>
          <table:table-cell table:style-name="ce7" office:value-type="float" office:value="2262" calcext:value-type="float">
            <text:p>226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13" calcext:value-type="date">
            <text:p>13 мар, 2018</text:p>
          </table:table-cell>
          <table:table-cell table:style-name="ce7" office:value-type="float" office:value="2261" calcext:value-type="float">
            <text:p>226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12" calcext:value-type="date">
            <text:p>12 мар, 2018</text:p>
          </table:table-cell>
          <table:table-cell table:style-name="ce7" office:value-type="float" office:value="2260" calcext:value-type="float">
            <text:p>2260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11" calcext:value-type="date">
            <text:p>11 мар, 2018</text:p>
          </table:table-cell>
          <table:table-cell table:style-name="ce7" office:value-type="float" office:value="2259" calcext:value-type="float">
            <text:p>225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10" calcext:value-type="date">
            <text:p>10 мар, 2018</text:p>
          </table:table-cell>
          <table:table-cell table:style-name="ce7" office:value-type="float" office:value="2258" calcext:value-type="float">
            <text:p>225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09" calcext:value-type="date">
            <text:p>9 мар, 2018</text:p>
          </table:table-cell>
          <table:table-cell table:style-name="ce7" office:value-type="float" office:value="2257" calcext:value-type="float">
            <text:p>225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08" calcext:value-type="date">
            <text:p>8 мар, 2018</text:p>
          </table:table-cell>
          <table:table-cell table:style-name="ce7" office:value-type="float" office:value="2256" calcext:value-type="float">
            <text:p>225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07" calcext:value-type="date">
            <text:p>7 мар, 2018</text:p>
          </table:table-cell>
          <table:table-cell table:style-name="ce7" office:value-type="float" office:value="2255" calcext:value-type="float">
            <text:p>225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06" calcext:value-type="date">
            <text:p>6 мар, 2018</text:p>
          </table:table-cell>
          <table:table-cell table:style-name="ce7" office:value-type="float" office:value="2254" calcext:value-type="float">
            <text:p>225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05" calcext:value-type="date">
            <text:p>5 мар, 2018</text:p>
          </table:table-cell>
          <table:table-cell table:style-name="ce7" office:value-type="float" office:value="2253" calcext:value-type="float">
            <text:p>2253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04" calcext:value-type="date">
            <text:p>4 мар, 2018</text:p>
          </table:table-cell>
          <table:table-cell table:style-name="ce7"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03" calcext:value-type="date">
            <text:p>3 мар, 2018</text:p>
          </table:table-cell>
          <table:table-cell table:style-name="ce7" office:value-type="float" office:value="2251" calcext:value-type="float">
            <text:p>225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02" calcext:value-type="date">
            <text:p>2 мар, 2018</text:p>
          </table:table-cell>
          <table:table-cell table:style-name="ce7" office:value-type="float" office:value="2250" calcext:value-type="float">
            <text:p>225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3-01" calcext:value-type="date">
            <text:p>1 мар, 2018</text:p>
          </table:table-cell>
          <table:table-cell table:style-name="ce7" office:value-type="float" office:value="2249" calcext:value-type="float">
            <text:p>2249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28" calcext:value-type="date">
            <text:p>28 фев, 2018</text:p>
          </table:table-cell>
          <table:table-cell table:style-name="ce7" office:value-type="float" office:value="2248" calcext:value-type="float">
            <text:p>2248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27" calcext:value-type="date">
            <text:p>27 фев, 2018</text:p>
          </table:table-cell>
          <table:table-cell table:style-name="ce7" office:value-type="float" office:value="2247" calcext:value-type="float">
            <text:p>2247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26" calcext:value-type="date">
            <text:p>26 фев, 2018</text:p>
          </table:table-cell>
          <table:table-cell table:style-name="ce7" office:value-type="float" office:value="2246" calcext:value-type="float">
            <text:p>224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25" calcext:value-type="date">
            <text:p>25 фев, 2018</text:p>
          </table:table-cell>
          <table:table-cell table:style-name="ce7" office:value-type="float" office:value="2245" calcext:value-type="float">
            <text:p>224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24" calcext:value-type="date">
            <text:p>24 фев, 2018</text:p>
          </table:table-cell>
          <table:table-cell table:style-name="ce7" office:value-type="float" office:value="2244" calcext:value-type="float">
            <text:p>224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23" calcext:value-type="date">
            <text:p>23 фев, 2018</text:p>
          </table:table-cell>
          <table:table-cell table:style-name="ce7" office:value-type="float" office:value="2243" calcext:value-type="float">
            <text:p>224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22" calcext:value-type="date">
            <text:p>22 фев, 2018</text:p>
          </table:table-cell>
          <table:table-cell table:style-name="ce7" office:value-type="float" office:value="2242" calcext:value-type="float">
            <text:p>2242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21" calcext:value-type="date">
            <text:p>21 фев, 2018</text:p>
          </table:table-cell>
          <table:table-cell table:style-name="ce7" office:value-type="float" office:value="2241" calcext:value-type="float">
            <text:p>2241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20" calcext:value-type="date">
            <text:p>20 фев, 2018</text:p>
          </table:table-cell>
          <table:table-cell table:style-name="ce7" office:value-type="float" office:value="2240" calcext:value-type="float">
            <text:p>224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19" calcext:value-type="date">
            <text:p>19 фев, 2018</text:p>
          </table:table-cell>
          <table:table-cell table:style-name="ce7" office:value-type="float" office:value="2239" calcext:value-type="float">
            <text:p>2239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18" calcext:value-type="date">
            <text:p>18 фев, 2018</text:p>
          </table:table-cell>
          <table:table-cell table:style-name="ce7" office:value-type="float" office:value="2238" calcext:value-type="float">
            <text:p>2238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17" calcext:value-type="date">
            <text:p>17 фев, 2018</text:p>
          </table:table-cell>
          <table:table-cell table:style-name="ce7" office:value-type="float" office:value="2237" calcext:value-type="float">
            <text:p>223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16" calcext:value-type="date">
            <text:p>16 фев, 2018</text:p>
          </table:table-cell>
          <table:table-cell table:style-name="ce7" office:value-type="float" office:value="2236" calcext:value-type="float">
            <text:p>223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15" calcext:value-type="date">
            <text:p>15 фев, 2018</text:p>
          </table:table-cell>
          <table:table-cell table:style-name="ce7" office:value-type="float" office:value="2235" calcext:value-type="float">
            <text:p>223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14" calcext:value-type="date">
            <text:p>14 фев, 2018</text:p>
          </table:table-cell>
          <table:table-cell table:style-name="ce7" office:value-type="float" office:value="2234" calcext:value-type="float">
            <text:p>2234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13" calcext:value-type="date">
            <text:p>13 фев, 2018</text:p>
          </table:table-cell>
          <table:table-cell table:style-name="ce7" office:value-type="float" office:value="2233" calcext:value-type="float">
            <text:p>223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12" calcext:value-type="date">
            <text:p>12 фев, 2018</text:p>
          </table:table-cell>
          <table:table-cell table:style-name="ce7" office:value-type="float" office:value="2232" calcext:value-type="float">
            <text:p>223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11" calcext:value-type="date">
            <text:p>11 фев, 2018</text:p>
          </table:table-cell>
          <table:table-cell table:style-name="ce7" office:value-type="float" office:value="2231" calcext:value-type="float">
            <text:p>2231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10" calcext:value-type="date">
            <text:p>10 фев, 2018</text:p>
          </table:table-cell>
          <table:table-cell table:style-name="ce7" office:value-type="float" office:value="2230" calcext:value-type="float">
            <text:p>223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09" calcext:value-type="date">
            <text:p>9 фев, 2018</text:p>
          </table:table-cell>
          <table:table-cell table:style-name="ce7" office:value-type="float" office:value="2229" calcext:value-type="float">
            <text:p>222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08" calcext:value-type="date">
            <text:p>8 фев, 2018</text:p>
          </table:table-cell>
          <table:table-cell table:style-name="ce7" office:value-type="float" office:value="2228" calcext:value-type="float">
            <text:p>2228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07" calcext:value-type="date">
            <text:p>7 фев, 2018</text:p>
          </table:table-cell>
          <table:table-cell table:style-name="ce7" office:value-type="float" office:value="2227" calcext:value-type="float">
            <text:p>222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06" calcext:value-type="date">
            <text:p>6 фев, 2018</text:p>
          </table:table-cell>
          <table:table-cell table:style-name="ce7" office:value-type="float" office:value="2226" calcext:value-type="float">
            <text:p>2226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05" calcext:value-type="date">
            <text:p>5 фев, 2018</text:p>
          </table:table-cell>
          <table:table-cell table:style-name="ce7" office:value-type="float" office:value="2225" calcext:value-type="float">
            <text:p>222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04" calcext:value-type="date">
            <text:p>4 фев, 2018</text:p>
          </table:table-cell>
          <table:table-cell table:style-name="ce7" office:value-type="float" office:value="2224" calcext:value-type="float">
            <text:p>2224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03" calcext:value-type="date">
            <text:p>3 фев, 2018</text:p>
          </table:table-cell>
          <table:table-cell table:style-name="ce7" office:value-type="float" office:value="2223" calcext:value-type="float">
            <text:p>2223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02" calcext:value-type="date">
            <text:p>2 фев, 2018</text:p>
          </table:table-cell>
          <table:table-cell table:style-name="ce7" office:value-type="float" office:value="2222" calcext:value-type="float">
            <text:p>2222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2-01" calcext:value-type="date">
            <text:p>1 фев, 2018</text:p>
          </table:table-cell>
          <table:table-cell table:style-name="ce7" office:value-type="float" office:value="2221" calcext:value-type="float">
            <text:p>222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31" calcext:value-type="date">
            <text:p>31 янв, 2018</text:p>
          </table:table-cell>
          <table:table-cell table:style-name="ce7" office:value-type="float" office:value="2220" calcext:value-type="float">
            <text:p>2220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30" calcext:value-type="date">
            <text:p>30 янв, 2018</text:p>
          </table:table-cell>
          <table:table-cell table:style-name="ce7" office:value-type="float" office:value="2219" calcext:value-type="float">
            <text:p>2219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29" calcext:value-type="date">
            <text:p>29 янв, 2018</text:p>
          </table:table-cell>
          <table:table-cell table:style-name="ce7" office:value-type="float" office:value="2218" calcext:value-type="float">
            <text:p>2218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28" calcext:value-type="date">
            <text:p>28 янв, 2018</text:p>
          </table:table-cell>
          <table:table-cell table:style-name="ce7" office:value-type="float" office:value="2217" calcext:value-type="float">
            <text:p>2217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27" calcext:value-type="date">
            <text:p>27 янв, 2018</text:p>
          </table:table-cell>
          <table:table-cell table:style-name="ce7" office:value-type="float" office:value="2216" calcext:value-type="float">
            <text:p>221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26" calcext:value-type="date">
            <text:p>26 янв, 2018</text:p>
          </table:table-cell>
          <table:table-cell table:style-name="ce7" office:value-type="float" office:value="2215" calcext:value-type="float">
            <text:p>2215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25" calcext:value-type="date">
            <text:p>25 янв, 2018</text:p>
          </table:table-cell>
          <table:table-cell table:style-name="ce7" office:value-type="float" office:value="2214" calcext:value-type="float">
            <text:p>2214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24" calcext:value-type="date">
            <text:p>24 янв, 2018</text:p>
          </table:table-cell>
          <table:table-cell table:style-name="ce7" office:value-type="float" office:value="2213" calcext:value-type="float">
            <text:p>221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23" calcext:value-type="date">
            <text:p>23 янв, 2018</text:p>
          </table:table-cell>
          <table:table-cell table:style-name="ce7" office:value-type="float" office:value="2212" calcext:value-type="float">
            <text:p>221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22" calcext:value-type="date">
            <text:p>22 янв, 2018</text:p>
          </table:table-cell>
          <table:table-cell table:style-name="ce7" office:value-type="float" office:value="2211" calcext:value-type="float">
            <text:p>221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21" calcext:value-type="date">
            <text:p>21 янв, 2018</text:p>
          </table:table-cell>
          <table:table-cell table:style-name="ce7" office:value-type="float" office:value="2210" calcext:value-type="float">
            <text:p>221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20" calcext:value-type="date">
            <text:p>20 янв, 2018</text:p>
          </table:table-cell>
          <table:table-cell table:style-name="ce7"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19" calcext:value-type="date">
            <text:p>19 янв, 2018</text:p>
          </table:table-cell>
          <table:table-cell table:style-name="ce7" office:value-type="float" office:value="2208" calcext:value-type="float">
            <text:p>2208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18" calcext:value-type="date">
            <text:p>18 янв, 2018</text:p>
          </table:table-cell>
          <table:table-cell table:style-name="ce7" office:value-type="float" office:value="2207" calcext:value-type="float">
            <text:p>2207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17" calcext:value-type="date">
            <text:p>17 янв, 2018</text:p>
          </table:table-cell>
          <table:table-cell table:style-name="ce7" office:value-type="float" office:value="2206" calcext:value-type="float">
            <text:p>220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16" calcext:value-type="date">
            <text:p>16 янв, 2018</text:p>
          </table:table-cell>
          <table:table-cell table:style-name="ce7" office:value-type="float" office:value="2205" calcext:value-type="float">
            <text:p>2205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15" calcext:value-type="date">
            <text:p>15 янв, 2018</text:p>
          </table:table-cell>
          <table:table-cell table:style-name="ce7" office:value-type="float" office:value="2204" calcext:value-type="float">
            <text:p>220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14" calcext:value-type="date">
            <text:p>14 янв, 2018</text:p>
          </table:table-cell>
          <table:table-cell table:style-name="ce7" office:value-type="float" office:value="2203" calcext:value-type="float">
            <text:p>220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13" calcext:value-type="date">
            <text:p>13 янв, 2018</text:p>
          </table:table-cell>
          <table:table-cell table:style-name="ce7" office:value-type="float" office:value="2202" calcext:value-type="float">
            <text:p>220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12" calcext:value-type="date">
            <text:p>12 янв, 2018</text:p>
          </table:table-cell>
          <table:table-cell table:style-name="ce7" office:value-type="float" office:value="2201" calcext:value-type="float">
            <text:p>220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11" calcext:value-type="date">
            <text:p>11 янв, 2018</text:p>
          </table:table-cell>
          <table:table-cell table:style-name="ce7"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10" calcext:value-type="date">
            <text:p>10 янв, 2018</text:p>
          </table:table-cell>
          <table:table-cell table:style-name="ce7" office:value-type="float" office:value="2199" calcext:value-type="float">
            <text:p>219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09" calcext:value-type="date">
            <text:p>9 янв, 2018</text:p>
          </table:table-cell>
          <table:table-cell table:style-name="ce7" office:value-type="float" office:value="2198" calcext:value-type="float">
            <text:p>2198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08" calcext:value-type="date">
            <text:p>8 янв, 2018</text:p>
          </table:table-cell>
          <table:table-cell table:style-name="ce7" office:value-type="float" office:value="2197" calcext:value-type="float">
            <text:p>219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07" calcext:value-type="date">
            <text:p>7 янв, 2018</text:p>
          </table:table-cell>
          <table:table-cell table:style-name="ce7" office:value-type="float" office:value="2196" calcext:value-type="float">
            <text:p>2196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06" calcext:value-type="date">
            <text:p>6 янв, 2018</text:p>
          </table:table-cell>
          <table:table-cell table:style-name="ce7" office:value-type="float" office:value="2195" calcext:value-type="float">
            <text:p>219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05" calcext:value-type="date">
            <text:p>5 янв, 2018</text:p>
          </table:table-cell>
          <table:table-cell table:style-name="ce7" office:value-type="float" office:value="2194" calcext:value-type="float">
            <text:p>219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04" calcext:value-type="date">
            <text:p>4 янв, 2018</text:p>
          </table:table-cell>
          <table:table-cell table:style-name="ce7" office:value-type="float" office:value="2193" calcext:value-type="float">
            <text:p>2193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03" calcext:value-type="date">
            <text:p>3 янв, 2018</text:p>
          </table:table-cell>
          <table:table-cell table:style-name="ce7" office:value-type="float" office:value="2192" calcext:value-type="float">
            <text:p>2192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02" calcext:value-type="date">
            <text:p>2 янв, 2018</text:p>
          </table:table-cell>
          <table:table-cell table:style-name="ce7" office:value-type="float" office:value="2191" calcext:value-type="float">
            <text:p>219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1-01" calcext:value-type="date">
            <text:p>1 янв, 2018</text:p>
          </table:table-cell>
          <table:table-cell table:style-name="ce7" office:value-type="float" office:value="2190" calcext:value-type="float">
            <text:p>219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31" calcext:value-type="date">
            <text:p>31 дек, 2017</text:p>
          </table:table-cell>
          <table:table-cell table:style-name="ce7" office:value-type="float" office:value="2189" calcext:value-type="float">
            <text:p>218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30" calcext:value-type="date">
            <text:p>30 дек, 2017</text:p>
          </table:table-cell>
          <table:table-cell table:style-name="ce7" office:value-type="float" office:value="2188" calcext:value-type="float">
            <text:p>218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29" calcext:value-type="date">
            <text:p>29 дек, 2017</text:p>
          </table:table-cell>
          <table:table-cell table:style-name="ce7" office:value-type="float" office:value="2187" calcext:value-type="float">
            <text:p>2187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28" calcext:value-type="date">
            <text:p>28 дек, 2017</text:p>
          </table:table-cell>
          <table:table-cell table:style-name="ce7" office:value-type="float" office:value="2186" calcext:value-type="float">
            <text:p>2186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27" calcext:value-type="date">
            <text:p>27 дек, 2017</text:p>
          </table:table-cell>
          <table:table-cell table:style-name="ce7" office:value-type="float" office:value="2185" calcext:value-type="float">
            <text:p>2185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26" calcext:value-type="date">
            <text:p>26 дек, 2017</text:p>
          </table:table-cell>
          <table:table-cell table:style-name="ce7" office:value-type="float" office:value="2184" calcext:value-type="float">
            <text:p>2184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25" calcext:value-type="date">
            <text:p>25 дек, 2017</text:p>
          </table:table-cell>
          <table:table-cell table:style-name="ce7" office:value-type="float" office:value="2183" calcext:value-type="float">
            <text:p>2183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24" calcext:value-type="date">
            <text:p>24 дек, 2017</text:p>
          </table:table-cell>
          <table:table-cell table:style-name="ce7" office:value-type="float" office:value="2182" calcext:value-type="float">
            <text:p>218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23" calcext:value-type="date">
            <text:p>23 дек, 2017</text:p>
          </table:table-cell>
          <table:table-cell table:style-name="ce7" office:value-type="float" office:value="2181" calcext:value-type="float">
            <text:p>218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22" calcext:value-type="date">
            <text:p>22 дек, 2017</text:p>
          </table:table-cell>
          <table:table-cell table:style-name="ce7" office:value-type="float" office:value="2180" calcext:value-type="float">
            <text:p>218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21" calcext:value-type="date">
            <text:p>21 дек, 2017</text:p>
          </table:table-cell>
          <table:table-cell table:style-name="ce7" office:value-type="float" office:value="2179" calcext:value-type="float">
            <text:p>2179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20" calcext:value-type="date">
            <text:p>20 дек, 2017</text:p>
          </table:table-cell>
          <table:table-cell table:style-name="ce7" office:value-type="float" office:value="2178" calcext:value-type="float">
            <text:p>217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19" calcext:value-type="date">
            <text:p>19 дек, 2017</text:p>
          </table:table-cell>
          <table:table-cell table:style-name="ce7" office:value-type="float" office:value="2177" calcext:value-type="float">
            <text:p>217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18" calcext:value-type="date">
            <text:p>18 дек, 2017</text:p>
          </table:table-cell>
          <table:table-cell table:style-name="ce7" office:value-type="float" office:value="2176" calcext:value-type="float">
            <text:p>2176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17" calcext:value-type="date">
            <text:p>17 дек, 2017</text:p>
          </table:table-cell>
          <table:table-cell table:style-name="ce7" office:value-type="float" office:value="2175" calcext:value-type="float">
            <text:p>2175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16" calcext:value-type="date">
            <text:p>16 дек, 2017</text:p>
          </table:table-cell>
          <table:table-cell table:style-name="ce7" office:value-type="float" office:value="2174" calcext:value-type="float">
            <text:p>2174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15" calcext:value-type="date">
            <text:p>15 дек, 2017</text:p>
          </table:table-cell>
          <table:table-cell table:style-name="ce7" office:value-type="float" office:value="2173" calcext:value-type="float">
            <text:p>217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14" calcext:value-type="date">
            <text:p>14 дек, 2017</text:p>
          </table:table-cell>
          <table:table-cell table:style-name="ce7" office:value-type="float" office:value="2172" calcext:value-type="float">
            <text:p>2172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13" calcext:value-type="date">
            <text:p>13 дек, 2017</text:p>
          </table:table-cell>
          <table:table-cell table:style-name="ce7" office:value-type="float" office:value="2171" calcext:value-type="float">
            <text:p>217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12" calcext:value-type="date">
            <text:p>12 дек, 2017</text:p>
          </table:table-cell>
          <table:table-cell table:style-name="ce7" office:value-type="float" office:value="2170" calcext:value-type="float">
            <text:p>217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11" calcext:value-type="date">
            <text:p>11 дек, 2017</text:p>
          </table:table-cell>
          <table:table-cell table:style-name="ce7" office:value-type="float" office:value="2169" calcext:value-type="float">
            <text:p>2169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10" calcext:value-type="date">
            <text:p>10 дек, 2017</text:p>
          </table:table-cell>
          <table:table-cell table:style-name="ce7" office:value-type="float" office:value="2168" calcext:value-type="float">
            <text:p>216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09" calcext:value-type="date">
            <text:p>9 дек, 2017</text:p>
          </table:table-cell>
          <table:table-cell table:style-name="ce7" office:value-type="float" office:value="2167" calcext:value-type="float">
            <text:p>21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08" calcext:value-type="date">
            <text:p>8 дек, 2017</text:p>
          </table:table-cell>
          <table:table-cell table:style-name="ce7" office:value-type="float" office:value="2166" calcext:value-type="float">
            <text:p>2166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07" calcext:value-type="date">
            <text:p>7 дек, 2017</text:p>
          </table:table-cell>
          <table:table-cell table:style-name="ce7" office:value-type="float" office:value="2165" calcext:value-type="float">
            <text:p>216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06" calcext:value-type="date">
            <text:p>6 дек, 2017</text:p>
          </table:table-cell>
          <table:table-cell table:style-name="ce7" office:value-type="float" office:value="2164" calcext:value-type="float">
            <text:p>2164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05" calcext:value-type="date">
            <text:p>5 дек, 2017</text:p>
          </table:table-cell>
          <table:table-cell table:style-name="ce7" office:value-type="float" office:value="2163" calcext:value-type="float">
            <text:p>216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04" calcext:value-type="date">
            <text:p>4 дек, 2017</text:p>
          </table:table-cell>
          <table:table-cell table:style-name="ce7" office:value-type="float" office:value="2162" calcext:value-type="float">
            <text:p>216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03" calcext:value-type="date">
            <text:p>3 дек, 2017</text:p>
          </table:table-cell>
          <table:table-cell table:style-name="ce7" office:value-type="float" office:value="2161" calcext:value-type="float">
            <text:p>216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02" calcext:value-type="date">
            <text:p>2 дек, 2017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2-01" calcext:value-type="date">
            <text:p>1 дек, 2017</text:p>
          </table:table-cell>
          <table:table-cell table:style-name="ce7" office:value-type="float" office:value="2159" calcext:value-type="float">
            <text:p>215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30" calcext:value-type="date">
            <text:p>30 ноя, 2017</text:p>
          </table:table-cell>
          <table:table-cell table:style-name="ce7" office:value-type="float" office:value="2158" calcext:value-type="float">
            <text:p>215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29" calcext:value-type="date">
            <text:p>29 ноя, 2017</text:p>
          </table:table-cell>
          <table:table-cell table:style-name="ce7" office:value-type="float" office:value="2157" calcext:value-type="float">
            <text:p>215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28" calcext:value-type="date">
            <text:p>28 ноя, 2017</text:p>
          </table:table-cell>
          <table:table-cell table:style-name="ce7" office:value-type="float" office:value="2156" calcext:value-type="float">
            <text:p>2156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27" calcext:value-type="date">
            <text:p>27 ноя, 2017</text:p>
          </table:table-cell>
          <table:table-cell table:style-name="ce7" office:value-type="float" office:value="2155" calcext:value-type="float">
            <text:p>215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26" calcext:value-type="date">
            <text:p>26 ноя, 2017</text:p>
          </table:table-cell>
          <table:table-cell table:style-name="ce7" office:value-type="float" office:value="2154" calcext:value-type="float">
            <text:p>215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25" calcext:value-type="date">
            <text:p>25 ноя, 2017</text:p>
          </table:table-cell>
          <table:table-cell table:style-name="ce7" office:value-type="float" office:value="2153" calcext:value-type="float">
            <text:p>2153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24" calcext:value-type="date">
            <text:p>24 ноя, 2017</text:p>
          </table:table-cell>
          <table:table-cell table:style-name="ce7" office:value-type="float" office:value="2152" calcext:value-type="float">
            <text:p>215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23" calcext:value-type="date">
            <text:p>23 ноя, 2017</text:p>
          </table:table-cell>
          <table:table-cell table:style-name="ce7" office:value-type="float" office:value="2151" calcext:value-type="float">
            <text:p>215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22" calcext:value-type="date">
            <text:p>22 ноя, 2017</text:p>
          </table:table-cell>
          <table:table-cell table:style-name="ce7" office:value-type="float" office:value="2150" calcext:value-type="float">
            <text:p>215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21" calcext:value-type="date">
            <text:p>21 ноя, 2017</text:p>
          </table:table-cell>
          <table:table-cell table:style-name="ce7" office:value-type="float" office:value="2149" calcext:value-type="float">
            <text:p>2149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20" calcext:value-type="date">
            <text:p>20 ноя, 2017</text:p>
          </table:table-cell>
          <table:table-cell table:style-name="ce7" office:value-type="float" office:value="2148" calcext:value-type="float">
            <text:p>214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19" calcext:value-type="date">
            <text:p>19 ноя, 2017</text:p>
          </table:table-cell>
          <table:table-cell table:style-name="ce7" office:value-type="float" office:value="2147" calcext:value-type="float">
            <text:p>214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18" calcext:value-type="date">
            <text:p>18 ноя, 2017</text:p>
          </table:table-cell>
          <table:table-cell table:style-name="ce7" office:value-type="float" office:value="2146" calcext:value-type="float">
            <text:p>214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17" calcext:value-type="date">
            <text:p>17 ноя, 2017</text:p>
          </table:table-cell>
          <table:table-cell table:style-name="ce7" office:value-type="float" office:value="2145" calcext:value-type="float">
            <text:p>214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16" calcext:value-type="date">
            <text:p>16 ноя, 2017</text:p>
          </table:table-cell>
          <table:table-cell table:style-name="ce7" office:value-type="float" office:value="2144" calcext:value-type="float">
            <text:p>214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15" calcext:value-type="date">
            <text:p>15 ноя, 2017</text:p>
          </table:table-cell>
          <table:table-cell table:style-name="ce7" office:value-type="float" office:value="2143" calcext:value-type="float">
            <text:p>2143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14" calcext:value-type="date">
            <text:p>14 ноя, 2017</text:p>
          </table:table-cell>
          <table:table-cell table:style-name="ce7" office:value-type="float" office:value="2142" calcext:value-type="float">
            <text:p>214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13" calcext:value-type="date">
            <text:p>13 ноя, 2017</text:p>
          </table:table-cell>
          <table:table-cell table:style-name="ce7" office:value-type="float" office:value="2141" calcext:value-type="float">
            <text:p>214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12" calcext:value-type="date">
            <text:p>12 ноя, 2017</text:p>
          </table:table-cell>
          <table:table-cell table:style-name="ce7" office:value-type="float" office:value="2140" calcext:value-type="float">
            <text:p>2140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11" calcext:value-type="date">
            <text:p>11 ноя, 2017</text:p>
          </table:table-cell>
          <table:table-cell table:style-name="ce7" office:value-type="float" office:value="2139" calcext:value-type="float">
            <text:p>2139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10" calcext:value-type="date">
            <text:p>10 ноя, 2017</text:p>
          </table:table-cell>
          <table:table-cell table:style-name="ce7" office:value-type="float" office:value="2138" calcext:value-type="float">
            <text:p>2138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09" calcext:value-type="date">
            <text:p>9 ноя, 2017</text:p>
          </table:table-cell>
          <table:table-cell table:style-name="ce7" office:value-type="float" office:value="2137" calcext:value-type="float">
            <text:p>2137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08" calcext:value-type="date">
            <text:p>8 ноя, 2017</text:p>
          </table:table-cell>
          <table:table-cell table:style-name="ce7" office:value-type="float" office:value="2136" calcext:value-type="float">
            <text:p>2136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07" calcext:value-type="date">
            <text:p>7 ноя, 2017</text:p>
          </table:table-cell>
          <table:table-cell table:style-name="ce7" office:value-type="float" office:value="2135" calcext:value-type="float">
            <text:p>213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06" calcext:value-type="date">
            <text:p>6 ноя, 2017</text:p>
          </table:table-cell>
          <table:table-cell table:style-name="ce7" office:value-type="float" office:value="2134" calcext:value-type="float">
            <text:p>213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05" calcext:value-type="date">
            <text:p>5 ноя, 2017</text:p>
          </table:table-cell>
          <table:table-cell table:style-name="ce7" office:value-type="float" office:value="2133" calcext:value-type="float">
            <text:p>213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04" calcext:value-type="date">
            <text:p>4 ноя, 2017</text:p>
          </table:table-cell>
          <table:table-cell table:style-name="ce7" office:value-type="float" office:value="2132" calcext:value-type="float">
            <text:p>213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03" calcext:value-type="date">
            <text:p>3 ноя, 2017</text:p>
          </table:table-cell>
          <table:table-cell table:style-name="ce7" office:value-type="float" office:value="2131" calcext:value-type="float">
            <text:p>213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02" calcext:value-type="date">
            <text:p>2 ноя, 2017</text:p>
          </table:table-cell>
          <table:table-cell table:style-name="ce7" office:value-type="float" office:value="2130" calcext:value-type="float">
            <text:p>213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1-01" calcext:value-type="date">
            <text:p>1 ноя, 2017</text:p>
          </table:table-cell>
          <table:table-cell table:style-name="ce7" office:value-type="float" office:value="2129" calcext:value-type="float">
            <text:p>212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31" calcext:value-type="date">
            <text:p>31 окт, 2017</text:p>
          </table:table-cell>
          <table:table-cell table:style-name="ce7" office:value-type="float" office:value="2128" calcext:value-type="float">
            <text:p>212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30" calcext:value-type="date">
            <text:p>30 окт, 2017</text:p>
          </table:table-cell>
          <table:table-cell table:style-name="ce7" office:value-type="float" office:value="2127" calcext:value-type="float">
            <text:p>212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29" calcext:value-type="date">
            <text:p>29 окт, 2017</text:p>
          </table:table-cell>
          <table:table-cell table:style-name="ce7" office:value-type="float" office:value="2126" calcext:value-type="float">
            <text:p>212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28" calcext:value-type="date">
            <text:p>28 окт, 2017</text:p>
          </table:table-cell>
          <table:table-cell table:style-name="ce7" office:value-type="float" office:value="2125" calcext:value-type="float">
            <text:p>212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27" calcext:value-type="date">
            <text:p>27 окт, 2017</text:p>
          </table:table-cell>
          <table:table-cell table:style-name="ce7" office:value-type="float" office:value="2124" calcext:value-type="float">
            <text:p>212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26" calcext:value-type="date">
            <text:p>26 окт, 2017</text:p>
          </table:table-cell>
          <table:table-cell table:style-name="ce7" office:value-type="float" office:value="2123" calcext:value-type="float">
            <text:p>212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25" calcext:value-type="date">
            <text:p>25 окт, 2017</text:p>
          </table:table-cell>
          <table:table-cell table:style-name="ce7" office:value-type="float" office:value="2122" calcext:value-type="float">
            <text:p>212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24" calcext:value-type="date">
            <text:p>24 окт, 2017</text:p>
          </table:table-cell>
          <table:table-cell table:style-name="ce7" office:value-type="float" office:value="2121" calcext:value-type="float">
            <text:p>2121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23" calcext:value-type="date">
            <text:p>23 окт, 2017</text:p>
          </table:table-cell>
          <table:table-cell table:style-name="ce7" office:value-type="float" office:value="2120" calcext:value-type="float">
            <text:p>2120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22" calcext:value-type="date">
            <text:p>22 окт, 2017</text:p>
          </table:table-cell>
          <table:table-cell table:style-name="ce7" office:value-type="float" office:value="2119" calcext:value-type="float">
            <text:p>211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21" calcext:value-type="date">
            <text:p>21 окт, 2017</text:p>
          </table:table-cell>
          <table:table-cell table:style-name="ce7" office:value-type="float" office:value="2118" calcext:value-type="float">
            <text:p>211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20" calcext:value-type="date">
            <text:p>20 окт, 2017</text:p>
          </table:table-cell>
          <table:table-cell table:style-name="ce7" office:value-type="float" office:value="2117" calcext:value-type="float">
            <text:p>2117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19" calcext:value-type="date">
            <text:p>19 окт, 2017</text:p>
          </table:table-cell>
          <table:table-cell table:style-name="ce7" office:value-type="float" office:value="2116" calcext:value-type="float">
            <text:p>2116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18" calcext:value-type="date">
            <text:p>18 окт, 2017</text:p>
          </table:table-cell>
          <table:table-cell table:style-name="ce7" office:value-type="float" office:value="2115" calcext:value-type="float">
            <text:p>2115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17" calcext:value-type="date">
            <text:p>17 окт, 2017</text:p>
          </table:table-cell>
          <table:table-cell table:style-name="ce7" office:value-type="float" office:value="2114" calcext:value-type="float">
            <text:p>2114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16" calcext:value-type="date">
            <text:p>16 окт, 2017</text:p>
          </table:table-cell>
          <table:table-cell table:style-name="ce7" office:value-type="float" office:value="2113" calcext:value-type="float">
            <text:p>2113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15" calcext:value-type="date">
            <text:p>15 окт, 2017</text:p>
          </table:table-cell>
          <table:table-cell table:style-name="ce7" office:value-type="float" office:value="2112" calcext:value-type="float">
            <text:p>211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14" calcext:value-type="date">
            <text:p>14 окт, 2017</text:p>
          </table:table-cell>
          <table:table-cell table:style-name="ce7" office:value-type="float" office:value="2111" calcext:value-type="float">
            <text:p>2111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13" calcext:value-type="date">
            <text:p>13 окт, 2017</text:p>
          </table:table-cell>
          <table:table-cell table:style-name="ce7" office:value-type="float" office:value="2110" calcext:value-type="float">
            <text:p>211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12" calcext:value-type="date">
            <text:p>12 окт, 2017</text:p>
          </table:table-cell>
          <table:table-cell table:style-name="ce7" office:value-type="float" office:value="2109" calcext:value-type="float">
            <text:p>2109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11" calcext:value-type="date">
            <text:p>11 окт, 2017</text:p>
          </table:table-cell>
          <table:table-cell table:style-name="ce7" office:value-type="float" office:value="2108" calcext:value-type="float">
            <text:p>210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10" calcext:value-type="date">
            <text:p>10 окт, 2017</text:p>
          </table:table-cell>
          <table:table-cell table:style-name="ce7" office:value-type="float" office:value="2107" calcext:value-type="float">
            <text:p>210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09" calcext:value-type="date">
            <text:p>9 окт, 2017</text:p>
          </table:table-cell>
          <table:table-cell table:style-name="ce7"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08" calcext:value-type="date">
            <text:p>8 окт, 2017</text:p>
          </table:table-cell>
          <table:table-cell table:style-name="ce7" office:value-type="float" office:value="2105" calcext:value-type="float">
            <text:p>2105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07" calcext:value-type="date">
            <text:p>7 окт, 2017</text:p>
          </table:table-cell>
          <table:table-cell table:style-name="ce7" office:value-type="float" office:value="2104" calcext:value-type="float">
            <text:p>2104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06" calcext:value-type="date">
            <text:p>6 окт, 2017</text:p>
          </table:table-cell>
          <table:table-cell table:style-name="ce7" office:value-type="float" office:value="2103" calcext:value-type="float">
            <text:p>2103</text:p>
          </table:table-cell>
          <table:table-cell office:value-type="float" office:value="23" calcext:value-type="float">
            <text:p>23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05" calcext:value-type="date">
            <text:p>5 окт, 2017</text:p>
          </table:table-cell>
          <table:table-cell table:style-name="ce7" office:value-type="float" office:value="2102" calcext:value-type="float">
            <text:p>210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04" calcext:value-type="date">
            <text:p>4 окт, 2017</text:p>
          </table:table-cell>
          <table:table-cell table:style-name="ce7" office:value-type="float" office:value="2101" calcext:value-type="float">
            <text:p>2101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03" calcext:value-type="date">
            <text:p>3 окт, 2017</text:p>
          </table:table-cell>
          <table:table-cell table:style-name="ce7" office:value-type="float" office:value="2100" calcext:value-type="float">
            <text:p>2100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02" calcext:value-type="date">
            <text:p>2 окт, 2017</text:p>
          </table:table-cell>
          <table:table-cell table:style-name="ce7" office:value-type="float" office:value="2099" calcext:value-type="float">
            <text:p>2099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10-01" calcext:value-type="date">
            <text:p>1 окт, 2017</text:p>
          </table:table-cell>
          <table:table-cell table:style-name="ce7" office:value-type="float" office:value="2098" calcext:value-type="float">
            <text:p>2098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30" calcext:value-type="date">
            <text:p>30 сен, 2017</text:p>
          </table:table-cell>
          <table:table-cell table:style-name="ce7" office:value-type="float" office:value="2097" calcext:value-type="float">
            <text:p>2097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29" calcext:value-type="date">
            <text:p>29 сен, 2017</text:p>
          </table:table-cell>
          <table:table-cell table:style-name="ce7" office:value-type="float" office:value="2096" calcext:value-type="float">
            <text:p>209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28" calcext:value-type="date">
            <text:p>28 сен, 2017</text:p>
          </table:table-cell>
          <table:table-cell table:style-name="ce7" office:value-type="float" office:value="2095" calcext:value-type="float">
            <text:p>2095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27" calcext:value-type="date">
            <text:p>27 сен, 2017</text:p>
          </table:table-cell>
          <table:table-cell table:style-name="ce7" office:value-type="float" office:value="2094" calcext:value-type="float">
            <text:p>209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26" calcext:value-type="date">
            <text:p>26 сен, 2017</text:p>
          </table:table-cell>
          <table:table-cell table:style-name="ce7" office:value-type="float" office:value="2093" calcext:value-type="float">
            <text:p>209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25" calcext:value-type="date">
            <text:p>25 сен, 2017</text:p>
          </table:table-cell>
          <table:table-cell table:style-name="ce7" office:value-type="float" office:value="2092" calcext:value-type="float">
            <text:p>209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24" calcext:value-type="date">
            <text:p>24 сен, 2017</text:p>
          </table:table-cell>
          <table:table-cell table:style-name="ce7" office:value-type="float" office:value="2091" calcext:value-type="float">
            <text:p>2091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23" calcext:value-type="date">
            <text:p>23 сен, 2017</text:p>
          </table:table-cell>
          <table:table-cell table:style-name="ce7" office:value-type="float" office:value="2090" calcext:value-type="float">
            <text:p>209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22" calcext:value-type="date">
            <text:p>22 сен, 2017</text:p>
          </table:table-cell>
          <table:table-cell table:style-name="ce7" office:value-type="float" office:value="2089" calcext:value-type="float">
            <text:p>208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21" calcext:value-type="date">
            <text:p>21 сен, 2017</text:p>
          </table:table-cell>
          <table:table-cell table:style-name="ce7" office:value-type="float" office:value="2088" calcext:value-type="float">
            <text:p>2088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20" calcext:value-type="date">
            <text:p>20 сен, 2017</text:p>
          </table:table-cell>
          <table:table-cell table:style-name="ce7" office:value-type="float" office:value="2087" calcext:value-type="float">
            <text:p>2087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19" calcext:value-type="date">
            <text:p>19 сен, 2017</text:p>
          </table:table-cell>
          <table:table-cell table:style-name="ce7" office:value-type="float" office:value="2086" calcext:value-type="float">
            <text:p>208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18" calcext:value-type="date">
            <text:p>18 сен, 2017</text:p>
          </table:table-cell>
          <table:table-cell table:style-name="ce7" office:value-type="float" office:value="2085" calcext:value-type="float">
            <text:p>208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17" calcext:value-type="date">
            <text:p>17 сен, 2017</text:p>
          </table:table-cell>
          <table:table-cell table:style-name="ce7" office:value-type="float" office:value="2084" calcext:value-type="float">
            <text:p>208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16" calcext:value-type="date">
            <text:p>16 сен, 2017</text:p>
          </table:table-cell>
          <table:table-cell table:style-name="ce7" office:value-type="float" office:value="2083" calcext:value-type="float">
            <text:p>2083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15" calcext:value-type="date">
            <text:p>15 сен, 2017</text:p>
          </table:table-cell>
          <table:table-cell table:style-name="ce7" office:value-type="float" office:value="2082" calcext:value-type="float">
            <text:p>208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14" calcext:value-type="date">
            <text:p>14 сен, 2017</text:p>
          </table:table-cell>
          <table:table-cell table:style-name="ce7" office:value-type="float" office:value="2081" calcext:value-type="float">
            <text:p>2081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13" calcext:value-type="date">
            <text:p>13 сен, 2017</text:p>
          </table:table-cell>
          <table:table-cell table:style-name="ce7" office:value-type="float" office:value="2080" calcext:value-type="float">
            <text:p>208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12" calcext:value-type="date">
            <text:p>12 сен, 2017</text:p>
          </table:table-cell>
          <table:table-cell table:style-name="ce7" office:value-type="float" office:value="2079" calcext:value-type="float">
            <text:p>207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11" calcext:value-type="date">
            <text:p>11 сен, 2017</text:p>
          </table:table-cell>
          <table:table-cell table:style-name="ce7" office:value-type="float" office:value="2078" calcext:value-type="float">
            <text:p>2078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10" calcext:value-type="date">
            <text:p>10 сен, 2017</text:p>
          </table:table-cell>
          <table:table-cell table:style-name="ce7" office:value-type="float" office:value="2077" calcext:value-type="float">
            <text:p>207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09" calcext:value-type="date">
            <text:p>9 сен, 2017</text:p>
          </table:table-cell>
          <table:table-cell table:style-name="ce7" office:value-type="float" office:value="2076" calcext:value-type="float">
            <text:p>2076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08" calcext:value-type="date">
            <text:p>8 сен, 2017</text:p>
          </table:table-cell>
          <table:table-cell table:style-name="ce7" office:value-type="float" office:value="2075" calcext:value-type="float">
            <text:p>2075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07" calcext:value-type="date">
            <text:p>7 сен, 2017</text:p>
          </table:table-cell>
          <table:table-cell table:style-name="ce7" office:value-type="float" office:value="2074" calcext:value-type="float">
            <text:p>2074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06" calcext:value-type="date">
            <text:p>6 сен, 2017</text:p>
          </table:table-cell>
          <table:table-cell table:style-name="ce7" office:value-type="float" office:value="2073" calcext:value-type="float">
            <text:p>2073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05" calcext:value-type="date">
            <text:p>5 сен, 2017</text:p>
          </table:table-cell>
          <table:table-cell table:style-name="ce7" office:value-type="float" office:value="2072" calcext:value-type="float">
            <text:p>2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04" calcext:value-type="date">
            <text:p>4 сен, 2017</text:p>
          </table:table-cell>
          <table:table-cell table:style-name="ce7" office:value-type="float" office:value="2071" calcext:value-type="float">
            <text:p>207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03" calcext:value-type="date">
            <text:p>3 сен, 2017</text:p>
          </table:table-cell>
          <table:table-cell table:style-name="ce7" office:value-type="float" office:value="2070" calcext:value-type="float">
            <text:p>207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02" calcext:value-type="date">
            <text:p>2 сен, 2017</text:p>
          </table:table-cell>
          <table:table-cell table:style-name="ce7" office:value-type="float" office:value="2069" calcext:value-type="float">
            <text:p>2069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9-01" calcext:value-type="date">
            <text:p>1 сен, 2017</text:p>
          </table:table-cell>
          <table:table-cell table:style-name="ce7" office:value-type="float" office:value="2068" calcext:value-type="float">
            <text:p>206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31" calcext:value-type="date">
            <text:p>31 авг, 2017</text:p>
          </table:table-cell>
          <table:table-cell table:style-name="ce7" office:value-type="float" office:value="2067" calcext:value-type="float">
            <text:p>2067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30" calcext:value-type="date">
            <text:p>30 авг, 2017</text:p>
          </table:table-cell>
          <table:table-cell table:style-name="ce7" office:value-type="float" office:value="2066" calcext:value-type="float">
            <text:p>2066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29" calcext:value-type="date">
            <text:p>29 авг, 2017</text:p>
          </table:table-cell>
          <table:table-cell table:style-name="ce7" office:value-type="float" office:value="2065" calcext:value-type="float">
            <text:p>206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28" calcext:value-type="date">
            <text:p>28 авг, 2017</text:p>
          </table:table-cell>
          <table:table-cell table:style-name="ce7" office:value-type="float" office:value="2064" calcext:value-type="float">
            <text:p>206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27" calcext:value-type="date">
            <text:p>27 авг, 2017</text:p>
          </table:table-cell>
          <table:table-cell table:style-name="ce7" office:value-type="float" office:value="2063" calcext:value-type="float">
            <text:p>2063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26" calcext:value-type="date">
            <text:p>26 авг, 2017</text:p>
          </table:table-cell>
          <table:table-cell table:style-name="ce7" office:value-type="float" office:value="2062" calcext:value-type="float">
            <text:p>2062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25" calcext:value-type="date">
            <text:p>25 авг, 2017</text:p>
          </table:table-cell>
          <table:table-cell table:style-name="ce7" office:value-type="float" office:value="2061" calcext:value-type="float">
            <text:p>2061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24" calcext:value-type="date">
            <text:p>24 авг, 2017</text:p>
          </table:table-cell>
          <table:table-cell table:style-name="ce7" office:value-type="float" office:value="2060" calcext:value-type="float">
            <text:p>206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23" calcext:value-type="date">
            <text:p>23 авг, 2017</text:p>
          </table:table-cell>
          <table:table-cell table:style-name="ce7" office:value-type="float" office:value="2059" calcext:value-type="float">
            <text:p>205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22" calcext:value-type="date">
            <text:p>22 авг, 2017</text:p>
          </table:table-cell>
          <table:table-cell table:style-name="ce7" office:value-type="float" office:value="2058" calcext:value-type="float">
            <text:p>205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21" calcext:value-type="date">
            <text:p>21 авг, 2017</text:p>
          </table:table-cell>
          <table:table-cell table:style-name="ce7" office:value-type="float" office:value="2057" calcext:value-type="float">
            <text:p>205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20" calcext:value-type="date">
            <text:p>20 авг, 2017</text:p>
          </table:table-cell>
          <table:table-cell table:style-name="ce7" office:value-type="float" office:value="2056" calcext:value-type="float">
            <text:p>205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19" calcext:value-type="date">
            <text:p>19 авг, 2017</text:p>
          </table:table-cell>
          <table:table-cell table:style-name="ce7" office:value-type="float" office:value="2055" calcext:value-type="float">
            <text:p>205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18" calcext:value-type="date">
            <text:p>18 авг, 2017</text:p>
          </table:table-cell>
          <table:table-cell table:style-name="ce7" office:value-type="float" office:value="2054" calcext:value-type="float">
            <text:p>2054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17" calcext:value-type="date">
            <text:p>17 авг, 2017</text:p>
          </table:table-cell>
          <table:table-cell table:style-name="ce7" office:value-type="float" office:value="2053" calcext:value-type="float">
            <text:p>205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16" calcext:value-type="date">
            <text:p>16 авг, 2017</text:p>
          </table:table-cell>
          <table:table-cell table:style-name="ce7" office:value-type="float" office:value="2052" calcext:value-type="float">
            <text:p>2052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15" calcext:value-type="date">
            <text:p>15 авг, 2017</text:p>
          </table:table-cell>
          <table:table-cell table:style-name="ce7" office:value-type="float" office:value="2051" calcext:value-type="float">
            <text:p>205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14" calcext:value-type="date">
            <text:p>14 авг, 2017</text:p>
          </table:table-cell>
          <table:table-cell table:style-name="ce7" office:value-type="float" office:value="2050" calcext:value-type="float">
            <text:p>205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13" calcext:value-type="date">
            <text:p>13 авг, 2017</text:p>
          </table:table-cell>
          <table:table-cell table:style-name="ce7" office:value-type="float" office:value="2049" calcext:value-type="float">
            <text:p>204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12" calcext:value-type="date">
            <text:p>12 авг, 2017</text:p>
          </table:table-cell>
          <table:table-cell table:style-name="ce7"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11" calcext:value-type="date">
            <text:p>11 авг, 2017</text:p>
          </table:table-cell>
          <table:table-cell table:style-name="ce7" office:value-type="float" office:value="2047" calcext:value-type="float">
            <text:p>204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10" calcext:value-type="date">
            <text:p>10 авг, 2017</text:p>
          </table:table-cell>
          <table:table-cell table:style-name="ce7" office:value-type="float" office:value="2046" calcext:value-type="float">
            <text:p>204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09" calcext:value-type="date">
            <text:p>9 авг, 2017</text:p>
          </table:table-cell>
          <table:table-cell table:style-name="ce7" office:value-type="float" office:value="2045" calcext:value-type="float">
            <text:p>2045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08" calcext:value-type="date">
            <text:p>8 авг, 2017</text:p>
          </table:table-cell>
          <table:table-cell table:style-name="ce7" office:value-type="float" office:value="2044" calcext:value-type="float">
            <text:p>2044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07" calcext:value-type="date">
            <text:p>7 авг, 2017</text:p>
          </table:table-cell>
          <table:table-cell table:style-name="ce7" office:value-type="float" office:value="2043" calcext:value-type="float">
            <text:p>204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06" calcext:value-type="date">
            <text:p>6 авг, 2017</text:p>
          </table:table-cell>
          <table:table-cell table:style-name="ce7" office:value-type="float" office:value="2042" calcext:value-type="float">
            <text:p>204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05" calcext:value-type="date">
            <text:p>5 авг, 2017</text:p>
          </table:table-cell>
          <table:table-cell table:style-name="ce7" office:value-type="float" office:value="2041" calcext:value-type="float">
            <text:p>204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04" calcext:value-type="date">
            <text:p>4 авг, 2017</text:p>
          </table:table-cell>
          <table:table-cell table:style-name="ce7" office:value-type="float" office:value="2040" calcext:value-type="float">
            <text:p>2040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03" calcext:value-type="date">
            <text:p>3 авг, 2017</text:p>
          </table:table-cell>
          <table:table-cell table:style-name="ce7" office:value-type="float" office:value="2039" calcext:value-type="float">
            <text:p>2039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02" calcext:value-type="date">
            <text:p>2 авг, 2017</text:p>
          </table:table-cell>
          <table:table-cell table:style-name="ce7" office:value-type="float" office:value="2038" calcext:value-type="float">
            <text:p>2038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8-01" calcext:value-type="date">
            <text:p>1 авг, 2017</text:p>
          </table:table-cell>
          <table:table-cell table:style-name="ce7" office:value-type="float" office:value="2037" calcext:value-type="float">
            <text:p>2037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31" calcext:value-type="date">
            <text:p>31 июл, 2017</text:p>
          </table:table-cell>
          <table:table-cell table:style-name="ce7" office:value-type="float" office:value="2036" calcext:value-type="float">
            <text:p>2036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30" calcext:value-type="date">
            <text:p>30 июл, 2017</text:p>
          </table:table-cell>
          <table:table-cell table:style-name="ce7" office:value-type="float" office:value="2035" calcext:value-type="float">
            <text:p>2035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29" calcext:value-type="date">
            <text:p>29 июл, 2017</text:p>
          </table:table-cell>
          <table:table-cell table:style-name="ce7" office:value-type="float" office:value="2034" calcext:value-type="float">
            <text:p>2034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28" calcext:value-type="date">
            <text:p>28 июл, 2017</text:p>
          </table:table-cell>
          <table:table-cell table:style-name="ce7" office:value-type="float" office:value="2033" calcext:value-type="float">
            <text:p>2033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27" calcext:value-type="date">
            <text:p>27 июл, 2017</text:p>
          </table:table-cell>
          <table:table-cell table:style-name="ce7" office:value-type="float" office:value="2032" calcext:value-type="float">
            <text:p>203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26" calcext:value-type="date">
            <text:p>26 июл, 2017</text:p>
          </table:table-cell>
          <table:table-cell table:style-name="ce7" office:value-type="float" office:value="2031" calcext:value-type="float">
            <text:p>203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25" calcext:value-type="date">
            <text:p>25 июл, 2017</text:p>
          </table:table-cell>
          <table:table-cell table:style-name="ce7" office:value-type="float" office:value="2030" calcext:value-type="float">
            <text:p>203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24" calcext:value-type="date">
            <text:p>24 июл, 2017</text:p>
          </table:table-cell>
          <table:table-cell table:style-name="ce7" office:value-type="float" office:value="2029" calcext:value-type="float">
            <text:p>2029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23" calcext:value-type="date">
            <text:p>23 июл, 2017</text:p>
          </table:table-cell>
          <table:table-cell table:style-name="ce7" office:value-type="float" office:value="2028" calcext:value-type="float">
            <text:p>202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22" calcext:value-type="date">
            <text:p>22 июл, 2017</text:p>
          </table:table-cell>
          <table:table-cell table:style-name="ce7" office:value-type="float" office:value="2027" calcext:value-type="float">
            <text:p>2027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21" calcext:value-type="date">
            <text:p>21 июл, 2017</text:p>
          </table:table-cell>
          <table:table-cell table:style-name="ce7" office:value-type="float" office:value="2026" calcext:value-type="float">
            <text:p>202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20" calcext:value-type="date">
            <text:p>20 июл, 2017</text:p>
          </table:table-cell>
          <table:table-cell table:style-name="ce7" office:value-type="float" office:value="2025" calcext:value-type="float">
            <text:p>2025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19" calcext:value-type="date">
            <text:p>19 июл, 2017</text:p>
          </table:table-cell>
          <table:table-cell table:style-name="ce7" office:value-type="float" office:value="2024" calcext:value-type="float">
            <text:p>2024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18" calcext:value-type="date">
            <text:p>18 июл, 2017</text:p>
          </table:table-cell>
          <table:table-cell table:style-name="ce7"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17" calcext:value-type="date">
            <text:p>17 июл, 2017</text:p>
          </table:table-cell>
          <table:table-cell table:style-name="ce7" office:value-type="float" office:value="2022" calcext:value-type="float">
            <text:p>2022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16" calcext:value-type="date">
            <text:p>16 июл, 2017</text:p>
          </table:table-cell>
          <table:table-cell table:style-name="ce7"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15" calcext:value-type="date">
            <text:p>15 июл, 2017</text:p>
          </table:table-cell>
          <table:table-cell table:style-name="ce7"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14" calcext:value-type="date">
            <text:p>14 июл, 2017</text:p>
          </table:table-cell>
          <table:table-cell table:style-name="ce7"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13" calcext:value-type="date">
            <text:p>13 июл, 2017</text:p>
          </table:table-cell>
          <table:table-cell table:style-name="ce7"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12" calcext:value-type="date">
            <text:p>12 июл, 2017</text:p>
          </table:table-cell>
          <table:table-cell table:style-name="ce7"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11" calcext:value-type="date">
            <text:p>11 июл, 2017</text:p>
          </table:table-cell>
          <table:table-cell table:style-name="ce7"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10" calcext:value-type="date">
            <text:p>10 июл, 2017</text:p>
          </table:table-cell>
          <table:table-cell table:style-name="ce7"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09" calcext:value-type="date">
            <text:p>9 июл, 2017</text:p>
          </table:table-cell>
          <table:table-cell table:style-name="ce7"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08" calcext:value-type="date">
            <text:p>8 июл, 2017</text:p>
          </table:table-cell>
          <table:table-cell table:style-name="ce7"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07" calcext:value-type="date">
            <text:p>7 июл, 2017</text:p>
          </table:table-cell>
          <table:table-cell table:style-name="ce7"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06" calcext:value-type="date">
            <text:p>6 июл, 2017</text:p>
          </table:table-cell>
          <table:table-cell table:style-name="ce7"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05" calcext:value-type="date">
            <text:p>5 июл, 2017</text:p>
          </table:table-cell>
          <table:table-cell table:style-name="ce7"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04" calcext:value-type="date">
            <text:p>4 июл, 2017</text:p>
          </table:table-cell>
          <table:table-cell table:style-name="ce7"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03" calcext:value-type="date">
            <text:p>3 июл, 2017</text:p>
          </table:table-cell>
          <table:table-cell table:style-name="ce7"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02" calcext:value-type="date">
            <text:p>2 июл, 2017</text:p>
          </table:table-cell>
          <table:table-cell table:style-name="ce7" office:value-type="float" office:value="2007" calcext:value-type="float">
            <text:p>2007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7-01" calcext:value-type="date">
            <text:p>1 июл, 2017</text:p>
          </table:table-cell>
          <table:table-cell table:style-name="ce7"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30" calcext:value-type="date">
            <text:p>30 июн, 2017</text:p>
          </table:table-cell>
          <table:table-cell table:style-name="ce7"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29" calcext:value-type="date">
            <text:p>29 июн, 2017</text:p>
          </table:table-cell>
          <table:table-cell table:style-name="ce7"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28" calcext:value-type="date">
            <text:p>28 июн, 2017</text:p>
          </table:table-cell>
          <table:table-cell table:style-name="ce7" office:value-type="float" office:value="2003" calcext:value-type="float">
            <text:p>2003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27" calcext:value-type="date">
            <text:p>27 июн, 2017</text:p>
          </table:table-cell>
          <table:table-cell table:style-name="ce7" office:value-type="float" office:value="2002" calcext:value-type="float">
            <text:p>200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26" calcext:value-type="date">
            <text:p>26 июн, 2017</text:p>
          </table:table-cell>
          <table:table-cell table:style-name="ce7"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25" calcext:value-type="date">
            <text:p>25 июн, 2017</text:p>
          </table:table-cell>
          <table:table-cell table:style-name="ce7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24" calcext:value-type="date">
            <text:p>24 июн, 2017</text:p>
          </table:table-cell>
          <table:table-cell table:style-name="ce7" office:value-type="float" office:value="1999" calcext:value-type="float">
            <text:p>1999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23" calcext:value-type="date">
            <text:p>23 июн, 2017</text:p>
          </table:table-cell>
          <table:table-cell table:style-name="ce7"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22" calcext:value-type="date">
            <text:p>22 июн, 2017</text:p>
          </table:table-cell>
          <table:table-cell table:style-name="ce7" office:value-type="float" office:value="1997" calcext:value-type="float">
            <text:p>1997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21" calcext:value-type="date">
            <text:p>21 июн, 2017</text:p>
          </table:table-cell>
          <table:table-cell table:style-name="ce7"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20" calcext:value-type="date">
            <text:p>20 июн, 2017</text:p>
          </table:table-cell>
          <table:table-cell table:style-name="ce7" office:value-type="float" office:value="1995" calcext:value-type="float">
            <text:p>1995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19" calcext:value-type="date">
            <text:p>19 июн, 2017</text:p>
          </table:table-cell>
          <table:table-cell table:style-name="ce7" office:value-type="float" office:value="1994" calcext:value-type="float">
            <text:p>1994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18" calcext:value-type="date">
            <text:p>18 июн, 2017</text:p>
          </table:table-cell>
          <table:table-cell table:style-name="ce7" office:value-type="float" office:value="1993" calcext:value-type="float">
            <text:p>199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17" calcext:value-type="date">
            <text:p>17 июн, 2017</text:p>
          </table:table-cell>
          <table:table-cell table:style-name="ce7" office:value-type="float" office:value="1992" calcext:value-type="float">
            <text:p>199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16" calcext:value-type="date">
            <text:p>16 июн, 2017</text:p>
          </table:table-cell>
          <table:table-cell table:style-name="ce7"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15" calcext:value-type="date">
            <text:p>15 июн, 2017</text:p>
          </table:table-cell>
          <table:table-cell table:style-name="ce7" office:value-type="float" office:value="1990" calcext:value-type="float">
            <text:p>1990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14" calcext:value-type="date">
            <text:p>14 июн, 2017</text:p>
          </table:table-cell>
          <table:table-cell table:style-name="ce7" office:value-type="float" office:value="1989" calcext:value-type="float">
            <text:p>198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13" calcext:value-type="date">
            <text:p>13 июн, 2017</text:p>
          </table:table-cell>
          <table:table-cell table:style-name="ce7"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12" calcext:value-type="date">
            <text:p>12 июн, 2017</text:p>
          </table:table-cell>
          <table:table-cell table:style-name="ce7"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11" calcext:value-type="date">
            <text:p>11 июн, 2017</text:p>
          </table:table-cell>
          <table:table-cell table:style-name="ce7" office:value-type="float" office:value="1986" calcext:value-type="float">
            <text:p>1986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10" calcext:value-type="date">
            <text:p>10 июн, 2017</text:p>
          </table:table-cell>
          <table:table-cell table:style-name="ce7" office:value-type="float" office:value="1985" calcext:value-type="float">
            <text:p>198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09" calcext:value-type="date">
            <text:p>9 июн, 2017</text:p>
          </table:table-cell>
          <table:table-cell table:style-name="ce7" office:value-type="float" office:value="1984" calcext:value-type="float">
            <text:p>198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08" calcext:value-type="date">
            <text:p>8 июн, 2017</text:p>
          </table:table-cell>
          <table:table-cell table:style-name="ce7"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07" calcext:value-type="date">
            <text:p>7 июн, 2017</text:p>
          </table:table-cell>
          <table:table-cell table:style-name="ce7" office:value-type="float" office:value="1982" calcext:value-type="float">
            <text:p>1982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06" calcext:value-type="date">
            <text:p>6 июн, 2017</text:p>
          </table:table-cell>
          <table:table-cell table:style-name="ce7"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05" calcext:value-type="date">
            <text:p>5 июн, 2017</text:p>
          </table:table-cell>
          <table:table-cell table:style-name="ce7"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04" calcext:value-type="date">
            <text:p>4 июн, 2017</text:p>
          </table:table-cell>
          <table:table-cell table:style-name="ce7"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03" calcext:value-type="date">
            <text:p>3 июн, 2017</text:p>
          </table:table-cell>
          <table:table-cell table:style-name="ce7" office:value-type="float" office:value="1978" calcext:value-type="float">
            <text:p>197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02" calcext:value-type="date">
            <text:p>2 июн, 2017</text:p>
          </table:table-cell>
          <table:table-cell table:style-name="ce7"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6-01" calcext:value-type="date">
            <text:p>1 июн, 2017</text:p>
          </table:table-cell>
          <table:table-cell table:style-name="ce7" office:value-type="float" office:value="1976" calcext:value-type="float">
            <text:p>1976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31" calcext:value-type="date">
            <text:p>31 май, 2017</text:p>
          </table:table-cell>
          <table:table-cell table:style-name="ce7" office:value-type="float" office:value="1975" calcext:value-type="float">
            <text:p>197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30" calcext:value-type="date">
            <text:p>30 май, 2017</text:p>
          </table:table-cell>
          <table:table-cell table:style-name="ce7" office:value-type="float" office:value="1974" calcext:value-type="float">
            <text:p>1974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29" calcext:value-type="date">
            <text:p>29 май, 2017</text:p>
          </table:table-cell>
          <table:table-cell table:style-name="ce7" office:value-type="float" office:value="1973" calcext:value-type="float">
            <text:p>1973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28" calcext:value-type="date">
            <text:p>28 май, 2017</text:p>
          </table:table-cell>
          <table:table-cell table:style-name="ce7"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27" calcext:value-type="date">
            <text:p>27 май, 2017</text:p>
          </table:table-cell>
          <table:table-cell table:style-name="ce7" office:value-type="float" office:value="1971" calcext:value-type="float">
            <text:p>197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26" calcext:value-type="date">
            <text:p>26 май, 2017</text:p>
          </table:table-cell>
          <table:table-cell table:style-name="ce7" office:value-type="float" office:value="1970" calcext:value-type="float">
            <text:p>197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25" calcext:value-type="date">
            <text:p>25 май, 2017</text:p>
          </table:table-cell>
          <table:table-cell table:style-name="ce7" office:value-type="float" office:value="1969" calcext:value-type="float">
            <text:p>19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24" calcext:value-type="date">
            <text:p>24 май, 2017</text:p>
          </table:table-cell>
          <table:table-cell table:style-name="ce7" office:value-type="float" office:value="1968" calcext:value-type="float">
            <text:p>1968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23" calcext:value-type="date">
            <text:p>23 май, 2017</text:p>
          </table:table-cell>
          <table:table-cell table:style-name="ce7" office:value-type="float" office:value="1967" calcext:value-type="float">
            <text:p>196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22" calcext:value-type="date">
            <text:p>22 май, 2017</text:p>
          </table:table-cell>
          <table:table-cell table:style-name="ce7" office:value-type="float" office:value="1966" calcext:value-type="float">
            <text:p>1966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21" calcext:value-type="date">
            <text:p>21 май, 2017</text:p>
          </table:table-cell>
          <table:table-cell table:style-name="ce7" office:value-type="float" office:value="1965" calcext:value-type="float">
            <text:p>196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20" calcext:value-type="date">
            <text:p>20 май, 2017</text:p>
          </table:table-cell>
          <table:table-cell table:style-name="ce7" office:value-type="float" office:value="1964" calcext:value-type="float">
            <text:p>196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19" calcext:value-type="date">
            <text:p>19 май, 2017</text:p>
          </table:table-cell>
          <table:table-cell table:style-name="ce7" office:value-type="float" office:value="1963" calcext:value-type="float">
            <text:p>196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18" calcext:value-type="date">
            <text:p>18 май, 2017</text:p>
          </table:table-cell>
          <table:table-cell table:style-name="ce7" office:value-type="float" office:value="1962" calcext:value-type="float">
            <text:p>196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17" calcext:value-type="date">
            <text:p>17 май, 2017</text:p>
          </table:table-cell>
          <table:table-cell table:style-name="ce7" office:value-type="float" office:value="1961" calcext:value-type="float">
            <text:p>1961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16" calcext:value-type="date">
            <text:p>16 май, 2017</text:p>
          </table:table-cell>
          <table:table-cell table:style-name="ce7" office:value-type="float" office:value="1960" calcext:value-type="float">
            <text:p>1960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15" calcext:value-type="date">
            <text:p>15 май, 2017</text:p>
          </table:table-cell>
          <table:table-cell table:style-name="ce7" office:value-type="float" office:value="1959" calcext:value-type="float">
            <text:p>1959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14" calcext:value-type="date">
            <text:p>14 май, 2017</text:p>
          </table:table-cell>
          <table:table-cell table:style-name="ce7" office:value-type="float" office:value="1958" calcext:value-type="float">
            <text:p>195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13" calcext:value-type="date">
            <text:p>13 май, 2017</text:p>
          </table:table-cell>
          <table:table-cell table:style-name="ce7" office:value-type="float" office:value="1957" calcext:value-type="float">
            <text:p>195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12" calcext:value-type="date">
            <text:p>12 май, 2017</text:p>
          </table:table-cell>
          <table:table-cell table:style-name="ce7" office:value-type="float" office:value="1956" calcext:value-type="float">
            <text:p>1956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11" calcext:value-type="date">
            <text:p>11 май, 2017</text:p>
          </table:table-cell>
          <table:table-cell table:style-name="ce7" office:value-type="float" office:value="1955" calcext:value-type="float">
            <text:p>195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10" calcext:value-type="date">
            <text:p>10 май, 2017</text:p>
          </table:table-cell>
          <table:table-cell table:style-name="ce7" office:value-type="float" office:value="1954" calcext:value-type="float">
            <text:p>1954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09" calcext:value-type="date">
            <text:p>9 май, 2017</text:p>
          </table:table-cell>
          <table:table-cell table:style-name="ce7" office:value-type="float" office:value="1953" calcext:value-type="float">
            <text:p>1953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08" calcext:value-type="date">
            <text:p>8 май, 2017</text:p>
          </table:table-cell>
          <table:table-cell table:style-name="ce7" office:value-type="float" office:value="1952" calcext:value-type="float">
            <text:p>195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07" calcext:value-type="date">
            <text:p>7 май, 2017</text:p>
          </table:table-cell>
          <table:table-cell table:style-name="ce7" office:value-type="float" office:value="1951" calcext:value-type="float">
            <text:p>195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06" calcext:value-type="date">
            <text:p>6 май, 2017</text:p>
          </table:table-cell>
          <table:table-cell table:style-name="ce7" office:value-type="float" office:value="1950" calcext:value-type="float">
            <text:p>1950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05" calcext:value-type="date">
            <text:p>5 май, 2017</text:p>
          </table:table-cell>
          <table:table-cell table:style-name="ce7" office:value-type="float" office:value="1949" calcext:value-type="float">
            <text:p>1949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04" calcext:value-type="date">
            <text:p>4 май, 2017</text:p>
          </table:table-cell>
          <table:table-cell table:style-name="ce7" office:value-type="float" office:value="1948" calcext:value-type="float">
            <text:p>1948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03" calcext:value-type="date">
            <text:p>3 май, 2017</text:p>
          </table:table-cell>
          <table:table-cell table:style-name="ce7" office:value-type="float" office:value="1947" calcext:value-type="float">
            <text:p>1947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02" calcext:value-type="date">
            <text:p>2 май, 2017</text:p>
          </table:table-cell>
          <table:table-cell table:style-name="ce7" office:value-type="float" office:value="1946" calcext:value-type="float">
            <text:p>1946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5-01" calcext:value-type="date">
            <text:p>1 май, 2017</text:p>
          </table:table-cell>
          <table:table-cell table:style-name="ce7"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30" calcext:value-type="date">
            <text:p>30 апр, 2017</text:p>
          </table:table-cell>
          <table:table-cell table:style-name="ce7"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29" calcext:value-type="date">
            <text:p>29 апр, 2017</text:p>
          </table:table-cell>
          <table:table-cell table:style-name="ce7" office:value-type="float" office:value="1943" calcext:value-type="float">
            <text:p>194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28" calcext:value-type="date">
            <text:p>28 апр, 2017</text:p>
          </table:table-cell>
          <table:table-cell table:style-name="ce7" office:value-type="float" office:value="1942" calcext:value-type="float">
            <text:p>194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27" calcext:value-type="date">
            <text:p>27 апр, 2017</text:p>
          </table:table-cell>
          <table:table-cell table:style-name="ce7" office:value-type="float" office:value="1941" calcext:value-type="float">
            <text:p>1941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26" calcext:value-type="date">
            <text:p>26 апр, 2017</text:p>
          </table:table-cell>
          <table:table-cell table:style-name="ce7" office:value-type="float" office:value="1940" calcext:value-type="float">
            <text:p>194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25" calcext:value-type="date">
            <text:p>25 апр, 2017</text:p>
          </table:table-cell>
          <table:table-cell table:style-name="ce7" office:value-type="float" office:value="1939" calcext:value-type="float">
            <text:p>1939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24" calcext:value-type="date">
            <text:p>24 апр, 2017</text:p>
          </table:table-cell>
          <table:table-cell table:style-name="ce7" office:value-type="float" office:value="1938" calcext:value-type="float">
            <text:p>1938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23" calcext:value-type="date">
            <text:p>23 апр, 2017</text:p>
          </table:table-cell>
          <table:table-cell table:style-name="ce7" office:value-type="float" office:value="1937" calcext:value-type="float">
            <text:p>1937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22" calcext:value-type="date">
            <text:p>22 апр, 2017</text:p>
          </table:table-cell>
          <table:table-cell table:style-name="ce7" office:value-type="float" office:value="1936" calcext:value-type="float">
            <text:p>193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21" calcext:value-type="date">
            <text:p>21 апр, 2017</text:p>
          </table:table-cell>
          <table:table-cell table:style-name="ce7" office:value-type="float" office:value="1935" calcext:value-type="float">
            <text:p>1935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20" calcext:value-type="date">
            <text:p>20 апр, 2017</text:p>
          </table:table-cell>
          <table:table-cell table:style-name="ce7" office:value-type="float" office:value="1934" calcext:value-type="float">
            <text:p>1934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19" calcext:value-type="date">
            <text:p>19 апр, 2017</text:p>
          </table:table-cell>
          <table:table-cell table:style-name="ce7" office:value-type="float" office:value="1933" calcext:value-type="float">
            <text:p>1933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18" calcext:value-type="date">
            <text:p>18 апр, 2017</text:p>
          </table:table-cell>
          <table:table-cell table:style-name="ce7" office:value-type="float" office:value="1932" calcext:value-type="float">
            <text:p>193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17" calcext:value-type="date">
            <text:p>17 апр, 2017</text:p>
          </table:table-cell>
          <table:table-cell table:style-name="ce7" office:value-type="float" office:value="1931" calcext:value-type="float">
            <text:p>1931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16" calcext:value-type="date">
            <text:p>16 апр, 2017</text:p>
          </table:table-cell>
          <table:table-cell table:style-name="ce7" office:value-type="float" office:value="1930" calcext:value-type="float">
            <text:p>193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15" calcext:value-type="date">
            <text:p>15 апр, 2017</text:p>
          </table:table-cell>
          <table:table-cell table:style-name="ce7" office:value-type="float" office:value="1929" calcext:value-type="float">
            <text:p>192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14" calcext:value-type="date">
            <text:p>14 апр, 2017</text:p>
          </table:table-cell>
          <table:table-cell table:style-name="ce7" office:value-type="float" office:value="1928" calcext:value-type="float">
            <text:p>1928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13" calcext:value-type="date">
            <text:p>13 апр, 2017</text:p>
          </table:table-cell>
          <table:table-cell table:style-name="ce7" office:value-type="float" office:value="1927" calcext:value-type="float">
            <text:p>192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12" calcext:value-type="date">
            <text:p>12 апр, 2017</text:p>
          </table:table-cell>
          <table:table-cell table:style-name="ce7" office:value-type="float" office:value="1926" calcext:value-type="float">
            <text:p>1926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11" calcext:value-type="date">
            <text:p>11 апр, 2017</text:p>
          </table:table-cell>
          <table:table-cell table:style-name="ce7" office:value-type="float" office:value="1925" calcext:value-type="float">
            <text:p>192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10" calcext:value-type="date">
            <text:p>10 апр, 2017</text:p>
          </table:table-cell>
          <table:table-cell table:style-name="ce7" office:value-type="float" office:value="1924" calcext:value-type="float">
            <text:p>192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09" calcext:value-type="date">
            <text:p>9 апр, 2017</text:p>
          </table:table-cell>
          <table:table-cell table:style-name="ce7" office:value-type="float" office:value="1923" calcext:value-type="float">
            <text:p>1923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08" calcext:value-type="date">
            <text:p>8 апр, 2017</text:p>
          </table:table-cell>
          <table:table-cell table:style-name="ce7" office:value-type="float" office:value="1922" calcext:value-type="float">
            <text:p>192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07" calcext:value-type="date">
            <text:p>7 апр, 2017</text:p>
          </table:table-cell>
          <table:table-cell table:style-name="ce7" office:value-type="float" office:value="1921" calcext:value-type="float">
            <text:p>1921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06" calcext:value-type="date">
            <text:p>6 апр, 2017</text:p>
          </table:table-cell>
          <table:table-cell table:style-name="ce7" office:value-type="float" office:value="1920" calcext:value-type="float">
            <text:p>1920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05" calcext:value-type="date">
            <text:p>5 апр, 2017</text:p>
          </table:table-cell>
          <table:table-cell table:style-name="ce7" office:value-type="float" office:value="1919" calcext:value-type="float">
            <text:p>191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04" calcext:value-type="date">
            <text:p>4 апр, 2017</text:p>
          </table:table-cell>
          <table:table-cell table:style-name="ce7" office:value-type="float" office:value="1918" calcext:value-type="float">
            <text:p>191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03" calcext:value-type="date">
            <text:p>3 апр, 2017</text:p>
          </table:table-cell>
          <table:table-cell table:style-name="ce7" office:value-type="float" office:value="1917" calcext:value-type="float">
            <text:p>1917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02" calcext:value-type="date">
            <text:p>2 апр, 2017</text:p>
          </table:table-cell>
          <table:table-cell table:style-name="ce7" office:value-type="float" office:value="1916" calcext:value-type="float">
            <text:p>19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4-01" calcext:value-type="date">
            <text:p>1 апр, 2017</text:p>
          </table:table-cell>
          <table:table-cell table:style-name="ce7" office:value-type="float" office:value="1915" calcext:value-type="float">
            <text:p>1915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31" calcext:value-type="date">
            <text:p>31 мар, 2017</text:p>
          </table:table-cell>
          <table:table-cell table:style-name="ce7" office:value-type="float" office:value="1914" calcext:value-type="float">
            <text:p>1914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30" calcext:value-type="date">
            <text:p>30 мар, 2017</text:p>
          </table:table-cell>
          <table:table-cell table:style-name="ce7" office:value-type="float" office:value="1913" calcext:value-type="float">
            <text:p>1913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29" calcext:value-type="date">
            <text:p>29 мар, 2017</text:p>
          </table:table-cell>
          <table:table-cell table:style-name="ce7" office:value-type="float" office:value="1912" calcext:value-type="float">
            <text:p>1912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28" calcext:value-type="date">
            <text:p>28 мар, 2017</text:p>
          </table:table-cell>
          <table:table-cell table:style-name="ce7" office:value-type="float" office:value="1911" calcext:value-type="float">
            <text:p>1911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27" calcext:value-type="date">
            <text:p>27 мар, 2017</text:p>
          </table:table-cell>
          <table:table-cell table:style-name="ce7" office:value-type="float" office:value="1910" calcext:value-type="float">
            <text:p>191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26" calcext:value-type="date">
            <text:p>26 мар, 2017</text:p>
          </table:table-cell>
          <table:table-cell table:style-name="ce7" office:value-type="float" office:value="1909" calcext:value-type="float">
            <text:p>190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25" calcext:value-type="date">
            <text:p>25 мар, 2017</text:p>
          </table:table-cell>
          <table:table-cell table:style-name="ce7" office:value-type="float" office:value="1908" calcext:value-type="float">
            <text:p>190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24" calcext:value-type="date">
            <text:p>24 мар, 2017</text:p>
          </table:table-cell>
          <table:table-cell table:style-name="ce7" office:value-type="float" office:value="1907" calcext:value-type="float">
            <text:p>190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23" calcext:value-type="date">
            <text:p>23 мар, 2017</text:p>
          </table:table-cell>
          <table:table-cell table:style-name="ce7" office:value-type="float" office:value="1906" calcext:value-type="float">
            <text:p>190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22" calcext:value-type="date">
            <text:p>22 мар, 2017</text:p>
          </table:table-cell>
          <table:table-cell table:style-name="ce7" office:value-type="float" office:value="1905" calcext:value-type="float">
            <text:p>190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21" calcext:value-type="date">
            <text:p>21 мар, 2017</text:p>
          </table:table-cell>
          <table:table-cell table:style-name="ce7" office:value-type="float" office:value="1904" calcext:value-type="float">
            <text:p>1904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20" calcext:value-type="date">
            <text:p>20 мар, 2017</text:p>
          </table:table-cell>
          <table:table-cell table:style-name="ce7" office:value-type="float" office:value="1903" calcext:value-type="float">
            <text:p>1903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19" calcext:value-type="date">
            <text:p>19 мар, 2017</text:p>
          </table:table-cell>
          <table:table-cell table:style-name="ce7" office:value-type="float" office:value="1902" calcext:value-type="float">
            <text:p>190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18" calcext:value-type="date">
            <text:p>18 мар, 2017</text:p>
          </table:table-cell>
          <table:table-cell table:style-name="ce7" office:value-type="float" office:value="1901" calcext:value-type="float">
            <text:p>190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17" calcext:value-type="date">
            <text:p>17 мар, 2017</text:p>
          </table:table-cell>
          <table:table-cell table:style-name="ce7" office:value-type="float" office:value="1900" calcext:value-type="float">
            <text:p>190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16" calcext:value-type="date">
            <text:p>16 мар, 2017</text:p>
          </table:table-cell>
          <table:table-cell table:style-name="ce7" office:value-type="float" office:value="1899" calcext:value-type="float">
            <text:p>189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15" calcext:value-type="date">
            <text:p>15 мар, 2017</text:p>
          </table:table-cell>
          <table:table-cell table:style-name="ce7" office:value-type="float" office:value="1898" calcext:value-type="float">
            <text:p>1898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14" calcext:value-type="date">
            <text:p>14 мар, 2017</text:p>
          </table:table-cell>
          <table:table-cell table:style-name="ce7" office:value-type="float" office:value="1897" calcext:value-type="float">
            <text:p>189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13" calcext:value-type="date">
            <text:p>13 мар, 2017</text:p>
          </table:table-cell>
          <table:table-cell table:style-name="ce7" office:value-type="float" office:value="1896" calcext:value-type="float">
            <text:p>1896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12" calcext:value-type="date">
            <text:p>12 мар, 2017</text:p>
          </table:table-cell>
          <table:table-cell table:style-name="ce7" office:value-type="float" office:value="1895" calcext:value-type="float">
            <text:p>1895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11" calcext:value-type="date">
            <text:p>11 мар, 2017</text:p>
          </table:table-cell>
          <table:table-cell table:style-name="ce7" office:value-type="float" office:value="1894" calcext:value-type="float">
            <text:p>189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10" calcext:value-type="date">
            <text:p>10 мар, 2017</text:p>
          </table:table-cell>
          <table:table-cell table:style-name="ce7" office:value-type="float" office:value="1893" calcext:value-type="float">
            <text:p>1893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09" calcext:value-type="date">
            <text:p>9 мар, 2017</text:p>
          </table:table-cell>
          <table:table-cell table:style-name="ce7" office:value-type="float" office:value="1892" calcext:value-type="float">
            <text:p>189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08" calcext:value-type="date">
            <text:p>8 мар, 2017</text:p>
          </table:table-cell>
          <table:table-cell table:style-name="ce7" office:value-type="float" office:value="1891" calcext:value-type="float">
            <text:p>189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07" calcext:value-type="date">
            <text:p>7 мар, 2017</text:p>
          </table:table-cell>
          <table:table-cell table:style-name="ce7" office:value-type="float" office:value="1890" calcext:value-type="float">
            <text:p>189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06" calcext:value-type="date">
            <text:p>6 мар, 2017</text:p>
          </table:table-cell>
          <table:table-cell table:style-name="ce7" office:value-type="float" office:value="1889" calcext:value-type="float">
            <text:p>188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05" calcext:value-type="date">
            <text:p>5 мар, 2017</text:p>
          </table:table-cell>
          <table:table-cell table:style-name="ce7" office:value-type="float" office:value="1888" calcext:value-type="float">
            <text:p>188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04" calcext:value-type="date">
            <text:p>4 мар, 2017</text:p>
          </table:table-cell>
          <table:table-cell table:style-name="ce7" office:value-type="float" office:value="1887" calcext:value-type="float">
            <text:p>1887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03" calcext:value-type="date">
            <text:p>3 мар, 2017</text:p>
          </table:table-cell>
          <table:table-cell table:style-name="ce7" office:value-type="float" office:value="1886" calcext:value-type="float">
            <text:p>1886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02" calcext:value-type="date">
            <text:p>2 мар, 2017</text:p>
          </table:table-cell>
          <table:table-cell table:style-name="ce7" office:value-type="float" office:value="1885" calcext:value-type="float">
            <text:p>188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3-01" calcext:value-type="date">
            <text:p>1 мар, 2017</text:p>
          </table:table-cell>
          <table:table-cell table:style-name="ce7" office:value-type="float" office:value="1884" calcext:value-type="float">
            <text:p>188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28" calcext:value-type="date">
            <text:p>28 фев, 2017</text:p>
          </table:table-cell>
          <table:table-cell table:style-name="ce7" office:value-type="float" office:value="1883" calcext:value-type="float">
            <text:p>188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27" calcext:value-type="date">
            <text:p>27 фев, 2017</text:p>
          </table:table-cell>
          <table:table-cell table:style-name="ce7" office:value-type="float" office:value="1882" calcext:value-type="float">
            <text:p>1882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26" calcext:value-type="date">
            <text:p>26 фев, 2017</text:p>
          </table:table-cell>
          <table:table-cell table:style-name="ce7" office:value-type="float" office:value="1881" calcext:value-type="float">
            <text:p>1881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25" calcext:value-type="date">
            <text:p>25 фев, 2017</text:p>
          </table:table-cell>
          <table:table-cell table:style-name="ce7" office:value-type="float" office:value="1880" calcext:value-type="float">
            <text:p>1880</text:p>
          </table:table-cell>
          <table:table-cell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24" calcext:value-type="date">
            <text:p>24 фев, 2017</text:p>
          </table:table-cell>
          <table:table-cell table:style-name="ce7" office:value-type="float" office:value="1879" calcext:value-type="float">
            <text:p>187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23" calcext:value-type="date">
            <text:p>23 фев, 2017</text:p>
          </table:table-cell>
          <table:table-cell table:style-name="ce7" office:value-type="float" office:value="1878" calcext:value-type="float">
            <text:p>187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22" calcext:value-type="date">
            <text:p>22 фев, 2017</text:p>
          </table:table-cell>
          <table:table-cell table:style-name="ce7" office:value-type="float" office:value="1877" calcext:value-type="float">
            <text:p>1877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21" calcext:value-type="date">
            <text:p>21 фев, 2017</text:p>
          </table:table-cell>
          <table:table-cell table:style-name="ce7" office:value-type="float" office:value="1876" calcext:value-type="float">
            <text:p>187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20" calcext:value-type="date">
            <text:p>20 фев, 2017</text:p>
          </table:table-cell>
          <table:table-cell table:style-name="ce7" office:value-type="float" office:value="1875" calcext:value-type="float">
            <text:p>187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19" calcext:value-type="date">
            <text:p>19 фев, 2017</text:p>
          </table:table-cell>
          <table:table-cell table:style-name="ce7" office:value-type="float" office:value="1874" calcext:value-type="float">
            <text:p>187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18" calcext:value-type="date">
            <text:p>18 фев, 2017</text:p>
          </table:table-cell>
          <table:table-cell table:style-name="ce7" office:value-type="float" office:value="1873" calcext:value-type="float">
            <text:p>187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17" calcext:value-type="date">
            <text:p>17 фев, 2017</text:p>
          </table:table-cell>
          <table:table-cell table:style-name="ce7" office:value-type="float" office:value="1872" calcext:value-type="float">
            <text:p>187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16" calcext:value-type="date">
            <text:p>16 фев, 2017</text:p>
          </table:table-cell>
          <table:table-cell table:style-name="ce7" office:value-type="float" office:value="1871" calcext:value-type="float">
            <text:p>187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15" calcext:value-type="date">
            <text:p>15 фев, 2017</text:p>
          </table:table-cell>
          <table:table-cell table:style-name="ce7" office:value-type="float" office:value="1870" calcext:value-type="float">
            <text:p>187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14" calcext:value-type="date">
            <text:p>14 фев, 2017</text:p>
          </table:table-cell>
          <table:table-cell table:style-name="ce7" office:value-type="float" office:value="1869" calcext:value-type="float">
            <text:p>1869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13" calcext:value-type="date">
            <text:p>13 фев, 2017</text:p>
          </table:table-cell>
          <table:table-cell table:style-name="ce7" office:value-type="float" office:value="1868" calcext:value-type="float">
            <text:p>1868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12" calcext:value-type="date">
            <text:p>12 фев, 2017</text:p>
          </table:table-cell>
          <table:table-cell table:style-name="ce7" office:value-type="float" office:value="1867" calcext:value-type="float">
            <text:p>1867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11" calcext:value-type="date">
            <text:p>11 фев, 2017</text:p>
          </table:table-cell>
          <table:table-cell table:style-name="ce7" office:value-type="float" office:value="1866" calcext:value-type="float">
            <text:p>186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10" calcext:value-type="date">
            <text:p>10 фев, 2017</text:p>
          </table:table-cell>
          <table:table-cell table:style-name="ce7" office:value-type="float" office:value="1865" calcext:value-type="float">
            <text:p>1865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09" calcext:value-type="date">
            <text:p>9 фев, 2017</text:p>
          </table:table-cell>
          <table:table-cell table:style-name="ce7" office:value-type="float" office:value="1864" calcext:value-type="float">
            <text:p>186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08" calcext:value-type="date">
            <text:p>8 фев, 2017</text:p>
          </table:table-cell>
          <table:table-cell table:style-name="ce7" office:value-type="float" office:value="1863" calcext:value-type="float">
            <text:p>1863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07" calcext:value-type="date">
            <text:p>7 фев, 2017</text:p>
          </table:table-cell>
          <table:table-cell table:style-name="ce7" office:value-type="float" office:value="1862" calcext:value-type="float">
            <text:p>186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06" calcext:value-type="date">
            <text:p>6 фев, 2017</text:p>
          </table:table-cell>
          <table:table-cell table:style-name="ce7" office:value-type="float" office:value="1861" calcext:value-type="float">
            <text:p>1861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05" calcext:value-type="date">
            <text:p>5 фев, 2017</text:p>
          </table:table-cell>
          <table:table-cell table:style-name="ce7" office:value-type="float" office:value="1860" calcext:value-type="float">
            <text:p>1860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04" calcext:value-type="date">
            <text:p>4 фев, 2017</text:p>
          </table:table-cell>
          <table:table-cell table:style-name="ce7" office:value-type="float" office:value="1859" calcext:value-type="float">
            <text:p>185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03" calcext:value-type="date">
            <text:p>3 фев, 2017</text:p>
          </table:table-cell>
          <table:table-cell table:style-name="ce7" office:value-type="float" office:value="1858" calcext:value-type="float">
            <text:p>1858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02" calcext:value-type="date">
            <text:p>2 фев, 2017</text:p>
          </table:table-cell>
          <table:table-cell table:style-name="ce7" office:value-type="float" office:value="1857" calcext:value-type="float">
            <text:p>1857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2-01" calcext:value-type="date">
            <text:p>1 фев, 2017</text:p>
          </table:table-cell>
          <table:table-cell table:style-name="ce7" office:value-type="float" office:value="1856" calcext:value-type="float">
            <text:p>1856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31" calcext:value-type="date">
            <text:p>31 янв, 2017</text:p>
          </table:table-cell>
          <table:table-cell table:style-name="ce7" office:value-type="float" office:value="1855" calcext:value-type="float">
            <text:p>185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30" calcext:value-type="date">
            <text:p>30 янв, 2017</text:p>
          </table:table-cell>
          <table:table-cell table:style-name="ce7" office:value-type="float" office:value="1854" calcext:value-type="float">
            <text:p>185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29" calcext:value-type="date">
            <text:p>29 янв, 2017</text:p>
          </table:table-cell>
          <table:table-cell table:style-name="ce7" office:value-type="float" office:value="1853" calcext:value-type="float">
            <text:p>185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28" calcext:value-type="date">
            <text:p>28 янв, 2017</text:p>
          </table:table-cell>
          <table:table-cell table:style-name="ce7" office:value-type="float" office:value="1852" calcext:value-type="float">
            <text:p>1852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27" calcext:value-type="date">
            <text:p>27 янв, 2017</text:p>
          </table:table-cell>
          <table:table-cell table:style-name="ce7" office:value-type="float" office:value="1851" calcext:value-type="float">
            <text:p>185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26" calcext:value-type="date">
            <text:p>26 янв, 2017</text:p>
          </table:table-cell>
          <table:table-cell table:style-name="ce7" office:value-type="float" office:value="1850" calcext:value-type="float">
            <text:p>185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25" calcext:value-type="date">
            <text:p>25 янв, 2017</text:p>
          </table:table-cell>
          <table:table-cell table:style-name="ce7" office:value-type="float" office:value="1849" calcext:value-type="float">
            <text:p>1849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24" calcext:value-type="date">
            <text:p>24 янв, 2017</text:p>
          </table:table-cell>
          <table:table-cell table:style-name="ce7" office:value-type="float" office:value="1848" calcext:value-type="float">
            <text:p>184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23" calcext:value-type="date">
            <text:p>23 янв, 2017</text:p>
          </table:table-cell>
          <table:table-cell table:style-name="ce7" office:value-type="float" office:value="1847" calcext:value-type="float">
            <text:p>1847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22" calcext:value-type="date">
            <text:p>22 янв, 2017</text:p>
          </table:table-cell>
          <table:table-cell table:style-name="ce7" office:value-type="float" office:value="1846" calcext:value-type="float">
            <text:p>1846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21" calcext:value-type="date">
            <text:p>21 янв, 2017</text:p>
          </table:table-cell>
          <table:table-cell table:style-name="ce7" office:value-type="float" office:value="1845" calcext:value-type="float">
            <text:p>184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20" calcext:value-type="date">
            <text:p>20 янв, 2017</text:p>
          </table:table-cell>
          <table:table-cell table:style-name="ce7" office:value-type="float" office:value="1844" calcext:value-type="float">
            <text:p>184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19" calcext:value-type="date">
            <text:p>19 янв, 2017</text:p>
          </table:table-cell>
          <table:table-cell table:style-name="ce7" office:value-type="float" office:value="1843" calcext:value-type="float">
            <text:p>184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18" calcext:value-type="date">
            <text:p>18 янв, 2017</text:p>
          </table:table-cell>
          <table:table-cell table:style-name="ce7" office:value-type="float" office:value="1842" calcext:value-type="float">
            <text:p>184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17" calcext:value-type="date">
            <text:p>17 янв, 2017</text:p>
          </table:table-cell>
          <table:table-cell table:style-name="ce7" office:value-type="float" office:value="1841" calcext:value-type="float">
            <text:p>1841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16" calcext:value-type="date">
            <text:p>16 янв, 2017</text:p>
          </table:table-cell>
          <table:table-cell table:style-name="ce7" office:value-type="float" office:value="1840" calcext:value-type="float">
            <text:p>184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15" calcext:value-type="date">
            <text:p>15 янв, 2017</text:p>
          </table:table-cell>
          <table:table-cell table:style-name="ce7" office:value-type="float" office:value="1839" calcext:value-type="float">
            <text:p>183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14" calcext:value-type="date">
            <text:p>14 янв, 2017</text:p>
          </table:table-cell>
          <table:table-cell table:style-name="ce7" office:value-type="float" office:value="1838" calcext:value-type="float">
            <text:p>1838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13" calcext:value-type="date">
            <text:p>13 янв, 2017</text:p>
          </table:table-cell>
          <table:table-cell table:style-name="ce7" office:value-type="float" office:value="1837" calcext:value-type="float">
            <text:p>1837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12" calcext:value-type="date">
            <text:p>12 янв, 2017</text:p>
          </table:table-cell>
          <table:table-cell table:style-name="ce7" office:value-type="float" office:value="1836" calcext:value-type="float">
            <text:p>183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11" calcext:value-type="date">
            <text:p>11 янв, 2017</text:p>
          </table:table-cell>
          <table:table-cell table:style-name="ce7" office:value-type="float" office:value="1835" calcext:value-type="float">
            <text:p>1835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10" calcext:value-type="date">
            <text:p>10 янв, 2017</text:p>
          </table:table-cell>
          <table:table-cell table:style-name="ce7" office:value-type="float" office:value="1834" calcext:value-type="float">
            <text:p>183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09" calcext:value-type="date">
            <text:p>9 янв, 2017</text:p>
          </table:table-cell>
          <table:table-cell table:style-name="ce7" office:value-type="float" office:value="1833" calcext:value-type="float">
            <text:p>1833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08" calcext:value-type="date">
            <text:p>8 янв, 2017</text:p>
          </table:table-cell>
          <table:table-cell table:style-name="ce7" office:value-type="float" office:value="1832" calcext:value-type="float">
            <text:p>1832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07" calcext:value-type="date">
            <text:p>7 янв, 2017</text:p>
          </table:table-cell>
          <table:table-cell table:style-name="ce7" office:value-type="float" office:value="1831" calcext:value-type="float">
            <text:p>183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06" calcext:value-type="date">
            <text:p>6 янв, 2017</text:p>
          </table:table-cell>
          <table:table-cell table:style-name="ce7"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05" calcext:value-type="date">
            <text:p>5 янв, 2017</text:p>
          </table:table-cell>
          <table:table-cell table:style-name="ce7" office:value-type="float" office:value="1829" calcext:value-type="float">
            <text:p>182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04" calcext:value-type="date">
            <text:p>4 янв, 2017</text:p>
          </table:table-cell>
          <table:table-cell table:style-name="ce7" office:value-type="float" office:value="1828" calcext:value-type="float">
            <text:p>1828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03" calcext:value-type="date">
            <text:p>3 янв, 2017</text:p>
          </table:table-cell>
          <table:table-cell table:style-name="ce7" office:value-type="float" office:value="1827" calcext:value-type="float">
            <text:p>182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02" calcext:value-type="date">
            <text:p>2 янв, 2017</text:p>
          </table:table-cell>
          <table:table-cell table:style-name="ce7" office:value-type="float" office:value="1826" calcext:value-type="float">
            <text:p>182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7-01-01" calcext:value-type="date">
            <text:p>1 янв, 2017</text:p>
          </table:table-cell>
          <table:table-cell table:style-name="ce7" office:value-type="float" office:value="1825" calcext:value-type="float">
            <text:p>182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31" calcext:value-type="date">
            <text:p>31 дек, 2016</text:p>
          </table:table-cell>
          <table:table-cell table:style-name="ce7" office:value-type="float" office:value="1824" calcext:value-type="float">
            <text:p>182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30" calcext:value-type="date">
            <text:p>30 дек, 2016</text:p>
          </table:table-cell>
          <table:table-cell table:style-name="ce7" office:value-type="float" office:value="1823" calcext:value-type="float">
            <text:p>182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29" calcext:value-type="date">
            <text:p>29 дек, 2016</text:p>
          </table:table-cell>
          <table:table-cell table:style-name="ce7" office:value-type="float" office:value="1822" calcext:value-type="float">
            <text:p>18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28" calcext:value-type="date">
            <text:p>28 дек, 2016</text:p>
          </table:table-cell>
          <table:table-cell table:style-name="ce7" office:value-type="float" office:value="1821" calcext:value-type="float">
            <text:p>1821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27" calcext:value-type="date">
            <text:p>27 дек, 2016</text:p>
          </table:table-cell>
          <table:table-cell table:style-name="ce7" office:value-type="float" office:value="1820" calcext:value-type="float">
            <text:p>182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26" calcext:value-type="date">
            <text:p>26 дек, 2016</text:p>
          </table:table-cell>
          <table:table-cell table:style-name="ce7" office:value-type="float" office:value="1819" calcext:value-type="float">
            <text:p>1819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25" calcext:value-type="date">
            <text:p>25 дек, 2016</text:p>
          </table:table-cell>
          <table:table-cell table:style-name="ce7" office:value-type="float" office:value="1818" calcext:value-type="float">
            <text:p>181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24" calcext:value-type="date">
            <text:p>24 дек, 2016</text:p>
          </table:table-cell>
          <table:table-cell table:style-name="ce7" office:value-type="float" office:value="1817" calcext:value-type="float">
            <text:p>181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23" calcext:value-type="date">
            <text:p>23 дек, 2016</text:p>
          </table:table-cell>
          <table:table-cell table:style-name="ce7" office:value-type="float" office:value="1816" calcext:value-type="float">
            <text:p>1816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22" calcext:value-type="date">
            <text:p>22 дек, 2016</text:p>
          </table:table-cell>
          <table:table-cell table:style-name="ce7" office:value-type="float" office:value="1815" calcext:value-type="float">
            <text:p>18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21" calcext:value-type="date">
            <text:p>21 дек, 2016</text:p>
          </table:table-cell>
          <table:table-cell table:style-name="ce7" office:value-type="float" office:value="1814" calcext:value-type="float">
            <text:p>1814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20" calcext:value-type="date">
            <text:p>20 дек, 2016</text:p>
          </table:table-cell>
          <table:table-cell table:style-name="ce7" office:value-type="float" office:value="1813" calcext:value-type="float">
            <text:p>181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19" calcext:value-type="date">
            <text:p>19 дек, 2016</text:p>
          </table:table-cell>
          <table:table-cell table:style-name="ce7" office:value-type="float" office:value="1812" calcext:value-type="float">
            <text:p>181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18" calcext:value-type="date">
            <text:p>18 дек, 2016</text:p>
          </table:table-cell>
          <table:table-cell table:style-name="ce7" office:value-type="float" office:value="1811" calcext:value-type="float">
            <text:p>1811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17" calcext:value-type="date">
            <text:p>17 дек, 2016</text:p>
          </table:table-cell>
          <table:table-cell table:style-name="ce7" office:value-type="float" office:value="1810" calcext:value-type="float">
            <text:p>1810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16" calcext:value-type="date">
            <text:p>16 дек, 2016</text:p>
          </table:table-cell>
          <table:table-cell table:style-name="ce7" office:value-type="float" office:value="1809" calcext:value-type="float">
            <text:p>180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15" calcext:value-type="date">
            <text:p>15 дек, 2016</text:p>
          </table:table-cell>
          <table:table-cell table:style-name="ce7" office:value-type="float" office:value="1808" calcext:value-type="float">
            <text:p>1808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14" calcext:value-type="date">
            <text:p>14 дек, 2016</text:p>
          </table:table-cell>
          <table:table-cell table:style-name="ce7" office:value-type="float" office:value="1807" calcext:value-type="float">
            <text:p>180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13" calcext:value-type="date">
            <text:p>13 дек, 2016</text:p>
          </table:table-cell>
          <table:table-cell table:style-name="ce7" office:value-type="float" office:value="1806" calcext:value-type="float">
            <text:p>180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12" calcext:value-type="date">
            <text:p>12 дек, 2016</text:p>
          </table:table-cell>
          <table:table-cell table:style-name="ce7" office:value-type="float" office:value="1805" calcext:value-type="float">
            <text:p>1805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11" calcext:value-type="date">
            <text:p>11 дек, 2016</text:p>
          </table:table-cell>
          <table:table-cell table:style-name="ce7" office:value-type="float" office:value="1804" calcext:value-type="float">
            <text:p>180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10" calcext:value-type="date">
            <text:p>10 дек, 2016</text:p>
          </table:table-cell>
          <table:table-cell table:style-name="ce7" office:value-type="float" office:value="1803" calcext:value-type="float">
            <text:p>180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09" calcext:value-type="date">
            <text:p>9 дек, 2016</text:p>
          </table:table-cell>
          <table:table-cell table:style-name="ce7" office:value-type="float" office:value="1802" calcext:value-type="float">
            <text:p>1802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08" calcext:value-type="date">
            <text:p>8 дек, 2016</text:p>
          </table:table-cell>
          <table:table-cell table:style-name="ce7" office:value-type="float" office:value="1801" calcext:value-type="float">
            <text:p>180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07" calcext:value-type="date">
            <text:p>7 дек, 2016</text:p>
          </table:table-cell>
          <table:table-cell table:style-name="ce7"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06" calcext:value-type="date">
            <text:p>6 дек, 2016</text:p>
          </table:table-cell>
          <table:table-cell table:style-name="ce7" office:value-type="float" office:value="1799" calcext:value-type="float">
            <text:p>179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05" calcext:value-type="date">
            <text:p>5 дек, 2016</text:p>
          </table:table-cell>
          <table:table-cell table:style-name="ce7" office:value-type="float" office:value="1798" calcext:value-type="float">
            <text:p>179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04" calcext:value-type="date">
            <text:p>4 дек, 2016</text:p>
          </table:table-cell>
          <table:table-cell table:style-name="ce7" office:value-type="float" office:value="1797" calcext:value-type="float">
            <text:p>1797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03" calcext:value-type="date">
            <text:p>3 дек, 2016</text:p>
          </table:table-cell>
          <table:table-cell table:style-name="ce7" office:value-type="float" office:value="1796" calcext:value-type="float">
            <text:p>179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02" calcext:value-type="date">
            <text:p>2 дек, 2016</text:p>
          </table:table-cell>
          <table:table-cell table:style-name="ce7" office:value-type="float" office:value="1795" calcext:value-type="float">
            <text:p>1795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2-01" calcext:value-type="date">
            <text:p>1 дек, 2016</text:p>
          </table:table-cell>
          <table:table-cell table:style-name="ce7" office:value-type="float" office:value="1794" calcext:value-type="float">
            <text:p>179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30" calcext:value-type="date">
            <text:p>30 ноя, 2016</text:p>
          </table:table-cell>
          <table:table-cell table:style-name="ce7" office:value-type="float" office:value="1793" calcext:value-type="float">
            <text:p>1793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29" calcext:value-type="date">
            <text:p>29 ноя, 2016</text:p>
          </table:table-cell>
          <table:table-cell table:style-name="ce7" office:value-type="float" office:value="1792" calcext:value-type="float">
            <text:p>179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28" calcext:value-type="date">
            <text:p>28 ноя, 2016</text:p>
          </table:table-cell>
          <table:table-cell table:style-name="ce7" office:value-type="float" office:value="1791" calcext:value-type="float">
            <text:p>179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27" calcext:value-type="date">
            <text:p>27 ноя, 2016</text:p>
          </table:table-cell>
          <table:table-cell table:style-name="ce7"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26" calcext:value-type="date">
            <text:p>26 ноя, 2016</text:p>
          </table:table-cell>
          <table:table-cell table:style-name="ce7" office:value-type="float" office:value="1789" calcext:value-type="float">
            <text:p>1789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25" calcext:value-type="date">
            <text:p>25 ноя, 2016</text:p>
          </table:table-cell>
          <table:table-cell table:style-name="ce7" office:value-type="float" office:value="1788" calcext:value-type="float">
            <text:p>1788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24" calcext:value-type="date">
            <text:p>24 ноя, 2016</text:p>
          </table:table-cell>
          <table:table-cell table:style-name="ce7" office:value-type="float" office:value="1787" calcext:value-type="float">
            <text:p>1787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23" calcext:value-type="date">
            <text:p>23 ноя, 2016</text:p>
          </table:table-cell>
          <table:table-cell table:style-name="ce7" office:value-type="float" office:value="1786" calcext:value-type="float">
            <text:p>178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22" calcext:value-type="date">
            <text:p>22 ноя, 2016</text:p>
          </table:table-cell>
          <table:table-cell table:style-name="ce7" office:value-type="float" office:value="1785" calcext:value-type="float">
            <text:p>1785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21" calcext:value-type="date">
            <text:p>21 ноя, 2016</text:p>
          </table:table-cell>
          <table:table-cell table:style-name="ce7" office:value-type="float" office:value="1784" calcext:value-type="float">
            <text:p>1784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20" calcext:value-type="date">
            <text:p>20 ноя, 2016</text:p>
          </table:table-cell>
          <table:table-cell table:style-name="ce7" office:value-type="float" office:value="1783" calcext:value-type="float">
            <text:p>1783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19" calcext:value-type="date">
            <text:p>19 ноя, 2016</text:p>
          </table:table-cell>
          <table:table-cell table:style-name="ce7" office:value-type="float" office:value="1782" calcext:value-type="float">
            <text:p>178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18" calcext:value-type="date">
            <text:p>18 ноя, 2016</text:p>
          </table:table-cell>
          <table:table-cell table:style-name="ce7" office:value-type="float" office:value="1781" calcext:value-type="float">
            <text:p>1781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17" calcext:value-type="date">
            <text:p>17 ноя, 2016</text:p>
          </table:table-cell>
          <table:table-cell table:style-name="ce7" office:value-type="float" office:value="1780" calcext:value-type="float">
            <text:p>178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16" calcext:value-type="date">
            <text:p>16 ноя, 2016</text:p>
          </table:table-cell>
          <table:table-cell table:style-name="ce7" office:value-type="float" office:value="1779" calcext:value-type="float">
            <text:p>1779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15" calcext:value-type="date">
            <text:p>15 ноя, 2016</text:p>
          </table:table-cell>
          <table:table-cell table:style-name="ce7" office:value-type="float" office:value="1778" calcext:value-type="float">
            <text:p>1778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14" calcext:value-type="date">
            <text:p>14 ноя, 2016</text:p>
          </table:table-cell>
          <table:table-cell table:style-name="ce7" office:value-type="float" office:value="1777" calcext:value-type="float">
            <text:p>1777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13" calcext:value-type="date">
            <text:p>13 ноя, 2016</text:p>
          </table:table-cell>
          <table:table-cell table:style-name="ce7" office:value-type="float" office:value="1776" calcext:value-type="float">
            <text:p>177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12" calcext:value-type="date">
            <text:p>12 ноя, 2016</text:p>
          </table:table-cell>
          <table:table-cell table:style-name="ce7" office:value-type="float" office:value="1775" calcext:value-type="float">
            <text:p>177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11" calcext:value-type="date">
            <text:p>11 ноя, 2016</text:p>
          </table:table-cell>
          <table:table-cell table:style-name="ce7" office:value-type="float" office:value="1774" calcext:value-type="float">
            <text:p>1774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10" calcext:value-type="date">
            <text:p>10 ноя, 2016</text:p>
          </table:table-cell>
          <table:table-cell table:style-name="ce7" office:value-type="float" office:value="1773" calcext:value-type="float">
            <text:p>1773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09" calcext:value-type="date">
            <text:p>9 ноя, 2016</text:p>
          </table:table-cell>
          <table:table-cell table:style-name="ce7" office:value-type="float" office:value="1772" calcext:value-type="float">
            <text:p>17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08" calcext:value-type="date">
            <text:p>8 ноя, 2016</text:p>
          </table:table-cell>
          <table:table-cell table:style-name="ce7" office:value-type="float" office:value="1771" calcext:value-type="float">
            <text:p>177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07" calcext:value-type="date">
            <text:p>7 ноя, 2016</text:p>
          </table:table-cell>
          <table:table-cell table:style-name="ce7" office:value-type="float" office:value="1770" calcext:value-type="float">
            <text:p>1770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06" calcext:value-type="date">
            <text:p>6 ноя, 2016</text:p>
          </table:table-cell>
          <table:table-cell table:style-name="ce7" office:value-type="float" office:value="1769" calcext:value-type="float">
            <text:p>1769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05" calcext:value-type="date">
            <text:p>5 ноя, 2016</text:p>
          </table:table-cell>
          <table:table-cell table:style-name="ce7" office:value-type="float" office:value="1768" calcext:value-type="float">
            <text:p>1768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04" calcext:value-type="date">
            <text:p>4 ноя, 2016</text:p>
          </table:table-cell>
          <table:table-cell table:style-name="ce7" office:value-type="float" office:value="1767" calcext:value-type="float">
            <text:p>1767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03" calcext:value-type="date">
            <text:p>3 ноя, 2016</text:p>
          </table:table-cell>
          <table:table-cell table:style-name="ce7" office:value-type="float" office:value="1766" calcext:value-type="float">
            <text:p>176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02" calcext:value-type="date">
            <text:p>2 ноя, 2016</text:p>
          </table:table-cell>
          <table:table-cell table:style-name="ce7" office:value-type="float" office:value="1765" calcext:value-type="float">
            <text:p>1765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1-01" calcext:value-type="date">
            <text:p>1 ноя, 2016</text:p>
          </table:table-cell>
          <table:table-cell table:style-name="ce7" office:value-type="float" office:value="1764" calcext:value-type="float">
            <text:p>176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31" calcext:value-type="date">
            <text:p>31 окт, 2016</text:p>
          </table:table-cell>
          <table:table-cell table:style-name="ce7" office:value-type="float" office:value="1763" calcext:value-type="float">
            <text:p>1763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30" calcext:value-type="date">
            <text:p>30 окт, 2016</text:p>
          </table:table-cell>
          <table:table-cell table:style-name="ce7" office:value-type="float" office:value="1762" calcext:value-type="float">
            <text:p>176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29" calcext:value-type="date">
            <text:p>29 окт, 2016</text:p>
          </table:table-cell>
          <table:table-cell table:style-name="ce7" office:value-type="float" office:value="1761" calcext:value-type="float">
            <text:p>176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28" calcext:value-type="date">
            <text:p>28 окт, 2016</text:p>
          </table:table-cell>
          <table:table-cell table:style-name="ce7"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27" calcext:value-type="date">
            <text:p>27 окт, 2016</text:p>
          </table:table-cell>
          <table:table-cell table:style-name="ce7" office:value-type="float" office:value="1759" calcext:value-type="float">
            <text:p>1759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26" calcext:value-type="date">
            <text:p>26 окт, 2016</text:p>
          </table:table-cell>
          <table:table-cell table:style-name="ce7" office:value-type="float" office:value="1758" calcext:value-type="float">
            <text:p>1758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25" calcext:value-type="date">
            <text:p>25 окт, 2016</text:p>
          </table:table-cell>
          <table:table-cell table:style-name="ce7" office:value-type="float" office:value="1757" calcext:value-type="float">
            <text:p>175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24" calcext:value-type="date">
            <text:p>24 окт, 2016</text:p>
          </table:table-cell>
          <table:table-cell table:style-name="ce7" office:value-type="float" office:value="1756" calcext:value-type="float">
            <text:p>175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23" calcext:value-type="date">
            <text:p>23 окт, 2016</text:p>
          </table:table-cell>
          <table:table-cell table:style-name="ce7" office:value-type="float" office:value="1755" calcext:value-type="float">
            <text:p>175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22" calcext:value-type="date">
            <text:p>22 окт, 2016</text:p>
          </table:table-cell>
          <table:table-cell table:style-name="ce7" office:value-type="float" office:value="1754" calcext:value-type="float">
            <text:p>1754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21" calcext:value-type="date">
            <text:p>21 окт, 2016</text:p>
          </table:table-cell>
          <table:table-cell table:style-name="ce7" office:value-type="float" office:value="1753" calcext:value-type="float">
            <text:p>175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20" calcext:value-type="date">
            <text:p>20 окт, 2016</text:p>
          </table:table-cell>
          <table:table-cell table:style-name="ce7" office:value-type="float" office:value="1752" calcext:value-type="float">
            <text:p>1752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19" calcext:value-type="date">
            <text:p>19 окт, 2016</text:p>
          </table:table-cell>
          <table:table-cell table:style-name="ce7" office:value-type="float" office:value="1751" calcext:value-type="float">
            <text:p>175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18" calcext:value-type="date">
            <text:p>18 окт, 2016</text:p>
          </table:table-cell>
          <table:table-cell table:style-name="ce7" office:value-type="float" office:value="1750" calcext:value-type="float">
            <text:p>175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17" calcext:value-type="date">
            <text:p>17 окт, 2016</text:p>
          </table:table-cell>
          <table:table-cell table:style-name="ce7" office:value-type="float" office:value="1749" calcext:value-type="float">
            <text:p>174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16" calcext:value-type="date">
            <text:p>16 окт, 2016</text:p>
          </table:table-cell>
          <table:table-cell table:style-name="ce7" office:value-type="float" office:value="1748" calcext:value-type="float">
            <text:p>1748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15" calcext:value-type="date">
            <text:p>15 окт, 2016</text:p>
          </table:table-cell>
          <table:table-cell table:style-name="ce7" office:value-type="float" office:value="1747" calcext:value-type="float">
            <text:p>1747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14" calcext:value-type="date">
            <text:p>14 окт, 2016</text:p>
          </table:table-cell>
          <table:table-cell table:style-name="ce7" office:value-type="float" office:value="1746" calcext:value-type="float">
            <text:p>1746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13" calcext:value-type="date">
            <text:p>13 окт, 2016</text:p>
          </table:table-cell>
          <table:table-cell table:style-name="ce7" office:value-type="float" office:value="1745" calcext:value-type="float">
            <text:p>174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12" calcext:value-type="date">
            <text:p>12 окт, 2016</text:p>
          </table:table-cell>
          <table:table-cell table:style-name="ce7" office:value-type="float" office:value="1744" calcext:value-type="float">
            <text:p>1744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11" calcext:value-type="date">
            <text:p>11 окт, 2016</text:p>
          </table:table-cell>
          <table:table-cell table:style-name="ce7" office:value-type="float" office:value="1743" calcext:value-type="float">
            <text:p>1743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10" calcext:value-type="date">
            <text:p>10 окт, 2016</text:p>
          </table:table-cell>
          <table:table-cell table:style-name="ce7" office:value-type="float" office:value="1742" calcext:value-type="float">
            <text:p>1742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09" calcext:value-type="date">
            <text:p>9 окт, 2016</text:p>
          </table:table-cell>
          <table:table-cell table:style-name="ce7" office:value-type="float" office:value="1741" calcext:value-type="float">
            <text:p>1741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08" calcext:value-type="date">
            <text:p>8 окт, 2016</text:p>
          </table:table-cell>
          <table:table-cell table:style-name="ce7" office:value-type="float" office:value="1740" calcext:value-type="float">
            <text:p>174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07" calcext:value-type="date">
            <text:p>7 окт, 2016</text:p>
          </table:table-cell>
          <table:table-cell table:style-name="ce7" office:value-type="float" office:value="1739" calcext:value-type="float">
            <text:p>1739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06" calcext:value-type="date">
            <text:p>6 окт, 2016</text:p>
          </table:table-cell>
          <table:table-cell table:style-name="ce7" office:value-type="float" office:value="1738" calcext:value-type="float">
            <text:p>1738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05" calcext:value-type="date">
            <text:p>5 окт, 2016</text:p>
          </table:table-cell>
          <table:table-cell table:style-name="ce7" office:value-type="float" office:value="1737" calcext:value-type="float">
            <text:p>1737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04" calcext:value-type="date">
            <text:p>4 окт, 2016</text:p>
          </table:table-cell>
          <table:table-cell table:style-name="ce7" office:value-type="float" office:value="1736" calcext:value-type="float">
            <text:p>173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03" calcext:value-type="date">
            <text:p>3 окт, 2016</text:p>
          </table:table-cell>
          <table:table-cell table:style-name="ce7" office:value-type="float" office:value="1735" calcext:value-type="float">
            <text:p>173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02" calcext:value-type="date">
            <text:p>2 окт, 2016</text:p>
          </table:table-cell>
          <table:table-cell table:style-name="ce7" office:value-type="float" office:value="1734" calcext:value-type="float">
            <text:p>1734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10-01" calcext:value-type="date">
            <text:p>1 окт, 2016</text:p>
          </table:table-cell>
          <table:table-cell table:style-name="ce7" office:value-type="float" office:value="1733" calcext:value-type="float">
            <text:p>173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30" calcext:value-type="date">
            <text:p>30 сен, 2016</text:p>
          </table:table-cell>
          <table:table-cell table:style-name="ce7" office:value-type="float" office:value="1732" calcext:value-type="float">
            <text:p>173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29" calcext:value-type="date">
            <text:p>29 сен, 2016</text:p>
          </table:table-cell>
          <table:table-cell table:style-name="ce7" office:value-type="float" office:value="1731" calcext:value-type="float">
            <text:p>173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28" calcext:value-type="date">
            <text:p>28 сен, 2016</text:p>
          </table:table-cell>
          <table:table-cell table:style-name="ce7" office:value-type="float" office:value="1730" calcext:value-type="float">
            <text:p>173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27" calcext:value-type="date">
            <text:p>27 сен, 2016</text:p>
          </table:table-cell>
          <table:table-cell table:style-name="ce7" office:value-type="float" office:value="1729" calcext:value-type="float">
            <text:p>1729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26" calcext:value-type="date">
            <text:p>26 сен, 2016</text:p>
          </table:table-cell>
          <table:table-cell table:style-name="ce7" office:value-type="float" office:value="1728" calcext:value-type="float">
            <text:p>1728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25" calcext:value-type="date">
            <text:p>25 сен, 2016</text:p>
          </table:table-cell>
          <table:table-cell table:style-name="ce7" office:value-type="float" office:value="1727" calcext:value-type="float">
            <text:p>172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24" calcext:value-type="date">
            <text:p>24 сен, 2016</text:p>
          </table:table-cell>
          <table:table-cell table:style-name="ce7" office:value-type="float" office:value="1726" calcext:value-type="float">
            <text:p>172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23" calcext:value-type="date">
            <text:p>23 сен, 2016</text:p>
          </table:table-cell>
          <table:table-cell table:style-name="ce7" office:value-type="float" office:value="1725" calcext:value-type="float">
            <text:p>172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22" calcext:value-type="date">
            <text:p>22 сен, 2016</text:p>
          </table:table-cell>
          <table:table-cell table:style-name="ce7" office:value-type="float" office:value="1724" calcext:value-type="float">
            <text:p>172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21" calcext:value-type="date">
            <text:p>21 сен, 2016</text:p>
          </table:table-cell>
          <table:table-cell table:style-name="ce7" office:value-type="float" office:value="1723" calcext:value-type="float">
            <text:p>1723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20" calcext:value-type="date">
            <text:p>20 сен, 2016</text:p>
          </table:table-cell>
          <table:table-cell table:style-name="ce7" office:value-type="float" office:value="1722" calcext:value-type="float">
            <text:p>172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19" calcext:value-type="date">
            <text:p>19 сен, 2016</text:p>
          </table:table-cell>
          <table:table-cell table:style-name="ce7" office:value-type="float" office:value="1721" calcext:value-type="float">
            <text:p>1721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18" calcext:value-type="date">
            <text:p>18 сен, 2016</text:p>
          </table:table-cell>
          <table:table-cell table:style-name="ce7" office:value-type="float" office:value="1720" calcext:value-type="float">
            <text:p>172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17" calcext:value-type="date">
            <text:p>17 сен, 2016</text:p>
          </table:table-cell>
          <table:table-cell table:style-name="ce7" office:value-type="float" office:value="1719" calcext:value-type="float">
            <text:p>1719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16" calcext:value-type="date">
            <text:p>16 сен, 2016</text:p>
          </table:table-cell>
          <table:table-cell table:style-name="ce7"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15" calcext:value-type="date">
            <text:p>15 сен, 2016</text:p>
          </table:table-cell>
          <table:table-cell table:style-name="ce7" office:value-type="float" office:value="1717" calcext:value-type="float">
            <text:p>171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14" calcext:value-type="date">
            <text:p>14 сен, 2016</text:p>
          </table:table-cell>
          <table:table-cell table:style-name="ce7" office:value-type="float" office:value="1716" calcext:value-type="float">
            <text:p>1716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13" calcext:value-type="date">
            <text:p>13 сен, 2016</text:p>
          </table:table-cell>
          <table:table-cell table:style-name="ce7" office:value-type="float" office:value="1715" calcext:value-type="float">
            <text:p>171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12" calcext:value-type="date">
            <text:p>12 сен, 2016</text:p>
          </table:table-cell>
          <table:table-cell table:style-name="ce7" office:value-type="float" office:value="1714" calcext:value-type="float">
            <text:p>1714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11" calcext:value-type="date">
            <text:p>11 сен, 2016</text:p>
          </table:table-cell>
          <table:table-cell table:style-name="ce7" office:value-type="float" office:value="1713" calcext:value-type="float">
            <text:p>1713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10" calcext:value-type="date">
            <text:p>10 сен, 2016</text:p>
          </table:table-cell>
          <table:table-cell table:style-name="ce7" office:value-type="float" office:value="1712" calcext:value-type="float">
            <text:p>171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09" calcext:value-type="date">
            <text:p>9 сен, 2016</text:p>
          </table:table-cell>
          <table:table-cell table:style-name="ce7"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08" calcext:value-type="date">
            <text:p>8 сен, 2016</text:p>
          </table:table-cell>
          <table:table-cell table:style-name="ce7" office:value-type="float" office:value="1710" calcext:value-type="float">
            <text:p>171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07" calcext:value-type="date">
            <text:p>7 сен, 2016</text:p>
          </table:table-cell>
          <table:table-cell table:style-name="ce7" office:value-type="float" office:value="1709" calcext:value-type="float">
            <text:p>1709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06" calcext:value-type="date">
            <text:p>6 сен, 2016</text:p>
          </table:table-cell>
          <table:table-cell table:style-name="ce7" office:value-type="float" office:value="1708" calcext:value-type="float">
            <text:p>170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05" calcext:value-type="date">
            <text:p>5 сен, 2016</text:p>
          </table:table-cell>
          <table:table-cell table:style-name="ce7" office:value-type="float" office:value="1707" calcext:value-type="float">
            <text:p>1707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04" calcext:value-type="date">
            <text:p>4 сен, 2016</text:p>
          </table:table-cell>
          <table:table-cell table:style-name="ce7" office:value-type="float" office:value="1706" calcext:value-type="float">
            <text:p>170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03" calcext:value-type="date">
            <text:p>3 сен, 2016</text:p>
          </table:table-cell>
          <table:table-cell table:style-name="ce7" office:value-type="float" office:value="1705" calcext:value-type="float">
            <text:p>170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02" calcext:value-type="date">
            <text:p>2 сен, 2016</text:p>
          </table:table-cell>
          <table:table-cell table:style-name="ce7" office:value-type="float" office:value="1704" calcext:value-type="float">
            <text:p>1704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01" calcext:value-type="date">
            <text:p>1 сен, 2016</text:p>
          </table:table-cell>
          <table:table-cell table:style-name="ce7" office:value-type="float" office:value="1703" calcext:value-type="float">
            <text:p>1703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31" calcext:value-type="date">
            <text:p>31 авг, 2016</text:p>
          </table:table-cell>
          <table:table-cell table:style-name="ce7" office:value-type="float" office:value="1702" calcext:value-type="float">
            <text:p>170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30" calcext:value-type="date">
            <text:p>30 авг, 2016</text:p>
          </table:table-cell>
          <table:table-cell table:style-name="ce7" office:value-type="float" office:value="1701" calcext:value-type="float">
            <text:p>1701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29" calcext:value-type="date">
            <text:p>29 авг, 2016</text:p>
          </table:table-cell>
          <table:table-cell table:style-name="ce7"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28" calcext:value-type="date">
            <text:p>28 авг, 2016</text:p>
          </table:table-cell>
          <table:table-cell table:style-name="ce7" office:value-type="float" office:value="1699" calcext:value-type="float">
            <text:p>169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27" calcext:value-type="date">
            <text:p>27 авг, 2016</text:p>
          </table:table-cell>
          <table:table-cell table:style-name="ce7" office:value-type="float" office:value="1698" calcext:value-type="float">
            <text:p>1698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26" calcext:value-type="date">
            <text:p>26 авг, 2016</text:p>
          </table:table-cell>
          <table:table-cell table:style-name="ce7" office:value-type="float" office:value="1697" calcext:value-type="float">
            <text:p>1697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25" calcext:value-type="date">
            <text:p>25 авг, 2016</text:p>
          </table:table-cell>
          <table:table-cell table:style-name="ce7" office:value-type="float" office:value="1696" calcext:value-type="float">
            <text:p>169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24" calcext:value-type="date">
            <text:p>24 авг, 2016</text:p>
          </table:table-cell>
          <table:table-cell table:style-name="ce7" office:value-type="float" office:value="1695" calcext:value-type="float">
            <text:p>169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23" calcext:value-type="date">
            <text:p>23 авг, 2016</text:p>
          </table:table-cell>
          <table:table-cell table:style-name="ce7" office:value-type="float" office:value="1694" calcext:value-type="float">
            <text:p>1694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22" calcext:value-type="date">
            <text:p>22 авг, 2016</text:p>
          </table:table-cell>
          <table:table-cell table:style-name="ce7" office:value-type="float" office:value="1693" calcext:value-type="float">
            <text:p>169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21" calcext:value-type="date">
            <text:p>21 авг, 2016</text:p>
          </table:table-cell>
          <table:table-cell table:style-name="ce7" office:value-type="float" office:value="1692" calcext:value-type="float">
            <text:p>1692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20" calcext:value-type="date">
            <text:p>20 авг, 2016</text:p>
          </table:table-cell>
          <table:table-cell table:style-name="ce7" office:value-type="float" office:value="1691" calcext:value-type="float">
            <text:p>169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19" calcext:value-type="date">
            <text:p>19 авг, 2016</text:p>
          </table:table-cell>
          <table:table-cell table:style-name="ce7" office:value-type="float" office:value="1690" calcext:value-type="float">
            <text:p>1690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18" calcext:value-type="date">
            <text:p>18 авг, 2016</text:p>
          </table:table-cell>
          <table:table-cell table:style-name="ce7" office:value-type="float" office:value="1689" calcext:value-type="float">
            <text:p>1689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17" calcext:value-type="date">
            <text:p>17 авг, 2016</text:p>
          </table:table-cell>
          <table:table-cell table:style-name="ce7"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16" calcext:value-type="date">
            <text:p>16 авг, 2016</text:p>
          </table:table-cell>
          <table:table-cell table:style-name="ce7" office:value-type="float" office:value="1687" calcext:value-type="float">
            <text:p>1687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15" calcext:value-type="date">
            <text:p>15 авг, 2016</text:p>
          </table:table-cell>
          <table:table-cell table:style-name="ce7" office:value-type="float" office:value="1686" calcext:value-type="float">
            <text:p>168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14" calcext:value-type="date">
            <text:p>14 авг, 2016</text:p>
          </table:table-cell>
          <table:table-cell table:style-name="ce7" office:value-type="float" office:value="1685" calcext:value-type="float">
            <text:p>1685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13" calcext:value-type="date">
            <text:p>13 авг, 2016</text:p>
          </table:table-cell>
          <table:table-cell table:style-name="ce7" office:value-type="float" office:value="1684" calcext:value-type="float">
            <text:p>168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12" calcext:value-type="date">
            <text:p>12 авг, 2016</text:p>
          </table:table-cell>
          <table:table-cell table:style-name="ce7" office:value-type="float" office:value="1683" calcext:value-type="float">
            <text:p>1683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11" calcext:value-type="date">
            <text:p>11 авг, 2016</text:p>
          </table:table-cell>
          <table:table-cell table:style-name="ce7" office:value-type="float" office:value="1682" calcext:value-type="float">
            <text:p>1682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10" calcext:value-type="date">
            <text:p>10 авг, 2016</text:p>
          </table:table-cell>
          <table:table-cell table:style-name="ce7" office:value-type="float" office:value="1681" calcext:value-type="float">
            <text:p>168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09" calcext:value-type="date">
            <text:p>9 авг, 2016</text:p>
          </table:table-cell>
          <table:table-cell table:style-name="ce7" office:value-type="float" office:value="1680" calcext:value-type="float">
            <text:p>168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08" calcext:value-type="date">
            <text:p>8 авг, 2016</text:p>
          </table:table-cell>
          <table:table-cell table:style-name="ce7" office:value-type="float" office:value="1679" calcext:value-type="float">
            <text:p>1679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07" calcext:value-type="date">
            <text:p>7 авг, 2016</text:p>
          </table:table-cell>
          <table:table-cell table:style-name="ce7" office:value-type="float" office:value="1678" calcext:value-type="float">
            <text:p>167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06" calcext:value-type="date">
            <text:p>6 авг, 2016</text:p>
          </table:table-cell>
          <table:table-cell table:style-name="ce7" office:value-type="float" office:value="1677" calcext:value-type="float">
            <text:p>167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05" calcext:value-type="date">
            <text:p>5 авг, 2016</text:p>
          </table:table-cell>
          <table:table-cell table:style-name="ce7" office:value-type="float" office:value="1676" calcext:value-type="float">
            <text:p>1676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04" calcext:value-type="date">
            <text:p>4 авг, 2016</text:p>
          </table:table-cell>
          <table:table-cell table:style-name="ce7" office:value-type="float" office:value="1675" calcext:value-type="float">
            <text:p>167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03" calcext:value-type="date">
            <text:p>3 авг, 2016</text:p>
          </table:table-cell>
          <table:table-cell table:style-name="ce7" office:value-type="float" office:value="1674" calcext:value-type="float">
            <text:p>167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02" calcext:value-type="date">
            <text:p>2 авг, 2016</text:p>
          </table:table-cell>
          <table:table-cell table:style-name="ce7" office:value-type="float" office:value="1673" calcext:value-type="float">
            <text:p>167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01" calcext:value-type="date">
            <text:p>1 авг, 2016</text:p>
          </table:table-cell>
          <table:table-cell table:style-name="ce7" office:value-type="float" office:value="1672" calcext:value-type="float">
            <text:p>167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31" calcext:value-type="date">
            <text:p>31 июл, 2016</text:p>
          </table:table-cell>
          <table:table-cell table:style-name="ce7" office:value-type="float" office:value="1671" calcext:value-type="float">
            <text:p>167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30" calcext:value-type="date">
            <text:p>30 июл, 2016</text:p>
          </table:table-cell>
          <table:table-cell table:style-name="ce7" office:value-type="float" office:value="1670" calcext:value-type="float">
            <text:p>16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29" calcext:value-type="date">
            <text:p>29 июл, 2016</text:p>
          </table:table-cell>
          <table:table-cell table:style-name="ce7" office:value-type="float" office:value="1669" calcext:value-type="float">
            <text:p>166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28" calcext:value-type="date">
            <text:p>28 июл, 2016</text:p>
          </table:table-cell>
          <table:table-cell table:style-name="ce7" office:value-type="float" office:value="1668" calcext:value-type="float">
            <text:p>166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27" calcext:value-type="date">
            <text:p>27 июл, 2016</text:p>
          </table:table-cell>
          <table:table-cell table:style-name="ce7" office:value-type="float" office:value="1667" calcext:value-type="float">
            <text:p>166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26" calcext:value-type="date">
            <text:p>26 июл, 2016</text:p>
          </table:table-cell>
          <table:table-cell table:style-name="ce7" office:value-type="float" office:value="1666" calcext:value-type="float">
            <text:p>166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25" calcext:value-type="date">
            <text:p>25 июл, 2016</text:p>
          </table:table-cell>
          <table:table-cell table:style-name="ce7" office:value-type="float" office:value="1665" calcext:value-type="float">
            <text:p>166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24" calcext:value-type="date">
            <text:p>24 июл, 2016</text:p>
          </table:table-cell>
          <table:table-cell table:style-name="ce7" office:value-type="float" office:value="1664" calcext:value-type="float">
            <text:p>166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23" calcext:value-type="date">
            <text:p>23 июл, 2016</text:p>
          </table:table-cell>
          <table:table-cell table:style-name="ce7" office:value-type="float" office:value="1663" calcext:value-type="float">
            <text:p>1663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22" calcext:value-type="date">
            <text:p>22 июл, 2016</text:p>
          </table:table-cell>
          <table:table-cell table:style-name="ce7" office:value-type="float" office:value="1662" calcext:value-type="float">
            <text:p>166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21" calcext:value-type="date">
            <text:p>21 июл, 2016</text:p>
          </table:table-cell>
          <table:table-cell table:style-name="ce7" office:value-type="float" office:value="1661" calcext:value-type="float">
            <text:p>166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20" calcext:value-type="date">
            <text:p>20 июл, 2016</text:p>
          </table:table-cell>
          <table:table-cell table:style-name="ce7" office:value-type="float" office:value="1660" calcext:value-type="float">
            <text:p>166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19" calcext:value-type="date">
            <text:p>19 июл, 2016</text:p>
          </table:table-cell>
          <table:table-cell table:style-name="ce7" office:value-type="float" office:value="1659" calcext:value-type="float">
            <text:p>165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18" calcext:value-type="date">
            <text:p>18 июл, 2016</text:p>
          </table:table-cell>
          <table:table-cell table:style-name="ce7" office:value-type="float" office:value="1658" calcext:value-type="float">
            <text:p>1658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17" calcext:value-type="date">
            <text:p>17 июл, 2016</text:p>
          </table:table-cell>
          <table:table-cell table:style-name="ce7"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16" calcext:value-type="date">
            <text:p>16 июл, 2016</text:p>
          </table:table-cell>
          <table:table-cell table:style-name="ce7" office:value-type="float" office:value="1656" calcext:value-type="float">
            <text:p>165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15" calcext:value-type="date">
            <text:p>15 июл, 2016</text:p>
          </table:table-cell>
          <table:table-cell table:style-name="ce7" office:value-type="float" office:value="1655" calcext:value-type="float">
            <text:p>1655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14" calcext:value-type="date">
            <text:p>14 июл, 2016</text:p>
          </table:table-cell>
          <table:table-cell table:style-name="ce7" office:value-type="float" office:value="1654" calcext:value-type="float">
            <text:p>1654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13" calcext:value-type="date">
            <text:p>13 июл, 2016</text:p>
          </table:table-cell>
          <table:table-cell table:style-name="ce7" office:value-type="float" office:value="1653" calcext:value-type="float">
            <text:p>1653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12" calcext:value-type="date">
            <text:p>12 июл, 2016</text:p>
          </table:table-cell>
          <table:table-cell table:style-name="ce7"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11" calcext:value-type="date">
            <text:p>11 июл, 2016</text:p>
          </table:table-cell>
          <table:table-cell table:style-name="ce7"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10" calcext:value-type="date">
            <text:p>10 июл, 2016</text:p>
          </table:table-cell>
          <table:table-cell table:style-name="ce7"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09" calcext:value-type="date">
            <text:p>9 июл, 2016</text:p>
          </table:table-cell>
          <table:table-cell table:style-name="ce7" office:value-type="float" office:value="1649" calcext:value-type="float">
            <text:p>164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08" calcext:value-type="date">
            <text:p>8 июл, 2016</text:p>
          </table:table-cell>
          <table:table-cell table:style-name="ce7" office:value-type="float" office:value="1648" calcext:value-type="float">
            <text:p>164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07" calcext:value-type="date">
            <text:p>7 июл, 2016</text:p>
          </table:table-cell>
          <table:table-cell table:style-name="ce7" office:value-type="float" office:value="1647" calcext:value-type="float">
            <text:p>1647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06" calcext:value-type="date">
            <text:p>6 июл, 2016</text:p>
          </table:table-cell>
          <table:table-cell table:style-name="ce7" office:value-type="float" office:value="1646" calcext:value-type="float">
            <text:p>1646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05" calcext:value-type="date">
            <text:p>5 июл, 2016</text:p>
          </table:table-cell>
          <table:table-cell table:style-name="ce7" office:value-type="float" office:value="1645" calcext:value-type="float">
            <text:p>164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04" calcext:value-type="date">
            <text:p>4 июл, 2016</text:p>
          </table:table-cell>
          <table:table-cell table:style-name="ce7" office:value-type="float" office:value="1644" calcext:value-type="float">
            <text:p>164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03" calcext:value-type="date">
            <text:p>3 июл, 2016</text:p>
          </table:table-cell>
          <table:table-cell table:style-name="ce7" office:value-type="float" office:value="1643" calcext:value-type="float">
            <text:p>1643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02" calcext:value-type="date">
            <text:p>2 июл, 2016</text:p>
          </table:table-cell>
          <table:table-cell table:style-name="ce7" office:value-type="float" office:value="1642" calcext:value-type="float">
            <text:p>1642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7-01" calcext:value-type="date">
            <text:p>1 июл, 2016</text:p>
          </table:table-cell>
          <table:table-cell table:style-name="ce7" office:value-type="float" office:value="1641" calcext:value-type="float">
            <text:p>1641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30" calcext:value-type="date">
            <text:p>30 июн, 2016</text:p>
          </table:table-cell>
          <table:table-cell table:style-name="ce7" office:value-type="float" office:value="1640" calcext:value-type="float">
            <text:p>164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29" calcext:value-type="date">
            <text:p>29 июн, 2016</text:p>
          </table:table-cell>
          <table:table-cell table:style-name="ce7" office:value-type="float" office:value="1639" calcext:value-type="float">
            <text:p>163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28" calcext:value-type="date">
            <text:p>28 июн, 2016</text:p>
          </table:table-cell>
          <table:table-cell table:style-name="ce7" office:value-type="float" office:value="1638" calcext:value-type="float">
            <text:p>1638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27" calcext:value-type="date">
            <text:p>27 июн, 2016</text:p>
          </table:table-cell>
          <table:table-cell table:style-name="ce7" office:value-type="float" office:value="1637" calcext:value-type="float">
            <text:p>1637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26" calcext:value-type="date">
            <text:p>26 июн, 2016</text:p>
          </table:table-cell>
          <table:table-cell table:style-name="ce7" office:value-type="float" office:value="1636" calcext:value-type="float">
            <text:p>163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25" calcext:value-type="date">
            <text:p>25 июн, 2016</text:p>
          </table:table-cell>
          <table:table-cell table:style-name="ce7" office:value-type="float" office:value="1635" calcext:value-type="float">
            <text:p>163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24" calcext:value-type="date">
            <text:p>24 июн, 2016</text:p>
          </table:table-cell>
          <table:table-cell table:style-name="ce7" office:value-type="float" office:value="1634" calcext:value-type="float">
            <text:p>1634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23" calcext:value-type="date">
            <text:p>23 июн, 2016</text:p>
          </table:table-cell>
          <table:table-cell table:style-name="ce7" office:value-type="float" office:value="1633" calcext:value-type="float">
            <text:p>163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22" calcext:value-type="date">
            <text:p>22 июн, 2016</text:p>
          </table:table-cell>
          <table:table-cell table:style-name="ce7" office:value-type="float" office:value="1632" calcext:value-type="float">
            <text:p>1632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21" calcext:value-type="date">
            <text:p>21 июн, 2016</text:p>
          </table:table-cell>
          <table:table-cell table:style-name="ce7" office:value-type="float" office:value="1631" calcext:value-type="float">
            <text:p>163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20" calcext:value-type="date">
            <text:p>20 июн, 2016</text:p>
          </table:table-cell>
          <table:table-cell table:style-name="ce7" office:value-type="float" office:value="1630" calcext:value-type="float">
            <text:p>163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19" calcext:value-type="date">
            <text:p>19 июн, 2016</text:p>
          </table:table-cell>
          <table:table-cell table:style-name="ce7" office:value-type="float" office:value="1629" calcext:value-type="float">
            <text:p>162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18" calcext:value-type="date">
            <text:p>18 июн, 2016</text:p>
          </table:table-cell>
          <table:table-cell table:style-name="ce7" office:value-type="float" office:value="1628" calcext:value-type="float">
            <text:p>162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17" calcext:value-type="date">
            <text:p>17 июн, 2016</text:p>
          </table:table-cell>
          <table:table-cell table:style-name="ce7" office:value-type="float" office:value="1627" calcext:value-type="float">
            <text:p>162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16" calcext:value-type="date">
            <text:p>16 июн, 2016</text:p>
          </table:table-cell>
          <table:table-cell table:style-name="ce7" office:value-type="float" office:value="1626" calcext:value-type="float">
            <text:p>162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15" calcext:value-type="date">
            <text:p>15 июн, 2016</text:p>
          </table:table-cell>
          <table:table-cell table:style-name="ce7" office:value-type="float" office:value="1625" calcext:value-type="float">
            <text:p>1625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14" calcext:value-type="date">
            <text:p>14 июн, 2016</text:p>
          </table:table-cell>
          <table:table-cell table:style-name="ce7" office:value-type="float" office:value="1624" calcext:value-type="float">
            <text:p>162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13" calcext:value-type="date">
            <text:p>13 июн, 2016</text:p>
          </table:table-cell>
          <table:table-cell table:style-name="ce7" office:value-type="float" office:value="1623" calcext:value-type="float">
            <text:p>1623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12" calcext:value-type="date">
            <text:p>12 июн, 2016</text:p>
          </table:table-cell>
          <table:table-cell table:style-name="ce7" office:value-type="float" office:value="1622" calcext:value-type="float">
            <text:p>1622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11" calcext:value-type="date">
            <text:p>11 июн, 2016</text:p>
          </table:table-cell>
          <table:table-cell table:style-name="ce7" office:value-type="float" office:value="1621" calcext:value-type="float">
            <text:p>162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10" calcext:value-type="date">
            <text:p>10 июн, 2016</text:p>
          </table:table-cell>
          <table:table-cell table:style-name="ce7" office:value-type="float" office:value="1620" calcext:value-type="float">
            <text:p>162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09" calcext:value-type="date">
            <text:p>9 июн, 2016</text:p>
          </table:table-cell>
          <table:table-cell table:style-name="ce7" office:value-type="float" office:value="1619" calcext:value-type="float">
            <text:p>161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08" calcext:value-type="date">
            <text:p>8 июн, 2016</text:p>
          </table:table-cell>
          <table:table-cell table:style-name="ce7" office:value-type="float" office:value="1618" calcext:value-type="float">
            <text:p>1618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07" calcext:value-type="date">
            <text:p>7 июн, 2016</text:p>
          </table:table-cell>
          <table:table-cell table:style-name="ce7" office:value-type="float" office:value="1617" calcext:value-type="float">
            <text:p>161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06" calcext:value-type="date">
            <text:p>6 июн, 2016</text:p>
          </table:table-cell>
          <table:table-cell table:style-name="ce7" office:value-type="float" office:value="1616" calcext:value-type="float">
            <text:p>1616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05" calcext:value-type="date">
            <text:p>5 июн, 2016</text:p>
          </table:table-cell>
          <table:table-cell table:style-name="ce7" office:value-type="float" office:value="1615" calcext:value-type="float">
            <text:p>161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04" calcext:value-type="date">
            <text:p>4 июн, 2016</text:p>
          </table:table-cell>
          <table:table-cell table:style-name="ce7" office:value-type="float" office:value="1614" calcext:value-type="float">
            <text:p>161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03" calcext:value-type="date">
            <text:p>3 июн, 2016</text:p>
          </table:table-cell>
          <table:table-cell table:style-name="ce7" office:value-type="float" office:value="1613" calcext:value-type="float">
            <text:p>161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02" calcext:value-type="date">
            <text:p>2 июн, 2016</text:p>
          </table:table-cell>
          <table:table-cell table:style-name="ce7" office:value-type="float" office:value="1612" calcext:value-type="float">
            <text:p>161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6-01" calcext:value-type="date">
            <text:p>1 июн, 2016</text:p>
          </table:table-cell>
          <table:table-cell table:style-name="ce7" office:value-type="float" office:value="1611" calcext:value-type="float">
            <text:p>161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31" calcext:value-type="date">
            <text:p>31 май, 2016</text:p>
          </table:table-cell>
          <table:table-cell table:style-name="ce7" office:value-type="float" office:value="1610" calcext:value-type="float">
            <text:p>161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30" calcext:value-type="date">
            <text:p>30 май, 2016</text:p>
          </table:table-cell>
          <table:table-cell table:style-name="ce7" office:value-type="float" office:value="1609" calcext:value-type="float">
            <text:p>1609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29" calcext:value-type="date">
            <text:p>29 май, 2016</text:p>
          </table:table-cell>
          <table:table-cell table:style-name="ce7" office:value-type="float" office:value="1608" calcext:value-type="float">
            <text:p>1608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28" calcext:value-type="date">
            <text:p>28 май, 2016</text:p>
          </table:table-cell>
          <table:table-cell table:style-name="ce7" office:value-type="float" office:value="1607" calcext:value-type="float">
            <text:p>160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27" calcext:value-type="date">
            <text:p>27 май, 2016</text:p>
          </table:table-cell>
          <table:table-cell table:style-name="ce7" office:value-type="float" office:value="1606" calcext:value-type="float">
            <text:p>160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26" calcext:value-type="date">
            <text:p>26 май, 2016</text:p>
          </table:table-cell>
          <table:table-cell table:style-name="ce7" office:value-type="float" office:value="1605" calcext:value-type="float">
            <text:p>1605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25" calcext:value-type="date">
            <text:p>25 май, 2016</text:p>
          </table:table-cell>
          <table:table-cell table:style-name="ce7" office:value-type="float" office:value="1604" calcext:value-type="float">
            <text:p>1604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24" calcext:value-type="date">
            <text:p>24 май, 2016</text:p>
          </table:table-cell>
          <table:table-cell table:style-name="ce7" office:value-type="float" office:value="1603" calcext:value-type="float">
            <text:p>1603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23" calcext:value-type="date">
            <text:p>23 май, 2016</text:p>
          </table:table-cell>
          <table:table-cell table:style-name="ce7" office:value-type="float" office:value="1602" calcext:value-type="float">
            <text:p>1602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22" calcext:value-type="date">
            <text:p>22 май, 2016</text:p>
          </table:table-cell>
          <table:table-cell table:style-name="ce7" office:value-type="float" office:value="1601" calcext:value-type="float">
            <text:p>160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21" calcext:value-type="date">
            <text:p>21 май, 2016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20" calcext:value-type="date">
            <text:p>20 май, 2016</text:p>
          </table:table-cell>
          <table:table-cell table:style-name="ce7" office:value-type="float" office:value="1599" calcext:value-type="float">
            <text:p>1599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19" calcext:value-type="date">
            <text:p>19 май, 2016</text:p>
          </table:table-cell>
          <table:table-cell table:style-name="ce7" office:value-type="float" office:value="1598" calcext:value-type="float">
            <text:p>1598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18" calcext:value-type="date">
            <text:p>18 май, 2016</text:p>
          </table:table-cell>
          <table:table-cell table:style-name="ce7" office:value-type="float" office:value="1597" calcext:value-type="float">
            <text:p>1597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17" calcext:value-type="date">
            <text:p>17 май, 2016</text:p>
          </table:table-cell>
          <table:table-cell table:style-name="ce7" office:value-type="float" office:value="1596" calcext:value-type="float">
            <text:p>159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16" calcext:value-type="date">
            <text:p>16 май, 2016</text:p>
          </table:table-cell>
          <table:table-cell table:style-name="ce7" office:value-type="float" office:value="1595" calcext:value-type="float">
            <text:p>159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15" calcext:value-type="date">
            <text:p>15 май, 2016</text:p>
          </table:table-cell>
          <table:table-cell table:style-name="ce7" office:value-type="float" office:value="1594" calcext:value-type="float">
            <text:p>1594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14" calcext:value-type="date">
            <text:p>14 май, 2016</text:p>
          </table:table-cell>
          <table:table-cell table:style-name="ce7" office:value-type="float" office:value="1593" calcext:value-type="float">
            <text:p>159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13" calcext:value-type="date">
            <text:p>13 май, 2016</text:p>
          </table:table-cell>
          <table:table-cell table:style-name="ce7" office:value-type="float" office:value="1592" calcext:value-type="float">
            <text:p>159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12" calcext:value-type="date">
            <text:p>12 май, 2016</text:p>
          </table:table-cell>
          <table:table-cell table:style-name="ce7" office:value-type="float" office:value="1591" calcext:value-type="float">
            <text:p>159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11" calcext:value-type="date">
            <text:p>11 май, 2016</text:p>
          </table:table-cell>
          <table:table-cell table:style-name="ce7" office:value-type="float" office:value="1590" calcext:value-type="float">
            <text:p>159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10" calcext:value-type="date">
            <text:p>10 май, 2016</text:p>
          </table:table-cell>
          <table:table-cell table:style-name="ce7"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09" calcext:value-type="date">
            <text:p>9 май, 2016</text:p>
          </table:table-cell>
          <table:table-cell table:style-name="ce7" office:value-type="float" office:value="1588" calcext:value-type="float">
            <text:p>158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08" calcext:value-type="date">
            <text:p>8 май, 2016</text:p>
          </table:table-cell>
          <table:table-cell table:style-name="ce7" office:value-type="float" office:value="1587" calcext:value-type="float">
            <text:p>1587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07" calcext:value-type="date">
            <text:p>7 май, 2016</text:p>
          </table:table-cell>
          <table:table-cell table:style-name="ce7" office:value-type="float" office:value="1586" calcext:value-type="float">
            <text:p>158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06" calcext:value-type="date">
            <text:p>6 май, 2016</text:p>
          </table:table-cell>
          <table:table-cell table:style-name="ce7" office:value-type="float" office:value="1585" calcext:value-type="float">
            <text:p>158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05" calcext:value-type="date">
            <text:p>5 май, 2016</text:p>
          </table:table-cell>
          <table:table-cell table:style-name="ce7" office:value-type="float" office:value="1584" calcext:value-type="float">
            <text:p>1584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04" calcext:value-type="date">
            <text:p>4 май, 2016</text:p>
          </table:table-cell>
          <table:table-cell table:style-name="ce7" office:value-type="float" office:value="1583" calcext:value-type="float">
            <text:p>1583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03" calcext:value-type="date">
            <text:p>3 май, 2016</text:p>
          </table:table-cell>
          <table:table-cell table:style-name="ce7" office:value-type="float" office:value="1582" calcext:value-type="float">
            <text:p>158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02" calcext:value-type="date">
            <text:p>2 май, 2016</text:p>
          </table:table-cell>
          <table:table-cell table:style-name="ce7" office:value-type="float" office:value="1581" calcext:value-type="float">
            <text:p>158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01" calcext:value-type="date">
            <text:p>1 май, 2016</text:p>
          </table:table-cell>
          <table:table-cell table:style-name="ce7" office:value-type="float" office:value="1580" calcext:value-type="float">
            <text:p>1580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30" calcext:value-type="date">
            <text:p>30 апр, 2016</text:p>
          </table:table-cell>
          <table:table-cell table:style-name="ce7" office:value-type="float" office:value="1579" calcext:value-type="float">
            <text:p>157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29" calcext:value-type="date">
            <text:p>29 апр, 2016</text:p>
          </table:table-cell>
          <table:table-cell table:style-name="ce7" office:value-type="float" office:value="1578" calcext:value-type="float">
            <text:p>157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28" calcext:value-type="date">
            <text:p>28 апр, 2016</text:p>
          </table:table-cell>
          <table:table-cell table:style-name="ce7" office:value-type="float" office:value="1577" calcext:value-type="float">
            <text:p>1577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27" calcext:value-type="date">
            <text:p>27 апр, 2016</text:p>
          </table:table-cell>
          <table:table-cell table:style-name="ce7" office:value-type="float" office:value="1576" calcext:value-type="float">
            <text:p>1576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26" calcext:value-type="date">
            <text:p>26 апр, 2016</text:p>
          </table:table-cell>
          <table:table-cell table:style-name="ce7" office:value-type="float" office:value="1575" calcext:value-type="float">
            <text:p>157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25" calcext:value-type="date">
            <text:p>25 апр, 2016</text:p>
          </table:table-cell>
          <table:table-cell table:style-name="ce7" office:value-type="float" office:value="1574" calcext:value-type="float">
            <text:p>157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24" calcext:value-type="date">
            <text:p>24 апр, 2016</text:p>
          </table:table-cell>
          <table:table-cell table:style-name="ce7" office:value-type="float" office:value="1573" calcext:value-type="float">
            <text:p>1573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23" calcext:value-type="date">
            <text:p>23 апр, 2016</text:p>
          </table:table-cell>
          <table:table-cell table:style-name="ce7" office:value-type="float" office:value="1572" calcext:value-type="float">
            <text:p>15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22" calcext:value-type="date">
            <text:p>22 апр, 2016</text:p>
          </table:table-cell>
          <table:table-cell table:style-name="ce7" office:value-type="float" office:value="1571" calcext:value-type="float">
            <text:p>15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21" calcext:value-type="date">
            <text:p>21 апр, 2016</text:p>
          </table:table-cell>
          <table:table-cell table:style-name="ce7" office:value-type="float" office:value="1570" calcext:value-type="float">
            <text:p>157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20" calcext:value-type="date">
            <text:p>20 апр, 2016</text:p>
          </table:table-cell>
          <table:table-cell table:style-name="ce7" office:value-type="float" office:value="1569" calcext:value-type="float">
            <text:p>156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19" calcext:value-type="date">
            <text:p>19 апр, 2016</text:p>
          </table:table-cell>
          <table:table-cell table:style-name="ce7" office:value-type="float" office:value="1568" calcext:value-type="float">
            <text:p>1568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18" calcext:value-type="date">
            <text:p>18 апр, 2016</text:p>
          </table:table-cell>
          <table:table-cell table:style-name="ce7" office:value-type="float" office:value="1567" calcext:value-type="float">
            <text:p>156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17" calcext:value-type="date">
            <text:p>17 апр, 2016</text:p>
          </table:table-cell>
          <table:table-cell table:style-name="ce7" office:value-type="float" office:value="1566" calcext:value-type="float">
            <text:p>1566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16" calcext:value-type="date">
            <text:p>16 апр, 2016</text:p>
          </table:table-cell>
          <table:table-cell table:style-name="ce7" office:value-type="float" office:value="1565" calcext:value-type="float">
            <text:p>1565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15" calcext:value-type="date">
            <text:p>15 апр, 2016</text:p>
          </table:table-cell>
          <table:table-cell table:style-name="ce7" office:value-type="float" office:value="1564" calcext:value-type="float">
            <text:p>1564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14" calcext:value-type="date">
            <text:p>14 апр, 2016</text:p>
          </table:table-cell>
          <table:table-cell table:style-name="ce7" office:value-type="float" office:value="1563" calcext:value-type="float">
            <text:p>156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13" calcext:value-type="date">
            <text:p>13 апр, 2016</text:p>
          </table:table-cell>
          <table:table-cell table:style-name="ce7" office:value-type="float" office:value="1562" calcext:value-type="float">
            <text:p>1562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12" calcext:value-type="date">
            <text:p>12 апр, 2016</text:p>
          </table:table-cell>
          <table:table-cell table:style-name="ce7" office:value-type="float" office:value="1561" calcext:value-type="float">
            <text:p>1561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11" calcext:value-type="date">
            <text:p>11 апр, 2016</text:p>
          </table:table-cell>
          <table:table-cell table:style-name="ce7" office:value-type="float" office:value="1560" calcext:value-type="float">
            <text:p>156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10" calcext:value-type="date">
            <text:p>10 апр, 2016</text:p>
          </table:table-cell>
          <table:table-cell table:style-name="ce7" office:value-type="float" office:value="1559" calcext:value-type="float">
            <text:p>1559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09" calcext:value-type="date">
            <text:p>9 апр, 2016</text:p>
          </table:table-cell>
          <table:table-cell table:style-name="ce7" office:value-type="float" office:value="1558" calcext:value-type="float">
            <text:p>1558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08" calcext:value-type="date">
            <text:p>8 апр, 2016</text:p>
          </table:table-cell>
          <table:table-cell table:style-name="ce7" office:value-type="float" office:value="1557" calcext:value-type="float">
            <text:p>155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07" calcext:value-type="date">
            <text:p>7 апр, 2016</text:p>
          </table:table-cell>
          <table:table-cell table:style-name="ce7" office:value-type="float" office:value="1556" calcext:value-type="float">
            <text:p>155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06" calcext:value-type="date">
            <text:p>6 апр, 2016</text:p>
          </table:table-cell>
          <table:table-cell table:style-name="ce7" office:value-type="float" office:value="1555" calcext:value-type="float">
            <text:p>155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05" calcext:value-type="date">
            <text:p>5 апр, 2016</text:p>
          </table:table-cell>
          <table:table-cell table:style-name="ce7" office:value-type="float" office:value="1554" calcext:value-type="float">
            <text:p>155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04" calcext:value-type="date">
            <text:p>4 апр, 2016</text:p>
          </table:table-cell>
          <table:table-cell table:style-name="ce7" office:value-type="float" office:value="1553" calcext:value-type="float">
            <text:p>155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03" calcext:value-type="date">
            <text:p>3 апр, 2016</text:p>
          </table:table-cell>
          <table:table-cell table:style-name="ce7" office:value-type="float" office:value="1552" calcext:value-type="float">
            <text:p>1552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02" calcext:value-type="date">
            <text:p>2 апр, 2016</text:p>
          </table:table-cell>
          <table:table-cell table:style-name="ce7" office:value-type="float" office:value="1551" calcext:value-type="float">
            <text:p>1551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4-01" calcext:value-type="date">
            <text:p>1 апр, 2016</text:p>
          </table:table-cell>
          <table:table-cell table:style-name="ce7" office:value-type="float" office:value="1550" calcext:value-type="float">
            <text:p>1550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31" calcext:value-type="date">
            <text:p>31 мар, 2016</text:p>
          </table:table-cell>
          <table:table-cell table:style-name="ce7" office:value-type="float" office:value="1549" calcext:value-type="float">
            <text:p>1549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30" calcext:value-type="date">
            <text:p>30 мар, 2016</text:p>
          </table:table-cell>
          <table:table-cell table:style-name="ce7" office:value-type="float" office:value="1548" calcext:value-type="float">
            <text:p>154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29" calcext:value-type="date">
            <text:p>29 мар, 2016</text:p>
          </table:table-cell>
          <table:table-cell table:style-name="ce7" office:value-type="float" office:value="1547" calcext:value-type="float">
            <text:p>1547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28" calcext:value-type="date">
            <text:p>28 мар, 2016</text:p>
          </table:table-cell>
          <table:table-cell table:style-name="ce7" office:value-type="float" office:value="1546" calcext:value-type="float">
            <text:p>154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27" calcext:value-type="date">
            <text:p>27 мар, 2016</text:p>
          </table:table-cell>
          <table:table-cell table:style-name="ce7" office:value-type="float" office:value="1545" calcext:value-type="float">
            <text:p>154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26" calcext:value-type="date">
            <text:p>26 мар, 2016</text:p>
          </table:table-cell>
          <table:table-cell table:style-name="ce7" office:value-type="float" office:value="1544" calcext:value-type="float">
            <text:p>1544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25" calcext:value-type="date">
            <text:p>25 мар, 2016</text:p>
          </table:table-cell>
          <table:table-cell table:style-name="ce7" office:value-type="float" office:value="1543" calcext:value-type="float">
            <text:p>1543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24" calcext:value-type="date">
            <text:p>24 мар, 2016</text:p>
          </table:table-cell>
          <table:table-cell table:style-name="ce7" office:value-type="float" office:value="1542" calcext:value-type="float">
            <text:p>154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23" calcext:value-type="date">
            <text:p>23 мар, 2016</text:p>
          </table:table-cell>
          <table:table-cell table:style-name="ce7" office:value-type="float" office:value="1541" calcext:value-type="float">
            <text:p>154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22" calcext:value-type="date">
            <text:p>22 мар, 2016</text:p>
          </table:table-cell>
          <table:table-cell table:style-name="ce7" office:value-type="float" office:value="1540" calcext:value-type="float">
            <text:p>154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21" calcext:value-type="date">
            <text:p>21 мар, 2016</text:p>
          </table:table-cell>
          <table:table-cell table:style-name="ce7" office:value-type="float" office:value="1539" calcext:value-type="float">
            <text:p>153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20" calcext:value-type="date">
            <text:p>20 мар, 2016</text:p>
          </table:table-cell>
          <table:table-cell table:style-name="ce7" office:value-type="float" office:value="1538" calcext:value-type="float">
            <text:p>1538</text:p>
          </table:table-cell>
          <table:table-cell office:value-type="float" office:value="22" calcext:value-type="float">
            <text:p>2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19" calcext:value-type="date">
            <text:p>19 мар, 2016</text:p>
          </table:table-cell>
          <table:table-cell table:style-name="ce7" office:value-type="float" office:value="1537" calcext:value-type="float">
            <text:p>153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18" calcext:value-type="date">
            <text:p>18 мар, 2016</text:p>
          </table:table-cell>
          <table:table-cell table:style-name="ce7" office:value-type="float" office:value="1536" calcext:value-type="float">
            <text:p>153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17" calcext:value-type="date">
            <text:p>17 мар, 2016</text:p>
          </table:table-cell>
          <table:table-cell table:style-name="ce7" office:value-type="float" office:value="1535" calcext:value-type="float">
            <text:p>153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16" calcext:value-type="date">
            <text:p>16 мар, 2016</text:p>
          </table:table-cell>
          <table:table-cell table:style-name="ce7" office:value-type="float" office:value="1534" calcext:value-type="float">
            <text:p>1534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15" calcext:value-type="date">
            <text:p>15 мар, 2016</text:p>
          </table:table-cell>
          <table:table-cell table:style-name="ce7"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14" calcext:value-type="date">
            <text:p>14 мар, 2016</text:p>
          </table:table-cell>
          <table:table-cell table:style-name="ce7" office:value-type="float" office:value="1532" calcext:value-type="float">
            <text:p>153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13" calcext:value-type="date">
            <text:p>13 мар, 2016</text:p>
          </table:table-cell>
          <table:table-cell table:style-name="ce7" office:value-type="float" office:value="1531" calcext:value-type="float">
            <text:p>1531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12" calcext:value-type="date">
            <text:p>12 мар, 2016</text:p>
          </table:table-cell>
          <table:table-cell table:style-name="ce7" office:value-type="float" office:value="1530" calcext:value-type="float">
            <text:p>153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11" calcext:value-type="date">
            <text:p>11 мар, 2016</text:p>
          </table:table-cell>
          <table:table-cell table:style-name="ce7" office:value-type="float" office:value="1529" calcext:value-type="float">
            <text:p>152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10" calcext:value-type="date">
            <text:p>10 мар, 2016</text:p>
          </table:table-cell>
          <table:table-cell table:style-name="ce7" office:value-type="float" office:value="1528" calcext:value-type="float">
            <text:p>1528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09" calcext:value-type="date">
            <text:p>9 мар, 2016</text:p>
          </table:table-cell>
          <table:table-cell table:style-name="ce7" office:value-type="float" office:value="1527" calcext:value-type="float">
            <text:p>152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08" calcext:value-type="date">
            <text:p>8 мар, 2016</text:p>
          </table:table-cell>
          <table:table-cell table:style-name="ce7" office:value-type="float" office:value="1526" calcext:value-type="float">
            <text:p>1526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07" calcext:value-type="date">
            <text:p>7 мар, 2016</text:p>
          </table:table-cell>
          <table:table-cell table:style-name="ce7" office:value-type="float" office:value="1525" calcext:value-type="float">
            <text:p>152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06" calcext:value-type="date">
            <text:p>6 мар, 2016</text:p>
          </table:table-cell>
          <table:table-cell table:style-name="ce7"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05" calcext:value-type="date">
            <text:p>5 мар, 2016</text:p>
          </table:table-cell>
          <table:table-cell table:style-name="ce7" office:value-type="float" office:value="1523" calcext:value-type="float">
            <text:p>152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04" calcext:value-type="date">
            <text:p>4 мар, 2016</text:p>
          </table:table-cell>
          <table:table-cell table:style-name="ce7" office:value-type="float" office:value="1522" calcext:value-type="float">
            <text:p>15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03" calcext:value-type="date">
            <text:p>3 мар, 2016</text:p>
          </table:table-cell>
          <table:table-cell table:style-name="ce7" office:value-type="float" office:value="1521" calcext:value-type="float">
            <text:p>152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02" calcext:value-type="date">
            <text:p>2 мар, 2016</text:p>
          </table:table-cell>
          <table:table-cell table:style-name="ce7" office:value-type="float" office:value="1520" calcext:value-type="float">
            <text:p>1520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3-01" calcext:value-type="date">
            <text:p>1 мар, 2016</text:p>
          </table:table-cell>
          <table:table-cell table:style-name="ce7" office:value-type="float" office:value="1519" calcext:value-type="float">
            <text:p>151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29" calcext:value-type="date">
            <text:p>29 фев, 2016</text:p>
          </table:table-cell>
          <table:table-cell table:style-name="ce7"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28" calcext:value-type="date">
            <text:p>28 фев, 2016</text:p>
          </table:table-cell>
          <table:table-cell table:style-name="ce7" office:value-type="float" office:value="1517" calcext:value-type="float">
            <text:p>1517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27" calcext:value-type="date">
            <text:p>27 фев, 2016</text:p>
          </table:table-cell>
          <table:table-cell table:style-name="ce7" office:value-type="float" office:value="1516" calcext:value-type="float">
            <text:p>151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26" calcext:value-type="date">
            <text:p>26 фев, 2016</text:p>
          </table:table-cell>
          <table:table-cell table:style-name="ce7" office:value-type="float" office:value="1515" calcext:value-type="float">
            <text:p>1515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25" calcext:value-type="date">
            <text:p>25 фев, 2016</text:p>
          </table:table-cell>
          <table:table-cell table:style-name="ce7" office:value-type="float" office:value="1514" calcext:value-type="float">
            <text:p>151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24" calcext:value-type="date">
            <text:p>24 фев, 2016</text:p>
          </table:table-cell>
          <table:table-cell table:style-name="ce7" office:value-type="float" office:value="1513" calcext:value-type="float">
            <text:p>151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23" calcext:value-type="date">
            <text:p>23 фев, 2016</text:p>
          </table:table-cell>
          <table:table-cell table:style-name="ce7" office:value-type="float" office:value="1512" calcext:value-type="float">
            <text:p>151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22" calcext:value-type="date">
            <text:p>22 фев, 2016</text:p>
          </table:table-cell>
          <table:table-cell table:style-name="ce7" office:value-type="float" office:value="1511" calcext:value-type="float">
            <text:p>1511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21" calcext:value-type="date">
            <text:p>21 фев, 2016</text:p>
          </table:table-cell>
          <table:table-cell table:style-name="ce7" office:value-type="float" office:value="1510" calcext:value-type="float">
            <text:p>151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20" calcext:value-type="date">
            <text:p>20 фев, 2016</text:p>
          </table:table-cell>
          <table:table-cell table:style-name="ce7" office:value-type="float" office:value="1509" calcext:value-type="float">
            <text:p>150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19" calcext:value-type="date">
            <text:p>19 фев, 2016</text:p>
          </table:table-cell>
          <table:table-cell table:style-name="ce7"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18" calcext:value-type="date">
            <text:p>18 фев, 2016</text:p>
          </table:table-cell>
          <table:table-cell table:style-name="ce7"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17" calcext:value-type="date">
            <text:p>17 фев, 2016</text:p>
          </table:table-cell>
          <table:table-cell table:style-name="ce7" office:value-type="float" office:value="1506" calcext:value-type="float">
            <text:p>150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16" calcext:value-type="date">
            <text:p>16 фев, 2016</text:p>
          </table:table-cell>
          <table:table-cell table:style-name="ce7" office:value-type="float" office:value="1505" calcext:value-type="float">
            <text:p>1505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15" calcext:value-type="date">
            <text:p>15 фев, 2016</text:p>
          </table:table-cell>
          <table:table-cell table:style-name="ce7" office:value-type="float" office:value="1504" calcext:value-type="float">
            <text:p>1504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14" calcext:value-type="date">
            <text:p>14 фев, 2016</text:p>
          </table:table-cell>
          <table:table-cell table:style-name="ce7" office:value-type="float" office:value="1503" calcext:value-type="float">
            <text:p>150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13" calcext:value-type="date">
            <text:p>13 фев, 2016</text:p>
          </table:table-cell>
          <table:table-cell table:style-name="ce7" office:value-type="float" office:value="1502" calcext:value-type="float">
            <text:p>1502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12" calcext:value-type="date">
            <text:p>12 фев, 2016</text:p>
          </table:table-cell>
          <table:table-cell table:style-name="ce7" office:value-type="float" office:value="1501" calcext:value-type="float">
            <text:p>150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11" calcext:value-type="date">
            <text:p>11 фев, 2016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10" calcext:value-type="date">
            <text:p>10 фев, 2016</text:p>
          </table:table-cell>
          <table:table-cell table:style-name="ce7" office:value-type="float" office:value="1499" calcext:value-type="float">
            <text:p>149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09" calcext:value-type="date">
            <text:p>9 фев, 2016</text:p>
          </table:table-cell>
          <table:table-cell table:style-name="ce7" office:value-type="float" office:value="1498" calcext:value-type="float">
            <text:p>1498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08" calcext:value-type="date">
            <text:p>8 фев, 2016</text:p>
          </table:table-cell>
          <table:table-cell table:style-name="ce7" office:value-type="float" office:value="1497" calcext:value-type="float">
            <text:p>149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07" calcext:value-type="date">
            <text:p>7 фев, 2016</text:p>
          </table:table-cell>
          <table:table-cell table:style-name="ce7" office:value-type="float" office:value="1496" calcext:value-type="float">
            <text:p>149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06" calcext:value-type="date">
            <text:p>6 фев, 2016</text:p>
          </table:table-cell>
          <table:table-cell table:style-name="ce7"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05" calcext:value-type="date">
            <text:p>5 фев, 2016</text:p>
          </table:table-cell>
          <table:table-cell table:style-name="ce7" office:value-type="float" office:value="1494" calcext:value-type="float">
            <text:p>1494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04" calcext:value-type="date">
            <text:p>4 фев, 2016</text:p>
          </table:table-cell>
          <table:table-cell table:style-name="ce7" office:value-type="float" office:value="1493" calcext:value-type="float">
            <text:p>1493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03" calcext:value-type="date">
            <text:p>3 фев, 2016</text:p>
          </table:table-cell>
          <table:table-cell table:style-name="ce7"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02" calcext:value-type="date">
            <text:p>2 фев, 2016</text:p>
          </table:table-cell>
          <table:table-cell table:style-name="ce7" office:value-type="float" office:value="1491" calcext:value-type="float">
            <text:p>1491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2-01" calcext:value-type="date">
            <text:p>1 фев, 2016</text:p>
          </table:table-cell>
          <table:table-cell table:style-name="ce7" office:value-type="float" office:value="1490" calcext:value-type="float">
            <text:p>1490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31" calcext:value-type="date">
            <text:p>31 янв, 2016</text:p>
          </table:table-cell>
          <table:table-cell table:style-name="ce7" office:value-type="float" office:value="1489" calcext:value-type="float">
            <text:p>1489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30" calcext:value-type="date">
            <text:p>30 янв, 2016</text:p>
          </table:table-cell>
          <table:table-cell table:style-name="ce7"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29" calcext:value-type="date">
            <text:p>29 янв, 2016</text:p>
          </table:table-cell>
          <table:table-cell table:style-name="ce7" office:value-type="float" office:value="1487" calcext:value-type="float">
            <text:p>1487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28" calcext:value-type="date">
            <text:p>28 янв, 2016</text:p>
          </table:table-cell>
          <table:table-cell table:style-name="ce7" office:value-type="float" office:value="1486" calcext:value-type="float">
            <text:p>1486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27" calcext:value-type="date">
            <text:p>27 янв, 2016</text:p>
          </table:table-cell>
          <table:table-cell table:style-name="ce7" office:value-type="float" office:value="1485" calcext:value-type="float">
            <text:p>148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26" calcext:value-type="date">
            <text:p>26 янв, 2016</text:p>
          </table:table-cell>
          <table:table-cell table:style-name="ce7"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25" calcext:value-type="date">
            <text:p>25 янв, 2016</text:p>
          </table:table-cell>
          <table:table-cell table:style-name="ce7"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24" calcext:value-type="date">
            <text:p>24 янв, 2016</text:p>
          </table:table-cell>
          <table:table-cell table:style-name="ce7" office:value-type="float" office:value="1482" calcext:value-type="float">
            <text:p>148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23" calcext:value-type="date">
            <text:p>23 янв, 2016</text:p>
          </table:table-cell>
          <table:table-cell table:style-name="ce7" office:value-type="float" office:value="1481" calcext:value-type="float">
            <text:p>148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22" calcext:value-type="date">
            <text:p>22 янв, 2016</text:p>
          </table:table-cell>
          <table:table-cell table:style-name="ce7" office:value-type="float" office:value="1480" calcext:value-type="float">
            <text:p>148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21" calcext:value-type="date">
            <text:p>21 янв, 2016</text:p>
          </table:table-cell>
          <table:table-cell table:style-name="ce7" office:value-type="float" office:value="1479" calcext:value-type="float">
            <text:p>147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20" calcext:value-type="date">
            <text:p>20 янв, 2016</text:p>
          </table:table-cell>
          <table:table-cell table:style-name="ce7"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19" calcext:value-type="date">
            <text:p>19 янв, 2016</text:p>
          </table:table-cell>
          <table:table-cell table:style-name="ce7"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18" calcext:value-type="date">
            <text:p>18 янв, 2016</text:p>
          </table:table-cell>
          <table:table-cell table:style-name="ce7" office:value-type="float" office:value="1476" calcext:value-type="float">
            <text:p>147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17" calcext:value-type="date">
            <text:p>17 янв, 2016</text:p>
          </table:table-cell>
          <table:table-cell table:style-name="ce7" office:value-type="float" office:value="1475" calcext:value-type="float">
            <text:p>147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16" calcext:value-type="date">
            <text:p>16 янв, 2016</text:p>
          </table:table-cell>
          <table:table-cell table:style-name="ce7" office:value-type="float" office:value="1474" calcext:value-type="float">
            <text:p>147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15" calcext:value-type="date">
            <text:p>15 янв, 2016</text:p>
          </table:table-cell>
          <table:table-cell table:style-name="ce7" office:value-type="float" office:value="1473" calcext:value-type="float">
            <text:p>1473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14" calcext:value-type="date">
            <text:p>14 янв, 2016</text:p>
          </table:table-cell>
          <table:table-cell table:style-name="ce7" office:value-type="float" office:value="1472" calcext:value-type="float">
            <text:p>147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13" calcext:value-type="date">
            <text:p>13 янв, 2016</text:p>
          </table:table-cell>
          <table:table-cell table:style-name="ce7" office:value-type="float" office:value="1471" calcext:value-type="float">
            <text:p>147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12" calcext:value-type="date">
            <text:p>12 янв, 2016</text:p>
          </table:table-cell>
          <table:table-cell table:style-name="ce7" office:value-type="float" office:value="1470" calcext:value-type="float">
            <text:p>1470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11" calcext:value-type="date">
            <text:p>11 янв, 2016</text:p>
          </table:table-cell>
          <table:table-cell table:style-name="ce7" office:value-type="float" office:value="1469" calcext:value-type="float">
            <text:p>1469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10" calcext:value-type="date">
            <text:p>10 янв, 2016</text:p>
          </table:table-cell>
          <table:table-cell table:style-name="ce7" office:value-type="float" office:value="1468" calcext:value-type="float">
            <text:p>1468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09" calcext:value-type="date">
            <text:p>9 янв, 2016</text:p>
          </table:table-cell>
          <table:table-cell table:style-name="ce7" office:value-type="float" office:value="1467" calcext:value-type="float">
            <text:p>146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08" calcext:value-type="date">
            <text:p>8 янв, 2016</text:p>
          </table:table-cell>
          <table:table-cell table:style-name="ce7" office:value-type="float" office:value="1466" calcext:value-type="float">
            <text:p>1466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07" calcext:value-type="date">
            <text:p>7 янв, 2016</text:p>
          </table:table-cell>
          <table:table-cell table:style-name="ce7" office:value-type="float" office:value="1465" calcext:value-type="float">
            <text:p>1465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06" calcext:value-type="date">
            <text:p>6 янв, 2016</text:p>
          </table:table-cell>
          <table:table-cell table:style-name="ce7" office:value-type="float" office:value="1464" calcext:value-type="float">
            <text:p>146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05" calcext:value-type="date">
            <text:p>5 янв, 2016</text:p>
          </table:table-cell>
          <table:table-cell table:style-name="ce7"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04" calcext:value-type="date">
            <text:p>4 янв, 2016</text:p>
          </table:table-cell>
          <table:table-cell table:style-name="ce7" office:value-type="float" office:value="1462" calcext:value-type="float">
            <text:p>146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03" calcext:value-type="date">
            <text:p>3 янв, 2016</text:p>
          </table:table-cell>
          <table:table-cell table:style-name="ce7" office:value-type="float" office:value="1461" calcext:value-type="float">
            <text:p>1461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02" calcext:value-type="date">
            <text:p>2 янв, 2016</text:p>
          </table:table-cell>
          <table:table-cell table:style-name="ce7" office:value-type="float" office:value="1460" calcext:value-type="float">
            <text:p>1460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1-01" calcext:value-type="date">
            <text:p>1 янв, 2016</text:p>
          </table:table-cell>
          <table:table-cell table:style-name="ce7" office:value-type="float" office:value="1459" calcext:value-type="float">
            <text:p>1459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31" calcext:value-type="date">
            <text:p>31 дек, 2015</text:p>
          </table:table-cell>
          <table:table-cell table:style-name="ce7" office:value-type="float" office:value="1458" calcext:value-type="float">
            <text:p>145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30" calcext:value-type="date">
            <text:p>30 дек, 2015</text:p>
          </table:table-cell>
          <table:table-cell table:style-name="ce7" office:value-type="float" office:value="1457" calcext:value-type="float">
            <text:p>145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29" calcext:value-type="date">
            <text:p>29 дек, 2015</text:p>
          </table:table-cell>
          <table:table-cell table:style-name="ce7" office:value-type="float" office:value="1456" calcext:value-type="float">
            <text:p>145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28" calcext:value-type="date">
            <text:p>28 дек, 2015</text:p>
          </table:table-cell>
          <table:table-cell table:style-name="ce7" office:value-type="float" office:value="1455" calcext:value-type="float">
            <text:p>145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27" calcext:value-type="date">
            <text:p>27 дек, 2015</text:p>
          </table:table-cell>
          <table:table-cell table:style-name="ce7" office:value-type="float" office:value="1454" calcext:value-type="float">
            <text:p>1454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26" calcext:value-type="date">
            <text:p>26 дек, 2015</text:p>
          </table:table-cell>
          <table:table-cell table:style-name="ce7" office:value-type="float" office:value="1453" calcext:value-type="float">
            <text:p>1453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25" calcext:value-type="date">
            <text:p>25 дек, 2015</text:p>
          </table:table-cell>
          <table:table-cell table:style-name="ce7"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24" calcext:value-type="date">
            <text:p>24 дек, 2015</text:p>
          </table:table-cell>
          <table:table-cell table:style-name="ce7" office:value-type="float" office:value="1451" calcext:value-type="float">
            <text:p>145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23" calcext:value-type="date">
            <text:p>23 дек, 2015</text:p>
          </table:table-cell>
          <table:table-cell table:style-name="ce7" office:value-type="float" office:value="1450" calcext:value-type="float">
            <text:p>145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22" calcext:value-type="date">
            <text:p>22 дек, 2015</text:p>
          </table:table-cell>
          <table:table-cell table:style-name="ce7" office:value-type="float" office:value="1449" calcext:value-type="float">
            <text:p>1449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21" calcext:value-type="date">
            <text:p>21 дек, 2015</text:p>
          </table:table-cell>
          <table:table-cell table:style-name="ce7" office:value-type="float" office:value="1448" calcext:value-type="float">
            <text:p>1448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20" calcext:value-type="date">
            <text:p>20 дек, 2015</text:p>
          </table:table-cell>
          <table:table-cell table:style-name="ce7" office:value-type="float" office:value="1447" calcext:value-type="float">
            <text:p>1447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19" calcext:value-type="date">
            <text:p>19 дек, 2015</text:p>
          </table:table-cell>
          <table:table-cell table:style-name="ce7"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18" calcext:value-type="date">
            <text:p>18 дек, 2015</text:p>
          </table:table-cell>
          <table:table-cell table:style-name="ce7" office:value-type="float" office:value="1445" calcext:value-type="float">
            <text:p>1445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17" calcext:value-type="date">
            <text:p>17 дек, 2015</text:p>
          </table:table-cell>
          <table:table-cell table:style-name="ce7" office:value-type="float" office:value="1444" calcext:value-type="float">
            <text:p>144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16" calcext:value-type="date">
            <text:p>16 дек, 2015</text:p>
          </table:table-cell>
          <table:table-cell table:style-name="ce7" office:value-type="float" office:value="1443" calcext:value-type="float">
            <text:p>144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15" calcext:value-type="date">
            <text:p>15 дек, 2015</text:p>
          </table:table-cell>
          <table:table-cell table:style-name="ce7" office:value-type="float" office:value="1442" calcext:value-type="float">
            <text:p>144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14" calcext:value-type="date">
            <text:p>14 дек, 2015</text:p>
          </table:table-cell>
          <table:table-cell table:style-name="ce7" office:value-type="float" office:value="1441" calcext:value-type="float">
            <text:p>1441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13" calcext:value-type="date">
            <text:p>13 дек, 2015</text:p>
          </table:table-cell>
          <table:table-cell table:style-name="ce7" office:value-type="float" office:value="1440" calcext:value-type="float">
            <text:p>144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12" calcext:value-type="date">
            <text:p>12 дек, 2015</text:p>
          </table:table-cell>
          <table:table-cell table:style-name="ce7" office:value-type="float" office:value="1439" calcext:value-type="float">
            <text:p>143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11" calcext:value-type="date">
            <text:p>11 дек, 2015</text:p>
          </table:table-cell>
          <table:table-cell table:style-name="ce7" office:value-type="float" office:value="1438" calcext:value-type="float">
            <text:p>143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10" calcext:value-type="date">
            <text:p>10 дек, 2015</text:p>
          </table:table-cell>
          <table:table-cell table:style-name="ce7" office:value-type="float" office:value="1437" calcext:value-type="float">
            <text:p>143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09" calcext:value-type="date">
            <text:p>9 дек, 2015</text:p>
          </table:table-cell>
          <table:table-cell table:style-name="ce7" office:value-type="float" office:value="1436" calcext:value-type="float">
            <text:p>1436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08" calcext:value-type="date">
            <text:p>8 дек, 2015</text:p>
          </table:table-cell>
          <table:table-cell table:style-name="ce7" office:value-type="float" office:value="1435" calcext:value-type="float">
            <text:p>143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07" calcext:value-type="date">
            <text:p>7 дек, 2015</text:p>
          </table:table-cell>
          <table:table-cell table:style-name="ce7" office:value-type="float" office:value="1434" calcext:value-type="float">
            <text:p>143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06" calcext:value-type="date">
            <text:p>6 дек, 2015</text:p>
          </table:table-cell>
          <table:table-cell table:style-name="ce7"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05" calcext:value-type="date">
            <text:p>5 дек, 2015</text:p>
          </table:table-cell>
          <table:table-cell table:style-name="ce7" office:value-type="float" office:value="1432" calcext:value-type="float">
            <text:p>143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04" calcext:value-type="date">
            <text:p>4 дек, 2015</text:p>
          </table:table-cell>
          <table:table-cell table:style-name="ce7" office:value-type="float" office:value="1431" calcext:value-type="float">
            <text:p>143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03" calcext:value-type="date">
            <text:p>3 дек, 2015</text:p>
          </table:table-cell>
          <table:table-cell table:style-name="ce7" office:value-type="float" office:value="1430" calcext:value-type="float">
            <text:p>143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02" calcext:value-type="date">
            <text:p>2 дек, 2015</text:p>
          </table:table-cell>
          <table:table-cell table:style-name="ce7" office:value-type="float" office:value="1429" calcext:value-type="float">
            <text:p>1429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2-01" calcext:value-type="date">
            <text:p>1 дек, 2015</text:p>
          </table:table-cell>
          <table:table-cell table:style-name="ce7"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30" calcext:value-type="date">
            <text:p>30 ноя, 2015</text:p>
          </table:table-cell>
          <table:table-cell table:style-name="ce7" office:value-type="float" office:value="1427" calcext:value-type="float">
            <text:p>142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29" calcext:value-type="date">
            <text:p>29 ноя, 2015</text:p>
          </table:table-cell>
          <table:table-cell table:style-name="ce7" office:value-type="float" office:value="1426" calcext:value-type="float">
            <text:p>1426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28" calcext:value-type="date">
            <text:p>28 ноя, 2015</text:p>
          </table:table-cell>
          <table:table-cell table:style-name="ce7" office:value-type="float" office:value="1425" calcext:value-type="float">
            <text:p>1425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27" calcext:value-type="date">
            <text:p>27 ноя, 2015</text:p>
          </table:table-cell>
          <table:table-cell table:style-name="ce7" office:value-type="float" office:value="1424" calcext:value-type="float">
            <text:p>1424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26" calcext:value-type="date">
            <text:p>26 ноя, 2015</text:p>
          </table:table-cell>
          <table:table-cell table:style-name="ce7"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25" calcext:value-type="date">
            <text:p>25 ноя, 2015</text:p>
          </table:table-cell>
          <table:table-cell table:style-name="ce7" office:value-type="float" office:value="1422" calcext:value-type="float">
            <text:p>14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24" calcext:value-type="date">
            <text:p>24 ноя, 2015</text:p>
          </table:table-cell>
          <table:table-cell table:style-name="ce7" office:value-type="float" office:value="1421" calcext:value-type="float">
            <text:p>1421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23" calcext:value-type="date">
            <text:p>23 ноя, 2015</text:p>
          </table:table-cell>
          <table:table-cell table:style-name="ce7" office:value-type="float" office:value="1420" calcext:value-type="float">
            <text:p>142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22" calcext:value-type="date">
            <text:p>22 ноя, 2015</text:p>
          </table:table-cell>
          <table:table-cell table:style-name="ce7" office:value-type="float" office:value="1419" calcext:value-type="float">
            <text:p>1419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21" calcext:value-type="date">
            <text:p>21 ноя, 2015</text:p>
          </table:table-cell>
          <table:table-cell table:style-name="ce7" office:value-type="float" office:value="1418" calcext:value-type="float">
            <text:p>141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20" calcext:value-type="date">
            <text:p>20 ноя, 2015</text:p>
          </table:table-cell>
          <table:table-cell table:style-name="ce7" office:value-type="float" office:value="1417" calcext:value-type="float">
            <text:p>1417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19" calcext:value-type="date">
            <text:p>19 ноя, 2015</text:p>
          </table:table-cell>
          <table:table-cell table:style-name="ce7" office:value-type="float" office:value="1416" calcext:value-type="float">
            <text:p>1416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18" calcext:value-type="date">
            <text:p>18 ноя, 2015</text:p>
          </table:table-cell>
          <table:table-cell table:style-name="ce7" office:value-type="float" office:value="1415" calcext:value-type="float">
            <text:p>14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17" calcext:value-type="date">
            <text:p>17 ноя, 2015</text:p>
          </table:table-cell>
          <table:table-cell table:style-name="ce7" office:value-type="float" office:value="1414" calcext:value-type="float">
            <text:p>1414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16" calcext:value-type="date">
            <text:p>16 ноя, 2015</text:p>
          </table:table-cell>
          <table:table-cell table:style-name="ce7" office:value-type="float" office:value="1413" calcext:value-type="float">
            <text:p>1413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15" calcext:value-type="date">
            <text:p>15 ноя, 2015</text:p>
          </table:table-cell>
          <table:table-cell table:style-name="ce7" office:value-type="float" office:value="1412" calcext:value-type="float">
            <text:p>141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14" calcext:value-type="date">
            <text:p>14 ноя, 2015</text:p>
          </table:table-cell>
          <table:table-cell table:style-name="ce7" office:value-type="float" office:value="1411" calcext:value-type="float">
            <text:p>1411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13" calcext:value-type="date">
            <text:p>13 ноя, 2015</text:p>
          </table:table-cell>
          <table:table-cell table:style-name="ce7" office:value-type="float" office:value="1410" calcext:value-type="float">
            <text:p>1410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12" calcext:value-type="date">
            <text:p>12 ноя, 2015</text:p>
          </table:table-cell>
          <table:table-cell table:style-name="ce7" office:value-type="float" office:value="1409" calcext:value-type="float">
            <text:p>140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11" calcext:value-type="date">
            <text:p>11 ноя, 2015</text:p>
          </table:table-cell>
          <table:table-cell table:style-name="ce7" office:value-type="float" office:value="1408" calcext:value-type="float">
            <text:p>1408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10" calcext:value-type="date">
            <text:p>10 ноя, 2015</text:p>
          </table:table-cell>
          <table:table-cell table:style-name="ce7" office:value-type="float" office:value="1407" calcext:value-type="float">
            <text:p>1407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09" calcext:value-type="date">
            <text:p>9 ноя, 2015</text:p>
          </table:table-cell>
          <table:table-cell table:style-name="ce7" office:value-type="float" office:value="1406" calcext:value-type="float">
            <text:p>1406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08" calcext:value-type="date">
            <text:p>8 ноя, 2015</text:p>
          </table:table-cell>
          <table:table-cell table:style-name="ce7"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07" calcext:value-type="date">
            <text:p>7 ноя, 2015</text:p>
          </table:table-cell>
          <table:table-cell table:style-name="ce7" office:value-type="float" office:value="1404" calcext:value-type="float">
            <text:p>140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06" calcext:value-type="date">
            <text:p>6 ноя, 2015</text:p>
          </table:table-cell>
          <table:table-cell table:style-name="ce7" office:value-type="float" office:value="1403" calcext:value-type="float">
            <text:p>140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05" calcext:value-type="date">
            <text:p>5 ноя, 2015</text:p>
          </table:table-cell>
          <table:table-cell table:style-name="ce7" office:value-type="float" office:value="1402" calcext:value-type="float">
            <text:p>1402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04" calcext:value-type="date">
            <text:p>4 ноя, 2015</text:p>
          </table:table-cell>
          <table:table-cell table:style-name="ce7" office:value-type="float" office:value="1401" calcext:value-type="float">
            <text:p>1401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03" calcext:value-type="date">
            <text:p>3 ноя, 2015</text:p>
          </table:table-cell>
          <table:table-cell table:style-name="ce7"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02" calcext:value-type="date">
            <text:p>2 ноя, 2015</text:p>
          </table:table-cell>
          <table:table-cell table:style-name="ce7" office:value-type="float" office:value="1399" calcext:value-type="float">
            <text:p>1399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1-01" calcext:value-type="date">
            <text:p>1 ноя, 2015</text:p>
          </table:table-cell>
          <table:table-cell table:style-name="ce7" office:value-type="float" office:value="1398" calcext:value-type="float">
            <text:p>139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31" calcext:value-type="date">
            <text:p>31 окт, 2015</text:p>
          </table:table-cell>
          <table:table-cell table:style-name="ce7"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30" calcext:value-type="date">
            <text:p>30 окт, 2015</text:p>
          </table:table-cell>
          <table:table-cell table:style-name="ce7" office:value-type="float" office:value="1396" calcext:value-type="float">
            <text:p>1396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29" calcext:value-type="date">
            <text:p>29 окт, 2015</text:p>
          </table:table-cell>
          <table:table-cell table:style-name="ce7" office:value-type="float" office:value="1395" calcext:value-type="float">
            <text:p>1395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28" calcext:value-type="date">
            <text:p>28 окт, 2015</text:p>
          </table:table-cell>
          <table:table-cell table:style-name="ce7" office:value-type="float" office:value="1394" calcext:value-type="float">
            <text:p>139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27" calcext:value-type="date">
            <text:p>27 окт, 2015</text:p>
          </table:table-cell>
          <table:table-cell table:style-name="ce7" office:value-type="float" office:value="1393" calcext:value-type="float">
            <text:p>1393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26" calcext:value-type="date">
            <text:p>26 окт, 2015</text:p>
          </table:table-cell>
          <table:table-cell table:style-name="ce7"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25" calcext:value-type="date">
            <text:p>25 окт, 2015</text:p>
          </table:table-cell>
          <table:table-cell table:style-name="ce7" office:value-type="float" office:value="1391" calcext:value-type="float">
            <text:p>1391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24" calcext:value-type="date">
            <text:p>24 окт, 2015</text:p>
          </table:table-cell>
          <table:table-cell table:style-name="ce7" office:value-type="float" office:value="1390" calcext:value-type="float">
            <text:p>1390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23" calcext:value-type="date">
            <text:p>23 окт, 2015</text:p>
          </table:table-cell>
          <table:table-cell table:style-name="ce7" office:value-type="float" office:value="1389" calcext:value-type="float">
            <text:p>1389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22" calcext:value-type="date">
            <text:p>22 окт, 2015</text:p>
          </table:table-cell>
          <table:table-cell table:style-name="ce7" office:value-type="float" office:value="1388" calcext:value-type="float">
            <text:p>1388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21" calcext:value-type="date">
            <text:p>21 окт, 2015</text:p>
          </table:table-cell>
          <table:table-cell table:style-name="ce7" office:value-type="float" office:value="1387" calcext:value-type="float">
            <text:p>1387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20" calcext:value-type="date">
            <text:p>20 окт, 2015</text:p>
          </table:table-cell>
          <table:table-cell table:style-name="ce7"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19" calcext:value-type="date">
            <text:p>19 окт, 2015</text:p>
          </table:table-cell>
          <table:table-cell table:style-name="ce7" office:value-type="float" office:value="1385" calcext:value-type="float">
            <text:p>1385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18" calcext:value-type="date">
            <text:p>18 окт, 2015</text:p>
          </table:table-cell>
          <table:table-cell table:style-name="ce7" office:value-type="float" office:value="1384" calcext:value-type="float">
            <text:p>1384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17" calcext:value-type="date">
            <text:p>17 окт, 2015</text:p>
          </table:table-cell>
          <table:table-cell table:style-name="ce7" office:value-type="float" office:value="1383" calcext:value-type="float">
            <text:p>138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16" calcext:value-type="date">
            <text:p>16 окт, 2015</text:p>
          </table:table-cell>
          <table:table-cell table:style-name="ce7" office:value-type="float" office:value="1382" calcext:value-type="float">
            <text:p>138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15" calcext:value-type="date">
            <text:p>15 окт, 2015</text:p>
          </table:table-cell>
          <table:table-cell table:style-name="ce7"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14" calcext:value-type="date">
            <text:p>14 окт, 2015</text:p>
          </table:table-cell>
          <table:table-cell table:style-name="ce7" office:value-type="float" office:value="1380" calcext:value-type="float">
            <text:p>138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13" calcext:value-type="date">
            <text:p>13 окт, 2015</text:p>
          </table:table-cell>
          <table:table-cell table:style-name="ce7" office:value-type="float" office:value="1379" calcext:value-type="float">
            <text:p>1379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12" calcext:value-type="date">
            <text:p>12 окт, 2015</text:p>
          </table:table-cell>
          <table:table-cell table:style-name="ce7" office:value-type="float" office:value="1378" calcext:value-type="float">
            <text:p>1378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11" calcext:value-type="date">
            <text:p>11 окт, 2015</text:p>
          </table:table-cell>
          <table:table-cell table:style-name="ce7"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10" calcext:value-type="date">
            <text:p>10 окт, 2015</text:p>
          </table:table-cell>
          <table:table-cell table:style-name="ce7" office:value-type="float" office:value="1376" calcext:value-type="float">
            <text:p>137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09" calcext:value-type="date">
            <text:p>9 окт, 2015</text:p>
          </table:table-cell>
          <table:table-cell table:style-name="ce7" office:value-type="float" office:value="1375" calcext:value-type="float">
            <text:p>137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08" calcext:value-type="date">
            <text:p>8 окт, 2015</text:p>
          </table:table-cell>
          <table:table-cell table:style-name="ce7" office:value-type="float" office:value="1374" calcext:value-type="float">
            <text:p>137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07" calcext:value-type="date">
            <text:p>7 окт, 2015</text:p>
          </table:table-cell>
          <table:table-cell table:style-name="ce7" office:value-type="float" office:value="1373" calcext:value-type="float">
            <text:p>1373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06" calcext:value-type="date">
            <text:p>6 окт, 2015</text:p>
          </table:table-cell>
          <table:table-cell table:style-name="ce7" office:value-type="float" office:value="1372" calcext:value-type="float">
            <text:p>1372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05" calcext:value-type="date">
            <text:p>5 окт, 2015</text:p>
          </table:table-cell>
          <table:table-cell table:style-name="ce7" office:value-type="float" office:value="1371" calcext:value-type="float">
            <text:p>1371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04" calcext:value-type="date">
            <text:p>4 окт, 2015</text:p>
          </table:table-cell>
          <table:table-cell table:style-name="ce7" office:value-type="float" office:value="1370" calcext:value-type="float">
            <text:p>137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03" calcext:value-type="date">
            <text:p>3 окт, 2015</text:p>
          </table:table-cell>
          <table:table-cell table:style-name="ce7" office:value-type="float" office:value="1369" calcext:value-type="float">
            <text:p>136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02" calcext:value-type="date">
            <text:p>2 окт, 2015</text:p>
          </table:table-cell>
          <table:table-cell table:style-name="ce7" office:value-type="float" office:value="1368" calcext:value-type="float">
            <text:p>1368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10-01" calcext:value-type="date">
            <text:p>1 окт, 2015</text:p>
          </table:table-cell>
          <table:table-cell table:style-name="ce7" office:value-type="float" office:value="1367" calcext:value-type="float">
            <text:p>1367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30" calcext:value-type="date">
            <text:p>30 сен, 2015</text:p>
          </table:table-cell>
          <table:table-cell table:style-name="ce7" office:value-type="float" office:value="1366" calcext:value-type="float">
            <text:p>1366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29" calcext:value-type="date">
            <text:p>29 сен, 2015</text:p>
          </table:table-cell>
          <table:table-cell table:style-name="ce7" office:value-type="float" office:value="1365" calcext:value-type="float">
            <text:p>1365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28" calcext:value-type="date">
            <text:p>28 сен, 2015</text:p>
          </table:table-cell>
          <table:table-cell table:style-name="ce7" office:value-type="float" office:value="1364" calcext:value-type="float">
            <text:p>136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27" calcext:value-type="date">
            <text:p>27 сен, 2015</text:p>
          </table:table-cell>
          <table:table-cell table:style-name="ce7" office:value-type="float" office:value="1363" calcext:value-type="float">
            <text:p>136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26" calcext:value-type="date">
            <text:p>26 сен, 2015</text:p>
          </table:table-cell>
          <table:table-cell table:style-name="ce7" office:value-type="float" office:value="1362" calcext:value-type="float">
            <text:p>136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25" calcext:value-type="date">
            <text:p>25 сен, 2015</text:p>
          </table:table-cell>
          <table:table-cell table:style-name="ce7" office:value-type="float" office:value="1361" calcext:value-type="float">
            <text:p>136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24" calcext:value-type="date">
            <text:p>24 сен, 2015</text:p>
          </table:table-cell>
          <table:table-cell table:style-name="ce7" office:value-type="float" office:value="1360" calcext:value-type="float">
            <text:p>136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23" calcext:value-type="date">
            <text:p>23 сен, 2015</text:p>
          </table:table-cell>
          <table:table-cell table:style-name="ce7" office:value-type="float" office:value="1359" calcext:value-type="float">
            <text:p>1359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22" calcext:value-type="date">
            <text:p>22 сен, 2015</text:p>
          </table:table-cell>
          <table:table-cell table:style-name="ce7" office:value-type="float" office:value="1358" calcext:value-type="float">
            <text:p>1358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21" calcext:value-type="date">
            <text:p>21 сен, 2015</text:p>
          </table:table-cell>
          <table:table-cell table:style-name="ce7" office:value-type="float" office:value="1357" calcext:value-type="float">
            <text:p>1357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20" calcext:value-type="date">
            <text:p>20 сен, 2015</text:p>
          </table:table-cell>
          <table:table-cell table:style-name="ce7" office:value-type="float" office:value="1356" calcext:value-type="float">
            <text:p>135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19" calcext:value-type="date">
            <text:p>19 сен, 2015</text:p>
          </table:table-cell>
          <table:table-cell table:style-name="ce7" office:value-type="float" office:value="1355" calcext:value-type="float">
            <text:p>135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18" calcext:value-type="date">
            <text:p>18 сен, 2015</text:p>
          </table:table-cell>
          <table:table-cell table:style-name="ce7" office:value-type="float" office:value="1354" calcext:value-type="float">
            <text:p>135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17" calcext:value-type="date">
            <text:p>17 сен, 2015</text:p>
          </table:table-cell>
          <table:table-cell table:style-name="ce7" office:value-type="float" office:value="1353" calcext:value-type="float">
            <text:p>1353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16" calcext:value-type="date">
            <text:p>16 сен, 2015</text:p>
          </table:table-cell>
          <table:table-cell table:style-name="ce7" office:value-type="float" office:value="1352" calcext:value-type="float">
            <text:p>135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15" calcext:value-type="date">
            <text:p>15 сен, 2015</text:p>
          </table:table-cell>
          <table:table-cell table:style-name="ce7" office:value-type="float" office:value="1351" calcext:value-type="float">
            <text:p>1351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14" calcext:value-type="date">
            <text:p>14 сен, 2015</text:p>
          </table:table-cell>
          <table:table-cell table:style-name="ce7" office:value-type="float" office:value="1350" calcext:value-type="float">
            <text:p>1350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13" calcext:value-type="date">
            <text:p>13 сен, 2015</text:p>
          </table:table-cell>
          <table:table-cell table:style-name="ce7" office:value-type="float" office:value="1349" calcext:value-type="float">
            <text:p>134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12" calcext:value-type="date">
            <text:p>12 сен, 2015</text:p>
          </table:table-cell>
          <table:table-cell table:style-name="ce7" office:value-type="float" office:value="1348" calcext:value-type="float">
            <text:p>134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11" calcext:value-type="date">
            <text:p>11 сен, 2015</text:p>
          </table:table-cell>
          <table:table-cell table:style-name="ce7" office:value-type="float" office:value="1347" calcext:value-type="float">
            <text:p>134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10" calcext:value-type="date">
            <text:p>10 сен, 2015</text:p>
          </table:table-cell>
          <table:table-cell table:style-name="ce7" office:value-type="float" office:value="1346" calcext:value-type="float">
            <text:p>134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09" calcext:value-type="date">
            <text:p>9 сен, 2015</text:p>
          </table:table-cell>
          <table:table-cell table:style-name="ce7" office:value-type="float" office:value="1345" calcext:value-type="float">
            <text:p>134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08" calcext:value-type="date">
            <text:p>8 сен, 2015</text:p>
          </table:table-cell>
          <table:table-cell table:style-name="ce7"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07" calcext:value-type="date">
            <text:p>7 сен, 2015</text:p>
          </table:table-cell>
          <table:table-cell table:style-name="ce7"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06" calcext:value-type="date">
            <text:p>6 сен, 2015</text:p>
          </table:table-cell>
          <table:table-cell table:style-name="ce7" office:value-type="float" office:value="1342" calcext:value-type="float">
            <text:p>134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05" calcext:value-type="date">
            <text:p>5 сен, 2015</text:p>
          </table:table-cell>
          <table:table-cell table:style-name="ce7"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04" calcext:value-type="date">
            <text:p>4 сен, 2015</text:p>
          </table:table-cell>
          <table:table-cell table:style-name="ce7" office:value-type="float" office:value="1340" calcext:value-type="float">
            <text:p>134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03" calcext:value-type="date">
            <text:p>3 сен, 2015</text:p>
          </table:table-cell>
          <table:table-cell table:style-name="ce7" office:value-type="float" office:value="1339" calcext:value-type="float">
            <text:p>1339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02" calcext:value-type="date">
            <text:p>2 сен, 2015</text:p>
          </table:table-cell>
          <table:table-cell table:style-name="ce7" office:value-type="float" office:value="1338" calcext:value-type="float">
            <text:p>1338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01" calcext:value-type="date">
            <text:p>1 сен, 2015</text:p>
          </table:table-cell>
          <table:table-cell table:style-name="ce7" office:value-type="float" office:value="1337" calcext:value-type="float">
            <text:p>1337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31" calcext:value-type="date">
            <text:p>31 авг, 2015</text:p>
          </table:table-cell>
          <table:table-cell table:style-name="ce7" office:value-type="float" office:value="1336" calcext:value-type="float">
            <text:p>1336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30" calcext:value-type="date">
            <text:p>30 авг, 2015</text:p>
          </table:table-cell>
          <table:table-cell table:style-name="ce7" office:value-type="float" office:value="1335" calcext:value-type="float">
            <text:p>1335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29" calcext:value-type="date">
            <text:p>29 авг, 2015</text:p>
          </table:table-cell>
          <table:table-cell table:style-name="ce7" office:value-type="float" office:value="1334" calcext:value-type="float">
            <text:p>133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28" calcext:value-type="date">
            <text:p>28 авг, 2015</text:p>
          </table:table-cell>
          <table:table-cell table:style-name="ce7" office:value-type="float" office:value="1333" calcext:value-type="float">
            <text:p>1333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27" calcext:value-type="date">
            <text:p>27 авг, 2015</text:p>
          </table:table-cell>
          <table:table-cell table:style-name="ce7"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26" calcext:value-type="date">
            <text:p>26 авг, 2015</text:p>
          </table:table-cell>
          <table:table-cell table:style-name="ce7" office:value-type="float" office:value="1331" calcext:value-type="float">
            <text:p>133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25" calcext:value-type="date">
            <text:p>25 авг, 2015</text:p>
          </table:table-cell>
          <table:table-cell table:style-name="ce7" office:value-type="float" office:value="1330" calcext:value-type="float">
            <text:p>133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24" calcext:value-type="date">
            <text:p>24 авг, 2015</text:p>
          </table:table-cell>
          <table:table-cell table:style-name="ce7" office:value-type="float" office:value="1329" calcext:value-type="float">
            <text:p>132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23" calcext:value-type="date">
            <text:p>23 авг, 2015</text:p>
          </table:table-cell>
          <table:table-cell table:style-name="ce7" office:value-type="float" office:value="1328" calcext:value-type="float">
            <text:p>1328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22" calcext:value-type="date">
            <text:p>22 авг, 2015</text:p>
          </table:table-cell>
          <table:table-cell table:style-name="ce7" office:value-type="float" office:value="1327" calcext:value-type="float">
            <text:p>132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21" calcext:value-type="date">
            <text:p>21 авг, 2015</text:p>
          </table:table-cell>
          <table:table-cell table:style-name="ce7" office:value-type="float" office:value="1326" calcext:value-type="float">
            <text:p>132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20" calcext:value-type="date">
            <text:p>20 авг, 2015</text:p>
          </table:table-cell>
          <table:table-cell table:style-name="ce7" office:value-type="float" office:value="1325" calcext:value-type="float">
            <text:p>132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19" calcext:value-type="date">
            <text:p>19 авг, 2015</text:p>
          </table:table-cell>
          <table:table-cell table:style-name="ce7" office:value-type="float" office:value="1324" calcext:value-type="float">
            <text:p>132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18" calcext:value-type="date">
            <text:p>18 авг, 2015</text:p>
          </table:table-cell>
          <table:table-cell table:style-name="ce7" office:value-type="float" office:value="1323" calcext:value-type="float">
            <text:p>1323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17" calcext:value-type="date">
            <text:p>17 авг, 2015</text:p>
          </table:table-cell>
          <table:table-cell table:style-name="ce7" office:value-type="float" office:value="1322" calcext:value-type="float">
            <text:p>1322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16" calcext:value-type="date">
            <text:p>16 авг, 2015</text:p>
          </table:table-cell>
          <table:table-cell table:style-name="ce7" office:value-type="float" office:value="1321" calcext:value-type="float">
            <text:p>132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15" calcext:value-type="date">
            <text:p>15 авг, 2015</text:p>
          </table:table-cell>
          <table:table-cell table:style-name="ce7" office:value-type="float" office:value="1320" calcext:value-type="float">
            <text:p>1320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14" calcext:value-type="date">
            <text:p>14 авг, 2015</text:p>
          </table:table-cell>
          <table:table-cell table:style-name="ce7" office:value-type="float" office:value="1319" calcext:value-type="float">
            <text:p>131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13" calcext:value-type="date">
            <text:p>13 авг, 2015</text:p>
          </table:table-cell>
          <table:table-cell table:style-name="ce7"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12" calcext:value-type="date">
            <text:p>12 авг, 2015</text:p>
          </table:table-cell>
          <table:table-cell table:style-name="ce7" office:value-type="float" office:value="1317" calcext:value-type="float">
            <text:p>131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11" calcext:value-type="date">
            <text:p>11 авг, 2015</text:p>
          </table:table-cell>
          <table:table-cell table:style-name="ce7" office:value-type="float" office:value="1316" calcext:value-type="float">
            <text:p>1316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10" calcext:value-type="date">
            <text:p>10 авг, 2015</text:p>
          </table:table-cell>
          <table:table-cell table:style-name="ce7" office:value-type="float" office:value="1315" calcext:value-type="float">
            <text:p>131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09" calcext:value-type="date">
            <text:p>9 авг, 2015</text:p>
          </table:table-cell>
          <table:table-cell table:style-name="ce7" office:value-type="float" office:value="1314" calcext:value-type="float">
            <text:p>131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08" calcext:value-type="date">
            <text:p>8 авг, 2015</text:p>
          </table:table-cell>
          <table:table-cell table:style-name="ce7" office:value-type="float" office:value="1313" calcext:value-type="float">
            <text:p>1313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07" calcext:value-type="date">
            <text:p>7 авг, 2015</text:p>
          </table:table-cell>
          <table:table-cell table:style-name="ce7" office:value-type="float" office:value="1312" calcext:value-type="float">
            <text:p>131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06" calcext:value-type="date">
            <text:p>6 авг, 2015</text:p>
          </table:table-cell>
          <table:table-cell table:style-name="ce7" office:value-type="float" office:value="1311" calcext:value-type="float">
            <text:p>131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05" calcext:value-type="date">
            <text:p>5 авг, 2015</text:p>
          </table:table-cell>
          <table:table-cell table:style-name="ce7" office:value-type="float" office:value="1310" calcext:value-type="float">
            <text:p>1310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04" calcext:value-type="date">
            <text:p>4 авг, 2015</text:p>
          </table:table-cell>
          <table:table-cell table:style-name="ce7" office:value-type="float" office:value="1309" calcext:value-type="float">
            <text:p>130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03" calcext:value-type="date">
            <text:p>3 авг, 2015</text:p>
          </table:table-cell>
          <table:table-cell table:style-name="ce7" office:value-type="float" office:value="1308" calcext:value-type="float">
            <text:p>130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02" calcext:value-type="date">
            <text:p>2 авг, 2015</text:p>
          </table:table-cell>
          <table:table-cell table:style-name="ce7" office:value-type="float" office:value="1307" calcext:value-type="float">
            <text:p>1307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8-01" calcext:value-type="date">
            <text:p>1 авг, 2015</text:p>
          </table:table-cell>
          <table:table-cell table:style-name="ce7" office:value-type="float" office:value="1306" calcext:value-type="float">
            <text:p>130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31" calcext:value-type="date">
            <text:p>31 июл, 2015</text:p>
          </table:table-cell>
          <table:table-cell table:style-name="ce7" office:value-type="float" office:value="1305" calcext:value-type="float">
            <text:p>1305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30" calcext:value-type="date">
            <text:p>30 июл, 2015</text:p>
          </table:table-cell>
          <table:table-cell table:style-name="ce7" office:value-type="float" office:value="1304" calcext:value-type="float">
            <text:p>1304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29" calcext:value-type="date">
            <text:p>29 июл, 2015</text:p>
          </table:table-cell>
          <table:table-cell table:style-name="ce7" office:value-type="float" office:value="1303" calcext:value-type="float">
            <text:p>130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28" calcext:value-type="date">
            <text:p>28 июл, 2015</text:p>
          </table:table-cell>
          <table:table-cell table:style-name="ce7" office:value-type="float" office:value="1302" calcext:value-type="float">
            <text:p>130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27" calcext:value-type="date">
            <text:p>27 июл, 2015</text:p>
          </table:table-cell>
          <table:table-cell table:style-name="ce7" office:value-type="float" office:value="1301" calcext:value-type="float">
            <text:p>130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26" calcext:value-type="date">
            <text:p>26 июл, 2015</text:p>
          </table:table-cell>
          <table:table-cell table:style-name="ce7" office:value-type="float" office:value="1300" calcext:value-type="float">
            <text:p>1300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25" calcext:value-type="date">
            <text:p>25 июл, 2015</text:p>
          </table:table-cell>
          <table:table-cell table:style-name="ce7" office:value-type="float" office:value="1299" calcext:value-type="float">
            <text:p>129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24" calcext:value-type="date">
            <text:p>24 июл, 2015</text:p>
          </table:table-cell>
          <table:table-cell table:style-name="ce7" office:value-type="float" office:value="1298" calcext:value-type="float">
            <text:p>129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23" calcext:value-type="date">
            <text:p>23 июл, 2015</text:p>
          </table:table-cell>
          <table:table-cell table:style-name="ce7"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22" calcext:value-type="date">
            <text:p>22 июл, 2015</text:p>
          </table:table-cell>
          <table:table-cell table:style-name="ce7" office:value-type="float" office:value="1296" calcext:value-type="float">
            <text:p>1296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21" calcext:value-type="date">
            <text:p>21 июл, 2015</text:p>
          </table:table-cell>
          <table:table-cell table:style-name="ce7" office:value-type="float" office:value="1295" calcext:value-type="float">
            <text:p>1295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20" calcext:value-type="date">
            <text:p>20 июл, 2015</text:p>
          </table:table-cell>
          <table:table-cell table:style-name="ce7"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19" calcext:value-type="date">
            <text:p>19 июл, 2015</text:p>
          </table:table-cell>
          <table:table-cell table:style-name="ce7"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18" calcext:value-type="date">
            <text:p>18 июл, 2015</text:p>
          </table:table-cell>
          <table:table-cell table:style-name="ce7" office:value-type="float" office:value="1292" calcext:value-type="float">
            <text:p>129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17" calcext:value-type="date">
            <text:p>17 июл, 2015</text:p>
          </table:table-cell>
          <table:table-cell table:style-name="ce7" office:value-type="float" office:value="1291" calcext:value-type="float">
            <text:p>1291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16" calcext:value-type="date">
            <text:p>16 июл, 2015</text:p>
          </table:table-cell>
          <table:table-cell table:style-name="ce7" office:value-type="float" office:value="1290" calcext:value-type="float">
            <text:p>129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15" calcext:value-type="date">
            <text:p>15 июл, 2015</text:p>
          </table:table-cell>
          <table:table-cell table:style-name="ce7" office:value-type="float" office:value="1289" calcext:value-type="float">
            <text:p>1289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14" calcext:value-type="date">
            <text:p>14 июл, 2015</text:p>
          </table:table-cell>
          <table:table-cell table:style-name="ce7" office:value-type="float" office:value="1288" calcext:value-type="float">
            <text:p>128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13" calcext:value-type="date">
            <text:p>13 июл, 2015</text:p>
          </table:table-cell>
          <table:table-cell table:style-name="ce7" office:value-type="float" office:value="1287" calcext:value-type="float">
            <text:p>128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12" calcext:value-type="date">
            <text:p>12 июл, 2015</text:p>
          </table:table-cell>
          <table:table-cell table:style-name="ce7" office:value-type="float" office:value="1286" calcext:value-type="float">
            <text:p>128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11" calcext:value-type="date">
            <text:p>11 июл, 2015</text:p>
          </table:table-cell>
          <table:table-cell table:style-name="ce7" office:value-type="float" office:value="1285" calcext:value-type="float">
            <text:p>1285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10" calcext:value-type="date">
            <text:p>10 июл, 2015</text:p>
          </table:table-cell>
          <table:table-cell table:style-name="ce7" office:value-type="float" office:value="1284" calcext:value-type="float">
            <text:p>1284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09" calcext:value-type="date">
            <text:p>9 июл, 2015</text:p>
          </table:table-cell>
          <table:table-cell table:style-name="ce7" office:value-type="float" office:value="1283" calcext:value-type="float">
            <text:p>1283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08" calcext:value-type="date">
            <text:p>8 июл, 2015</text:p>
          </table:table-cell>
          <table:table-cell table:style-name="ce7" office:value-type="float" office:value="1282" calcext:value-type="float">
            <text:p>128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07" calcext:value-type="date">
            <text:p>7 июл, 2015</text:p>
          </table:table-cell>
          <table:table-cell table:style-name="ce7" office:value-type="float" office:value="1281" calcext:value-type="float">
            <text:p>1281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06" calcext:value-type="date">
            <text:p>6 июл, 2015</text:p>
          </table:table-cell>
          <table:table-cell table:style-name="ce7"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05" calcext:value-type="date">
            <text:p>5 июл, 2015</text:p>
          </table:table-cell>
          <table:table-cell table:style-name="ce7" office:value-type="float" office:value="1279" calcext:value-type="float">
            <text:p>127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04" calcext:value-type="date">
            <text:p>4 июл, 2015</text:p>
          </table:table-cell>
          <table:table-cell table:style-name="ce7" office:value-type="float" office:value="1278" calcext:value-type="float">
            <text:p>1278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03" calcext:value-type="date">
            <text:p>3 июл, 2015</text:p>
          </table:table-cell>
          <table:table-cell table:style-name="ce7" office:value-type="float" office:value="1277" calcext:value-type="float">
            <text:p>1277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02" calcext:value-type="date">
            <text:p>2 июл, 2015</text:p>
          </table:table-cell>
          <table:table-cell table:style-name="ce7" office:value-type="float" office:value="1276" calcext:value-type="float">
            <text:p>1276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7-01" calcext:value-type="date">
            <text:p>1 июл, 2015</text:p>
          </table:table-cell>
          <table:table-cell table:style-name="ce7"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30" calcext:value-type="date">
            <text:p>30 июн, 2015</text:p>
          </table:table-cell>
          <table:table-cell table:style-name="ce7" office:value-type="float" office:value="1274" calcext:value-type="float">
            <text:p>1274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29" calcext:value-type="date">
            <text:p>29 июн, 2015</text:p>
          </table:table-cell>
          <table:table-cell table:style-name="ce7" office:value-type="float" office:value="1273" calcext:value-type="float">
            <text:p>1273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28" calcext:value-type="date">
            <text:p>28 июн, 2015</text:p>
          </table:table-cell>
          <table:table-cell table:style-name="ce7" office:value-type="float" office:value="1272" calcext:value-type="float">
            <text:p>127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27" calcext:value-type="date">
            <text:p>27 июн, 2015</text:p>
          </table:table-cell>
          <table:table-cell table:style-name="ce7"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26" calcext:value-type="date">
            <text:p>26 июн, 2015</text:p>
          </table:table-cell>
          <table:table-cell table:style-name="ce7" office:value-type="float" office:value="1270" calcext:value-type="float">
            <text:p>127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25" calcext:value-type="date">
            <text:p>25 июн, 2015</text:p>
          </table:table-cell>
          <table:table-cell table:style-name="ce7" office:value-type="float" office:value="1269" calcext:value-type="float">
            <text:p>1269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24" calcext:value-type="date">
            <text:p>24 июн, 2015</text:p>
          </table:table-cell>
          <table:table-cell table:style-name="ce7" office:value-type="float" office:value="1268" calcext:value-type="float">
            <text:p>126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23" calcext:value-type="date">
            <text:p>23 июн, 2015</text:p>
          </table:table-cell>
          <table:table-cell table:style-name="ce7" office:value-type="float" office:value="1267" calcext:value-type="float">
            <text:p>126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22" calcext:value-type="date">
            <text:p>22 июн, 2015</text:p>
          </table:table-cell>
          <table:table-cell table:style-name="ce7" office:value-type="float" office:value="1266" calcext:value-type="float">
            <text:p>126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21" calcext:value-type="date">
            <text:p>21 июн, 2015</text:p>
          </table:table-cell>
          <table:table-cell table:style-name="ce7" office:value-type="float" office:value="1265" calcext:value-type="float">
            <text:p>126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20" calcext:value-type="date">
            <text:p>20 июн, 2015</text:p>
          </table:table-cell>
          <table:table-cell table:style-name="ce7" office:value-type="float" office:value="1264" calcext:value-type="float">
            <text:p>126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19" calcext:value-type="date">
            <text:p>19 июн, 2015</text:p>
          </table:table-cell>
          <table:table-cell table:style-name="ce7" office:value-type="float" office:value="1263" calcext:value-type="float">
            <text:p>126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18" calcext:value-type="date">
            <text:p>18 июн, 2015</text:p>
          </table:table-cell>
          <table:table-cell table:style-name="ce7" office:value-type="float" office:value="1262" calcext:value-type="float">
            <text:p>1262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17" calcext:value-type="date">
            <text:p>17 июн, 2015</text:p>
          </table:table-cell>
          <table:table-cell table:style-name="ce7" office:value-type="float" office:value="1261" calcext:value-type="float">
            <text:p>1261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16" calcext:value-type="date">
            <text:p>16 июн, 2015</text:p>
          </table:table-cell>
          <table:table-cell table:style-name="ce7"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15" calcext:value-type="date">
            <text:p>15 июн, 2015</text:p>
          </table:table-cell>
          <table:table-cell table:style-name="ce7" office:value-type="float" office:value="1259" calcext:value-type="float">
            <text:p>1259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14" calcext:value-type="date">
            <text:p>14 июн, 2015</text:p>
          </table:table-cell>
          <table:table-cell table:style-name="ce7" office:value-type="float" office:value="1258" calcext:value-type="float">
            <text:p>125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13" calcext:value-type="date">
            <text:p>13 июн, 2015</text:p>
          </table:table-cell>
          <table:table-cell table:style-name="ce7" office:value-type="float" office:value="1257" calcext:value-type="float">
            <text:p>1257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12" calcext:value-type="date">
            <text:p>12 июн, 2015</text:p>
          </table:table-cell>
          <table:table-cell table:style-name="ce7" office:value-type="float" office:value="1256" calcext:value-type="float">
            <text:p>1256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11" calcext:value-type="date">
            <text:p>11 июн, 2015</text:p>
          </table:table-cell>
          <table:table-cell table:style-name="ce7" office:value-type="float" office:value="1255" calcext:value-type="float">
            <text:p>125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10" calcext:value-type="date">
            <text:p>10 июн, 2015</text:p>
          </table:table-cell>
          <table:table-cell table:style-name="ce7" office:value-type="float" office:value="1254" calcext:value-type="float">
            <text:p>1254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09" calcext:value-type="date">
            <text:p>9 июн, 2015</text:p>
          </table:table-cell>
          <table:table-cell table:style-name="ce7" office:value-type="float" office:value="1253" calcext:value-type="float">
            <text:p>1253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08" calcext:value-type="date">
            <text:p>8 июн, 2015</text:p>
          </table:table-cell>
          <table:table-cell table:style-name="ce7" office:value-type="float" office:value="1252" calcext:value-type="float">
            <text:p>125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07" calcext:value-type="date">
            <text:p>7 июн, 2015</text:p>
          </table:table-cell>
          <table:table-cell table:style-name="ce7" office:value-type="float" office:value="1251" calcext:value-type="float">
            <text:p>1251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06" calcext:value-type="date">
            <text:p>6 июн, 2015</text:p>
          </table:table-cell>
          <table:table-cell table:style-name="ce7" office:value-type="float" office:value="1250" calcext:value-type="float">
            <text:p>125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05" calcext:value-type="date">
            <text:p>5 июн, 2015</text:p>
          </table:table-cell>
          <table:table-cell table:style-name="ce7" office:value-type="float" office:value="1249" calcext:value-type="float">
            <text:p>124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04" calcext:value-type="date">
            <text:p>4 июн, 2015</text:p>
          </table:table-cell>
          <table:table-cell table:style-name="ce7" office:value-type="float" office:value="1248" calcext:value-type="float">
            <text:p>1248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03" calcext:value-type="date">
            <text:p>3 июн, 2015</text:p>
          </table:table-cell>
          <table:table-cell table:style-name="ce7" office:value-type="float" office:value="1247" calcext:value-type="float">
            <text:p>124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02" calcext:value-type="date">
            <text:p>2 июн, 2015</text:p>
          </table:table-cell>
          <table:table-cell table:style-name="ce7" office:value-type="float" office:value="1246" calcext:value-type="float">
            <text:p>1246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6-01" calcext:value-type="date">
            <text:p>1 июн, 2015</text:p>
          </table:table-cell>
          <table:table-cell table:style-name="ce7" office:value-type="float" office:value="1245" calcext:value-type="float">
            <text:p>124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31" calcext:value-type="date">
            <text:p>31 май, 2015</text:p>
          </table:table-cell>
          <table:table-cell table:style-name="ce7" office:value-type="float" office:value="1244" calcext:value-type="float">
            <text:p>124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30" calcext:value-type="date">
            <text:p>30 май, 2015</text:p>
          </table:table-cell>
          <table:table-cell table:style-name="ce7" office:value-type="float" office:value="1243" calcext:value-type="float">
            <text:p>1243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29" calcext:value-type="date">
            <text:p>29 май, 2015</text:p>
          </table:table-cell>
          <table:table-cell table:style-name="ce7" office:value-type="float" office:value="1242" calcext:value-type="float">
            <text:p>124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28" calcext:value-type="date">
            <text:p>28 май, 2015</text:p>
          </table:table-cell>
          <table:table-cell table:style-name="ce7" office:value-type="float" office:value="1241" calcext:value-type="float">
            <text:p>1241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27" calcext:value-type="date">
            <text:p>27 май, 2015</text:p>
          </table:table-cell>
          <table:table-cell table:style-name="ce7" office:value-type="float" office:value="1240" calcext:value-type="float">
            <text:p>124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26" calcext:value-type="date">
            <text:p>26 май, 2015</text:p>
          </table:table-cell>
          <table:table-cell table:style-name="ce7" office:value-type="float" office:value="1239" calcext:value-type="float">
            <text:p>123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25" calcext:value-type="date">
            <text:p>25 май, 2015</text:p>
          </table:table-cell>
          <table:table-cell table:style-name="ce7"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24" calcext:value-type="date">
            <text:p>24 май, 2015</text:p>
          </table:table-cell>
          <table:table-cell table:style-name="ce7" office:value-type="float" office:value="1237" calcext:value-type="float">
            <text:p>1237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23" calcext:value-type="date">
            <text:p>23 май, 2015</text:p>
          </table:table-cell>
          <table:table-cell table:style-name="ce7" office:value-type="float" office:value="1236" calcext:value-type="float">
            <text:p>123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22" calcext:value-type="date">
            <text:p>22 май, 2015</text:p>
          </table:table-cell>
          <table:table-cell table:style-name="ce7" office:value-type="float" office:value="1235" calcext:value-type="float">
            <text:p>123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21" calcext:value-type="date">
            <text:p>21 май, 2015</text:p>
          </table:table-cell>
          <table:table-cell table:style-name="ce7" office:value-type="float" office:value="1234" calcext:value-type="float">
            <text:p>123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20" calcext:value-type="date">
            <text:p>20 май, 2015</text:p>
          </table:table-cell>
          <table:table-cell table:style-name="ce7" office:value-type="float" office:value="1233" calcext:value-type="float">
            <text:p>1233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19" calcext:value-type="date">
            <text:p>19 май, 2015</text:p>
          </table:table-cell>
          <table:table-cell table:style-name="ce7" office:value-type="float" office:value="1232" calcext:value-type="float">
            <text:p>123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18" calcext:value-type="date">
            <text:p>18 май, 2015</text:p>
          </table:table-cell>
          <table:table-cell table:style-name="ce7"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17" calcext:value-type="date">
            <text:p>17 май, 2015</text:p>
          </table:table-cell>
          <table:table-cell table:style-name="ce7" office:value-type="float" office:value="1230" calcext:value-type="float">
            <text:p>1230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16" calcext:value-type="date">
            <text:p>16 май, 2015</text:p>
          </table:table-cell>
          <table:table-cell table:style-name="ce7" office:value-type="float" office:value="1229" calcext:value-type="float">
            <text:p>1229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15" calcext:value-type="date">
            <text:p>15 май, 2015</text:p>
          </table:table-cell>
          <table:table-cell table:style-name="ce7" office:value-type="float" office:value="1228" calcext:value-type="float">
            <text:p>1228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14" calcext:value-type="date">
            <text:p>14 май, 2015</text:p>
          </table:table-cell>
          <table:table-cell table:style-name="ce7" office:value-type="float" office:value="1227" calcext:value-type="float">
            <text:p>1227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13" calcext:value-type="date">
            <text:p>13 май, 2015</text:p>
          </table:table-cell>
          <table:table-cell table:style-name="ce7" office:value-type="float" office:value="1226" calcext:value-type="float">
            <text:p>1226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12" calcext:value-type="date">
            <text:p>12 май, 2015</text:p>
          </table:table-cell>
          <table:table-cell table:style-name="ce7" office:value-type="float" office:value="1225" calcext:value-type="float">
            <text:p>1225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11" calcext:value-type="date">
            <text:p>11 май, 2015</text:p>
          </table:table-cell>
          <table:table-cell table:style-name="ce7" office:value-type="float" office:value="1224" calcext:value-type="float">
            <text:p>122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10" calcext:value-type="date">
            <text:p>10 май, 2015</text:p>
          </table:table-cell>
          <table:table-cell table:style-name="ce7" office:value-type="float" office:value="1223" calcext:value-type="float">
            <text:p>122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09" calcext:value-type="date">
            <text:p>9 май, 2015</text:p>
          </table:table-cell>
          <table:table-cell table:style-name="ce7" office:value-type="float" office:value="1222" calcext:value-type="float">
            <text:p>1222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08" calcext:value-type="date">
            <text:p>8 май, 2015</text:p>
          </table:table-cell>
          <table:table-cell table:style-name="ce7" office:value-type="float" office:value="1221" calcext:value-type="float">
            <text:p>1221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07" calcext:value-type="date">
            <text:p>7 май, 2015</text:p>
          </table:table-cell>
          <table:table-cell table:style-name="ce7" office:value-type="float" office:value="1220" calcext:value-type="float">
            <text:p>122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06" calcext:value-type="date">
            <text:p>6 май, 2015</text:p>
          </table:table-cell>
          <table:table-cell table:style-name="ce7" office:value-type="float" office:value="1219" calcext:value-type="float">
            <text:p>121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05" calcext:value-type="date">
            <text:p>5 май, 2015</text:p>
          </table:table-cell>
          <table:table-cell table:style-name="ce7" office:value-type="float" office:value="1218" calcext:value-type="float">
            <text:p>1218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04" calcext:value-type="date">
            <text:p>4 май, 2015</text:p>
          </table:table-cell>
          <table:table-cell table:style-name="ce7" office:value-type="float" office:value="1217" calcext:value-type="float">
            <text:p>1217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03" calcext:value-type="date">
            <text:p>3 май, 2015</text:p>
          </table:table-cell>
          <table:table-cell table:style-name="ce7" office:value-type="float" office:value="1216" calcext:value-type="float">
            <text:p>1216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02" calcext:value-type="date">
            <text:p>2 май, 2015</text:p>
          </table:table-cell>
          <table:table-cell table:style-name="ce7" office:value-type="float" office:value="1215" calcext:value-type="float">
            <text:p>121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5-01" calcext:value-type="date">
            <text:p>1 май, 2015</text:p>
          </table:table-cell>
          <table:table-cell table:style-name="ce7" office:value-type="float" office:value="1214" calcext:value-type="float">
            <text:p>1214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30" calcext:value-type="date">
            <text:p>30 апр, 2015</text:p>
          </table:table-cell>
          <table:table-cell table:style-name="ce7" office:value-type="float" office:value="1213" calcext:value-type="float">
            <text:p>1213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29" calcext:value-type="date">
            <text:p>29 апр, 2015</text:p>
          </table:table-cell>
          <table:table-cell table:style-name="ce7" office:value-type="float" office:value="1212" calcext:value-type="float">
            <text:p>121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28" calcext:value-type="date">
            <text:p>28 апр, 2015</text:p>
          </table:table-cell>
          <table:table-cell table:style-name="ce7"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27" calcext:value-type="date">
            <text:p>27 апр, 2015</text:p>
          </table:table-cell>
          <table:table-cell table:style-name="ce7" office:value-type="float" office:value="1210" calcext:value-type="float">
            <text:p>121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26" calcext:value-type="date">
            <text:p>26 апр, 2015</text:p>
          </table:table-cell>
          <table:table-cell table:style-name="ce7"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25" calcext:value-type="date">
            <text:p>25 апр, 2015</text:p>
          </table:table-cell>
          <table:table-cell table:style-name="ce7" office:value-type="float" office:value="1208" calcext:value-type="float">
            <text:p>120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24" calcext:value-type="date">
            <text:p>24 апр, 2015</text:p>
          </table:table-cell>
          <table:table-cell table:style-name="ce7" office:value-type="float" office:value="1207" calcext:value-type="float">
            <text:p>1207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23" calcext:value-type="date">
            <text:p>23 апр, 2015</text:p>
          </table:table-cell>
          <table:table-cell table:style-name="ce7"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22" calcext:value-type="date">
            <text:p>22 апр, 2015</text:p>
          </table:table-cell>
          <table:table-cell table:style-name="ce7" office:value-type="float" office:value="1205" calcext:value-type="float">
            <text:p>120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21" calcext:value-type="date">
            <text:p>21 апр, 2015</text:p>
          </table:table-cell>
          <table:table-cell table:style-name="ce7" office:value-type="float" office:value="1204" calcext:value-type="float">
            <text:p>1204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20" calcext:value-type="date">
            <text:p>20 апр, 2015</text:p>
          </table:table-cell>
          <table:table-cell table:style-name="ce7" office:value-type="float" office:value="1203" calcext:value-type="float">
            <text:p>1203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19" calcext:value-type="date">
            <text:p>19 апр, 2015</text:p>
          </table:table-cell>
          <table:table-cell table:style-name="ce7" office:value-type="float" office:value="1202" calcext:value-type="float">
            <text:p>120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18" calcext:value-type="date">
            <text:p>18 апр, 2015</text:p>
          </table:table-cell>
          <table:table-cell table:style-name="ce7" office:value-type="float" office:value="1201" calcext:value-type="float">
            <text:p>120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17" calcext:value-type="date">
            <text:p>17 апр, 2015</text:p>
          </table:table-cell>
          <table:table-cell table:style-name="ce7"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16" calcext:value-type="date">
            <text:p>16 апр, 2015</text:p>
          </table:table-cell>
          <table:table-cell table:style-name="ce7" office:value-type="float" office:value="1199" calcext:value-type="float">
            <text:p>1199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15" calcext:value-type="date">
            <text:p>15 апр, 2015</text:p>
          </table:table-cell>
          <table:table-cell table:style-name="ce7"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14" calcext:value-type="date">
            <text:p>14 апр, 2015</text:p>
          </table:table-cell>
          <table:table-cell table:style-name="ce7"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13" calcext:value-type="date">
            <text:p>13 апр, 2015</text:p>
          </table:table-cell>
          <table:table-cell table:style-name="ce7" office:value-type="float" office:value="1196" calcext:value-type="float">
            <text:p>1196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12" calcext:value-type="date">
            <text:p>12 апр, 2015</text:p>
          </table:table-cell>
          <table:table-cell table:style-name="ce7" office:value-type="float" office:value="1195" calcext:value-type="float">
            <text:p>1195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11" calcext:value-type="date">
            <text:p>11 апр, 2015</text:p>
          </table:table-cell>
          <table:table-cell table:style-name="ce7" office:value-type="float" office:value="1194" calcext:value-type="float">
            <text:p>119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10" calcext:value-type="date">
            <text:p>10 апр, 2015</text:p>
          </table:table-cell>
          <table:table-cell table:style-name="ce7" office:value-type="float" office:value="1193" calcext:value-type="float">
            <text:p>1193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09" calcext:value-type="date">
            <text:p>9 апр, 2015</text:p>
          </table:table-cell>
          <table:table-cell table:style-name="ce7" office:value-type="float" office:value="1192" calcext:value-type="float">
            <text:p>1192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08" calcext:value-type="date">
            <text:p>8 апр, 2015</text:p>
          </table:table-cell>
          <table:table-cell table:style-name="ce7"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07" calcext:value-type="date">
            <text:p>7 апр, 2015</text:p>
          </table:table-cell>
          <table:table-cell table:style-name="ce7" office:value-type="float" office:value="1190" calcext:value-type="float">
            <text:p>1190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06" calcext:value-type="date">
            <text:p>6 апр, 2015</text:p>
          </table:table-cell>
          <table:table-cell table:style-name="ce7" office:value-type="float" office:value="1189" calcext:value-type="float">
            <text:p>1189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05" calcext:value-type="date">
            <text:p>5 апр, 2015</text:p>
          </table:table-cell>
          <table:table-cell table:style-name="ce7" office:value-type="float" office:value="1188" calcext:value-type="float">
            <text:p>1188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04" calcext:value-type="date">
            <text:p>4 апр, 2015</text:p>
          </table:table-cell>
          <table:table-cell table:style-name="ce7" office:value-type="float" office:value="1187" calcext:value-type="float">
            <text:p>1187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03" calcext:value-type="date">
            <text:p>3 апр, 2015</text:p>
          </table:table-cell>
          <table:table-cell table:style-name="ce7" office:value-type="float" office:value="1186" calcext:value-type="float">
            <text:p>118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02" calcext:value-type="date">
            <text:p>2 апр, 2015</text:p>
          </table:table-cell>
          <table:table-cell table:style-name="ce7"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01" calcext:value-type="date">
            <text:p>1 апр, 2015</text:p>
          </table:table-cell>
          <table:table-cell table:style-name="ce7" office:value-type="float" office:value="1184" calcext:value-type="float">
            <text:p>1184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31" calcext:value-type="date">
            <text:p>31 мар, 2015</text:p>
          </table:table-cell>
          <table:table-cell table:style-name="ce7" office:value-type="float" office:value="1183" calcext:value-type="float">
            <text:p>118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30" calcext:value-type="date">
            <text:p>30 мар, 2015</text:p>
          </table:table-cell>
          <table:table-cell table:style-name="ce7" office:value-type="float" office:value="1182" calcext:value-type="float">
            <text:p>118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29" calcext:value-type="date">
            <text:p>29 мар, 2015</text:p>
          </table:table-cell>
          <table:table-cell table:style-name="ce7"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28" calcext:value-type="date">
            <text:p>28 мар, 2015</text:p>
          </table:table-cell>
          <table:table-cell table:style-name="ce7"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27" calcext:value-type="date">
            <text:p>27 мар, 2015</text:p>
          </table:table-cell>
          <table:table-cell table:style-name="ce7"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26" calcext:value-type="date">
            <text:p>26 мар, 2015</text:p>
          </table:table-cell>
          <table:table-cell table:style-name="ce7" office:value-type="float" office:value="1178" calcext:value-type="float">
            <text:p>1178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25" calcext:value-type="date">
            <text:p>25 мар, 2015</text:p>
          </table:table-cell>
          <table:table-cell table:style-name="ce7" office:value-type="float" office:value="1177" calcext:value-type="float">
            <text:p>1177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24" calcext:value-type="date">
            <text:p>24 мар, 2015</text:p>
          </table:table-cell>
          <table:table-cell table:style-name="ce7"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23" calcext:value-type="date">
            <text:p>23 мар, 2015</text:p>
          </table:table-cell>
          <table:table-cell table:style-name="ce7" office:value-type="float" office:value="1175" calcext:value-type="float">
            <text:p>117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22" calcext:value-type="date">
            <text:p>22 мар, 2015</text:p>
          </table:table-cell>
          <table:table-cell table:style-name="ce7" office:value-type="float" office:value="1174" calcext:value-type="float">
            <text:p>117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21" calcext:value-type="date">
            <text:p>21 мар, 2015</text:p>
          </table:table-cell>
          <table:table-cell table:style-name="ce7" office:value-type="float" office:value="1173" calcext:value-type="float">
            <text:p>1173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20" calcext:value-type="date">
            <text:p>20 мар, 2015</text:p>
          </table:table-cell>
          <table:table-cell table:style-name="ce7" office:value-type="float" office:value="1172" calcext:value-type="float">
            <text:p>1172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19" calcext:value-type="date">
            <text:p>19 мар, 2015</text:p>
          </table:table-cell>
          <table:table-cell table:style-name="ce7" office:value-type="float" office:value="1171" calcext:value-type="float">
            <text:p>1171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18" calcext:value-type="date">
            <text:p>18 мар, 2015</text:p>
          </table:table-cell>
          <table:table-cell table:style-name="ce7" office:value-type="float" office:value="1170" calcext:value-type="float">
            <text:p>1170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17" calcext:value-type="date">
            <text:p>17 мар, 2015</text:p>
          </table:table-cell>
          <table:table-cell table:style-name="ce7"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16" calcext:value-type="date">
            <text:p>16 мар, 2015</text:p>
          </table:table-cell>
          <table:table-cell table:style-name="ce7" office:value-type="float" office:value="1168" calcext:value-type="float">
            <text:p>116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15" calcext:value-type="date">
            <text:p>15 мар, 2015</text:p>
          </table:table-cell>
          <table:table-cell table:style-name="ce7" office:value-type="float" office:value="1167" calcext:value-type="float">
            <text:p>116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14" calcext:value-type="date">
            <text:p>14 мар, 2015</text:p>
          </table:table-cell>
          <table:table-cell table:style-name="ce7" office:value-type="float" office:value="1166" calcext:value-type="float">
            <text:p>1166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13" calcext:value-type="date">
            <text:p>13 мар, 2015</text:p>
          </table:table-cell>
          <table:table-cell table:style-name="ce7" office:value-type="float" office:value="1165" calcext:value-type="float">
            <text:p>1165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12" calcext:value-type="date">
            <text:p>12 мар, 2015</text:p>
          </table:table-cell>
          <table:table-cell table:style-name="ce7" office:value-type="float" office:value="1164" calcext:value-type="float">
            <text:p>1164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11" calcext:value-type="date">
            <text:p>11 мар, 2015</text:p>
          </table:table-cell>
          <table:table-cell table:style-name="ce7" office:value-type="float" office:value="1163" calcext:value-type="float">
            <text:p>1163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10" calcext:value-type="date">
            <text:p>10 мар, 2015</text:p>
          </table:table-cell>
          <table:table-cell table:style-name="ce7" office:value-type="float" office:value="1162" calcext:value-type="float">
            <text:p>116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09" calcext:value-type="date">
            <text:p>9 мар, 2015</text:p>
          </table:table-cell>
          <table:table-cell table:style-name="ce7"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08" calcext:value-type="date">
            <text:p>8 мар, 2015</text:p>
          </table:table-cell>
          <table:table-cell table:style-name="ce7"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07" calcext:value-type="date">
            <text:p>7 мар, 2015</text:p>
          </table:table-cell>
          <table:table-cell table:style-name="ce7" office:value-type="float" office:value="1159" calcext:value-type="float">
            <text:p>115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06" calcext:value-type="date">
            <text:p>6 мар, 2015</text:p>
          </table:table-cell>
          <table:table-cell table:style-name="ce7" office:value-type="float" office:value="1158" calcext:value-type="float">
            <text:p>115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05" calcext:value-type="date">
            <text:p>5 мар, 2015</text:p>
          </table:table-cell>
          <table:table-cell table:style-name="ce7" office:value-type="float" office:value="1157" calcext:value-type="float">
            <text:p>1157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04" calcext:value-type="date">
            <text:p>4 мар, 2015</text:p>
          </table:table-cell>
          <table:table-cell table:style-name="ce7" office:value-type="float" office:value="1156" calcext:value-type="float">
            <text:p>115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03" calcext:value-type="date">
            <text:p>3 мар, 2015</text:p>
          </table:table-cell>
          <table:table-cell table:style-name="ce7" office:value-type="float" office:value="1155" calcext:value-type="float">
            <text:p>115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02" calcext:value-type="date">
            <text:p>2 мар, 2015</text:p>
          </table:table-cell>
          <table:table-cell table:style-name="ce7"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3-01" calcext:value-type="date">
            <text:p>1 мар, 2015</text:p>
          </table:table-cell>
          <table:table-cell table:style-name="ce7" office:value-type="float" office:value="1153" calcext:value-type="float">
            <text:p>1153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28" calcext:value-type="date">
            <text:p>28 фев, 2015</text:p>
          </table:table-cell>
          <table:table-cell table:style-name="ce7" office:value-type="float" office:value="1152" calcext:value-type="float">
            <text:p>115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27" calcext:value-type="date">
            <text:p>27 фев, 2015</text:p>
          </table:table-cell>
          <table:table-cell table:style-name="ce7" office:value-type="float" office:value="1151" calcext:value-type="float">
            <text:p>115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26" calcext:value-type="date">
            <text:p>26 фев, 2015</text:p>
          </table:table-cell>
          <table:table-cell table:style-name="ce7" office:value-type="float" office:value="1150" calcext:value-type="float">
            <text:p>1150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25" calcext:value-type="date">
            <text:p>25 фев, 2015</text:p>
          </table:table-cell>
          <table:table-cell table:style-name="ce7" office:value-type="float" office:value="1149" calcext:value-type="float">
            <text:p>1149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24" calcext:value-type="date">
            <text:p>24 фев, 2015</text:p>
          </table:table-cell>
          <table:table-cell table:style-name="ce7" office:value-type="float" office:value="1148" calcext:value-type="float">
            <text:p>114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23" calcext:value-type="date">
            <text:p>23 фев, 2015</text:p>
          </table:table-cell>
          <table:table-cell table:style-name="ce7"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22" calcext:value-type="date">
            <text:p>22 фев, 2015</text:p>
          </table:table-cell>
          <table:table-cell table:style-name="ce7" office:value-type="float" office:value="1146" calcext:value-type="float">
            <text:p>114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21" calcext:value-type="date">
            <text:p>21 фев, 2015</text:p>
          </table:table-cell>
          <table:table-cell table:style-name="ce7" office:value-type="float" office:value="1145" calcext:value-type="float">
            <text:p>1145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20" calcext:value-type="date">
            <text:p>20 фев, 2015</text:p>
          </table:table-cell>
          <table:table-cell table:style-name="ce7" office:value-type="float" office:value="1144" calcext:value-type="float">
            <text:p>1144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19" calcext:value-type="date">
            <text:p>19 фев, 2015</text:p>
          </table:table-cell>
          <table:table-cell table:style-name="ce7" office:value-type="float" office:value="1143" calcext:value-type="float">
            <text:p>1143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18" calcext:value-type="date">
            <text:p>18 фев, 2015</text:p>
          </table:table-cell>
          <table:table-cell table:style-name="ce7" office:value-type="float" office:value="1142" calcext:value-type="float">
            <text:p>1142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17" calcext:value-type="date">
            <text:p>17 фев, 2015</text:p>
          </table:table-cell>
          <table:table-cell table:style-name="ce7" office:value-type="float" office:value="1141" calcext:value-type="float">
            <text:p>1141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16" calcext:value-type="date">
            <text:p>16 фев, 2015</text:p>
          </table:table-cell>
          <table:table-cell table:style-name="ce7" office:value-type="float" office:value="1140" calcext:value-type="float">
            <text:p>114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15" calcext:value-type="date">
            <text:p>15 фев, 2015</text:p>
          </table:table-cell>
          <table:table-cell table:style-name="ce7" office:value-type="float" office:value="1139" calcext:value-type="float">
            <text:p>113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14" calcext:value-type="date">
            <text:p>14 фев, 2015</text:p>
          </table:table-cell>
          <table:table-cell table:style-name="ce7" office:value-type="float" office:value="1138" calcext:value-type="float">
            <text:p>1138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13" calcext:value-type="date">
            <text:p>13 фев, 2015</text:p>
          </table:table-cell>
          <table:table-cell table:style-name="ce7" office:value-type="float" office:value="1137" calcext:value-type="float">
            <text:p>113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12" calcext:value-type="date">
            <text:p>12 фев, 2015</text:p>
          </table:table-cell>
          <table:table-cell table:style-name="ce7" office:value-type="float" office:value="1136" calcext:value-type="float">
            <text:p>1136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11" calcext:value-type="date">
            <text:p>11 фев, 2015</text:p>
          </table:table-cell>
          <table:table-cell table:style-name="ce7" office:value-type="float" office:value="1135" calcext:value-type="float">
            <text:p>113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10" calcext:value-type="date">
            <text:p>10 фев, 2015</text:p>
          </table:table-cell>
          <table:table-cell table:style-name="ce7"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09" calcext:value-type="date">
            <text:p>9 фев, 2015</text:p>
          </table:table-cell>
          <table:table-cell table:style-name="ce7" office:value-type="float" office:value="1133" calcext:value-type="float">
            <text:p>1133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08" calcext:value-type="date">
            <text:p>8 фев, 2015</text:p>
          </table:table-cell>
          <table:table-cell table:style-name="ce7" office:value-type="float" office:value="1132" calcext:value-type="float">
            <text:p>113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07" calcext:value-type="date">
            <text:p>7 фев, 2015</text:p>
          </table:table-cell>
          <table:table-cell table:style-name="ce7"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06" calcext:value-type="date">
            <text:p>6 фев, 2015</text:p>
          </table:table-cell>
          <table:table-cell table:style-name="ce7" office:value-type="float" office:value="1130" calcext:value-type="float">
            <text:p>113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05" calcext:value-type="date">
            <text:p>5 фев, 2015</text:p>
          </table:table-cell>
          <table:table-cell table:style-name="ce7" office:value-type="float" office:value="1129" calcext:value-type="float">
            <text:p>1129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04" calcext:value-type="date">
            <text:p>4 фев, 2015</text:p>
          </table:table-cell>
          <table:table-cell table:style-name="ce7"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03" calcext:value-type="date">
            <text:p>3 фев, 2015</text:p>
          </table:table-cell>
          <table:table-cell table:style-name="ce7" office:value-type="float" office:value="1127" calcext:value-type="float">
            <text:p>1127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02" calcext:value-type="date">
            <text:p>2 фев, 2015</text:p>
          </table:table-cell>
          <table:table-cell table:style-name="ce7"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01" calcext:value-type="date">
            <text:p>1 фев, 2015</text:p>
          </table:table-cell>
          <table:table-cell table:style-name="ce7" office:value-type="float" office:value="1125" calcext:value-type="float">
            <text:p>1125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31" calcext:value-type="date">
            <text:p>31 янв, 2015</text:p>
          </table:table-cell>
          <table:table-cell table:style-name="ce7" office:value-type="float" office:value="1124" calcext:value-type="float">
            <text:p>112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30" calcext:value-type="date">
            <text:p>30 янв, 2015</text:p>
          </table:table-cell>
          <table:table-cell table:style-name="ce7" office:value-type="float" office:value="1123" calcext:value-type="float">
            <text:p>1123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29" calcext:value-type="date">
            <text:p>29 янв, 2015</text:p>
          </table:table-cell>
          <table:table-cell table:style-name="ce7" office:value-type="float" office:value="1122" calcext:value-type="float">
            <text:p>1122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28" calcext:value-type="date">
            <text:p>28 янв, 2015</text:p>
          </table:table-cell>
          <table:table-cell table:style-name="ce7" office:value-type="float" office:value="1121" calcext:value-type="float">
            <text:p>112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27" calcext:value-type="date">
            <text:p>27 янв, 2015</text:p>
          </table:table-cell>
          <table:table-cell table:style-name="ce7" office:value-type="float" office:value="1120" calcext:value-type="float">
            <text:p>112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26" calcext:value-type="date">
            <text:p>26 янв, 2015</text:p>
          </table:table-cell>
          <table:table-cell table:style-name="ce7" office:value-type="float" office:value="1119" calcext:value-type="float">
            <text:p>1119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25" calcext:value-type="date">
            <text:p>25 янв, 2015</text:p>
          </table:table-cell>
          <table:table-cell table:style-name="ce7"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24" calcext:value-type="date">
            <text:p>24 янв, 2015</text:p>
          </table:table-cell>
          <table:table-cell table:style-name="ce7" office:value-type="float" office:value="1117" calcext:value-type="float">
            <text:p>111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23" calcext:value-type="date">
            <text:p>23 янв, 2015</text:p>
          </table:table-cell>
          <table:table-cell table:style-name="ce7" office:value-type="float" office:value="1116" calcext:value-type="float">
            <text:p>111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22" calcext:value-type="date">
            <text:p>22 янв, 2015</text:p>
          </table:table-cell>
          <table:table-cell table:style-name="ce7" office:value-type="float" office:value="1115" calcext:value-type="float">
            <text:p>111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21" calcext:value-type="date">
            <text:p>21 янв, 2015</text:p>
          </table:table-cell>
          <table:table-cell table:style-name="ce7" office:value-type="float" office:value="1114" calcext:value-type="float">
            <text:p>111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20" calcext:value-type="date">
            <text:p>20 янв, 2015</text:p>
          </table:table-cell>
          <table:table-cell table:style-name="ce7"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19" calcext:value-type="date">
            <text:p>19 янв, 2015</text:p>
          </table:table-cell>
          <table:table-cell table:style-name="ce7" office:value-type="float" office:value="1112" calcext:value-type="float">
            <text:p>111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18" calcext:value-type="date">
            <text:p>18 янв, 2015</text:p>
          </table:table-cell>
          <table:table-cell table:style-name="ce7" office:value-type="float" office:value="1111" calcext:value-type="float">
            <text:p>111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17" calcext:value-type="date">
            <text:p>17 янв, 2015</text:p>
          </table:table-cell>
          <table:table-cell table:style-name="ce7" office:value-type="float" office:value="1110" calcext:value-type="float">
            <text:p>1110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16" calcext:value-type="date">
            <text:p>16 янв, 2015</text:p>
          </table:table-cell>
          <table:table-cell table:style-name="ce7" office:value-type="float" office:value="1109" calcext:value-type="float">
            <text:p>1109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15" calcext:value-type="date">
            <text:p>15 янв, 2015</text:p>
          </table:table-cell>
          <table:table-cell table:style-name="ce7" office:value-type="float" office:value="1108" calcext:value-type="float">
            <text:p>1108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14" calcext:value-type="date">
            <text:p>14 янв, 2015</text:p>
          </table:table-cell>
          <table:table-cell table:style-name="ce7" office:value-type="float" office:value="1107" calcext:value-type="float">
            <text:p>110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13" calcext:value-type="date">
            <text:p>13 янв, 2015</text:p>
          </table:table-cell>
          <table:table-cell table:style-name="ce7" office:value-type="float" office:value="1106" calcext:value-type="float">
            <text:p>110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12" calcext:value-type="date">
            <text:p>12 янв, 2015</text:p>
          </table:table-cell>
          <table:table-cell table:style-name="ce7"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11" calcext:value-type="date">
            <text:p>11 янв, 2015</text:p>
          </table:table-cell>
          <table:table-cell table:style-name="ce7" office:value-type="float" office:value="1104" calcext:value-type="float">
            <text:p>110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10" calcext:value-type="date">
            <text:p>10 янв, 2015</text:p>
          </table:table-cell>
          <table:table-cell table:style-name="ce7"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09" calcext:value-type="date">
            <text:p>9 янв, 2015</text:p>
          </table:table-cell>
          <table:table-cell table:style-name="ce7" office:value-type="float" office:value="1102" calcext:value-type="float">
            <text:p>1102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08" calcext:value-type="date">
            <text:p>8 янв, 2015</text:p>
          </table:table-cell>
          <table:table-cell table:style-name="ce7" office:value-type="float" office:value="1101" calcext:value-type="float">
            <text:p>1101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07" calcext:value-type="date">
            <text:p>7 янв, 2015</text:p>
          </table:table-cell>
          <table:table-cell table:style-name="ce7"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06" calcext:value-type="date">
            <text:p>6 янв, 2015</text:p>
          </table:table-cell>
          <table:table-cell table:style-name="ce7" office:value-type="float" office:value="1099" calcext:value-type="float">
            <text:p>109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05" calcext:value-type="date">
            <text:p>5 янв, 2015</text:p>
          </table:table-cell>
          <table:table-cell table:style-name="ce7" office:value-type="float" office:value="1098" calcext:value-type="float">
            <text:p>1098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04" calcext:value-type="date">
            <text:p>4 янв, 2015</text:p>
          </table:table-cell>
          <table:table-cell table:style-name="ce7"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03" calcext:value-type="date">
            <text:p>3 янв, 2015</text:p>
          </table:table-cell>
          <table:table-cell table:style-name="ce7" office:value-type="float" office:value="1096" calcext:value-type="float">
            <text:p>109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02" calcext:value-type="date">
            <text:p>2 янв, 2015</text:p>
          </table:table-cell>
          <table:table-cell table:style-name="ce7" office:value-type="float" office:value="1095" calcext:value-type="float">
            <text:p>1095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1-01" calcext:value-type="date">
            <text:p>1 янв, 2015</text:p>
          </table:table-cell>
          <table:table-cell table:style-name="ce7" office:value-type="float" office:value="1094" calcext:value-type="float">
            <text:p>1094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31" calcext:value-type="date">
            <text:p>31 дек, 2014</text:p>
          </table:table-cell>
          <table:table-cell table:style-name="ce7" office:value-type="float" office:value="1093" calcext:value-type="float">
            <text:p>109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30" calcext:value-type="date">
            <text:p>30 дек, 2014</text:p>
          </table:table-cell>
          <table:table-cell table:style-name="ce7" office:value-type="float" office:value="1092" calcext:value-type="float">
            <text:p>1092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29" calcext:value-type="date">
            <text:p>29 дек, 2014</text:p>
          </table:table-cell>
          <table:table-cell table:style-name="ce7"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28" calcext:value-type="date">
            <text:p>28 дек, 2014</text:p>
          </table:table-cell>
          <table:table-cell table:style-name="ce7" office:value-type="float" office:value="1090" calcext:value-type="float">
            <text:p>1090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27" calcext:value-type="date">
            <text:p>27 дек, 2014</text:p>
          </table:table-cell>
          <table:table-cell table:style-name="ce7" office:value-type="float" office:value="1089" calcext:value-type="float">
            <text:p>108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26" calcext:value-type="date">
            <text:p>26 дек, 2014</text:p>
          </table:table-cell>
          <table:table-cell table:style-name="ce7" office:value-type="float" office:value="1088" calcext:value-type="float">
            <text:p>1088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25" calcext:value-type="date">
            <text:p>25 дек, 2014</text:p>
          </table:table-cell>
          <table:table-cell table:style-name="ce7" office:value-type="float" office:value="1087" calcext:value-type="float">
            <text:p>1087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24" calcext:value-type="date">
            <text:p>24 дек, 2014</text:p>
          </table:table-cell>
          <table:table-cell table:style-name="ce7"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23" calcext:value-type="date">
            <text:p>23 дек, 2014</text:p>
          </table:table-cell>
          <table:table-cell table:style-name="ce7" office:value-type="float" office:value="1085" calcext:value-type="float">
            <text:p>1085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22" calcext:value-type="date">
            <text:p>22 дек, 2014</text:p>
          </table:table-cell>
          <table:table-cell table:style-name="ce7" office:value-type="float" office:value="1084" calcext:value-type="float">
            <text:p>108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21" calcext:value-type="date">
            <text:p>21 дек, 2014</text:p>
          </table:table-cell>
          <table:table-cell table:style-name="ce7"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20" calcext:value-type="date">
            <text:p>20 дек, 2014</text:p>
          </table:table-cell>
          <table:table-cell table:style-name="ce7" office:value-type="float" office:value="1082" calcext:value-type="float">
            <text:p>108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19" calcext:value-type="date">
            <text:p>19 дек, 2014</text:p>
          </table:table-cell>
          <table:table-cell table:style-name="ce7" office:value-type="float" office:value="1081" calcext:value-type="float">
            <text:p>108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18" calcext:value-type="date">
            <text:p>18 дек, 2014</text:p>
          </table:table-cell>
          <table:table-cell table:style-name="ce7"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17" calcext:value-type="date">
            <text:p>17 дек, 2014</text:p>
          </table:table-cell>
          <table:table-cell table:style-name="ce7" office:value-type="float" office:value="1079" calcext:value-type="float">
            <text:p>1079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16" calcext:value-type="date">
            <text:p>16 дек, 2014</text:p>
          </table:table-cell>
          <table:table-cell table:style-name="ce7" office:value-type="float" office:value="1078" calcext:value-type="float">
            <text:p>107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15" calcext:value-type="date">
            <text:p>15 дек, 2014</text:p>
          </table:table-cell>
          <table:table-cell table:style-name="ce7" office:value-type="float" office:value="1077" calcext:value-type="float">
            <text:p>1077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14" calcext:value-type="date">
            <text:p>14 дек, 2014</text:p>
          </table:table-cell>
          <table:table-cell table:style-name="ce7"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13" calcext:value-type="date">
            <text:p>13 дек, 2014</text:p>
          </table:table-cell>
          <table:table-cell table:style-name="ce7" office:value-type="float" office:value="1075" calcext:value-type="float">
            <text:p>107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12" calcext:value-type="date">
            <text:p>12 дек, 2014</text:p>
          </table:table-cell>
          <table:table-cell table:style-name="ce7" office:value-type="float" office:value="1074" calcext:value-type="float">
            <text:p>107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11" calcext:value-type="date">
            <text:p>11 дек, 2014</text:p>
          </table:table-cell>
          <table:table-cell table:style-name="ce7" office:value-type="float" office:value="1073" calcext:value-type="float">
            <text:p>1073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10" calcext:value-type="date">
            <text:p>10 дек, 2014</text:p>
          </table:table-cell>
          <table:table-cell table:style-name="ce7" office:value-type="float" office:value="1072" calcext:value-type="float">
            <text:p>107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09" calcext:value-type="date">
            <text:p>9 дек, 2014</text:p>
          </table:table-cell>
          <table:table-cell table:style-name="ce7" office:value-type="float" office:value="1071" calcext:value-type="float">
            <text:p>107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08" calcext:value-type="date">
            <text:p>8 дек, 2014</text:p>
          </table:table-cell>
          <table:table-cell table:style-name="ce7" office:value-type="float" office:value="1070" calcext:value-type="float">
            <text:p>1070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07" calcext:value-type="date">
            <text:p>7 дек, 2014</text:p>
          </table:table-cell>
          <table:table-cell table:style-name="ce7" office:value-type="float" office:value="1069" calcext:value-type="float">
            <text:p>1069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06" calcext:value-type="date">
            <text:p>6 дек, 2014</text:p>
          </table:table-cell>
          <table:table-cell table:style-name="ce7"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05" calcext:value-type="date">
            <text:p>5 дек, 2014</text:p>
          </table:table-cell>
          <table:table-cell table:style-name="ce7" office:value-type="float" office:value="1067" calcext:value-type="float">
            <text:p>106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04" calcext:value-type="date">
            <text:p>4 дек, 2014</text:p>
          </table:table-cell>
          <table:table-cell table:style-name="ce7" office:value-type="float" office:value="1066" calcext:value-type="float">
            <text:p>1066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03" calcext:value-type="date">
            <text:p>3 дек, 2014</text:p>
          </table:table-cell>
          <table:table-cell table:style-name="ce7" office:value-type="float" office:value="1065" calcext:value-type="float">
            <text:p>106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02" calcext:value-type="date">
            <text:p>2 дек, 2014</text:p>
          </table:table-cell>
          <table:table-cell table:style-name="ce7"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01" calcext:value-type="date">
            <text:p>1 дек, 2014</text:p>
          </table:table-cell>
          <table:table-cell table:style-name="ce7"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30" calcext:value-type="date">
            <text:p>30 ноя, 2014</text:p>
          </table:table-cell>
          <table:table-cell table:style-name="ce7" office:value-type="float" office:value="1062" calcext:value-type="float">
            <text:p>106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29" calcext:value-type="date">
            <text:p>29 ноя, 2014</text:p>
          </table:table-cell>
          <table:table-cell table:style-name="ce7"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28" calcext:value-type="date">
            <text:p>28 ноя, 2014</text:p>
          </table:table-cell>
          <table:table-cell table:style-name="ce7" office:value-type="float" office:value="1060" calcext:value-type="float">
            <text:p>106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27" calcext:value-type="date">
            <text:p>27 ноя, 2014</text:p>
          </table:table-cell>
          <table:table-cell table:style-name="ce7" office:value-type="float" office:value="1059" calcext:value-type="float">
            <text:p>1059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26" calcext:value-type="date">
            <text:p>26 ноя, 2014</text:p>
          </table:table-cell>
          <table:table-cell table:style-name="ce7"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25" calcext:value-type="date">
            <text:p>25 ноя, 2014</text:p>
          </table:table-cell>
          <table:table-cell table:style-name="ce7" office:value-type="float" office:value="1057" calcext:value-type="float">
            <text:p>105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24" calcext:value-type="date">
            <text:p>24 ноя, 2014</text:p>
          </table:table-cell>
          <table:table-cell table:style-name="ce7" office:value-type="float" office:value="1056" calcext:value-type="float">
            <text:p>1056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23" calcext:value-type="date">
            <text:p>23 ноя, 2014</text:p>
          </table:table-cell>
          <table:table-cell table:style-name="ce7" office:value-type="float" office:value="1055" calcext:value-type="float">
            <text:p>105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22" calcext:value-type="date">
            <text:p>22 ноя, 2014</text:p>
          </table:table-cell>
          <table:table-cell table:style-name="ce7" office:value-type="float" office:value="1054" calcext:value-type="float">
            <text:p>1054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21" calcext:value-type="date">
            <text:p>21 ноя, 2014</text:p>
          </table:table-cell>
          <table:table-cell table:style-name="ce7" office:value-type="float" office:value="1053" calcext:value-type="float">
            <text:p>1053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20" calcext:value-type="date">
            <text:p>20 ноя, 2014</text:p>
          </table:table-cell>
          <table:table-cell table:style-name="ce7"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19" calcext:value-type="date">
            <text:p>19 ноя, 2014</text:p>
          </table:table-cell>
          <table:table-cell table:style-name="ce7" office:value-type="float" office:value="1051" calcext:value-type="float">
            <text:p>1051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18" calcext:value-type="date">
            <text:p>18 ноя, 2014</text:p>
          </table:table-cell>
          <table:table-cell table:style-name="ce7" office:value-type="float" office:value="1050" calcext:value-type="float">
            <text:p>105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17" calcext:value-type="date">
            <text:p>17 ноя, 2014</text:p>
          </table:table-cell>
          <table:table-cell table:style-name="ce7" office:value-type="float" office:value="1049" calcext:value-type="float">
            <text:p>104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16" calcext:value-type="date">
            <text:p>16 ноя, 2014</text:p>
          </table:table-cell>
          <table:table-cell table:style-name="ce7" office:value-type="float" office:value="1048" calcext:value-type="float">
            <text:p>104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15" calcext:value-type="date">
            <text:p>15 ноя, 2014</text:p>
          </table:table-cell>
          <table:table-cell table:style-name="ce7" office:value-type="float" office:value="1047" calcext:value-type="float">
            <text:p>104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14" calcext:value-type="date">
            <text:p>14 ноя, 2014</text:p>
          </table:table-cell>
          <table:table-cell table:style-name="ce7" office:value-type="float" office:value="1046" calcext:value-type="float">
            <text:p>1046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13" calcext:value-type="date">
            <text:p>13 ноя, 2014</text:p>
          </table:table-cell>
          <table:table-cell table:style-name="ce7" office:value-type="float" office:value="1045" calcext:value-type="float">
            <text:p>1045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12" calcext:value-type="date">
            <text:p>12 ноя, 2014</text:p>
          </table:table-cell>
          <table:table-cell table:style-name="ce7" office:value-type="float" office:value="1044" calcext:value-type="float">
            <text:p>1044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11" calcext:value-type="date">
            <text:p>11 ноя, 2014</text:p>
          </table:table-cell>
          <table:table-cell table:style-name="ce7" office:value-type="float" office:value="1043" calcext:value-type="float">
            <text:p>1043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10" calcext:value-type="date">
            <text:p>10 ноя, 2014</text:p>
          </table:table-cell>
          <table:table-cell table:style-name="ce7" office:value-type="float" office:value="1042" calcext:value-type="float">
            <text:p>1042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09" calcext:value-type="date">
            <text:p>9 ноя, 2014</text:p>
          </table:table-cell>
          <table:table-cell table:style-name="ce7" office:value-type="float" office:value="1041" calcext:value-type="float">
            <text:p>104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08" calcext:value-type="date">
            <text:p>8 ноя, 2014</text:p>
          </table:table-cell>
          <table:table-cell table:style-name="ce7" office:value-type="float" office:value="1040" calcext:value-type="float">
            <text:p>1040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07" calcext:value-type="date">
            <text:p>7 ноя, 2014</text:p>
          </table:table-cell>
          <table:table-cell table:style-name="ce7" office:value-type="float" office:value="1039" calcext:value-type="float">
            <text:p>1039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06" calcext:value-type="date">
            <text:p>6 ноя, 2014</text:p>
          </table:table-cell>
          <table:table-cell table:style-name="ce7"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05" calcext:value-type="date">
            <text:p>5 ноя, 2014</text:p>
          </table:table-cell>
          <table:table-cell table:style-name="ce7" office:value-type="float" office:value="1037" calcext:value-type="float">
            <text:p>103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04" calcext:value-type="date">
            <text:p>4 ноя, 2014</text:p>
          </table:table-cell>
          <table:table-cell table:style-name="ce7" office:value-type="float" office:value="1036" calcext:value-type="float">
            <text:p>103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03" calcext:value-type="date">
            <text:p>3 ноя, 2014</text:p>
          </table:table-cell>
          <table:table-cell table:style-name="ce7"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02" calcext:value-type="date">
            <text:p>2 ноя, 2014</text:p>
          </table:table-cell>
          <table:table-cell table:style-name="ce7" office:value-type="float" office:value="1034" calcext:value-type="float">
            <text:p>1034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01" calcext:value-type="date">
            <text:p>1 ноя, 2014</text:p>
          </table:table-cell>
          <table:table-cell table:style-name="ce7" office:value-type="float" office:value="1033" calcext:value-type="float">
            <text:p>1033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31" calcext:value-type="date">
            <text:p>31 окт, 2014</text:p>
          </table:table-cell>
          <table:table-cell table:style-name="ce7" office:value-type="float" office:value="1032" calcext:value-type="float">
            <text:p>103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30" calcext:value-type="date">
            <text:p>30 окт, 2014</text:p>
          </table:table-cell>
          <table:table-cell table:style-name="ce7" office:value-type="float" office:value="1031" calcext:value-type="float">
            <text:p>103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29" calcext:value-type="date">
            <text:p>29 окт, 2014</text:p>
          </table:table-cell>
          <table:table-cell table:style-name="ce7" office:value-type="float" office:value="1030" calcext:value-type="float">
            <text:p>1030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28" calcext:value-type="date">
            <text:p>28 окт, 2014</text:p>
          </table:table-cell>
          <table:table-cell table:style-name="ce7"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27" calcext:value-type="date">
            <text:p>27 окт, 2014</text:p>
          </table:table-cell>
          <table:table-cell table:style-name="ce7" office:value-type="float" office:value="1028" calcext:value-type="float">
            <text:p>102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26" calcext:value-type="date">
            <text:p>26 окт, 2014</text:p>
          </table:table-cell>
          <table:table-cell table:style-name="ce7" office:value-type="float" office:value="1027" calcext:value-type="float">
            <text:p>1027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25" calcext:value-type="date">
            <text:p>25 окт, 2014</text:p>
          </table:table-cell>
          <table:table-cell table:style-name="ce7" office:value-type="float" office:value="1026" calcext:value-type="float">
            <text:p>1026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24" calcext:value-type="date">
            <text:p>24 окт, 2014</text:p>
          </table:table-cell>
          <table:table-cell table:style-name="ce7" office:value-type="float" office:value="1025" calcext:value-type="float">
            <text:p>102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23" calcext:value-type="date">
            <text:p>23 окт, 2014</text:p>
          </table:table-cell>
          <table:table-cell table:style-name="ce7" office:value-type="float" office:value="1024" calcext:value-type="float">
            <text:p>1024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22" calcext:value-type="date">
            <text:p>22 окт, 2014</text:p>
          </table:table-cell>
          <table:table-cell table:style-name="ce7" office:value-type="float" office:value="1023" calcext:value-type="float">
            <text:p>102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21" calcext:value-type="date">
            <text:p>21 окт, 2014</text:p>
          </table:table-cell>
          <table:table-cell table:style-name="ce7" office:value-type="float" office:value="1022" calcext:value-type="float">
            <text:p>102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20" calcext:value-type="date">
            <text:p>20 окт, 2014</text:p>
          </table:table-cell>
          <table:table-cell table:style-name="ce7" office:value-type="float" office:value="1021" calcext:value-type="float">
            <text:p>1021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19" calcext:value-type="date">
            <text:p>19 окт, 2014</text:p>
          </table:table-cell>
          <table:table-cell table:style-name="ce7" office:value-type="float" office:value="1020" calcext:value-type="float">
            <text:p>1020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18" calcext:value-type="date">
            <text:p>18 окт, 2014</text:p>
          </table:table-cell>
          <table:table-cell table:style-name="ce7" office:value-type="float" office:value="1019" calcext:value-type="float">
            <text:p>1019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17" calcext:value-type="date">
            <text:p>17 окт, 2014</text:p>
          </table:table-cell>
          <table:table-cell table:style-name="ce7"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16" calcext:value-type="date">
            <text:p>16 окт, 2014</text:p>
          </table:table-cell>
          <table:table-cell table:style-name="ce7" office:value-type="float" office:value="1017" calcext:value-type="float">
            <text:p>1017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15" calcext:value-type="date">
            <text:p>15 окт, 2014</text:p>
          </table:table-cell>
          <table:table-cell table:style-name="ce7" office:value-type="float" office:value="1016" calcext:value-type="float">
            <text:p>101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14" calcext:value-type="date">
            <text:p>14 окт, 2014</text:p>
          </table:table-cell>
          <table:table-cell table:style-name="ce7" office:value-type="float" office:value="1015" calcext:value-type="float">
            <text:p>10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13" calcext:value-type="date">
            <text:p>13 окт, 2014</text:p>
          </table:table-cell>
          <table:table-cell table:style-name="ce7" office:value-type="float" office:value="1014" calcext:value-type="float">
            <text:p>101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12" calcext:value-type="date">
            <text:p>12 окт, 2014</text:p>
          </table:table-cell>
          <table:table-cell table:style-name="ce7" office:value-type="float" office:value="1013" calcext:value-type="float">
            <text:p>101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11" calcext:value-type="date">
            <text:p>11 окт, 2014</text:p>
          </table:table-cell>
          <table:table-cell table:style-name="ce7"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10" calcext:value-type="date">
            <text:p>10 окт, 2014</text:p>
          </table:table-cell>
          <table:table-cell table:style-name="ce7" office:value-type="float" office:value="1011" calcext:value-type="float">
            <text:p>101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09" calcext:value-type="date">
            <text:p>9 окт, 2014</text:p>
          </table:table-cell>
          <table:table-cell table:style-name="ce7"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08" calcext:value-type="date">
            <text:p>8 окт, 2014</text:p>
          </table:table-cell>
          <table:table-cell table:style-name="ce7" office:value-type="float" office:value="1009" calcext:value-type="float">
            <text:p>1009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07" calcext:value-type="date">
            <text:p>7 окт, 2014</text:p>
          </table:table-cell>
          <table:table-cell table:style-name="ce7" office:value-type="float" office:value="1008" calcext:value-type="float">
            <text:p>1008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06" calcext:value-type="date">
            <text:p>6 окт, 2014</text:p>
          </table:table-cell>
          <table:table-cell table:style-name="ce7" office:value-type="float" office:value="1007" calcext:value-type="float">
            <text:p>100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05" calcext:value-type="date">
            <text:p>5 окт, 2014</text:p>
          </table:table-cell>
          <table:table-cell table:style-name="ce7" office:value-type="float" office:value="1006" calcext:value-type="float">
            <text:p>100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04" calcext:value-type="date">
            <text:p>4 окт, 2014</text:p>
          </table:table-cell>
          <table:table-cell table:style-name="ce7" office:value-type="float" office:value="1005" calcext:value-type="float">
            <text:p>1005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03" calcext:value-type="date">
            <text:p>3 окт, 2014</text:p>
          </table:table-cell>
          <table:table-cell table:style-name="ce7" office:value-type="float" office:value="1004" calcext:value-type="float">
            <text:p>1004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02" calcext:value-type="date">
            <text:p>2 окт, 2014</text:p>
          </table:table-cell>
          <table:table-cell table:style-name="ce7" office:value-type="float" office:value="1003" calcext:value-type="float">
            <text:p>1003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0-01" calcext:value-type="date">
            <text:p>1 окт, 2014</text:p>
          </table:table-cell>
          <table:table-cell table:style-name="ce7"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30" calcext:value-type="date">
            <text:p>30 сен, 2014</text:p>
          </table:table-cell>
          <table:table-cell table:style-name="ce7"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29" calcext:value-type="date">
            <text:p>29 сен, 2014</text:p>
          </table:table-cell>
          <table:table-cell table:style-name="ce7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28" calcext:value-type="date">
            <text:p>28 сен, 2014</text:p>
          </table:table-cell>
          <table:table-cell table:style-name="ce7" office:value-type="float" office:value="999" calcext:value-type="float">
            <text:p>99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27" calcext:value-type="date">
            <text:p>27 сен, 2014</text:p>
          </table:table-cell>
          <table:table-cell table:style-name="ce7"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26" calcext:value-type="date">
            <text:p>26 сен, 2014</text:p>
          </table:table-cell>
          <table:table-cell table:style-name="ce7" office:value-type="float" office:value="997" calcext:value-type="float">
            <text:p>997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25" calcext:value-type="date">
            <text:p>25 сен, 2014</text:p>
          </table:table-cell>
          <table:table-cell table:style-name="ce7"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24" calcext:value-type="date">
            <text:p>24 сен, 2014</text:p>
          </table:table-cell>
          <table:table-cell table:style-name="ce7" office:value-type="float" office:value="995" calcext:value-type="float">
            <text:p>99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23" calcext:value-type="date">
            <text:p>23 сен, 2014</text:p>
          </table:table-cell>
          <table:table-cell table:style-name="ce7" office:value-type="float" office:value="994" calcext:value-type="float">
            <text:p>994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22" calcext:value-type="date">
            <text:p>22 сен, 2014</text:p>
          </table:table-cell>
          <table:table-cell table:style-name="ce7"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21" calcext:value-type="date">
            <text:p>21 сен, 2014</text:p>
          </table:table-cell>
          <table:table-cell table:style-name="ce7" office:value-type="float" office:value="992" calcext:value-type="float">
            <text:p>992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20" calcext:value-type="date">
            <text:p>20 сен, 2014</text:p>
          </table:table-cell>
          <table:table-cell table:style-name="ce7" office:value-type="float" office:value="991" calcext:value-type="float">
            <text:p>99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19" calcext:value-type="date">
            <text:p>19 сен, 2014</text:p>
          </table:table-cell>
          <table:table-cell table:style-name="ce7"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18" calcext:value-type="date">
            <text:p>18 сен, 2014</text:p>
          </table:table-cell>
          <table:table-cell table:style-name="ce7" office:value-type="float" office:value="989" calcext:value-type="float">
            <text:p>989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17" calcext:value-type="date">
            <text:p>17 сен, 2014</text:p>
          </table:table-cell>
          <table:table-cell table:style-name="ce7" office:value-type="float" office:value="988" calcext:value-type="float">
            <text:p>988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16" calcext:value-type="date">
            <text:p>16 сен, 2014</text:p>
          </table:table-cell>
          <table:table-cell table:style-name="ce7"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15" calcext:value-type="date">
            <text:p>15 сен, 2014</text:p>
          </table:table-cell>
          <table:table-cell table:style-name="ce7" office:value-type="float" office:value="986" calcext:value-type="float">
            <text:p>986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14" calcext:value-type="date">
            <text:p>14 сен, 2014</text:p>
          </table:table-cell>
          <table:table-cell table:style-name="ce7" office:value-type="float" office:value="985" calcext:value-type="float">
            <text:p>985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13" calcext:value-type="date">
            <text:p>13 сен, 2014</text:p>
          </table:table-cell>
          <table:table-cell table:style-name="ce7"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12" calcext:value-type="date">
            <text:p>12 сен, 2014</text:p>
          </table:table-cell>
          <table:table-cell table:style-name="ce7" office:value-type="float" office:value="983" calcext:value-type="float">
            <text:p>983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11" calcext:value-type="date">
            <text:p>11 сен, 2014</text:p>
          </table:table-cell>
          <table:table-cell table:style-name="ce7" office:value-type="float" office:value="982" calcext:value-type="float">
            <text:p>98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10" calcext:value-type="date">
            <text:p>10 сен, 2014</text:p>
          </table:table-cell>
          <table:table-cell table:style-name="ce7" office:value-type="float" office:value="981" calcext:value-type="float">
            <text:p>98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09" calcext:value-type="date">
            <text:p>9 сен, 2014</text:p>
          </table:table-cell>
          <table:table-cell table:style-name="ce7"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08" calcext:value-type="date">
            <text:p>8 сен, 2014</text:p>
          </table:table-cell>
          <table:table-cell table:style-name="ce7" office:value-type="float" office:value="979" calcext:value-type="float">
            <text:p>979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07" calcext:value-type="date">
            <text:p>7 сен, 2014</text:p>
          </table:table-cell>
          <table:table-cell table:style-name="ce7" office:value-type="float" office:value="978" calcext:value-type="float">
            <text:p>978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06" calcext:value-type="date">
            <text:p>6 сен, 2014</text:p>
          </table:table-cell>
          <table:table-cell table:style-name="ce7" office:value-type="float" office:value="977" calcext:value-type="float">
            <text:p>977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05" calcext:value-type="date">
            <text:p>5 сен, 2014</text:p>
          </table:table-cell>
          <table:table-cell table:style-name="ce7" office:value-type="float" office:value="976" calcext:value-type="float">
            <text:p>97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04" calcext:value-type="date">
            <text:p>4 сен, 2014</text:p>
          </table:table-cell>
          <table:table-cell table:style-name="ce7" office:value-type="float" office:value="975" calcext:value-type="float">
            <text:p>975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03" calcext:value-type="date">
            <text:p>3 сен, 2014</text:p>
          </table:table-cell>
          <table:table-cell table:style-name="ce7" office:value-type="float" office:value="974" calcext:value-type="float">
            <text:p>97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02" calcext:value-type="date">
            <text:p>2 сен, 2014</text:p>
          </table:table-cell>
          <table:table-cell table:style-name="ce7" office:value-type="float" office:value="973" calcext:value-type="float">
            <text:p>973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9-01" calcext:value-type="date">
            <text:p>1 сен, 2014</text:p>
          </table:table-cell>
          <table:table-cell table:style-name="ce7"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31" calcext:value-type="date">
            <text:p>31 авг, 2014</text:p>
          </table:table-cell>
          <table:table-cell table:style-name="ce7" office:value-type="float" office:value="971" calcext:value-type="float">
            <text:p>97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30" calcext:value-type="date">
            <text:p>30 авг, 2014</text:p>
          </table:table-cell>
          <table:table-cell table:style-name="ce7"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29" calcext:value-type="date">
            <text:p>29 авг, 2014</text:p>
          </table:table-cell>
          <table:table-cell table:style-name="ce7" office:value-type="float" office:value="969" calcext:value-type="float">
            <text:p>969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28" calcext:value-type="date">
            <text:p>28 авг, 2014</text:p>
          </table:table-cell>
          <table:table-cell table:style-name="ce7" office:value-type="float" office:value="968" calcext:value-type="float">
            <text:p>968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27" calcext:value-type="date">
            <text:p>27 авг, 2014</text:p>
          </table:table-cell>
          <table:table-cell table:style-name="ce7" office:value-type="float" office:value="967" calcext:value-type="float">
            <text:p>967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26" calcext:value-type="date">
            <text:p>26 авг, 2014</text:p>
          </table:table-cell>
          <table:table-cell table:style-name="ce7" office:value-type="float" office:value="966" calcext:value-type="float">
            <text:p>966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25" calcext:value-type="date">
            <text:p>25 авг, 2014</text:p>
          </table:table-cell>
          <table:table-cell table:style-name="ce7" office:value-type="float" office:value="965" calcext:value-type="float">
            <text:p>96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24" calcext:value-type="date">
            <text:p>24 авг, 2014</text:p>
          </table:table-cell>
          <table:table-cell table:style-name="ce7" office:value-type="float" office:value="964" calcext:value-type="float">
            <text:p>96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23" calcext:value-type="date">
            <text:p>23 авг, 2014</text:p>
          </table:table-cell>
          <table:table-cell table:style-name="ce7" office:value-type="float" office:value="963" calcext:value-type="float">
            <text:p>963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22" calcext:value-type="date">
            <text:p>22 авг, 2014</text:p>
          </table:table-cell>
          <table:table-cell table:style-name="ce7" office:value-type="float" office:value="962" calcext:value-type="float">
            <text:p>962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21" calcext:value-type="date">
            <text:p>21 авг, 2014</text:p>
          </table:table-cell>
          <table:table-cell table:style-name="ce7" office:value-type="float" office:value="961" calcext:value-type="float">
            <text:p>96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20" calcext:value-type="date">
            <text:p>20 авг, 2014</text:p>
          </table:table-cell>
          <table:table-cell table:style-name="ce7"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19" calcext:value-type="date">
            <text:p>19 авг, 2014</text:p>
          </table:table-cell>
          <table:table-cell table:style-name="ce7" office:value-type="float" office:value="959" calcext:value-type="float">
            <text:p>959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18" calcext:value-type="date">
            <text:p>18 авг, 2014</text:p>
          </table:table-cell>
          <table:table-cell table:style-name="ce7" office:value-type="float" office:value="958" calcext:value-type="float">
            <text:p>958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17" calcext:value-type="date">
            <text:p>17 авг, 2014</text:p>
          </table:table-cell>
          <table:table-cell table:style-name="ce7" office:value-type="float" office:value="957" calcext:value-type="float">
            <text:p>957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16" calcext:value-type="date">
            <text:p>16 авг, 2014</text:p>
          </table:table-cell>
          <table:table-cell table:style-name="ce7" office:value-type="float" office:value="956" calcext:value-type="float">
            <text:p>95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15" calcext:value-type="date">
            <text:p>15 авг, 2014</text:p>
          </table:table-cell>
          <table:table-cell table:style-name="ce7" office:value-type="float" office:value="955" calcext:value-type="float">
            <text:p>95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14" calcext:value-type="date">
            <text:p>14 авг, 2014</text:p>
          </table:table-cell>
          <table:table-cell table:style-name="ce7" office:value-type="float" office:value="954" calcext:value-type="float">
            <text:p>95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13" calcext:value-type="date">
            <text:p>13 авг, 2014</text:p>
          </table:table-cell>
          <table:table-cell table:style-name="ce7" office:value-type="float" office:value="953" calcext:value-type="float">
            <text:p>953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12" calcext:value-type="date">
            <text:p>12 авг, 2014</text:p>
          </table:table-cell>
          <table:table-cell table:style-name="ce7"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11" calcext:value-type="date">
            <text:p>11 авг, 2014</text:p>
          </table:table-cell>
          <table:table-cell table:style-name="ce7" office:value-type="float" office:value="951" calcext:value-type="float">
            <text:p>951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10" calcext:value-type="date">
            <text:p>10 авг, 2014</text:p>
          </table:table-cell>
          <table:table-cell table:style-name="ce7"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09" calcext:value-type="date">
            <text:p>9 авг, 2014</text:p>
          </table:table-cell>
          <table:table-cell table:style-name="ce7" office:value-type="float" office:value="949" calcext:value-type="float">
            <text:p>94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08" calcext:value-type="date">
            <text:p>8 авг, 2014</text:p>
          </table:table-cell>
          <table:table-cell table:style-name="ce7" office:value-type="float" office:value="948" calcext:value-type="float">
            <text:p>948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07" calcext:value-type="date">
            <text:p>7 авг, 2014</text:p>
          </table:table-cell>
          <table:table-cell table:style-name="ce7" office:value-type="float" office:value="947" calcext:value-type="float">
            <text:p>947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06" calcext:value-type="date">
            <text:p>6 авг, 2014</text:p>
          </table:table-cell>
          <table:table-cell table:style-name="ce7"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05" calcext:value-type="date">
            <text:p>5 авг, 2014</text:p>
          </table:table-cell>
          <table:table-cell table:style-name="ce7" office:value-type="float" office:value="945" calcext:value-type="float">
            <text:p>94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04" calcext:value-type="date">
            <text:p>4 авг, 2014</text:p>
          </table:table-cell>
          <table:table-cell table:style-name="ce7" office:value-type="float" office:value="944" calcext:value-type="float">
            <text:p>944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03" calcext:value-type="date">
            <text:p>3 авг, 2014</text:p>
          </table:table-cell>
          <table:table-cell table:style-name="ce7" office:value-type="float" office:value="943" calcext:value-type="float">
            <text:p>943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02" calcext:value-type="date">
            <text:p>2 авг, 2014</text:p>
          </table:table-cell>
          <table:table-cell table:style-name="ce7" office:value-type="float" office:value="942" calcext:value-type="float">
            <text:p>94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8-01" calcext:value-type="date">
            <text:p>1 авг, 2014</text:p>
          </table:table-cell>
          <table:table-cell table:style-name="ce7"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31" calcext:value-type="date">
            <text:p>31 июл, 2014</text:p>
          </table:table-cell>
          <table:table-cell table:style-name="ce7" office:value-type="float" office:value="940" calcext:value-type="float">
            <text:p>94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30" calcext:value-type="date">
            <text:p>30 июл, 2014</text:p>
          </table:table-cell>
          <table:table-cell table:style-name="ce7" office:value-type="float" office:value="939" calcext:value-type="float">
            <text:p>939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29" calcext:value-type="date">
            <text:p>29 июл, 2014</text:p>
          </table:table-cell>
          <table:table-cell table:style-name="ce7" office:value-type="float" office:value="938" calcext:value-type="float">
            <text:p>938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28" calcext:value-type="date">
            <text:p>28 июл, 2014</text:p>
          </table:table-cell>
          <table:table-cell table:style-name="ce7" office:value-type="float" office:value="937" calcext:value-type="float">
            <text:p>93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27" calcext:value-type="date">
            <text:p>27 июл, 2014</text:p>
          </table:table-cell>
          <table:table-cell table:style-name="ce7" office:value-type="float" office:value="936" calcext:value-type="float">
            <text:p>93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26" calcext:value-type="date">
            <text:p>26 июл, 2014</text:p>
          </table:table-cell>
          <table:table-cell table:style-name="ce7" office:value-type="float" office:value="935" calcext:value-type="float">
            <text:p>935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25" calcext:value-type="date">
            <text:p>25 июл, 2014</text:p>
          </table:table-cell>
          <table:table-cell table:style-name="ce7" office:value-type="float" office:value="934" calcext:value-type="float">
            <text:p>93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24" calcext:value-type="date">
            <text:p>24 июл, 2014</text:p>
          </table:table-cell>
          <table:table-cell table:style-name="ce7" office:value-type="float" office:value="933" calcext:value-type="float">
            <text:p>933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23" calcext:value-type="date">
            <text:p>23 июл, 2014</text:p>
          </table:table-cell>
          <table:table-cell table:style-name="ce7" office:value-type="float" office:value="932" calcext:value-type="float">
            <text:p>932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22" calcext:value-type="date">
            <text:p>22 июл, 2014</text:p>
          </table:table-cell>
          <table:table-cell table:style-name="ce7" office:value-type="float" office:value="931" calcext:value-type="float">
            <text:p>93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21" calcext:value-type="date">
            <text:p>21 июл, 2014</text:p>
          </table:table-cell>
          <table:table-cell table:style-name="ce7" office:value-type="float" office:value="930" calcext:value-type="float">
            <text:p>930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20" calcext:value-type="date">
            <text:p>20 июл, 2014</text:p>
          </table:table-cell>
          <table:table-cell table:style-name="ce7" office:value-type="float" office:value="929" calcext:value-type="float">
            <text:p>92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19" calcext:value-type="date">
            <text:p>19 июл, 2014</text:p>
          </table:table-cell>
          <table:table-cell table:style-name="ce7"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18" calcext:value-type="date">
            <text:p>18 июл, 2014</text:p>
          </table:table-cell>
          <table:table-cell table:style-name="ce7" office:value-type="float" office:value="927" calcext:value-type="float">
            <text:p>92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17" calcext:value-type="date">
            <text:p>17 июл, 2014</text:p>
          </table:table-cell>
          <table:table-cell table:style-name="ce7" office:value-type="float" office:value="926" calcext:value-type="float">
            <text:p>92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16" calcext:value-type="date">
            <text:p>16 июл, 2014</text:p>
          </table:table-cell>
          <table:table-cell table:style-name="ce7" office:value-type="float" office:value="925" calcext:value-type="float">
            <text:p>925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15" calcext:value-type="date">
            <text:p>15 июл, 2014</text:p>
          </table:table-cell>
          <table:table-cell table:style-name="ce7"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14" calcext:value-type="date">
            <text:p>14 июл, 2014</text:p>
          </table:table-cell>
          <table:table-cell table:style-name="ce7" office:value-type="float" office:value="923" calcext:value-type="float">
            <text:p>92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13" calcext:value-type="date">
            <text:p>13 июл, 2014</text:p>
          </table:table-cell>
          <table:table-cell table:style-name="ce7" office:value-type="float" office:value="922" calcext:value-type="float">
            <text:p>92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12" calcext:value-type="date">
            <text:p>12 июл, 2014</text:p>
          </table:table-cell>
          <table:table-cell table:style-name="ce7" office:value-type="float" office:value="921" calcext:value-type="float">
            <text:p>92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11" calcext:value-type="date">
            <text:p>11 июл, 2014</text:p>
          </table:table-cell>
          <table:table-cell table:style-name="ce7" office:value-type="float" office:value="920" calcext:value-type="float">
            <text:p>920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10" calcext:value-type="date">
            <text:p>10 июл, 2014</text:p>
          </table:table-cell>
          <table:table-cell table:style-name="ce7" office:value-type="float" office:value="919" calcext:value-type="float">
            <text:p>919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09" calcext:value-type="date">
            <text:p>9 июл, 2014</text:p>
          </table:table-cell>
          <table:table-cell table:style-name="ce7" office:value-type="float" office:value="918" calcext:value-type="float">
            <text:p>91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08" calcext:value-type="date">
            <text:p>8 июл, 2014</text:p>
          </table:table-cell>
          <table:table-cell table:style-name="ce7" office:value-type="float" office:value="917" calcext:value-type="float">
            <text:p>917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07" calcext:value-type="date">
            <text:p>7 июл, 2014</text:p>
          </table:table-cell>
          <table:table-cell table:style-name="ce7" office:value-type="float" office:value="916" calcext:value-type="float">
            <text:p>9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06" calcext:value-type="date">
            <text:p>6 июл, 2014</text:p>
          </table:table-cell>
          <table:table-cell table:style-name="ce7" office:value-type="float" office:value="915" calcext:value-type="float">
            <text:p>91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05" calcext:value-type="date">
            <text:p>5 июл, 2014</text:p>
          </table:table-cell>
          <table:table-cell table:style-name="ce7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04" calcext:value-type="date">
            <text:p>4 июл, 2014</text:p>
          </table:table-cell>
          <table:table-cell table:style-name="ce7" office:value-type="float" office:value="913" calcext:value-type="float">
            <text:p>913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03" calcext:value-type="date">
            <text:p>3 июл, 2014</text:p>
          </table:table-cell>
          <table:table-cell table:style-name="ce7" office:value-type="float" office:value="912" calcext:value-type="float">
            <text:p>91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02" calcext:value-type="date">
            <text:p>2 июл, 2014</text:p>
          </table:table-cell>
          <table:table-cell table:style-name="ce7" office:value-type="float" office:value="911" calcext:value-type="float">
            <text:p>91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7-01" calcext:value-type="date">
            <text:p>1 июл, 2014</text:p>
          </table:table-cell>
          <table:table-cell table:style-name="ce7" office:value-type="float" office:value="910" calcext:value-type="float">
            <text:p>91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6-30" calcext:value-type="date">
            <text:p>30 июн, 2014</text:p>
          </table:table-cell>
          <table:table-cell table:style-name="ce7" office:value-type="float" office:value="909" calcext:value-type="float">
            <text:p>909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6-29" calcext:value-type="date">
            <text:p>29 июн, 2014</text:p>
          </table:table-cell>
          <table:table-cell table:style-name="ce7" office:value-type="float" office:value="908" calcext:value-type="float">
            <text:p>908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6-28" calcext:value-type="date">
            <text:p>28 июн, 2014</text:p>
          </table:table-cell>
          <table:table-cell table:style-name="ce7" office:value-type="float" office:value="907" calcext:value-type="float">
            <text:p>907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6-27" calcext:value-type="date">
            <text:p>27 июн, 2014</text:p>
          </table:table-cell>
          <table:table-cell table:style-name="ce7"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6-26" calcext:value-type="date">
            <text:p>26 июн, 2014</text:p>
          </table:table-cell>
          <table:table-cell table:style-name="ce7" office:value-type="float" office:value="905" calcext:value-type="float">
            <text:p>90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6-25" calcext:value-type="date">
            <text:p>25 июн, 2014</text:p>
          </table:table-cell>
          <table:table-cell table:style-name="ce7"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6-24" calcext:value-type="date">
            <text:p>24 июн, 2014</text:p>
          </table:table-cell>
          <table:table-cell table:style-name="ce7" office:value-type="float" office:value="903" calcext:value-type="float">
            <text:p>90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6-23" calcext:value-type="date">
            <text:p>23 июн, 2014</text:p>
          </table:table-cell>
          <table:table-cell table:style-name="ce7" office:value-type="float" office:value="902" calcext:value-type="float">
            <text:p>90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6-22" calcext:value-type="date">
            <text:p>22 июн, 2014</text:p>
          </table:table-cell>
          <table:table-cell table:style-name="ce7" office:value-type="float" office:value="901" calcext:value-type="float">
            <text:p>90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6-21" calcext:value-type="date">
            <text:p>21 июн, 2014</text:p>
          </table:table-cell>
          <table:table-cell table:style-name="ce7"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6-20" calcext:value-type="date">
            <text:p>20 июн, 2014</text:p>
          </table:table-cell>
          <table:table-cell table:style-name="ce7"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6-19" calcext:value-type="date">
            <text:p>19 июн, 2014</text:p>
          </table:table-cell>
          <table:table-cell table:style-name="ce7"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06-18" calcext:value-type="date">
            <text:p>18 июн, 2014</text:p>
          </table:table-cell>
          <table:table-cell table:style-name="ce7" office:value-type="float" office:value="897" calcext:value-type="float">
            <text:p>89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6-17" calcext:value-type="date">
            <text:p>17 июн, 2014</text:p>
          </table:table-cell>
          <table:table-cell table:style-name="ce7" office:value-type="float" office:value="896" calcext:value-type="float">
            <text:p>89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6-16" calcext:value-type="date">
            <text:p>16 июн, 2014</text:p>
          </table:table-cell>
          <table:table-cell table:style-name="ce7" office:value-type="float" office:value="895" calcext:value-type="float">
            <text:p>89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6-15" calcext:value-type="date">
            <text:p>15 июн, 2014</text:p>
          </table:table-cell>
          <table:table-cell table:style-name="ce7" office:value-type="float" office:value="894" calcext:value-type="float">
            <text:p>89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6-14" calcext:value-type="date">
            <text:p>14 июн, 2014</text:p>
          </table:table-cell>
          <table:table-cell table:style-name="ce7" office:value-type="float" office:value="893" calcext:value-type="float">
            <text:p>89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6-13" calcext:value-type="date">
            <text:p>13 июн, 2014</text:p>
          </table:table-cell>
          <table:table-cell table:style-name="ce7" office:value-type="float" office:value="892" calcext:value-type="float">
            <text:p>89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6-12" calcext:value-type="date">
            <text:p>12 июн, 2014</text:p>
          </table:table-cell>
          <table:table-cell table:style-name="ce7" office:value-type="float" office:value="891" calcext:value-type="float">
            <text:p>89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6-11" calcext:value-type="date">
            <text:p>11 июн, 2014</text:p>
          </table:table-cell>
          <table:table-cell table:style-name="ce7" office:value-type="float" office:value="890" calcext:value-type="float">
            <text:p>89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6-10" calcext:value-type="date">
            <text:p>10 июн, 2014</text:p>
          </table:table-cell>
          <table:table-cell table:style-name="ce7" office:value-type="float" office:value="889" calcext:value-type="float">
            <text:p>88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6-09" calcext:value-type="date">
            <text:p>9 июн, 2014</text:p>
          </table:table-cell>
          <table:table-cell table:style-name="ce7" office:value-type="float" office:value="888" calcext:value-type="float">
            <text:p>88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6-08" calcext:value-type="date">
            <text:p>8 июн, 2014</text:p>
          </table:table-cell>
          <table:table-cell table:style-name="ce7" office:value-type="float" office:value="887" calcext:value-type="float">
            <text:p>88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6-07" calcext:value-type="date">
            <text:p>7 июн, 2014</text:p>
          </table:table-cell>
          <table:table-cell table:style-name="ce7" office:value-type="float" office:value="886" calcext:value-type="float">
            <text:p>88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6-06" calcext:value-type="date">
            <text:p>6 июн, 2014</text:p>
          </table:table-cell>
          <table:table-cell table:style-name="ce7" office:value-type="float" office:value="885" calcext:value-type="float">
            <text:p>88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6-05" calcext:value-type="date">
            <text:p>5 июн, 2014</text:p>
          </table:table-cell>
          <table:table-cell table:style-name="ce7" office:value-type="float" office:value="884" calcext:value-type="float">
            <text:p>88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6-04" calcext:value-type="date">
            <text:p>4 июн, 2014</text:p>
          </table:table-cell>
          <table:table-cell table:style-name="ce7" office:value-type="float" office:value="883" calcext:value-type="float">
            <text:p>88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6-03" calcext:value-type="date">
            <text:p>3 июн, 2014</text:p>
          </table:table-cell>
          <table:table-cell table:style-name="ce7" office:value-type="float" office:value="882" calcext:value-type="float">
            <text:p>88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6-02" calcext:value-type="date">
            <text:p>2 июн, 2014</text:p>
          </table:table-cell>
          <table:table-cell table:style-name="ce7" office:value-type="float" office:value="881" calcext:value-type="float">
            <text:p>88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6-01" calcext:value-type="date">
            <text:p>1 июн, 2014</text:p>
          </table:table-cell>
          <table:table-cell table:style-name="ce7" office:value-type="float" office:value="880" calcext:value-type="float">
            <text:p>88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31" calcext:value-type="date">
            <text:p>31 май, 2014</text:p>
          </table:table-cell>
          <table:table-cell table:style-name="ce7" office:value-type="float" office:value="879" calcext:value-type="float">
            <text:p>87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30" calcext:value-type="date">
            <text:p>30 май, 2014</text:p>
          </table:table-cell>
          <table:table-cell table:style-name="ce7" office:value-type="float" office:value="878" calcext:value-type="float">
            <text:p>87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29" calcext:value-type="date">
            <text:p>29 май, 2014</text:p>
          </table:table-cell>
          <table:table-cell table:style-name="ce7" office:value-type="float" office:value="877" calcext:value-type="float">
            <text:p>87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28" calcext:value-type="date">
            <text:p>28 май, 2014</text:p>
          </table:table-cell>
          <table:table-cell table:style-name="ce7" office:value-type="float" office:value="876" calcext:value-type="float">
            <text:p>87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27" calcext:value-type="date">
            <text:p>27 май, 2014</text:p>
          </table:table-cell>
          <table:table-cell table:style-name="ce7" office:value-type="float" office:value="875" calcext:value-type="float">
            <text:p>87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26" calcext:value-type="date">
            <text:p>26 май, 2014</text:p>
          </table:table-cell>
          <table:table-cell table:style-name="ce7" office:value-type="float" office:value="874" calcext:value-type="float">
            <text:p>87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25" calcext:value-type="date">
            <text:p>25 май, 2014</text:p>
          </table:table-cell>
          <table:table-cell table:style-name="ce7" office:value-type="float" office:value="873" calcext:value-type="float">
            <text:p>87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24" calcext:value-type="date">
            <text:p>24 май, 2014</text:p>
          </table:table-cell>
          <table:table-cell table:style-name="ce7" office:value-type="float" office:value="872" calcext:value-type="float">
            <text:p>87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23" calcext:value-type="date">
            <text:p>23 май, 2014</text:p>
          </table:table-cell>
          <table:table-cell table:style-name="ce7" office:value-type="float" office:value="871" calcext:value-type="float">
            <text:p>87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22" calcext:value-type="date">
            <text:p>22 май, 2014</text:p>
          </table:table-cell>
          <table:table-cell table:style-name="ce7" office:value-type="float" office:value="870" calcext:value-type="float">
            <text:p>87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21" calcext:value-type="date">
            <text:p>21 май, 2014</text:p>
          </table:table-cell>
          <table:table-cell table:style-name="ce7" office:value-type="float" office:value="869" calcext:value-type="float">
            <text:p>86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20" calcext:value-type="date">
            <text:p>20 май, 2014</text:p>
          </table:table-cell>
          <table:table-cell table:style-name="ce7" office:value-type="float" office:value="868" calcext:value-type="float">
            <text:p>86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19" calcext:value-type="date">
            <text:p>19 май, 2014</text:p>
          </table:table-cell>
          <table:table-cell table:style-name="ce7" office:value-type="float" office:value="867" calcext:value-type="float">
            <text:p>86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18" calcext:value-type="date">
            <text:p>18 май, 2014</text:p>
          </table:table-cell>
          <table:table-cell table:style-name="ce7" office:value-type="float" office:value="866" calcext:value-type="float">
            <text:p>86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17" calcext:value-type="date">
            <text:p>17 май, 2014</text:p>
          </table:table-cell>
          <table:table-cell table:style-name="ce7" office:value-type="float" office:value="865" calcext:value-type="float">
            <text:p>86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16" calcext:value-type="date">
            <text:p>16 май, 2014</text:p>
          </table:table-cell>
          <table:table-cell table:style-name="ce7" office:value-type="float" office:value="864" calcext:value-type="float">
            <text:p>86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15" calcext:value-type="date">
            <text:p>15 май, 2014</text:p>
          </table:table-cell>
          <table:table-cell table:style-name="ce7" office:value-type="float" office:value="863" calcext:value-type="float">
            <text:p>86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14" calcext:value-type="date">
            <text:p>14 май, 2014</text:p>
          </table:table-cell>
          <table:table-cell table:style-name="ce7" office:value-type="float" office:value="862" calcext:value-type="float">
            <text:p>86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13" calcext:value-type="date">
            <text:p>13 май, 2014</text:p>
          </table:table-cell>
          <table:table-cell table:style-name="ce7" office:value-type="float" office:value="861" calcext:value-type="float">
            <text:p>86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12" calcext:value-type="date">
            <text:p>12 май, 2014</text:p>
          </table:table-cell>
          <table:table-cell table:style-name="ce7" office:value-type="float" office:value="860" calcext:value-type="float">
            <text:p>86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11" calcext:value-type="date">
            <text:p>11 май, 2014</text:p>
          </table:table-cell>
          <table:table-cell table:style-name="ce7" office:value-type="float" office:value="859" calcext:value-type="float">
            <text:p>85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10" calcext:value-type="date">
            <text:p>10 май, 2014</text:p>
          </table:table-cell>
          <table:table-cell table:style-name="ce7" office:value-type="float" office:value="858" calcext:value-type="float">
            <text:p>85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09" calcext:value-type="date">
            <text:p>9 май, 2014</text:p>
          </table:table-cell>
          <table:table-cell table:style-name="ce7" office:value-type="float" office:value="857" calcext:value-type="float">
            <text:p>85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08" calcext:value-type="date">
            <text:p>8 май, 2014</text:p>
          </table:table-cell>
          <table:table-cell table:style-name="ce7" office:value-type="float" office:value="856" calcext:value-type="float">
            <text:p>85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07" calcext:value-type="date">
            <text:p>7 май, 2014</text:p>
          </table:table-cell>
          <table:table-cell table:style-name="ce7" office:value-type="float" office:value="855" calcext:value-type="float">
            <text:p>85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06" calcext:value-type="date">
            <text:p>6 май, 2014</text:p>
          </table:table-cell>
          <table:table-cell table:style-name="ce7" office:value-type="float" office:value="854" calcext:value-type="float">
            <text:p>85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05" calcext:value-type="date">
            <text:p>5 май, 2014</text:p>
          </table:table-cell>
          <table:table-cell table:style-name="ce7" office:value-type="float" office:value="853" calcext:value-type="float">
            <text:p>85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04" calcext:value-type="date">
            <text:p>4 май, 2014</text:p>
          </table:table-cell>
          <table:table-cell table:style-name="ce7" office:value-type="float" office:value="852" calcext:value-type="float">
            <text:p>85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03" calcext:value-type="date">
            <text:p>3 май, 2014</text:p>
          </table:table-cell>
          <table:table-cell table:style-name="ce7" office:value-type="float" office:value="851" calcext:value-type="float">
            <text:p>85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02" calcext:value-type="date">
            <text:p>2 май, 2014</text:p>
          </table:table-cell>
          <table:table-cell table:style-name="ce7" office:value-type="float" office:value="850" calcext:value-type="float">
            <text:p>85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5-01" calcext:value-type="date">
            <text:p>1 май, 2014</text:p>
          </table:table-cell>
          <table:table-cell table:style-name="ce7" office:value-type="float" office:value="849" calcext:value-type="float">
            <text:p>84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30" calcext:value-type="date">
            <text:p>30 апр, 2014</text:p>
          </table:table-cell>
          <table:table-cell table:style-name="ce7" office:value-type="float" office:value="848" calcext:value-type="float">
            <text:p>84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29" calcext:value-type="date">
            <text:p>29 апр, 2014</text:p>
          </table:table-cell>
          <table:table-cell table:style-name="ce7" office:value-type="float" office:value="847" calcext:value-type="float">
            <text:p>84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28" calcext:value-type="date">
            <text:p>28 апр, 2014</text:p>
          </table:table-cell>
          <table:table-cell table:style-name="ce7" office:value-type="float" office:value="846" calcext:value-type="float">
            <text:p>84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27" calcext:value-type="date">
            <text:p>27 апр, 2014</text:p>
          </table:table-cell>
          <table:table-cell table:style-name="ce7" office:value-type="float" office:value="845" calcext:value-type="float">
            <text:p>84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26" calcext:value-type="date">
            <text:p>26 апр, 2014</text:p>
          </table:table-cell>
          <table:table-cell table:style-name="ce7" office:value-type="float" office:value="844" calcext:value-type="float">
            <text:p>84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25" calcext:value-type="date">
            <text:p>25 апр, 2014</text:p>
          </table:table-cell>
          <table:table-cell table:style-name="ce7" office:value-type="float" office:value="843" calcext:value-type="float">
            <text:p>84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24" calcext:value-type="date">
            <text:p>24 апр, 2014</text:p>
          </table:table-cell>
          <table:table-cell table:style-name="ce7" office:value-type="float" office:value="842" calcext:value-type="float">
            <text:p>84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23" calcext:value-type="date">
            <text:p>23 апр, 2014</text:p>
          </table:table-cell>
          <table:table-cell table:style-name="ce7" office:value-type="float" office:value="841" calcext:value-type="float">
            <text:p>84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22" calcext:value-type="date">
            <text:p>22 апр, 2014</text:p>
          </table:table-cell>
          <table:table-cell table:style-name="ce7" office:value-type="float" office:value="840" calcext:value-type="float">
            <text:p>84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21" calcext:value-type="date">
            <text:p>21 апр, 2014</text:p>
          </table:table-cell>
          <table:table-cell table:style-name="ce7" office:value-type="float" office:value="839" calcext:value-type="float">
            <text:p>83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20" calcext:value-type="date">
            <text:p>20 апр, 2014</text:p>
          </table:table-cell>
          <table:table-cell table:style-name="ce7" office:value-type="float" office:value="838" calcext:value-type="float">
            <text:p>83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19" calcext:value-type="date">
            <text:p>19 апр, 2014</text:p>
          </table:table-cell>
          <table:table-cell table:style-name="ce7" office:value-type="float" office:value="837" calcext:value-type="float">
            <text:p>83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18" calcext:value-type="date">
            <text:p>18 апр, 2014</text:p>
          </table:table-cell>
          <table:table-cell table:style-name="ce7" office:value-type="float" office:value="836" calcext:value-type="float">
            <text:p>83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17" calcext:value-type="date">
            <text:p>17 апр, 2014</text:p>
          </table:table-cell>
          <table:table-cell table:style-name="ce7" office:value-type="float" office:value="835" calcext:value-type="float">
            <text:p>83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16" calcext:value-type="date">
            <text:p>16 апр, 2014</text:p>
          </table:table-cell>
          <table:table-cell table:style-name="ce7" office:value-type="float" office:value="834" calcext:value-type="float">
            <text:p>83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15" calcext:value-type="date">
            <text:p>15 апр, 2014</text:p>
          </table:table-cell>
          <table:table-cell table:style-name="ce7" office:value-type="float" office:value="833" calcext:value-type="float">
            <text:p>83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14" calcext:value-type="date">
            <text:p>14 апр, 2014</text:p>
          </table:table-cell>
          <table:table-cell table:style-name="ce7" office:value-type="float" office:value="832" calcext:value-type="float">
            <text:p>83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13" calcext:value-type="date">
            <text:p>13 апр, 2014</text:p>
          </table:table-cell>
          <table:table-cell table:style-name="ce7" office:value-type="float" office:value="831" calcext:value-type="float">
            <text:p>83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12" calcext:value-type="date">
            <text:p>12 апр, 2014</text:p>
          </table:table-cell>
          <table:table-cell table:style-name="ce7" office:value-type="float" office:value="830" calcext:value-type="float">
            <text:p>83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11" calcext:value-type="date">
            <text:p>11 апр, 2014</text:p>
          </table:table-cell>
          <table:table-cell table:style-name="ce7" office:value-type="float" office:value="829" calcext:value-type="float">
            <text:p>82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10" calcext:value-type="date">
            <text:p>10 апр, 2014</text:p>
          </table:table-cell>
          <table:table-cell table:style-name="ce7" office:value-type="float" office:value="828" calcext:value-type="float">
            <text:p>82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09" calcext:value-type="date">
            <text:p>9 апр, 2014</text:p>
          </table:table-cell>
          <table:table-cell table:style-name="ce7" office:value-type="float" office:value="827" calcext:value-type="float">
            <text:p>82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08" calcext:value-type="date">
            <text:p>8 апр, 2014</text:p>
          </table:table-cell>
          <table:table-cell table:style-name="ce7" office:value-type="float" office:value="826" calcext:value-type="float">
            <text:p>82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07" calcext:value-type="date">
            <text:p>7 апр, 2014</text:p>
          </table:table-cell>
          <table:table-cell table:style-name="ce7" office:value-type="float" office:value="825" calcext:value-type="float">
            <text:p>82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06" calcext:value-type="date">
            <text:p>6 апр, 2014</text:p>
          </table:table-cell>
          <table:table-cell table:style-name="ce7" office:value-type="float" office:value="824" calcext:value-type="float">
            <text:p>82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05" calcext:value-type="date">
            <text:p>5 апр, 2014</text:p>
          </table:table-cell>
          <table:table-cell table:style-name="ce7" office:value-type="float" office:value="823" calcext:value-type="float">
            <text:p>82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04" calcext:value-type="date">
            <text:p>4 апр, 2014</text:p>
          </table:table-cell>
          <table:table-cell table:style-name="ce7" office:value-type="float" office:value="822" calcext:value-type="float">
            <text:p>82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03" calcext:value-type="date">
            <text:p>3 апр, 2014</text:p>
          </table:table-cell>
          <table:table-cell table:style-name="ce7" office:value-type="float" office:value="821" calcext:value-type="float">
            <text:p>82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02" calcext:value-type="date">
            <text:p>2 апр, 2014</text:p>
          </table:table-cell>
          <table:table-cell table:style-name="ce7" office:value-type="float" office:value="820" calcext:value-type="float">
            <text:p>82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4-01" calcext:value-type="date">
            <text:p>1 апр, 2014</text:p>
          </table:table-cell>
          <table:table-cell table:style-name="ce7" office:value-type="float" office:value="819" calcext:value-type="float">
            <text:p>81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31" calcext:value-type="date">
            <text:p>31 мар, 2014</text:p>
          </table:table-cell>
          <table:table-cell table:style-name="ce7" office:value-type="float" office:value="818" calcext:value-type="float">
            <text:p>81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30" calcext:value-type="date">
            <text:p>30 мар, 2014</text:p>
          </table:table-cell>
          <table:table-cell table:style-name="ce7" office:value-type="float" office:value="817" calcext:value-type="float">
            <text:p>81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29" calcext:value-type="date">
            <text:p>29 мар, 2014</text:p>
          </table:table-cell>
          <table:table-cell table:style-name="ce7" office:value-type="float" office:value="816" calcext:value-type="float">
            <text:p>81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28" calcext:value-type="date">
            <text:p>28 мар, 2014</text:p>
          </table:table-cell>
          <table:table-cell table:style-name="ce7" office:value-type="float" office:value="815" calcext:value-type="float">
            <text:p>81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27" calcext:value-type="date">
            <text:p>27 мар, 2014</text:p>
          </table:table-cell>
          <table:table-cell table:style-name="ce7" office:value-type="float" office:value="814" calcext:value-type="float">
            <text:p>81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26" calcext:value-type="date">
            <text:p>26 мар, 2014</text:p>
          </table:table-cell>
          <table:table-cell table:style-name="ce7" office:value-type="float" office:value="813" calcext:value-type="float">
            <text:p>81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25" calcext:value-type="date">
            <text:p>25 мар, 2014</text:p>
          </table:table-cell>
          <table:table-cell table:style-name="ce7" office:value-type="float" office:value="812" calcext:value-type="float">
            <text:p>81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24" calcext:value-type="date">
            <text:p>24 мар, 2014</text:p>
          </table:table-cell>
          <table:table-cell table:style-name="ce7" office:value-type="float" office:value="811" calcext:value-type="float">
            <text:p>81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23" calcext:value-type="date">
            <text:p>23 мар, 2014</text:p>
          </table:table-cell>
          <table:table-cell table:style-name="ce7" office:value-type="float" office:value="810" calcext:value-type="float">
            <text:p>81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22" calcext:value-type="date">
            <text:p>22 мар, 2014</text:p>
          </table:table-cell>
          <table:table-cell table:style-name="ce7" office:value-type="float" office:value="809" calcext:value-type="float">
            <text:p>80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21" calcext:value-type="date">
            <text:p>21 мар, 2014</text:p>
          </table:table-cell>
          <table:table-cell table:style-name="ce7" office:value-type="float" office:value="808" calcext:value-type="float">
            <text:p>80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20" calcext:value-type="date">
            <text:p>20 мар, 2014</text:p>
          </table:table-cell>
          <table:table-cell table:style-name="ce7" office:value-type="float" office:value="807" calcext:value-type="float">
            <text:p>80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19" calcext:value-type="date">
            <text:p>19 мар, 2014</text:p>
          </table:table-cell>
          <table:table-cell table:style-name="ce7" office:value-type="float" office:value="806" calcext:value-type="float">
            <text:p>80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18" calcext:value-type="date">
            <text:p>18 мар, 2014</text:p>
          </table:table-cell>
          <table:table-cell table:style-name="ce7" office:value-type="float" office:value="805" calcext:value-type="float">
            <text:p>80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17" calcext:value-type="date">
            <text:p>17 мар, 2014</text:p>
          </table:table-cell>
          <table:table-cell table:style-name="ce7" office:value-type="float" office:value="804" calcext:value-type="float">
            <text:p>80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16" calcext:value-type="date">
            <text:p>16 мар, 2014</text:p>
          </table:table-cell>
          <table:table-cell table:style-name="ce7" office:value-type="float" office:value="803" calcext:value-type="float">
            <text:p>80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15" calcext:value-type="date">
            <text:p>15 мар, 2014</text:p>
          </table:table-cell>
          <table:table-cell table:style-name="ce7" office:value-type="float" office:value="802" calcext:value-type="float">
            <text:p>80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14" calcext:value-type="date">
            <text:p>14 мар, 2014</text:p>
          </table:table-cell>
          <table:table-cell table:style-name="ce7" office:value-type="float" office:value="801" calcext:value-type="float">
            <text:p>80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13" calcext:value-type="date">
            <text:p>13 мар, 2014</text:p>
          </table:table-cell>
          <table:table-cell table:style-name="ce7" office:value-type="float" office:value="800" calcext:value-type="float">
            <text:p>80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12" calcext:value-type="date">
            <text:p>12 мар, 2014</text:p>
          </table:table-cell>
          <table:table-cell table:style-name="ce7" office:value-type="float" office:value="799" calcext:value-type="float">
            <text:p>79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11" calcext:value-type="date">
            <text:p>11 мар, 2014</text:p>
          </table:table-cell>
          <table:table-cell table:style-name="ce7" office:value-type="float" office:value="798" calcext:value-type="float">
            <text:p>79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10" calcext:value-type="date">
            <text:p>10 мар, 2014</text:p>
          </table:table-cell>
          <table:table-cell table:style-name="ce7" office:value-type="float" office:value="797" calcext:value-type="float">
            <text:p>79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09" calcext:value-type="date">
            <text:p>9 мар, 2014</text:p>
          </table:table-cell>
          <table:table-cell table:style-name="ce7" office:value-type="float" office:value="796" calcext:value-type="float">
            <text:p>79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08" calcext:value-type="date">
            <text:p>8 мар, 2014</text:p>
          </table:table-cell>
          <table:table-cell table:style-name="ce7" office:value-type="float" office:value="795" calcext:value-type="float">
            <text:p>79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07" calcext:value-type="date">
            <text:p>7 мар, 2014</text:p>
          </table:table-cell>
          <table:table-cell table:style-name="ce7" office:value-type="float" office:value="794" calcext:value-type="float">
            <text:p>79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06" calcext:value-type="date">
            <text:p>6 мар, 2014</text:p>
          </table:table-cell>
          <table:table-cell table:style-name="ce7" office:value-type="float" office:value="793" calcext:value-type="float">
            <text:p>79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05" calcext:value-type="date">
            <text:p>5 мар, 2014</text:p>
          </table:table-cell>
          <table:table-cell table:style-name="ce7" office:value-type="float" office:value="792" calcext:value-type="float">
            <text:p>79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04" calcext:value-type="date">
            <text:p>4 мар, 2014</text:p>
          </table:table-cell>
          <table:table-cell table:style-name="ce7" office:value-type="float" office:value="791" calcext:value-type="float">
            <text:p>79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03" calcext:value-type="date">
            <text:p>3 мар, 2014</text:p>
          </table:table-cell>
          <table:table-cell table:style-name="ce7" office:value-type="float" office:value="790" calcext:value-type="float">
            <text:p>79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02" calcext:value-type="date">
            <text:p>2 мар, 2014</text:p>
          </table:table-cell>
          <table:table-cell table:style-name="ce7" office:value-type="float" office:value="789" calcext:value-type="float">
            <text:p>78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3-01" calcext:value-type="date">
            <text:p>1 мар, 2014</text:p>
          </table:table-cell>
          <table:table-cell table:style-name="ce7" office:value-type="float" office:value="788" calcext:value-type="float">
            <text:p>78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28" calcext:value-type="date">
            <text:p>28 фев, 2014</text:p>
          </table:table-cell>
          <table:table-cell table:style-name="ce7" office:value-type="float" office:value="787" calcext:value-type="float">
            <text:p>78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27" calcext:value-type="date">
            <text:p>27 фев, 2014</text:p>
          </table:table-cell>
          <table:table-cell table:style-name="ce7" office:value-type="float" office:value="786" calcext:value-type="float">
            <text:p>78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26" calcext:value-type="date">
            <text:p>26 фев, 2014</text:p>
          </table:table-cell>
          <table:table-cell table:style-name="ce7" office:value-type="float" office:value="785" calcext:value-type="float">
            <text:p>78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25" calcext:value-type="date">
            <text:p>25 фев, 2014</text:p>
          </table:table-cell>
          <table:table-cell table:style-name="ce7" office:value-type="float" office:value="784" calcext:value-type="float">
            <text:p>78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24" calcext:value-type="date">
            <text:p>24 фев, 2014</text:p>
          </table:table-cell>
          <table:table-cell table:style-name="ce7" office:value-type="float" office:value="783" calcext:value-type="float">
            <text:p>78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23" calcext:value-type="date">
            <text:p>23 фев, 2014</text:p>
          </table:table-cell>
          <table:table-cell table:style-name="ce7" office:value-type="float" office:value="782" calcext:value-type="float">
            <text:p>78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22" calcext:value-type="date">
            <text:p>22 фев, 2014</text:p>
          </table:table-cell>
          <table:table-cell table:style-name="ce7" office:value-type="float" office:value="781" calcext:value-type="float">
            <text:p>78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21" calcext:value-type="date">
            <text:p>21 фев, 2014</text:p>
          </table:table-cell>
          <table:table-cell table:style-name="ce7" office:value-type="float" office:value="780" calcext:value-type="float">
            <text:p>78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20" calcext:value-type="date">
            <text:p>20 фев, 2014</text:p>
          </table:table-cell>
          <table:table-cell table:style-name="ce7" office:value-type="float" office:value="779" calcext:value-type="float">
            <text:p>77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19" calcext:value-type="date">
            <text:p>19 фев, 2014</text:p>
          </table:table-cell>
          <table:table-cell table:style-name="ce7" office:value-type="float" office:value="778" calcext:value-type="float">
            <text:p>77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18" calcext:value-type="date">
            <text:p>18 фев, 2014</text:p>
          </table:table-cell>
          <table:table-cell table:style-name="ce7" office:value-type="float" office:value="777" calcext:value-type="float">
            <text:p>77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17" calcext:value-type="date">
            <text:p>17 фев, 2014</text:p>
          </table:table-cell>
          <table:table-cell table:style-name="ce7" office:value-type="float" office:value="776" calcext:value-type="float">
            <text:p>77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16" calcext:value-type="date">
            <text:p>16 фев, 2014</text:p>
          </table:table-cell>
          <table:table-cell table:style-name="ce7" office:value-type="float" office:value="775" calcext:value-type="float">
            <text:p>77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15" calcext:value-type="date">
            <text:p>15 фев, 2014</text:p>
          </table:table-cell>
          <table:table-cell table:style-name="ce7" office:value-type="float" office:value="774" calcext:value-type="float">
            <text:p>77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14" calcext:value-type="date">
            <text:p>14 фев, 2014</text:p>
          </table:table-cell>
          <table:table-cell table:style-name="ce7" office:value-type="float" office:value="773" calcext:value-type="float">
            <text:p>77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13" calcext:value-type="date">
            <text:p>13 фев, 2014</text:p>
          </table:table-cell>
          <table:table-cell table:style-name="ce7" office:value-type="float" office:value="772" calcext:value-type="float">
            <text:p>77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12" calcext:value-type="date">
            <text:p>12 фев, 2014</text:p>
          </table:table-cell>
          <table:table-cell table:style-name="ce7" office:value-type="float" office:value="771" calcext:value-type="float">
            <text:p>77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11" calcext:value-type="date">
            <text:p>11 фев, 2014</text:p>
          </table:table-cell>
          <table:table-cell table:style-name="ce7" office:value-type="float" office:value="770" calcext:value-type="float">
            <text:p>77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10" calcext:value-type="date">
            <text:p>10 фев, 2014</text:p>
          </table:table-cell>
          <table:table-cell table:style-name="ce7" office:value-type="float" office:value="769" calcext:value-type="float">
            <text:p>76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09" calcext:value-type="date">
            <text:p>9 фев, 2014</text:p>
          </table:table-cell>
          <table:table-cell table:style-name="ce7" office:value-type="float" office:value="768" calcext:value-type="float">
            <text:p>76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08" calcext:value-type="date">
            <text:p>8 фев, 2014</text:p>
          </table:table-cell>
          <table:table-cell table:style-name="ce7" office:value-type="float" office:value="767" calcext:value-type="float">
            <text:p>76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07" calcext:value-type="date">
            <text:p>7 фев, 2014</text:p>
          </table:table-cell>
          <table:table-cell table:style-name="ce7" office:value-type="float" office:value="766" calcext:value-type="float">
            <text:p>76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06" calcext:value-type="date">
            <text:p>6 фев, 2014</text:p>
          </table:table-cell>
          <table:table-cell table:style-name="ce7" office:value-type="float" office:value="765" calcext:value-type="float">
            <text:p>76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05" calcext:value-type="date">
            <text:p>5 фев, 2014</text:p>
          </table:table-cell>
          <table:table-cell table:style-name="ce7" office:value-type="float" office:value="764" calcext:value-type="float">
            <text:p>76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04" calcext:value-type="date">
            <text:p>4 фев, 2014</text:p>
          </table:table-cell>
          <table:table-cell table:style-name="ce7" office:value-type="float" office:value="763" calcext:value-type="float">
            <text:p>76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03" calcext:value-type="date">
            <text:p>3 фев, 2014</text:p>
          </table:table-cell>
          <table:table-cell table:style-name="ce7" office:value-type="float" office:value="762" calcext:value-type="float">
            <text:p>76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02" calcext:value-type="date">
            <text:p>2 фев, 2014</text:p>
          </table:table-cell>
          <table:table-cell table:style-name="ce7" office:value-type="float" office:value="761" calcext:value-type="float">
            <text:p>76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2-01" calcext:value-type="date">
            <text:p>1 фев, 2014</text:p>
          </table:table-cell>
          <table:table-cell table:style-name="ce7" office:value-type="float" office:value="760" calcext:value-type="float">
            <text:p>76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31" calcext:value-type="date">
            <text:p>31 янв, 2014</text:p>
          </table:table-cell>
          <table:table-cell table:style-name="ce7" office:value-type="float" office:value="759" calcext:value-type="float">
            <text:p>75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30" calcext:value-type="date">
            <text:p>30 янв, 2014</text:p>
          </table:table-cell>
          <table:table-cell table:style-name="ce7" office:value-type="float" office:value="758" calcext:value-type="float">
            <text:p>75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29" calcext:value-type="date">
            <text:p>29 янв, 2014</text:p>
          </table:table-cell>
          <table:table-cell table:style-name="ce7" office:value-type="float" office:value="757" calcext:value-type="float">
            <text:p>75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28" calcext:value-type="date">
            <text:p>28 янв, 2014</text:p>
          </table:table-cell>
          <table:table-cell table:style-name="ce7" office:value-type="float" office:value="756" calcext:value-type="float">
            <text:p>75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27" calcext:value-type="date">
            <text:p>27 янв, 2014</text:p>
          </table:table-cell>
          <table:table-cell table:style-name="ce7" office:value-type="float" office:value="755" calcext:value-type="float">
            <text:p>75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26" calcext:value-type="date">
            <text:p>26 янв, 2014</text:p>
          </table:table-cell>
          <table:table-cell table:style-name="ce7" office:value-type="float" office:value="754" calcext:value-type="float">
            <text:p>75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25" calcext:value-type="date">
            <text:p>25 янв, 2014</text:p>
          </table:table-cell>
          <table:table-cell table:style-name="ce7" office:value-type="float" office:value="753" calcext:value-type="float">
            <text:p>75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24" calcext:value-type="date">
            <text:p>24 янв, 2014</text:p>
          </table:table-cell>
          <table:table-cell table:style-name="ce7" office:value-type="float" office:value="752" calcext:value-type="float">
            <text:p>75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23" calcext:value-type="date">
            <text:p>23 янв, 2014</text:p>
          </table:table-cell>
          <table:table-cell table:style-name="ce7" office:value-type="float" office:value="751" calcext:value-type="float">
            <text:p>75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22" calcext:value-type="date">
            <text:p>22 янв, 2014</text:p>
          </table:table-cell>
          <table:table-cell table:style-name="ce7" office:value-type="float" office:value="750" calcext:value-type="float">
            <text:p>75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21" calcext:value-type="date">
            <text:p>21 янв, 2014</text:p>
          </table:table-cell>
          <table:table-cell table:style-name="ce7" office:value-type="float" office:value="749" calcext:value-type="float">
            <text:p>74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20" calcext:value-type="date">
            <text:p>20 янв, 2014</text:p>
          </table:table-cell>
          <table:table-cell table:style-name="ce7" office:value-type="float" office:value="748" calcext:value-type="float">
            <text:p>74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19" calcext:value-type="date">
            <text:p>19 янв, 2014</text:p>
          </table:table-cell>
          <table:table-cell table:style-name="ce7" office:value-type="float" office:value="747" calcext:value-type="float">
            <text:p>74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18" calcext:value-type="date">
            <text:p>18 янв, 2014</text:p>
          </table:table-cell>
          <table:table-cell table:style-name="ce7" office:value-type="float" office:value="746" calcext:value-type="float">
            <text:p>74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17" calcext:value-type="date">
            <text:p>17 янв, 2014</text:p>
          </table:table-cell>
          <table:table-cell table:style-name="ce7" office:value-type="float" office:value="745" calcext:value-type="float">
            <text:p>74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16" calcext:value-type="date">
            <text:p>16 янв, 2014</text:p>
          </table:table-cell>
          <table:table-cell table:style-name="ce7" office:value-type="float" office:value="744" calcext:value-type="float">
            <text:p>74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15" calcext:value-type="date">
            <text:p>15 янв, 2014</text:p>
          </table:table-cell>
          <table:table-cell table:style-name="ce7" office:value-type="float" office:value="743" calcext:value-type="float">
            <text:p>74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14" calcext:value-type="date">
            <text:p>14 янв, 2014</text:p>
          </table:table-cell>
          <table:table-cell table:style-name="ce7" office:value-type="float" office:value="742" calcext:value-type="float">
            <text:p>74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13" calcext:value-type="date">
            <text:p>13 янв, 2014</text:p>
          </table:table-cell>
          <table:table-cell table:style-name="ce7" office:value-type="float" office:value="741" calcext:value-type="float">
            <text:p>74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12" calcext:value-type="date">
            <text:p>12 янв, 2014</text:p>
          </table:table-cell>
          <table:table-cell table:style-name="ce7" office:value-type="float" office:value="740" calcext:value-type="float">
            <text:p>74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11" calcext:value-type="date">
            <text:p>11 янв, 2014</text:p>
          </table:table-cell>
          <table:table-cell table:style-name="ce7" office:value-type="float" office:value="739" calcext:value-type="float">
            <text:p>73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10" calcext:value-type="date">
            <text:p>10 янв, 2014</text:p>
          </table:table-cell>
          <table:table-cell table:style-name="ce7" office:value-type="float" office:value="738" calcext:value-type="float">
            <text:p>73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09" calcext:value-type="date">
            <text:p>9 янв, 2014</text:p>
          </table:table-cell>
          <table:table-cell table:style-name="ce7" office:value-type="float" office:value="737" calcext:value-type="float">
            <text:p>73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08" calcext:value-type="date">
            <text:p>8 янв, 2014</text:p>
          </table:table-cell>
          <table:table-cell table:style-name="ce7" office:value-type="float" office:value="736" calcext:value-type="float">
            <text:p>73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07" calcext:value-type="date">
            <text:p>7 янв, 2014</text:p>
          </table:table-cell>
          <table:table-cell table:style-name="ce7" office:value-type="float" office:value="735" calcext:value-type="float">
            <text:p>73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06" calcext:value-type="date">
            <text:p>6 янв, 2014</text:p>
          </table:table-cell>
          <table:table-cell table:style-name="ce7" office:value-type="float" office:value="734" calcext:value-type="float">
            <text:p>73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05" calcext:value-type="date">
            <text:p>5 янв, 2014</text:p>
          </table:table-cell>
          <table:table-cell table:style-name="ce7" office:value-type="float" office:value="733" calcext:value-type="float">
            <text:p>73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04" calcext:value-type="date">
            <text:p>4 янв, 2014</text:p>
          </table:table-cell>
          <table:table-cell table:style-name="ce7" office:value-type="float" office:value="732" calcext:value-type="float">
            <text:p>73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03" calcext:value-type="date">
            <text:p>3 янв, 2014</text:p>
          </table:table-cell>
          <table:table-cell table:style-name="ce7" office:value-type="float" office:value="731" calcext:value-type="float">
            <text:p>73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02" calcext:value-type="date">
            <text:p>2 янв, 2014</text:p>
          </table:table-cell>
          <table:table-cell table:style-name="ce7" office:value-type="float" office:value="730" calcext:value-type="float">
            <text:p>73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4-01-01" calcext:value-type="date">
            <text:p>1 янв, 2014</text:p>
          </table:table-cell>
          <table:table-cell table:style-name="ce7" office:value-type="float" office:value="729" calcext:value-type="float">
            <text:p>72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31" calcext:value-type="date">
            <text:p>31 дек, 2013</text:p>
          </table:table-cell>
          <table:table-cell table:style-name="ce7" office:value-type="float" office:value="728" calcext:value-type="float">
            <text:p>72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30" calcext:value-type="date">
            <text:p>30 дек, 2013</text:p>
          </table:table-cell>
          <table:table-cell table:style-name="ce7" office:value-type="float" office:value="727" calcext:value-type="float">
            <text:p>72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29" calcext:value-type="date">
            <text:p>29 дек, 2013</text:p>
          </table:table-cell>
          <table:table-cell table:style-name="ce7" office:value-type="float" office:value="726" calcext:value-type="float">
            <text:p>72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28" calcext:value-type="date">
            <text:p>28 дек, 2013</text:p>
          </table:table-cell>
          <table:table-cell table:style-name="ce7" office:value-type="float" office:value="725" calcext:value-type="float">
            <text:p>72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27" calcext:value-type="date">
            <text:p>27 дек, 2013</text:p>
          </table:table-cell>
          <table:table-cell table:style-name="ce7" office:value-type="float" office:value="724" calcext:value-type="float">
            <text:p>72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26" calcext:value-type="date">
            <text:p>26 дек, 2013</text:p>
          </table:table-cell>
          <table:table-cell table:style-name="ce7" office:value-type="float" office:value="723" calcext:value-type="float">
            <text:p>72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25" calcext:value-type="date">
            <text:p>25 дек, 2013</text:p>
          </table:table-cell>
          <table:table-cell table:style-name="ce7" office:value-type="float" office:value="722" calcext:value-type="float">
            <text:p>72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24" calcext:value-type="date">
            <text:p>24 дек, 2013</text:p>
          </table:table-cell>
          <table:table-cell table:style-name="ce7" office:value-type="float" office:value="721" calcext:value-type="float">
            <text:p>72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23" calcext:value-type="date">
            <text:p>23 дек, 2013</text:p>
          </table:table-cell>
          <table:table-cell table:style-name="ce7" office:value-type="float" office:value="720" calcext:value-type="float">
            <text:p>72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22" calcext:value-type="date">
            <text:p>22 дек, 2013</text:p>
          </table:table-cell>
          <table:table-cell table:style-name="ce7" office:value-type="float" office:value="719" calcext:value-type="float">
            <text:p>71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21" calcext:value-type="date">
            <text:p>21 дек, 2013</text:p>
          </table:table-cell>
          <table:table-cell table:style-name="ce7" office:value-type="float" office:value="718" calcext:value-type="float">
            <text:p>71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20" calcext:value-type="date">
            <text:p>20 дек, 2013</text:p>
          </table:table-cell>
          <table:table-cell table:style-name="ce7" office:value-type="float" office:value="717" calcext:value-type="float">
            <text:p>71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19" calcext:value-type="date">
            <text:p>19 дек, 2013</text:p>
          </table:table-cell>
          <table:table-cell table:style-name="ce7" office:value-type="float" office:value="716" calcext:value-type="float">
            <text:p>71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18" calcext:value-type="date">
            <text:p>18 дек, 2013</text:p>
          </table:table-cell>
          <table:table-cell table:style-name="ce7" office:value-type="float" office:value="715" calcext:value-type="float">
            <text:p>71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17" calcext:value-type="date">
            <text:p>17 дек, 2013</text:p>
          </table:table-cell>
          <table:table-cell table:style-name="ce7" office:value-type="float" office:value="714" calcext:value-type="float">
            <text:p>71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16" calcext:value-type="date">
            <text:p>16 дек, 2013</text:p>
          </table:table-cell>
          <table:table-cell table:style-name="ce7" office:value-type="float" office:value="713" calcext:value-type="float">
            <text:p>71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15" calcext:value-type="date">
            <text:p>15 дек, 2013</text:p>
          </table:table-cell>
          <table:table-cell table:style-name="ce7" office:value-type="float" office:value="712" calcext:value-type="float">
            <text:p>71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14" calcext:value-type="date">
            <text:p>14 дек, 2013</text:p>
          </table:table-cell>
          <table:table-cell table:style-name="ce7" office:value-type="float" office:value="711" calcext:value-type="float">
            <text:p>71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13" calcext:value-type="date">
            <text:p>13 дек, 2013</text:p>
          </table:table-cell>
          <table:table-cell table:style-name="ce7" office:value-type="float" office:value="710" calcext:value-type="float">
            <text:p>71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12" calcext:value-type="date">
            <text:p>12 дек, 2013</text:p>
          </table:table-cell>
          <table:table-cell table:style-name="ce7" office:value-type="float" office:value="709" calcext:value-type="float">
            <text:p>70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11" calcext:value-type="date">
            <text:p>11 дек, 2013</text:p>
          </table:table-cell>
          <table:table-cell table:style-name="ce7" office:value-type="float" office:value="708" calcext:value-type="float">
            <text:p>70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10" calcext:value-type="date">
            <text:p>10 дек, 2013</text:p>
          </table:table-cell>
          <table:table-cell table:style-name="ce7" office:value-type="float" office:value="707" calcext:value-type="float">
            <text:p>70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09" calcext:value-type="date">
            <text:p>9 дек, 2013</text:p>
          </table:table-cell>
          <table:table-cell table:style-name="ce7" office:value-type="float" office:value="706" calcext:value-type="float">
            <text:p>70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08" calcext:value-type="date">
            <text:p>8 дек, 2013</text:p>
          </table:table-cell>
          <table:table-cell table:style-name="ce7" office:value-type="float" office:value="705" calcext:value-type="float">
            <text:p>70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07" calcext:value-type="date">
            <text:p>7 дек, 2013</text:p>
          </table:table-cell>
          <table:table-cell table:style-name="ce7" office:value-type="float" office:value="704" calcext:value-type="float">
            <text:p>70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06" calcext:value-type="date">
            <text:p>6 дек, 2013</text:p>
          </table:table-cell>
          <table:table-cell table:style-name="ce7" office:value-type="float" office:value="703" calcext:value-type="float">
            <text:p>70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05" calcext:value-type="date">
            <text:p>5 дек, 2013</text:p>
          </table:table-cell>
          <table:table-cell table:style-name="ce7" office:value-type="float" office:value="702" calcext:value-type="float">
            <text:p>70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04" calcext:value-type="date">
            <text:p>4 дек, 2013</text:p>
          </table:table-cell>
          <table:table-cell table:style-name="ce7" office:value-type="float" office:value="701" calcext:value-type="float">
            <text:p>70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03" calcext:value-type="date">
            <text:p>3 дек, 2013</text:p>
          </table:table-cell>
          <table:table-cell table:style-name="ce7" office:value-type="float" office:value="700" calcext:value-type="float">
            <text:p>70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02" calcext:value-type="date">
            <text:p>2 дек, 2013</text:p>
          </table:table-cell>
          <table:table-cell table:style-name="ce7" office:value-type="float" office:value="699" calcext:value-type="float">
            <text:p>69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2-01" calcext:value-type="date">
            <text:p>1 дек, 2013</text:p>
          </table:table-cell>
          <table:table-cell table:style-name="ce7" office:value-type="float" office:value="698" calcext:value-type="float">
            <text:p>69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30" calcext:value-type="date">
            <text:p>30 ноя, 2013</text:p>
          </table:table-cell>
          <table:table-cell table:style-name="ce7" office:value-type="float" office:value="697" calcext:value-type="float">
            <text:p>69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29" calcext:value-type="date">
            <text:p>29 ноя, 2013</text:p>
          </table:table-cell>
          <table:table-cell table:style-name="ce7" office:value-type="float" office:value="696" calcext:value-type="float">
            <text:p>69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28" calcext:value-type="date">
            <text:p>28 ноя, 2013</text:p>
          </table:table-cell>
          <table:table-cell table:style-name="ce7" office:value-type="float" office:value="695" calcext:value-type="float">
            <text:p>69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27" calcext:value-type="date">
            <text:p>27 ноя, 2013</text:p>
          </table:table-cell>
          <table:table-cell table:style-name="ce7" office:value-type="float" office:value="694" calcext:value-type="float">
            <text:p>69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26" calcext:value-type="date">
            <text:p>26 ноя, 2013</text:p>
          </table:table-cell>
          <table:table-cell table:style-name="ce7" office:value-type="float" office:value="693" calcext:value-type="float">
            <text:p>69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25" calcext:value-type="date">
            <text:p>25 ноя, 2013</text:p>
          </table:table-cell>
          <table:table-cell table:style-name="ce7" office:value-type="float" office:value="692" calcext:value-type="float">
            <text:p>69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24" calcext:value-type="date">
            <text:p>24 ноя, 2013</text:p>
          </table:table-cell>
          <table:table-cell table:style-name="ce7" office:value-type="float" office:value="691" calcext:value-type="float">
            <text:p>69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23" calcext:value-type="date">
            <text:p>23 ноя, 2013</text:p>
          </table:table-cell>
          <table:table-cell table:style-name="ce7" office:value-type="float" office:value="690" calcext:value-type="float">
            <text:p>69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22" calcext:value-type="date">
            <text:p>22 ноя, 2013</text:p>
          </table:table-cell>
          <table:table-cell table:style-name="ce7" office:value-type="float" office:value="689" calcext:value-type="float">
            <text:p>68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21" calcext:value-type="date">
            <text:p>21 ноя, 2013</text:p>
          </table:table-cell>
          <table:table-cell table:style-name="ce7" office:value-type="float" office:value="688" calcext:value-type="float">
            <text:p>68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20" calcext:value-type="date">
            <text:p>20 ноя, 2013</text:p>
          </table:table-cell>
          <table:table-cell table:style-name="ce7" office:value-type="float" office:value="687" calcext:value-type="float">
            <text:p>68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19" calcext:value-type="date">
            <text:p>19 ноя, 2013</text:p>
          </table:table-cell>
          <table:table-cell table:style-name="ce7" office:value-type="float" office:value="686" calcext:value-type="float">
            <text:p>68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18" calcext:value-type="date">
            <text:p>18 ноя, 2013</text:p>
          </table:table-cell>
          <table:table-cell table:style-name="ce7" office:value-type="float" office:value="685" calcext:value-type="float">
            <text:p>68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17" calcext:value-type="date">
            <text:p>17 ноя, 2013</text:p>
          </table:table-cell>
          <table:table-cell table:style-name="ce7" office:value-type="float" office:value="684" calcext:value-type="float">
            <text:p>68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16" calcext:value-type="date">
            <text:p>16 ноя, 2013</text:p>
          </table:table-cell>
          <table:table-cell table:style-name="ce7" office:value-type="float" office:value="683" calcext:value-type="float">
            <text:p>68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15" calcext:value-type="date">
            <text:p>15 ноя, 2013</text:p>
          </table:table-cell>
          <table:table-cell table:style-name="ce7" office:value-type="float" office:value="682" calcext:value-type="float">
            <text:p>68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14" calcext:value-type="date">
            <text:p>14 ноя, 2013</text:p>
          </table:table-cell>
          <table:table-cell table:style-name="ce7" office:value-type="float" office:value="681" calcext:value-type="float">
            <text:p>68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13" calcext:value-type="date">
            <text:p>13 ноя, 2013</text:p>
          </table:table-cell>
          <table:table-cell table:style-name="ce7" office:value-type="float" office:value="680" calcext:value-type="float">
            <text:p>68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12" calcext:value-type="date">
            <text:p>12 ноя, 2013</text:p>
          </table:table-cell>
          <table:table-cell table:style-name="ce7" office:value-type="float" office:value="679" calcext:value-type="float">
            <text:p>67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11" calcext:value-type="date">
            <text:p>11 ноя, 2013</text:p>
          </table:table-cell>
          <table:table-cell table:style-name="ce7" office:value-type="float" office:value="678" calcext:value-type="float">
            <text:p>67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10" calcext:value-type="date">
            <text:p>10 ноя, 2013</text:p>
          </table:table-cell>
          <table:table-cell table:style-name="ce7" office:value-type="float" office:value="677" calcext:value-type="float">
            <text:p>67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09" calcext:value-type="date">
            <text:p>9 ноя, 2013</text:p>
          </table:table-cell>
          <table:table-cell table:style-name="ce7" office:value-type="float" office:value="676" calcext:value-type="float">
            <text:p>67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08" calcext:value-type="date">
            <text:p>8 ноя, 2013</text:p>
          </table:table-cell>
          <table:table-cell table:style-name="ce7" office:value-type="float" office:value="675" calcext:value-type="float">
            <text:p>67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07" calcext:value-type="date">
            <text:p>7 ноя, 2013</text:p>
          </table:table-cell>
          <table:table-cell table:style-name="ce7" office:value-type="float" office:value="674" calcext:value-type="float">
            <text:p>67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06" calcext:value-type="date">
            <text:p>6 ноя, 2013</text:p>
          </table:table-cell>
          <table:table-cell table:style-name="ce7" office:value-type="float" office:value="673" calcext:value-type="float">
            <text:p>67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05" calcext:value-type="date">
            <text:p>5 ноя, 2013</text:p>
          </table:table-cell>
          <table:table-cell table:style-name="ce7" office:value-type="float" office:value="672" calcext:value-type="float">
            <text:p>67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04" calcext:value-type="date">
            <text:p>4 ноя, 2013</text:p>
          </table:table-cell>
          <table:table-cell table:style-name="ce7" office:value-type="float" office:value="671" calcext:value-type="float">
            <text:p>67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03" calcext:value-type="date">
            <text:p>3 ноя, 2013</text:p>
          </table:table-cell>
          <table:table-cell table:style-name="ce7" office:value-type="float" office:value="670" calcext:value-type="float">
            <text:p>67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02" calcext:value-type="date">
            <text:p>2 ноя, 2013</text:p>
          </table:table-cell>
          <table:table-cell table:style-name="ce7" office:value-type="float" office:value="669" calcext:value-type="float">
            <text:p>66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1-01" calcext:value-type="date">
            <text:p>1 ноя, 2013</text:p>
          </table:table-cell>
          <table:table-cell table:style-name="ce7" office:value-type="float" office:value="668" calcext:value-type="float">
            <text:p>66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31" calcext:value-type="date">
            <text:p>31 окт, 2013</text:p>
          </table:table-cell>
          <table:table-cell table:style-name="ce7" office:value-type="float" office:value="667" calcext:value-type="float">
            <text:p>66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30" calcext:value-type="date">
            <text:p>30 окт, 2013</text:p>
          </table:table-cell>
          <table:table-cell table:style-name="ce7" office:value-type="float" office:value="666" calcext:value-type="float">
            <text:p>66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29" calcext:value-type="date">
            <text:p>29 окт, 2013</text:p>
          </table:table-cell>
          <table:table-cell table:style-name="ce7" office:value-type="float" office:value="665" calcext:value-type="float">
            <text:p>66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28" calcext:value-type="date">
            <text:p>28 окт, 2013</text:p>
          </table:table-cell>
          <table:table-cell table:style-name="ce7" office:value-type="float" office:value="664" calcext:value-type="float">
            <text:p>66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27" calcext:value-type="date">
            <text:p>27 окт, 2013</text:p>
          </table:table-cell>
          <table:table-cell table:style-name="ce7" office:value-type="float" office:value="663" calcext:value-type="float">
            <text:p>66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26" calcext:value-type="date">
            <text:p>26 окт, 2013</text:p>
          </table:table-cell>
          <table:table-cell table:style-name="ce7" office:value-type="float" office:value="662" calcext:value-type="float">
            <text:p>66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25" calcext:value-type="date">
            <text:p>25 окт, 2013</text:p>
          </table:table-cell>
          <table:table-cell table:style-name="ce7" office:value-type="float" office:value="661" calcext:value-type="float">
            <text:p>66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24" calcext:value-type="date">
            <text:p>24 окт, 2013</text:p>
          </table:table-cell>
          <table:table-cell table:style-name="ce7" office:value-type="float" office:value="660" calcext:value-type="float">
            <text:p>66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23" calcext:value-type="date">
            <text:p>23 окт, 2013</text:p>
          </table:table-cell>
          <table:table-cell table:style-name="ce7" office:value-type="float" office:value="659" calcext:value-type="float">
            <text:p>65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22" calcext:value-type="date">
            <text:p>22 окт, 2013</text:p>
          </table:table-cell>
          <table:table-cell table:style-name="ce7" office:value-type="float" office:value="658" calcext:value-type="float">
            <text:p>65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21" calcext:value-type="date">
            <text:p>21 окт, 2013</text:p>
          </table:table-cell>
          <table:table-cell table:style-name="ce7" office:value-type="float" office:value="657" calcext:value-type="float">
            <text:p>65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20" calcext:value-type="date">
            <text:p>20 окт, 2013</text:p>
          </table:table-cell>
          <table:table-cell table:style-name="ce7" office:value-type="float" office:value="656" calcext:value-type="float">
            <text:p>65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19" calcext:value-type="date">
            <text:p>19 окт, 2013</text:p>
          </table:table-cell>
          <table:table-cell table:style-name="ce7" office:value-type="float" office:value="655" calcext:value-type="float">
            <text:p>65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18" calcext:value-type="date">
            <text:p>18 окт, 2013</text:p>
          </table:table-cell>
          <table:table-cell table:style-name="ce7" office:value-type="float" office:value="654" calcext:value-type="float">
            <text:p>65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17" calcext:value-type="date">
            <text:p>17 окт, 2013</text:p>
          </table:table-cell>
          <table:table-cell table:style-name="ce7" office:value-type="float" office:value="653" calcext:value-type="float">
            <text:p>65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16" calcext:value-type="date">
            <text:p>16 окт, 2013</text:p>
          </table:table-cell>
          <table:table-cell table:style-name="ce7" office:value-type="float" office:value="652" calcext:value-type="float">
            <text:p>65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15" calcext:value-type="date">
            <text:p>15 окт, 2013</text:p>
          </table:table-cell>
          <table:table-cell table:style-name="ce7" office:value-type="float" office:value="651" calcext:value-type="float">
            <text:p>65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14" calcext:value-type="date">
            <text:p>14 окт, 2013</text:p>
          </table:table-cell>
          <table:table-cell table:style-name="ce7" office:value-type="float" office:value="650" calcext:value-type="float">
            <text:p>65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13" calcext:value-type="date">
            <text:p>13 окт, 2013</text:p>
          </table:table-cell>
          <table:table-cell table:style-name="ce7" office:value-type="float" office:value="649" calcext:value-type="float">
            <text:p>64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12" calcext:value-type="date">
            <text:p>12 окт, 2013</text:p>
          </table:table-cell>
          <table:table-cell table:style-name="ce7" office:value-type="float" office:value="648" calcext:value-type="float">
            <text:p>64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11" calcext:value-type="date">
            <text:p>11 окт, 2013</text:p>
          </table:table-cell>
          <table:table-cell table:style-name="ce7" office:value-type="float" office:value="647" calcext:value-type="float">
            <text:p>64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10" calcext:value-type="date">
            <text:p>10 окт, 2013</text:p>
          </table:table-cell>
          <table:table-cell table:style-name="ce7" office:value-type="float" office:value="646" calcext:value-type="float">
            <text:p>64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09" calcext:value-type="date">
            <text:p>9 окт, 2013</text:p>
          </table:table-cell>
          <table:table-cell table:style-name="ce7" office:value-type="float" office:value="645" calcext:value-type="float">
            <text:p>64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08" calcext:value-type="date">
            <text:p>8 окт, 2013</text:p>
          </table:table-cell>
          <table:table-cell table:style-name="ce7" office:value-type="float" office:value="644" calcext:value-type="float">
            <text:p>64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07" calcext:value-type="date">
            <text:p>7 окт, 2013</text:p>
          </table:table-cell>
          <table:table-cell table:style-name="ce7" office:value-type="float" office:value="643" calcext:value-type="float">
            <text:p>64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06" calcext:value-type="date">
            <text:p>6 окт, 2013</text:p>
          </table:table-cell>
          <table:table-cell table:style-name="ce7" office:value-type="float" office:value="642" calcext:value-type="float">
            <text:p>64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05" calcext:value-type="date">
            <text:p>5 окт, 2013</text:p>
          </table:table-cell>
          <table:table-cell table:style-name="ce7" office:value-type="float" office:value="641" calcext:value-type="float">
            <text:p>64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04" calcext:value-type="date">
            <text:p>4 окт, 2013</text:p>
          </table:table-cell>
          <table:table-cell table:style-name="ce7" office:value-type="float" office:value="640" calcext:value-type="float">
            <text:p>64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03" calcext:value-type="date">
            <text:p>3 окт, 2013</text:p>
          </table:table-cell>
          <table:table-cell table:style-name="ce7" office:value-type="float" office:value="639" calcext:value-type="float">
            <text:p>63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02" calcext:value-type="date">
            <text:p>2 окт, 2013</text:p>
          </table:table-cell>
          <table:table-cell table:style-name="ce7" office:value-type="float" office:value="638" calcext:value-type="float">
            <text:p>63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10-01" calcext:value-type="date">
            <text:p>1 окт, 2013</text:p>
          </table:table-cell>
          <table:table-cell table:style-name="ce7" office:value-type="float" office:value="637" calcext:value-type="float">
            <text:p>63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30" calcext:value-type="date">
            <text:p>30 сен, 2013</text:p>
          </table:table-cell>
          <table:table-cell table:style-name="ce7" office:value-type="float" office:value="636" calcext:value-type="float">
            <text:p>63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29" calcext:value-type="date">
            <text:p>29 сен, 2013</text:p>
          </table:table-cell>
          <table:table-cell table:style-name="ce7" office:value-type="float" office:value="635" calcext:value-type="float">
            <text:p>63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28" calcext:value-type="date">
            <text:p>28 сен, 2013</text:p>
          </table:table-cell>
          <table:table-cell table:style-name="ce7" office:value-type="float" office:value="634" calcext:value-type="float">
            <text:p>63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27" calcext:value-type="date">
            <text:p>27 сен, 2013</text:p>
          </table:table-cell>
          <table:table-cell table:style-name="ce7" office:value-type="float" office:value="633" calcext:value-type="float">
            <text:p>63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26" calcext:value-type="date">
            <text:p>26 сен, 2013</text:p>
          </table:table-cell>
          <table:table-cell table:style-name="ce7" office:value-type="float" office:value="632" calcext:value-type="float">
            <text:p>63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25" calcext:value-type="date">
            <text:p>25 сен, 2013</text:p>
          </table:table-cell>
          <table:table-cell table:style-name="ce7" office:value-type="float" office:value="631" calcext:value-type="float">
            <text:p>63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24" calcext:value-type="date">
            <text:p>24 сен, 2013</text:p>
          </table:table-cell>
          <table:table-cell table:style-name="ce7" office:value-type="float" office:value="630" calcext:value-type="float">
            <text:p>63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23" calcext:value-type="date">
            <text:p>23 сен, 2013</text:p>
          </table:table-cell>
          <table:table-cell table:style-name="ce7" office:value-type="float" office:value="629" calcext:value-type="float">
            <text:p>62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22" calcext:value-type="date">
            <text:p>22 сен, 2013</text:p>
          </table:table-cell>
          <table:table-cell table:style-name="ce7" office:value-type="float" office:value="628" calcext:value-type="float">
            <text:p>62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21" calcext:value-type="date">
            <text:p>21 сен, 2013</text:p>
          </table:table-cell>
          <table:table-cell table:style-name="ce7" office:value-type="float" office:value="627" calcext:value-type="float">
            <text:p>62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20" calcext:value-type="date">
            <text:p>20 сен, 2013</text:p>
          </table:table-cell>
          <table:table-cell table:style-name="ce7" office:value-type="float" office:value="626" calcext:value-type="float">
            <text:p>62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19" calcext:value-type="date">
            <text:p>19 сен, 2013</text:p>
          </table:table-cell>
          <table:table-cell table:style-name="ce7" office:value-type="float" office:value="625" calcext:value-type="float">
            <text:p>62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18" calcext:value-type="date">
            <text:p>18 сен, 2013</text:p>
          </table:table-cell>
          <table:table-cell table:style-name="ce7" office:value-type="float" office:value="624" calcext:value-type="float">
            <text:p>62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17" calcext:value-type="date">
            <text:p>17 сен, 2013</text:p>
          </table:table-cell>
          <table:table-cell table:style-name="ce7" office:value-type="float" office:value="623" calcext:value-type="float">
            <text:p>62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16" calcext:value-type="date">
            <text:p>16 сен, 2013</text:p>
          </table:table-cell>
          <table:table-cell table:style-name="ce7" office:value-type="float" office:value="622" calcext:value-type="float">
            <text:p>62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15" calcext:value-type="date">
            <text:p>15 сен, 2013</text:p>
          </table:table-cell>
          <table:table-cell table:style-name="ce7" office:value-type="float" office:value="621" calcext:value-type="float">
            <text:p>62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14" calcext:value-type="date">
            <text:p>14 сен, 2013</text:p>
          </table:table-cell>
          <table:table-cell table:style-name="ce7" office:value-type="float" office:value="620" calcext:value-type="float">
            <text:p>62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13" calcext:value-type="date">
            <text:p>13 сен, 2013</text:p>
          </table:table-cell>
          <table:table-cell table:style-name="ce7" office:value-type="float" office:value="619" calcext:value-type="float">
            <text:p>61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12" calcext:value-type="date">
            <text:p>12 сен, 2013</text:p>
          </table:table-cell>
          <table:table-cell table:style-name="ce7" office:value-type="float" office:value="618" calcext:value-type="float">
            <text:p>61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11" calcext:value-type="date">
            <text:p>11 сен, 2013</text:p>
          </table:table-cell>
          <table:table-cell table:style-name="ce7" office:value-type="float" office:value="617" calcext:value-type="float">
            <text:p>61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10" calcext:value-type="date">
            <text:p>10 сен, 2013</text:p>
          </table:table-cell>
          <table:table-cell table:style-name="ce7" office:value-type="float" office:value="616" calcext:value-type="float">
            <text:p>61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09" calcext:value-type="date">
            <text:p>9 сен, 2013</text:p>
          </table:table-cell>
          <table:table-cell table:style-name="ce7" office:value-type="float" office:value="615" calcext:value-type="float">
            <text:p>61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08" calcext:value-type="date">
            <text:p>8 сен, 2013</text:p>
          </table:table-cell>
          <table:table-cell table:style-name="ce7" office:value-type="float" office:value="614" calcext:value-type="float">
            <text:p>61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07" calcext:value-type="date">
            <text:p>7 сен, 2013</text:p>
          </table:table-cell>
          <table:table-cell table:style-name="ce7" office:value-type="float" office:value="613" calcext:value-type="float">
            <text:p>61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06" calcext:value-type="date">
            <text:p>6 сен, 2013</text:p>
          </table:table-cell>
          <table:table-cell table:style-name="ce7" office:value-type="float" office:value="612" calcext:value-type="float">
            <text:p>61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05" calcext:value-type="date">
            <text:p>5 сен, 2013</text:p>
          </table:table-cell>
          <table:table-cell table:style-name="ce7" office:value-type="float" office:value="611" calcext:value-type="float">
            <text:p>61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04" calcext:value-type="date">
            <text:p>4 сен, 2013</text:p>
          </table:table-cell>
          <table:table-cell table:style-name="ce7" office:value-type="float" office:value="610" calcext:value-type="float">
            <text:p>61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03" calcext:value-type="date">
            <text:p>3 сен, 2013</text:p>
          </table:table-cell>
          <table:table-cell table:style-name="ce7" office:value-type="float" office:value="609" calcext:value-type="float">
            <text:p>60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02" calcext:value-type="date">
            <text:p>2 сен, 2013</text:p>
          </table:table-cell>
          <table:table-cell table:style-name="ce7" office:value-type="float" office:value="608" calcext:value-type="float">
            <text:p>60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9-01" calcext:value-type="date">
            <text:p>1 сен, 2013</text:p>
          </table:table-cell>
          <table:table-cell table:style-name="ce7" office:value-type="float" office:value="607" calcext:value-type="float">
            <text:p>60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31" calcext:value-type="date">
            <text:p>31 авг, 2013</text:p>
          </table:table-cell>
          <table:table-cell table:style-name="ce7" office:value-type="float" office:value="606" calcext:value-type="float">
            <text:p>60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30" calcext:value-type="date">
            <text:p>30 авг, 2013</text:p>
          </table:table-cell>
          <table:table-cell table:style-name="ce7" office:value-type="float" office:value="605" calcext:value-type="float">
            <text:p>60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29" calcext:value-type="date">
            <text:p>29 авг, 2013</text:p>
          </table:table-cell>
          <table:table-cell table:style-name="ce7" office:value-type="float" office:value="604" calcext:value-type="float">
            <text:p>60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28" calcext:value-type="date">
            <text:p>28 авг, 2013</text:p>
          </table:table-cell>
          <table:table-cell table:style-name="ce7" office:value-type="float" office:value="603" calcext:value-type="float">
            <text:p>60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27" calcext:value-type="date">
            <text:p>27 авг, 2013</text:p>
          </table:table-cell>
          <table:table-cell table:style-name="ce7" office:value-type="float" office:value="602" calcext:value-type="float">
            <text:p>60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26" calcext:value-type="date">
            <text:p>26 авг, 2013</text:p>
          </table:table-cell>
          <table:table-cell table:style-name="ce7" office:value-type="float" office:value="601" calcext:value-type="float">
            <text:p>60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25" calcext:value-type="date">
            <text:p>25 авг, 2013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24" calcext:value-type="date">
            <text:p>24 авг, 2013</text:p>
          </table:table-cell>
          <table:table-cell table:style-name="ce7" office:value-type="float" office:value="599" calcext:value-type="float">
            <text:p>59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23" calcext:value-type="date">
            <text:p>23 авг, 2013</text:p>
          </table:table-cell>
          <table:table-cell table:style-name="ce7" office:value-type="float" office:value="598" calcext:value-type="float">
            <text:p>59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22" calcext:value-type="date">
            <text:p>22 авг, 2013</text:p>
          </table:table-cell>
          <table:table-cell table:style-name="ce7" office:value-type="float" office:value="597" calcext:value-type="float">
            <text:p>59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21" calcext:value-type="date">
            <text:p>21 авг, 2013</text:p>
          </table:table-cell>
          <table:table-cell table:style-name="ce7" office:value-type="float" office:value="596" calcext:value-type="float">
            <text:p>59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20" calcext:value-type="date">
            <text:p>20 авг, 2013</text:p>
          </table:table-cell>
          <table:table-cell table:style-name="ce7" office:value-type="float" office:value="595" calcext:value-type="float">
            <text:p>59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19" calcext:value-type="date">
            <text:p>19 авг, 2013</text:p>
          </table:table-cell>
          <table:table-cell table:style-name="ce7" office:value-type="float" office:value="594" calcext:value-type="float">
            <text:p>59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18" calcext:value-type="date">
            <text:p>18 авг, 2013</text:p>
          </table:table-cell>
          <table:table-cell table:style-name="ce7" office:value-type="float" office:value="593" calcext:value-type="float">
            <text:p>59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17" calcext:value-type="date">
            <text:p>17 авг, 2013</text:p>
          </table:table-cell>
          <table:table-cell table:style-name="ce7" office:value-type="float" office:value="592" calcext:value-type="float">
            <text:p>59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16" calcext:value-type="date">
            <text:p>16 авг, 2013</text:p>
          </table:table-cell>
          <table:table-cell table:style-name="ce7" office:value-type="float" office:value="591" calcext:value-type="float">
            <text:p>59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15" calcext:value-type="date">
            <text:p>15 авг, 2013</text:p>
          </table:table-cell>
          <table:table-cell table:style-name="ce7" office:value-type="float" office:value="590" calcext:value-type="float">
            <text:p>59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14" calcext:value-type="date">
            <text:p>14 авг, 2013</text:p>
          </table:table-cell>
          <table:table-cell table:style-name="ce7" office:value-type="float" office:value="589" calcext:value-type="float">
            <text:p>58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13" calcext:value-type="date">
            <text:p>13 авг, 2013</text:p>
          </table:table-cell>
          <table:table-cell table:style-name="ce7" office:value-type="float" office:value="588" calcext:value-type="float">
            <text:p>58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12" calcext:value-type="date">
            <text:p>12 авг, 2013</text:p>
          </table:table-cell>
          <table:table-cell table:style-name="ce7" office:value-type="float" office:value="587" calcext:value-type="float">
            <text:p>58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11" calcext:value-type="date">
            <text:p>11 авг, 2013</text:p>
          </table:table-cell>
          <table:table-cell table:style-name="ce7" office:value-type="float" office:value="586" calcext:value-type="float">
            <text:p>58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10" calcext:value-type="date">
            <text:p>10 авг, 2013</text:p>
          </table:table-cell>
          <table:table-cell table:style-name="ce7" office:value-type="float" office:value="585" calcext:value-type="float">
            <text:p>58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09" calcext:value-type="date">
            <text:p>9 авг, 2013</text:p>
          </table:table-cell>
          <table:table-cell table:style-name="ce7" office:value-type="float" office:value="584" calcext:value-type="float">
            <text:p>58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08" calcext:value-type="date">
            <text:p>8 авг, 2013</text:p>
          </table:table-cell>
          <table:table-cell table:style-name="ce7" office:value-type="float" office:value="583" calcext:value-type="float">
            <text:p>58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07" calcext:value-type="date">
            <text:p>7 авг, 2013</text:p>
          </table:table-cell>
          <table:table-cell table:style-name="ce7" office:value-type="float" office:value="582" calcext:value-type="float">
            <text:p>58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06" calcext:value-type="date">
            <text:p>6 авг, 2013</text:p>
          </table:table-cell>
          <table:table-cell table:style-name="ce7" office:value-type="float" office:value="581" calcext:value-type="float">
            <text:p>58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05" calcext:value-type="date">
            <text:p>5 авг, 2013</text:p>
          </table:table-cell>
          <table:table-cell table:style-name="ce7" office:value-type="float" office:value="580" calcext:value-type="float">
            <text:p>58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04" calcext:value-type="date">
            <text:p>4 авг, 2013</text:p>
          </table:table-cell>
          <table:table-cell table:style-name="ce7" office:value-type="float" office:value="579" calcext:value-type="float">
            <text:p>57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03" calcext:value-type="date">
            <text:p>3 авг, 2013</text:p>
          </table:table-cell>
          <table:table-cell table:style-name="ce7" office:value-type="float" office:value="578" calcext:value-type="float">
            <text:p>57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02" calcext:value-type="date">
            <text:p>2 авг, 2013</text:p>
          </table:table-cell>
          <table:table-cell table:style-name="ce7" office:value-type="float" office:value="577" calcext:value-type="float">
            <text:p>57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8-01" calcext:value-type="date">
            <text:p>1 авг, 2013</text:p>
          </table:table-cell>
          <table:table-cell table:style-name="ce7" office:value-type="float" office:value="576" calcext:value-type="float">
            <text:p>57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31" calcext:value-type="date">
            <text:p>31 июл, 2013</text:p>
          </table:table-cell>
          <table:table-cell table:style-name="ce7" office:value-type="float" office:value="575" calcext:value-type="float">
            <text:p>57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30" calcext:value-type="date">
            <text:p>30 июл, 2013</text:p>
          </table:table-cell>
          <table:table-cell table:style-name="ce7" office:value-type="float" office:value="574" calcext:value-type="float">
            <text:p>57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29" calcext:value-type="date">
            <text:p>29 июл, 2013</text:p>
          </table:table-cell>
          <table:table-cell table:style-name="ce7" office:value-type="float" office:value="573" calcext:value-type="float">
            <text:p>57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28" calcext:value-type="date">
            <text:p>28 июл, 2013</text:p>
          </table:table-cell>
          <table:table-cell table:style-name="ce7" office:value-type="float" office:value="572" calcext:value-type="float">
            <text:p>57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27" calcext:value-type="date">
            <text:p>27 июл, 2013</text:p>
          </table:table-cell>
          <table:table-cell table:style-name="ce7" office:value-type="float" office:value="571" calcext:value-type="float">
            <text:p>57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26" calcext:value-type="date">
            <text:p>26 июл, 2013</text:p>
          </table:table-cell>
          <table:table-cell table:style-name="ce7" office:value-type="float" office:value="570" calcext:value-type="float">
            <text:p>57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25" calcext:value-type="date">
            <text:p>25 июл, 2013</text:p>
          </table:table-cell>
          <table:table-cell table:style-name="ce7" office:value-type="float" office:value="569" calcext:value-type="float">
            <text:p>56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24" calcext:value-type="date">
            <text:p>24 июл, 2013</text:p>
          </table:table-cell>
          <table:table-cell table:style-name="ce7" office:value-type="float" office:value="568" calcext:value-type="float">
            <text:p>56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23" calcext:value-type="date">
            <text:p>23 июл, 2013</text:p>
          </table:table-cell>
          <table:table-cell table:style-name="ce7" office:value-type="float" office:value="567" calcext:value-type="float">
            <text:p>56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22" calcext:value-type="date">
            <text:p>22 июл, 2013</text:p>
          </table:table-cell>
          <table:table-cell table:style-name="ce7" office:value-type="float" office:value="566" calcext:value-type="float">
            <text:p>56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21" calcext:value-type="date">
            <text:p>21 июл, 2013</text:p>
          </table:table-cell>
          <table:table-cell table:style-name="ce7" office:value-type="float" office:value="565" calcext:value-type="float">
            <text:p>56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20" calcext:value-type="date">
            <text:p>20 июл, 2013</text:p>
          </table:table-cell>
          <table:table-cell table:style-name="ce7" office:value-type="float" office:value="564" calcext:value-type="float">
            <text:p>56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19" calcext:value-type="date">
            <text:p>19 июл, 2013</text:p>
          </table:table-cell>
          <table:table-cell table:style-name="ce7" office:value-type="float" office:value="563" calcext:value-type="float">
            <text:p>56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18" calcext:value-type="date">
            <text:p>18 июл, 2013</text:p>
          </table:table-cell>
          <table:table-cell table:style-name="ce7" office:value-type="float" office:value="562" calcext:value-type="float">
            <text:p>56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17" calcext:value-type="date">
            <text:p>17 июл, 2013</text:p>
          </table:table-cell>
          <table:table-cell table:style-name="ce7" office:value-type="float" office:value="561" calcext:value-type="float">
            <text:p>56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16" calcext:value-type="date">
            <text:p>16 июл, 2013</text:p>
          </table:table-cell>
          <table:table-cell table:style-name="ce7" office:value-type="float" office:value="560" calcext:value-type="float">
            <text:p>56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15" calcext:value-type="date">
            <text:p>15 июл, 2013</text:p>
          </table:table-cell>
          <table:table-cell table:style-name="ce7" office:value-type="float" office:value="559" calcext:value-type="float">
            <text:p>55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14" calcext:value-type="date">
            <text:p>14 июл, 2013</text:p>
          </table:table-cell>
          <table:table-cell table:style-name="ce7" office:value-type="float" office:value="558" calcext:value-type="float">
            <text:p>55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13" calcext:value-type="date">
            <text:p>13 июл, 2013</text:p>
          </table:table-cell>
          <table:table-cell table:style-name="ce7" office:value-type="float" office:value="557" calcext:value-type="float">
            <text:p>55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12" calcext:value-type="date">
            <text:p>12 июл, 2013</text:p>
          </table:table-cell>
          <table:table-cell table:style-name="ce7" office:value-type="float" office:value="556" calcext:value-type="float">
            <text:p>55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11" calcext:value-type="date">
            <text:p>11 июл, 2013</text:p>
          </table:table-cell>
          <table:table-cell table:style-name="ce7" office:value-type="float" office:value="555" calcext:value-type="float">
            <text:p>55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10" calcext:value-type="date">
            <text:p>10 июл, 2013</text:p>
          </table:table-cell>
          <table:table-cell table:style-name="ce7" office:value-type="float" office:value="554" calcext:value-type="float">
            <text:p>55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09" calcext:value-type="date">
            <text:p>9 июл, 2013</text:p>
          </table:table-cell>
          <table:table-cell table:style-name="ce7" office:value-type="float" office:value="553" calcext:value-type="float">
            <text:p>55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08" calcext:value-type="date">
            <text:p>8 июл, 2013</text:p>
          </table:table-cell>
          <table:table-cell table:style-name="ce7" office:value-type="float" office:value="552" calcext:value-type="float">
            <text:p>55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07" calcext:value-type="date">
            <text:p>7 июл, 2013</text:p>
          </table:table-cell>
          <table:table-cell table:style-name="ce7" office:value-type="float" office:value="551" calcext:value-type="float">
            <text:p>55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06" calcext:value-type="date">
            <text:p>6 июл, 2013</text:p>
          </table:table-cell>
          <table:table-cell table:style-name="ce7" office:value-type="float" office:value="550" calcext:value-type="float">
            <text:p>55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05" calcext:value-type="date">
            <text:p>5 июл, 2013</text:p>
          </table:table-cell>
          <table:table-cell table:style-name="ce7" office:value-type="float" office:value="549" calcext:value-type="float">
            <text:p>54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04" calcext:value-type="date">
            <text:p>4 июл, 2013</text:p>
          </table:table-cell>
          <table:table-cell table:style-name="ce7" office:value-type="float" office:value="548" calcext:value-type="float">
            <text:p>54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03" calcext:value-type="date">
            <text:p>3 июл, 2013</text:p>
          </table:table-cell>
          <table:table-cell table:style-name="ce7" office:value-type="float" office:value="547" calcext:value-type="float">
            <text:p>54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02" calcext:value-type="date">
            <text:p>2 июл, 2013</text:p>
          </table:table-cell>
          <table:table-cell table:style-name="ce7" office:value-type="float" office:value="546" calcext:value-type="float">
            <text:p>54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7-01" calcext:value-type="date">
            <text:p>1 июл, 2013</text:p>
          </table:table-cell>
          <table:table-cell table:style-name="ce7" office:value-type="float" office:value="545" calcext:value-type="float">
            <text:p>54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30" calcext:value-type="date">
            <text:p>30 июн, 2013</text:p>
          </table:table-cell>
          <table:table-cell table:style-name="ce7" office:value-type="float" office:value="544" calcext:value-type="float">
            <text:p>54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29" calcext:value-type="date">
            <text:p>29 июн, 2013</text:p>
          </table:table-cell>
          <table:table-cell table:style-name="ce7" office:value-type="float" office:value="543" calcext:value-type="float">
            <text:p>54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28" calcext:value-type="date">
            <text:p>28 июн, 2013</text:p>
          </table:table-cell>
          <table:table-cell table:style-name="ce7" office:value-type="float" office:value="542" calcext:value-type="float">
            <text:p>54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27" calcext:value-type="date">
            <text:p>27 июн, 2013</text:p>
          </table:table-cell>
          <table:table-cell table:style-name="ce7" office:value-type="float" office:value="541" calcext:value-type="float">
            <text:p>54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26" calcext:value-type="date">
            <text:p>26 июн, 2013</text:p>
          </table:table-cell>
          <table:table-cell table:style-name="ce7" office:value-type="float" office:value="540" calcext:value-type="float">
            <text:p>54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25" calcext:value-type="date">
            <text:p>25 июн, 2013</text:p>
          </table:table-cell>
          <table:table-cell table:style-name="ce7" office:value-type="float" office:value="539" calcext:value-type="float">
            <text:p>53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24" calcext:value-type="date">
            <text:p>24 июн, 2013</text:p>
          </table:table-cell>
          <table:table-cell table:style-name="ce7" office:value-type="float" office:value="538" calcext:value-type="float">
            <text:p>53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23" calcext:value-type="date">
            <text:p>23 июн, 2013</text:p>
          </table:table-cell>
          <table:table-cell table:style-name="ce7" office:value-type="float" office:value="537" calcext:value-type="float">
            <text:p>53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22" calcext:value-type="date">
            <text:p>22 июн, 2013</text:p>
          </table:table-cell>
          <table:table-cell table:style-name="ce7" office:value-type="float" office:value="536" calcext:value-type="float">
            <text:p>53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21" calcext:value-type="date">
            <text:p>21 июн, 2013</text:p>
          </table:table-cell>
          <table:table-cell table:style-name="ce7" office:value-type="float" office:value="535" calcext:value-type="float">
            <text:p>53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20" calcext:value-type="date">
            <text:p>20 июн, 2013</text:p>
          </table:table-cell>
          <table:table-cell table:style-name="ce7" office:value-type="float" office:value="534" calcext:value-type="float">
            <text:p>53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19" calcext:value-type="date">
            <text:p>19 июн, 2013</text:p>
          </table:table-cell>
          <table:table-cell table:style-name="ce7" office:value-type="float" office:value="533" calcext:value-type="float">
            <text:p>53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18" calcext:value-type="date">
            <text:p>18 июн, 2013</text:p>
          </table:table-cell>
          <table:table-cell table:style-name="ce7" office:value-type="float" office:value="532" calcext:value-type="float">
            <text:p>53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17" calcext:value-type="date">
            <text:p>17 июн, 2013</text:p>
          </table:table-cell>
          <table:table-cell table:style-name="ce7" office:value-type="float" office:value="531" calcext:value-type="float">
            <text:p>53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16" calcext:value-type="date">
            <text:p>16 июн, 2013</text:p>
          </table:table-cell>
          <table:table-cell table:style-name="ce7" office:value-type="float" office:value="530" calcext:value-type="float">
            <text:p>53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15" calcext:value-type="date">
            <text:p>15 июн, 2013</text:p>
          </table:table-cell>
          <table:table-cell table:style-name="ce7" office:value-type="float" office:value="529" calcext:value-type="float">
            <text:p>52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14" calcext:value-type="date">
            <text:p>14 июн, 2013</text:p>
          </table:table-cell>
          <table:table-cell table:style-name="ce7" office:value-type="float" office:value="528" calcext:value-type="float">
            <text:p>52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13" calcext:value-type="date">
            <text:p>13 июн, 2013</text:p>
          </table:table-cell>
          <table:table-cell table:style-name="ce7" office:value-type="float" office:value="527" calcext:value-type="float">
            <text:p>52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12" calcext:value-type="date">
            <text:p>12 июн, 2013</text:p>
          </table:table-cell>
          <table:table-cell table:style-name="ce7" office:value-type="float" office:value="526" calcext:value-type="float">
            <text:p>52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11" calcext:value-type="date">
            <text:p>11 июн, 2013</text:p>
          </table:table-cell>
          <table:table-cell table:style-name="ce7" office:value-type="float" office:value="525" calcext:value-type="float">
            <text:p>52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10" calcext:value-type="date">
            <text:p>10 июн, 2013</text:p>
          </table:table-cell>
          <table:table-cell table:style-name="ce7" office:value-type="float" office:value="524" calcext:value-type="float">
            <text:p>52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09" calcext:value-type="date">
            <text:p>9 июн, 2013</text:p>
          </table:table-cell>
          <table:table-cell table:style-name="ce7" office:value-type="float" office:value="523" calcext:value-type="float">
            <text:p>52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08" calcext:value-type="date">
            <text:p>8 июн, 2013</text:p>
          </table:table-cell>
          <table:table-cell table:style-name="ce7" office:value-type="float" office:value="522" calcext:value-type="float">
            <text:p>52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07" calcext:value-type="date">
            <text:p>7 июн, 2013</text:p>
          </table:table-cell>
          <table:table-cell table:style-name="ce7" office:value-type="float" office:value="521" calcext:value-type="float">
            <text:p>52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06" calcext:value-type="date">
            <text:p>6 июн, 2013</text:p>
          </table:table-cell>
          <table:table-cell table:style-name="ce7" office:value-type="float" office:value="520" calcext:value-type="float">
            <text:p>52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05" calcext:value-type="date">
            <text:p>5 июн, 2013</text:p>
          </table:table-cell>
          <table:table-cell table:style-name="ce7" office:value-type="float" office:value="519" calcext:value-type="float">
            <text:p>51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04" calcext:value-type="date">
            <text:p>4 июн, 2013</text:p>
          </table:table-cell>
          <table:table-cell table:style-name="ce7" office:value-type="float" office:value="518" calcext:value-type="float">
            <text:p>51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03" calcext:value-type="date">
            <text:p>3 июн, 2013</text:p>
          </table:table-cell>
          <table:table-cell table:style-name="ce7" office:value-type="float" office:value="517" calcext:value-type="float">
            <text:p>51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02" calcext:value-type="date">
            <text:p>2 июн, 2013</text:p>
          </table:table-cell>
          <table:table-cell table:style-name="ce7" office:value-type="float" office:value="516" calcext:value-type="float">
            <text:p>51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6-01" calcext:value-type="date">
            <text:p>1 июн, 2013</text:p>
          </table:table-cell>
          <table:table-cell table:style-name="ce7" office:value-type="float" office:value="515" calcext:value-type="float">
            <text:p>51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31" calcext:value-type="date">
            <text:p>31 май, 2013</text:p>
          </table:table-cell>
          <table:table-cell table:style-name="ce7" office:value-type="float" office:value="514" calcext:value-type="float">
            <text:p>51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30" calcext:value-type="date">
            <text:p>30 май, 2013</text:p>
          </table:table-cell>
          <table:table-cell table:style-name="ce7" office:value-type="float" office:value="513" calcext:value-type="float">
            <text:p>51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29" calcext:value-type="date">
            <text:p>29 май, 2013</text:p>
          </table:table-cell>
          <table:table-cell table:style-name="ce7" office:value-type="float" office:value="512" calcext:value-type="float">
            <text:p>51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28" calcext:value-type="date">
            <text:p>28 май, 2013</text:p>
          </table:table-cell>
          <table:table-cell table:style-name="ce7" office:value-type="float" office:value="511" calcext:value-type="float">
            <text:p>51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27" calcext:value-type="date">
            <text:p>27 май, 2013</text:p>
          </table:table-cell>
          <table:table-cell table:style-name="ce7" office:value-type="float" office:value="510" calcext:value-type="float">
            <text:p>51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26" calcext:value-type="date">
            <text:p>26 май, 2013</text:p>
          </table:table-cell>
          <table:table-cell table:style-name="ce7" office:value-type="float" office:value="509" calcext:value-type="float">
            <text:p>50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25" calcext:value-type="date">
            <text:p>25 май, 2013</text:p>
          </table:table-cell>
          <table:table-cell table:style-name="ce7" office:value-type="float" office:value="508" calcext:value-type="float">
            <text:p>50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24" calcext:value-type="date">
            <text:p>24 май, 2013</text:p>
          </table:table-cell>
          <table:table-cell table:style-name="ce7" office:value-type="float" office:value="507" calcext:value-type="float">
            <text:p>50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23" calcext:value-type="date">
            <text:p>23 май, 2013</text:p>
          </table:table-cell>
          <table:table-cell table:style-name="ce7" office:value-type="float" office:value="506" calcext:value-type="float">
            <text:p>50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22" calcext:value-type="date">
            <text:p>22 май, 2013</text:p>
          </table:table-cell>
          <table:table-cell table:style-name="ce7" office:value-type="float" office:value="505" calcext:value-type="float">
            <text:p>50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21" calcext:value-type="date">
            <text:p>21 май, 2013</text:p>
          </table:table-cell>
          <table:table-cell table:style-name="ce7" office:value-type="float" office:value="504" calcext:value-type="float">
            <text:p>50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20" calcext:value-type="date">
            <text:p>20 май, 2013</text:p>
          </table:table-cell>
          <table:table-cell table:style-name="ce7" office:value-type="float" office:value="503" calcext:value-type="float">
            <text:p>50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19" calcext:value-type="date">
            <text:p>19 май, 2013</text:p>
          </table:table-cell>
          <table:table-cell table:style-name="ce7" office:value-type="float" office:value="502" calcext:value-type="float">
            <text:p>50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18" calcext:value-type="date">
            <text:p>18 май, 2013</text:p>
          </table:table-cell>
          <table:table-cell table:style-name="ce7" office:value-type="float" office:value="501" calcext:value-type="float">
            <text:p>50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17" calcext:value-type="date">
            <text:p>17 май, 2013</text:p>
          </table:table-cell>
          <table:table-cell table:style-name="ce7" office:value-type="float" office:value="500" calcext:value-type="float">
            <text:p>50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16" calcext:value-type="date">
            <text:p>16 май, 2013</text:p>
          </table:table-cell>
          <table:table-cell table:style-name="ce7" office:value-type="float" office:value="499" calcext:value-type="float">
            <text:p>49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15" calcext:value-type="date">
            <text:p>15 май, 2013</text:p>
          </table:table-cell>
          <table:table-cell table:style-name="ce7" office:value-type="float" office:value="498" calcext:value-type="float">
            <text:p>49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14" calcext:value-type="date">
            <text:p>14 май, 2013</text:p>
          </table:table-cell>
          <table:table-cell table:style-name="ce7" office:value-type="float" office:value="497" calcext:value-type="float">
            <text:p>49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13" calcext:value-type="date">
            <text:p>13 май, 2013</text:p>
          </table:table-cell>
          <table:table-cell table:style-name="ce7" office:value-type="float" office:value="496" calcext:value-type="float">
            <text:p>49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12" calcext:value-type="date">
            <text:p>12 май, 2013</text:p>
          </table:table-cell>
          <table:table-cell table:style-name="ce7" office:value-type="float" office:value="495" calcext:value-type="float">
            <text:p>49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11" calcext:value-type="date">
            <text:p>11 май, 2013</text:p>
          </table:table-cell>
          <table:table-cell table:style-name="ce7" office:value-type="float" office:value="494" calcext:value-type="float">
            <text:p>49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10" calcext:value-type="date">
            <text:p>10 май, 2013</text:p>
          </table:table-cell>
          <table:table-cell table:style-name="ce7" office:value-type="float" office:value="493" calcext:value-type="float">
            <text:p>49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09" calcext:value-type="date">
            <text:p>9 май, 2013</text:p>
          </table:table-cell>
          <table:table-cell table:style-name="ce7" office:value-type="float" office:value="492" calcext:value-type="float">
            <text:p>49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08" calcext:value-type="date">
            <text:p>8 май, 2013</text:p>
          </table:table-cell>
          <table:table-cell table:style-name="ce7" office:value-type="float" office:value="491" calcext:value-type="float">
            <text:p>49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07" calcext:value-type="date">
            <text:p>7 май, 2013</text:p>
          </table:table-cell>
          <table:table-cell table:style-name="ce7" office:value-type="float" office:value="490" calcext:value-type="float">
            <text:p>49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06" calcext:value-type="date">
            <text:p>6 май, 2013</text:p>
          </table:table-cell>
          <table:table-cell table:style-name="ce7" office:value-type="float" office:value="489" calcext:value-type="float">
            <text:p>48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05" calcext:value-type="date">
            <text:p>5 май, 2013</text:p>
          </table:table-cell>
          <table:table-cell table:style-name="ce7" office:value-type="float" office:value="488" calcext:value-type="float">
            <text:p>48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04" calcext:value-type="date">
            <text:p>4 май, 2013</text:p>
          </table:table-cell>
          <table:table-cell table:style-name="ce7" office:value-type="float" office:value="487" calcext:value-type="float">
            <text:p>48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03" calcext:value-type="date">
            <text:p>3 май, 2013</text:p>
          </table:table-cell>
          <table:table-cell table:style-name="ce7" office:value-type="float" office:value="486" calcext:value-type="float">
            <text:p>48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02" calcext:value-type="date">
            <text:p>2 май, 2013</text:p>
          </table:table-cell>
          <table:table-cell table:style-name="ce7" office:value-type="float" office:value="485" calcext:value-type="float">
            <text:p>48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5-01" calcext:value-type="date">
            <text:p>1 май, 2013</text:p>
          </table:table-cell>
          <table:table-cell table:style-name="ce7" office:value-type="float" office:value="484" calcext:value-type="float">
            <text:p>48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30" calcext:value-type="date">
            <text:p>30 апр, 2013</text:p>
          </table:table-cell>
          <table:table-cell table:style-name="ce7" office:value-type="float" office:value="483" calcext:value-type="float">
            <text:p>48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29" calcext:value-type="date">
            <text:p>29 апр, 2013</text:p>
          </table:table-cell>
          <table:table-cell table:style-name="ce7" office:value-type="float" office:value="482" calcext:value-type="float">
            <text:p>48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28" calcext:value-type="date">
            <text:p>28 апр, 2013</text:p>
          </table:table-cell>
          <table:table-cell table:style-name="ce7" office:value-type="float" office:value="481" calcext:value-type="float">
            <text:p>48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27" calcext:value-type="date">
            <text:p>27 апр, 2013</text:p>
          </table:table-cell>
          <table:table-cell table:style-name="ce7" office:value-type="float" office:value="480" calcext:value-type="float">
            <text:p>48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26" calcext:value-type="date">
            <text:p>26 апр, 2013</text:p>
          </table:table-cell>
          <table:table-cell table:style-name="ce7" office:value-type="float" office:value="479" calcext:value-type="float">
            <text:p>47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25" calcext:value-type="date">
            <text:p>25 апр, 2013</text:p>
          </table:table-cell>
          <table:table-cell table:style-name="ce7" office:value-type="float" office:value="478" calcext:value-type="float">
            <text:p>47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24" calcext:value-type="date">
            <text:p>24 апр, 2013</text:p>
          </table:table-cell>
          <table:table-cell table:style-name="ce7" office:value-type="float" office:value="477" calcext:value-type="float">
            <text:p>47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23" calcext:value-type="date">
            <text:p>23 апр, 2013</text:p>
          </table:table-cell>
          <table:table-cell table:style-name="ce7" office:value-type="float" office:value="476" calcext:value-type="float">
            <text:p>47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22" calcext:value-type="date">
            <text:p>22 апр, 2013</text:p>
          </table:table-cell>
          <table:table-cell table:style-name="ce7" office:value-type="float" office:value="475" calcext:value-type="float">
            <text:p>47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21" calcext:value-type="date">
            <text:p>21 апр, 2013</text:p>
          </table:table-cell>
          <table:table-cell table:style-name="ce7" office:value-type="float" office:value="474" calcext:value-type="float">
            <text:p>47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20" calcext:value-type="date">
            <text:p>20 апр, 2013</text:p>
          </table:table-cell>
          <table:table-cell table:style-name="ce7" office:value-type="float" office:value="473" calcext:value-type="float">
            <text:p>47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19" calcext:value-type="date">
            <text:p>19 апр, 2013</text:p>
          </table:table-cell>
          <table:table-cell table:style-name="ce7" office:value-type="float" office:value="472" calcext:value-type="float">
            <text:p>47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18" calcext:value-type="date">
            <text:p>18 апр, 2013</text:p>
          </table:table-cell>
          <table:table-cell table:style-name="ce7" office:value-type="float" office:value="471" calcext:value-type="float">
            <text:p>47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17" calcext:value-type="date">
            <text:p>17 апр, 2013</text:p>
          </table:table-cell>
          <table:table-cell table:style-name="ce7" office:value-type="float" office:value="470" calcext:value-type="float">
            <text:p>47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16" calcext:value-type="date">
            <text:p>16 апр, 2013</text:p>
          </table:table-cell>
          <table:table-cell table:style-name="ce7" office:value-type="float" office:value="469" calcext:value-type="float">
            <text:p>46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15" calcext:value-type="date">
            <text:p>15 апр, 2013</text:p>
          </table:table-cell>
          <table:table-cell table:style-name="ce7" office:value-type="float" office:value="468" calcext:value-type="float">
            <text:p>46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14" calcext:value-type="date">
            <text:p>14 апр, 2013</text:p>
          </table:table-cell>
          <table:table-cell table:style-name="ce7" office:value-type="float" office:value="467" calcext:value-type="float">
            <text:p>46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13" calcext:value-type="date">
            <text:p>13 апр, 2013</text:p>
          </table:table-cell>
          <table:table-cell table:style-name="ce7" office:value-type="float" office:value="466" calcext:value-type="float">
            <text:p>46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12" calcext:value-type="date">
            <text:p>12 апр, 2013</text:p>
          </table:table-cell>
          <table:table-cell table:style-name="ce7" office:value-type="float" office:value="465" calcext:value-type="float">
            <text:p>46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11" calcext:value-type="date">
            <text:p>11 апр, 2013</text:p>
          </table:table-cell>
          <table:table-cell table:style-name="ce7" office:value-type="float" office:value="464" calcext:value-type="float">
            <text:p>46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10" calcext:value-type="date">
            <text:p>10 апр, 2013</text:p>
          </table:table-cell>
          <table:table-cell table:style-name="ce7" office:value-type="float" office:value="463" calcext:value-type="float">
            <text:p>46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09" calcext:value-type="date">
            <text:p>9 апр, 2013</text:p>
          </table:table-cell>
          <table:table-cell table:style-name="ce7" office:value-type="float" office:value="462" calcext:value-type="float">
            <text:p>46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08" calcext:value-type="date">
            <text:p>8 апр, 2013</text:p>
          </table:table-cell>
          <table:table-cell table:style-name="ce7" office:value-type="float" office:value="461" calcext:value-type="float">
            <text:p>46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07" calcext:value-type="date">
            <text:p>7 апр, 2013</text:p>
          </table:table-cell>
          <table:table-cell table:style-name="ce7" office:value-type="float" office:value="460" calcext:value-type="float">
            <text:p>46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06" calcext:value-type="date">
            <text:p>6 апр, 2013</text:p>
          </table:table-cell>
          <table:table-cell table:style-name="ce7" office:value-type="float" office:value="459" calcext:value-type="float">
            <text:p>45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05" calcext:value-type="date">
            <text:p>5 апр, 2013</text:p>
          </table:table-cell>
          <table:table-cell table:style-name="ce7" office:value-type="float" office:value="458" calcext:value-type="float">
            <text:p>45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04" calcext:value-type="date">
            <text:p>4 апр, 2013</text:p>
          </table:table-cell>
          <table:table-cell table:style-name="ce7" office:value-type="float" office:value="457" calcext:value-type="float">
            <text:p>45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03" calcext:value-type="date">
            <text:p>3 апр, 2013</text:p>
          </table:table-cell>
          <table:table-cell table:style-name="ce7" office:value-type="float" office:value="456" calcext:value-type="float">
            <text:p>45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02" calcext:value-type="date">
            <text:p>2 апр, 2013</text:p>
          </table:table-cell>
          <table:table-cell table:style-name="ce7" office:value-type="float" office:value="455" calcext:value-type="float">
            <text:p>45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4-01" calcext:value-type="date">
            <text:p>1 апр, 2013</text:p>
          </table:table-cell>
          <table:table-cell table:style-name="ce7" office:value-type="float" office:value="454" calcext:value-type="float">
            <text:p>45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31" calcext:value-type="date">
            <text:p>31 мар, 2013</text:p>
          </table:table-cell>
          <table:table-cell table:style-name="ce7" office:value-type="float" office:value="453" calcext:value-type="float">
            <text:p>45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30" calcext:value-type="date">
            <text:p>30 мар, 2013</text:p>
          </table:table-cell>
          <table:table-cell table:style-name="ce7" office:value-type="float" office:value="452" calcext:value-type="float">
            <text:p>45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29" calcext:value-type="date">
            <text:p>29 мар, 2013</text:p>
          </table:table-cell>
          <table:table-cell table:style-name="ce7" office:value-type="float" office:value="451" calcext:value-type="float">
            <text:p>45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28" calcext:value-type="date">
            <text:p>28 мар, 2013</text:p>
          </table:table-cell>
          <table:table-cell table:style-name="ce7" office:value-type="float" office:value="450" calcext:value-type="float">
            <text:p>45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27" calcext:value-type="date">
            <text:p>27 мар, 2013</text:p>
          </table:table-cell>
          <table:table-cell table:style-name="ce7" office:value-type="float" office:value="449" calcext:value-type="float">
            <text:p>44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26" calcext:value-type="date">
            <text:p>26 мар, 2013</text:p>
          </table:table-cell>
          <table:table-cell table:style-name="ce7" office:value-type="float" office:value="448" calcext:value-type="float">
            <text:p>44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25" calcext:value-type="date">
            <text:p>25 мар, 2013</text:p>
          </table:table-cell>
          <table:table-cell table:style-name="ce7" office:value-type="float" office:value="447" calcext:value-type="float">
            <text:p>44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24" calcext:value-type="date">
            <text:p>24 мар, 2013</text:p>
          </table:table-cell>
          <table:table-cell table:style-name="ce7" office:value-type="float" office:value="446" calcext:value-type="float">
            <text:p>44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23" calcext:value-type="date">
            <text:p>23 мар, 2013</text:p>
          </table:table-cell>
          <table:table-cell table:style-name="ce7" office:value-type="float" office:value="445" calcext:value-type="float">
            <text:p>44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22" calcext:value-type="date">
            <text:p>22 мар, 2013</text:p>
          </table:table-cell>
          <table:table-cell table:style-name="ce7" office:value-type="float" office:value="444" calcext:value-type="float">
            <text:p>44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21" calcext:value-type="date">
            <text:p>21 мар, 2013</text:p>
          </table:table-cell>
          <table:table-cell table:style-name="ce7" office:value-type="float" office:value="443" calcext:value-type="float">
            <text:p>44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20" calcext:value-type="date">
            <text:p>20 мар, 2013</text:p>
          </table:table-cell>
          <table:table-cell table:style-name="ce7" office:value-type="float" office:value="442" calcext:value-type="float">
            <text:p>44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19" calcext:value-type="date">
            <text:p>19 мар, 2013</text:p>
          </table:table-cell>
          <table:table-cell table:style-name="ce7" office:value-type="float" office:value="441" calcext:value-type="float">
            <text:p>44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18" calcext:value-type="date">
            <text:p>18 мар, 2013</text:p>
          </table:table-cell>
          <table:table-cell table:style-name="ce7" office:value-type="float" office:value="440" calcext:value-type="float">
            <text:p>44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17" calcext:value-type="date">
            <text:p>17 мар, 2013</text:p>
          </table:table-cell>
          <table:table-cell table:style-name="ce7" office:value-type="float" office:value="439" calcext:value-type="float">
            <text:p>43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16" calcext:value-type="date">
            <text:p>16 мар, 2013</text:p>
          </table:table-cell>
          <table:table-cell table:style-name="ce7" office:value-type="float" office:value="438" calcext:value-type="float">
            <text:p>43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15" calcext:value-type="date">
            <text:p>15 мар, 2013</text:p>
          </table:table-cell>
          <table:table-cell table:style-name="ce7" office:value-type="float" office:value="437" calcext:value-type="float">
            <text:p>43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14" calcext:value-type="date">
            <text:p>14 мар, 2013</text:p>
          </table:table-cell>
          <table:table-cell table:style-name="ce7" office:value-type="float" office:value="436" calcext:value-type="float">
            <text:p>43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13" calcext:value-type="date">
            <text:p>13 мар, 2013</text:p>
          </table:table-cell>
          <table:table-cell table:style-name="ce7" office:value-type="float" office:value="435" calcext:value-type="float">
            <text:p>43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12" calcext:value-type="date">
            <text:p>12 мар, 2013</text:p>
          </table:table-cell>
          <table:table-cell table:style-name="ce7" office:value-type="float" office:value="434" calcext:value-type="float">
            <text:p>43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11" calcext:value-type="date">
            <text:p>11 мар, 2013</text:p>
          </table:table-cell>
          <table:table-cell table:style-name="ce7" office:value-type="float" office:value="433" calcext:value-type="float">
            <text:p>43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10" calcext:value-type="date">
            <text:p>10 мар, 2013</text:p>
          </table:table-cell>
          <table:table-cell table:style-name="ce7" office:value-type="float" office:value="432" calcext:value-type="float">
            <text:p>43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09" calcext:value-type="date">
            <text:p>9 мар, 2013</text:p>
          </table:table-cell>
          <table:table-cell table:style-name="ce7" office:value-type="float" office:value="431" calcext:value-type="float">
            <text:p>43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08" calcext:value-type="date">
            <text:p>8 мар, 2013</text:p>
          </table:table-cell>
          <table:table-cell table:style-name="ce7" office:value-type="float" office:value="430" calcext:value-type="float">
            <text:p>43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07" calcext:value-type="date">
            <text:p>7 мар, 2013</text:p>
          </table:table-cell>
          <table:table-cell table:style-name="ce7" office:value-type="float" office:value="429" calcext:value-type="float">
            <text:p>42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06" calcext:value-type="date">
            <text:p>6 мар, 2013</text:p>
          </table:table-cell>
          <table:table-cell table:style-name="ce7" office:value-type="float" office:value="428" calcext:value-type="float">
            <text:p>42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05" calcext:value-type="date">
            <text:p>5 мар, 2013</text:p>
          </table:table-cell>
          <table:table-cell table:style-name="ce7" office:value-type="float" office:value="427" calcext:value-type="float">
            <text:p>42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04" calcext:value-type="date">
            <text:p>4 мар, 2013</text:p>
          </table:table-cell>
          <table:table-cell table:style-name="ce7" office:value-type="float" office:value="426" calcext:value-type="float">
            <text:p>42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03" calcext:value-type="date">
            <text:p>3 мар, 2013</text:p>
          </table:table-cell>
          <table:table-cell table:style-name="ce7" office:value-type="float" office:value="425" calcext:value-type="float">
            <text:p>42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02" calcext:value-type="date">
            <text:p>2 мар, 2013</text:p>
          </table:table-cell>
          <table:table-cell table:style-name="ce7" office:value-type="float" office:value="424" calcext:value-type="float">
            <text:p>42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3-01" calcext:value-type="date">
            <text:p>1 мар, 2013</text:p>
          </table:table-cell>
          <table:table-cell table:style-name="ce7" office:value-type="float" office:value="423" calcext:value-type="float">
            <text:p>42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28" calcext:value-type="date">
            <text:p>28 фев, 2013</text:p>
          </table:table-cell>
          <table:table-cell table:style-name="ce7" office:value-type="float" office:value="422" calcext:value-type="float">
            <text:p>42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27" calcext:value-type="date">
            <text:p>27 фев, 2013</text:p>
          </table:table-cell>
          <table:table-cell table:style-name="ce7" office:value-type="float" office:value="421" calcext:value-type="float">
            <text:p>42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26" calcext:value-type="date">
            <text:p>26 фев, 2013</text:p>
          </table:table-cell>
          <table:table-cell table:style-name="ce7" office:value-type="float" office:value="420" calcext:value-type="float">
            <text:p>42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25" calcext:value-type="date">
            <text:p>25 фев, 2013</text:p>
          </table:table-cell>
          <table:table-cell table:style-name="ce7" office:value-type="float" office:value="419" calcext:value-type="float">
            <text:p>41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24" calcext:value-type="date">
            <text:p>24 фев, 2013</text:p>
          </table:table-cell>
          <table:table-cell table:style-name="ce7" office:value-type="float" office:value="418" calcext:value-type="float">
            <text:p>41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23" calcext:value-type="date">
            <text:p>23 фев, 2013</text:p>
          </table:table-cell>
          <table:table-cell table:style-name="ce7" office:value-type="float" office:value="417" calcext:value-type="float">
            <text:p>41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22" calcext:value-type="date">
            <text:p>22 фев, 2013</text:p>
          </table:table-cell>
          <table:table-cell table:style-name="ce7" office:value-type="float" office:value="416" calcext:value-type="float">
            <text:p>41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21" calcext:value-type="date">
            <text:p>21 фев, 2013</text:p>
          </table:table-cell>
          <table:table-cell table:style-name="ce7" office:value-type="float" office:value="415" calcext:value-type="float">
            <text:p>41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20" calcext:value-type="date">
            <text:p>20 фев, 2013</text:p>
          </table:table-cell>
          <table:table-cell table:style-name="ce7" office:value-type="float" office:value="414" calcext:value-type="float">
            <text:p>41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19" calcext:value-type="date">
            <text:p>19 фев, 2013</text:p>
          </table:table-cell>
          <table:table-cell table:style-name="ce7" office:value-type="float" office:value="413" calcext:value-type="float">
            <text:p>41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18" calcext:value-type="date">
            <text:p>18 фев, 2013</text:p>
          </table:table-cell>
          <table:table-cell table:style-name="ce7" office:value-type="float" office:value="412" calcext:value-type="float">
            <text:p>41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17" calcext:value-type="date">
            <text:p>17 фев, 2013</text:p>
          </table:table-cell>
          <table:table-cell table:style-name="ce7" office:value-type="float" office:value="411" calcext:value-type="float">
            <text:p>41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16" calcext:value-type="date">
            <text:p>16 фев, 2013</text:p>
          </table:table-cell>
          <table:table-cell table:style-name="ce7" office:value-type="float" office:value="410" calcext:value-type="float">
            <text:p>41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15" calcext:value-type="date">
            <text:p>15 фев, 2013</text:p>
          </table:table-cell>
          <table:table-cell table:style-name="ce7" office:value-type="float" office:value="409" calcext:value-type="float">
            <text:p>40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14" calcext:value-type="date">
            <text:p>14 фев, 2013</text:p>
          </table:table-cell>
          <table:table-cell table:style-name="ce7" office:value-type="float" office:value="408" calcext:value-type="float">
            <text:p>40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13" calcext:value-type="date">
            <text:p>13 фев, 2013</text:p>
          </table:table-cell>
          <table:table-cell table:style-name="ce7" office:value-type="float" office:value="407" calcext:value-type="float">
            <text:p>40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12" calcext:value-type="date">
            <text:p>12 фев, 2013</text:p>
          </table:table-cell>
          <table:table-cell table:style-name="ce7" office:value-type="float" office:value="406" calcext:value-type="float">
            <text:p>40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11" calcext:value-type="date">
            <text:p>11 фев, 2013</text:p>
          </table:table-cell>
          <table:table-cell table:style-name="ce7" office:value-type="float" office:value="405" calcext:value-type="float">
            <text:p>40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10" calcext:value-type="date">
            <text:p>10 фев, 2013</text:p>
          </table:table-cell>
          <table:table-cell table:style-name="ce7" office:value-type="float" office:value="404" calcext:value-type="float">
            <text:p>40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09" calcext:value-type="date">
            <text:p>9 фев, 2013</text:p>
          </table:table-cell>
          <table:table-cell table:style-name="ce7" office:value-type="float" office:value="403" calcext:value-type="float">
            <text:p>40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08" calcext:value-type="date">
            <text:p>8 фев, 2013</text:p>
          </table:table-cell>
          <table:table-cell table:style-name="ce7" office:value-type="float" office:value="402" calcext:value-type="float">
            <text:p>40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07" calcext:value-type="date">
            <text:p>7 фев, 2013</text:p>
          </table:table-cell>
          <table:table-cell table:style-name="ce7" office:value-type="float" office:value="401" calcext:value-type="float">
            <text:p>40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06" calcext:value-type="date">
            <text:p>6 фев, 2013</text:p>
          </table:table-cell>
          <table:table-cell table:style-name="ce7" office:value-type="float" office:value="400" calcext:value-type="float">
            <text:p>40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05" calcext:value-type="date">
            <text:p>5 фев, 2013</text:p>
          </table:table-cell>
          <table:table-cell table:style-name="ce7" office:value-type="float" office:value="399" calcext:value-type="float">
            <text:p>39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04" calcext:value-type="date">
            <text:p>4 фев, 2013</text:p>
          </table:table-cell>
          <table:table-cell table:style-name="ce7" office:value-type="float" office:value="398" calcext:value-type="float">
            <text:p>39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03" calcext:value-type="date">
            <text:p>3 фев, 2013</text:p>
          </table:table-cell>
          <table:table-cell table:style-name="ce7" office:value-type="float" office:value="397" calcext:value-type="float">
            <text:p>39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02" calcext:value-type="date">
            <text:p>2 фев, 2013</text:p>
          </table:table-cell>
          <table:table-cell table:style-name="ce7" office:value-type="float" office:value="396" calcext:value-type="float">
            <text:p>39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2-01" calcext:value-type="date">
            <text:p>1 фев, 2013</text:p>
          </table:table-cell>
          <table:table-cell table:style-name="ce7" office:value-type="float" office:value="395" calcext:value-type="float">
            <text:p>39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31" calcext:value-type="date">
            <text:p>31 янв, 2013</text:p>
          </table:table-cell>
          <table:table-cell table:style-name="ce7" office:value-type="float" office:value="394" calcext:value-type="float">
            <text:p>39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30" calcext:value-type="date">
            <text:p>30 янв, 2013</text:p>
          </table:table-cell>
          <table:table-cell table:style-name="ce7" office:value-type="float" office:value="393" calcext:value-type="float">
            <text:p>39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29" calcext:value-type="date">
            <text:p>29 янв, 2013</text:p>
          </table:table-cell>
          <table:table-cell table:style-name="ce7" office:value-type="float" office:value="392" calcext:value-type="float">
            <text:p>39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28" calcext:value-type="date">
            <text:p>28 янв, 2013</text:p>
          </table:table-cell>
          <table:table-cell table:style-name="ce7" office:value-type="float" office:value="391" calcext:value-type="float">
            <text:p>39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27" calcext:value-type="date">
            <text:p>27 янв, 2013</text:p>
          </table:table-cell>
          <table:table-cell table:style-name="ce7" office:value-type="float" office:value="390" calcext:value-type="float">
            <text:p>39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26" calcext:value-type="date">
            <text:p>26 янв, 2013</text:p>
          </table:table-cell>
          <table:table-cell table:style-name="ce7" office:value-type="float" office:value="389" calcext:value-type="float">
            <text:p>38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25" calcext:value-type="date">
            <text:p>25 янв, 2013</text:p>
          </table:table-cell>
          <table:table-cell table:style-name="ce7" office:value-type="float" office:value="388" calcext:value-type="float">
            <text:p>38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24" calcext:value-type="date">
            <text:p>24 янв, 2013</text:p>
          </table:table-cell>
          <table:table-cell table:style-name="ce7" office:value-type="float" office:value="387" calcext:value-type="float">
            <text:p>38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23" calcext:value-type="date">
            <text:p>23 янв, 2013</text:p>
          </table:table-cell>
          <table:table-cell table:style-name="ce7" office:value-type="float" office:value="386" calcext:value-type="float">
            <text:p>38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22" calcext:value-type="date">
            <text:p>22 янв, 2013</text:p>
          </table:table-cell>
          <table:table-cell table:style-name="ce7" office:value-type="float" office:value="385" calcext:value-type="float">
            <text:p>38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21" calcext:value-type="date">
            <text:p>21 янв, 2013</text:p>
          </table:table-cell>
          <table:table-cell table:style-name="ce7" office:value-type="float" office:value="384" calcext:value-type="float">
            <text:p>38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20" calcext:value-type="date">
            <text:p>20 янв, 2013</text:p>
          </table:table-cell>
          <table:table-cell table:style-name="ce7" office:value-type="float" office:value="383" calcext:value-type="float">
            <text:p>38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19" calcext:value-type="date">
            <text:p>19 янв, 2013</text:p>
          </table:table-cell>
          <table:table-cell table:style-name="ce7" office:value-type="float" office:value="382" calcext:value-type="float">
            <text:p>38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18" calcext:value-type="date">
            <text:p>18 янв, 2013</text:p>
          </table:table-cell>
          <table:table-cell table:style-name="ce7" office:value-type="float" office:value="381" calcext:value-type="float">
            <text:p>38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17" calcext:value-type="date">
            <text:p>17 янв, 2013</text:p>
          </table:table-cell>
          <table:table-cell table:style-name="ce7" office:value-type="float" office:value="380" calcext:value-type="float">
            <text:p>38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16" calcext:value-type="date">
            <text:p>16 янв, 2013</text:p>
          </table:table-cell>
          <table:table-cell table:style-name="ce7" office:value-type="float" office:value="379" calcext:value-type="float">
            <text:p>37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15" calcext:value-type="date">
            <text:p>15 янв, 2013</text:p>
          </table:table-cell>
          <table:table-cell table:style-name="ce7" office:value-type="float" office:value="378" calcext:value-type="float">
            <text:p>37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14" calcext:value-type="date">
            <text:p>14 янв, 2013</text:p>
          </table:table-cell>
          <table:table-cell table:style-name="ce7" office:value-type="float" office:value="377" calcext:value-type="float">
            <text:p>37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13" calcext:value-type="date">
            <text:p>13 янв, 2013</text:p>
          </table:table-cell>
          <table:table-cell table:style-name="ce7" office:value-type="float" office:value="376" calcext:value-type="float">
            <text:p>37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12" calcext:value-type="date">
            <text:p>12 янв, 2013</text:p>
          </table:table-cell>
          <table:table-cell table:style-name="ce7" office:value-type="float" office:value="375" calcext:value-type="float">
            <text:p>37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11" calcext:value-type="date">
            <text:p>11 янв, 2013</text:p>
          </table:table-cell>
          <table:table-cell table:style-name="ce7" office:value-type="float" office:value="374" calcext:value-type="float">
            <text:p>37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10" calcext:value-type="date">
            <text:p>10 янв, 2013</text:p>
          </table:table-cell>
          <table:table-cell table:style-name="ce7" office:value-type="float" office:value="373" calcext:value-type="float">
            <text:p>37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09" calcext:value-type="date">
            <text:p>9 янв, 2013</text:p>
          </table:table-cell>
          <table:table-cell table:style-name="ce7" office:value-type="float" office:value="372" calcext:value-type="float">
            <text:p>37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08" calcext:value-type="date">
            <text:p>8 янв, 2013</text:p>
          </table:table-cell>
          <table:table-cell table:style-name="ce7" office:value-type="float" office:value="371" calcext:value-type="float">
            <text:p>37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07" calcext:value-type="date">
            <text:p>7 янв, 2013</text:p>
          </table:table-cell>
          <table:table-cell table:style-name="ce7" office:value-type="float" office:value="370" calcext:value-type="float">
            <text:p>37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06" calcext:value-type="date">
            <text:p>6 янв, 2013</text:p>
          </table:table-cell>
          <table:table-cell table:style-name="ce7" office:value-type="float" office:value="369" calcext:value-type="float">
            <text:p>36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05" calcext:value-type="date">
            <text:p>5 янв, 2013</text:p>
          </table:table-cell>
          <table:table-cell table:style-name="ce7" office:value-type="float" office:value="368" calcext:value-type="float">
            <text:p>36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04" calcext:value-type="date">
            <text:p>4 янв, 2013</text:p>
          </table:table-cell>
          <table:table-cell table:style-name="ce7" office:value-type="float" office:value="367" calcext:value-type="float">
            <text:p>36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03" calcext:value-type="date">
            <text:p>3 янв, 2013</text:p>
          </table:table-cell>
          <table:table-cell table:style-name="ce7" office:value-type="float" office:value="366" calcext:value-type="float">
            <text:p>36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02" calcext:value-type="date">
            <text:p>2 янв, 2013</text:p>
          </table:table-cell>
          <table:table-cell table:style-name="ce7" office:value-type="float" office:value="365" calcext:value-type="float">
            <text:p>36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3-01-01" calcext:value-type="date">
            <text:p>1 янв, 2013</text:p>
          </table:table-cell>
          <table:table-cell table:style-name="ce7" office:value-type="float" office:value="364" calcext:value-type="float">
            <text:p>36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2-12-31" calcext:value-type="date">
            <text:p>31 дек, 2012</text:p>
          </table:table-cell>
          <table:table-cell table:style-name="ce7" office:value-type="float" office:value="363" calcext:value-type="float">
            <text:p>36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2-12-30" calcext:value-type="date">
            <text:p>30 дек, 2012</text:p>
          </table:table-cell>
          <table:table-cell table:style-name="ce7" office:value-type="float" office:value="362" calcext:value-type="float">
            <text:p>36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2-12-29" calcext:value-type="date">
            <text:p>29 дек, 2012</text:p>
          </table:table-cell>
          <table:table-cell table:style-name="ce7" office:value-type="float" office:value="361" calcext:value-type="float">
            <text:p>36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2-12-28" calcext:value-type="date">
            <text:p>28 дек, 2012</text:p>
          </table:table-cell>
          <table:table-cell table:style-name="ce7" office:value-type="float" office:value="360" calcext:value-type="float">
            <text:p>36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2-12-27" calcext:value-type="date">
            <text:p>27 дек, 2012</text:p>
          </table:table-cell>
          <table:table-cell table:style-name="ce7" office:value-type="float" office:value="359" calcext:value-type="float">
            <text:p>35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2-12-26" calcext:value-type="date">
            <text:p>26 дек, 2012</text:p>
          </table:table-cell>
          <table:table-cell table:style-name="ce7" office:value-type="float" office:value="358" calcext:value-type="float">
            <text:p>35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2-12-25" calcext:value-type="date">
            <text:p>25 дек, 2012</text:p>
          </table:table-cell>
          <table:table-cell table:style-name="ce7" office:value-type="float" office:value="357" calcext:value-type="float">
            <text:p>35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2-12-24" calcext:value-type="date">
            <text:p>24 дек, 2012</text:p>
          </table:table-cell>
          <table:table-cell table:style-name="ce7" office:value-type="float" office:value="356" calcext:value-type="float">
            <text:p>35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2-12-23" calcext:value-type="date">
            <text:p>23 дек, 2012</text:p>
          </table:table-cell>
          <table:table-cell table:style-name="ce7" office:value-type="float" office:value="355" calcext:value-type="float">
            <text:p>35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2-12-22" calcext:value-type="date">
            <text:p>22 дек, 2012</text:p>
          </table:table-cell>
          <table:table-cell table:style-name="ce7" office:value-type="float" office:value="354" calcext:value-type="float">
            <text:p>35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2-12-21" calcext:value-type="date">
            <text:p>21 дек, 2012</text:p>
          </table:table-cell>
          <table:table-cell table:style-name="ce7" office:value-type="float" office:value="353" calcext:value-type="float">
            <text:p>353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2-12-20" calcext:value-type="date">
            <text:p>20 дек, 2012</text:p>
          </table:table-cell>
          <table:table-cell table:style-name="ce7" office:value-type="float" office:value="352" calcext:value-type="float">
            <text:p>352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2-12-19" calcext:value-type="date">
            <text:p>19 дек, 2012</text:p>
          </table:table-cell>
          <table:table-cell table:style-name="ce7" office:value-type="float" office:value="351" calcext:value-type="float">
            <text:p>351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2-12-18" calcext:value-type="date">
            <text:p>18 дек, 2012</text:p>
          </table:table-cell>
          <table:table-cell table:style-name="ce7" office:value-type="float" office:value="350" calcext:value-type="float">
            <text:p>350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2-12-17" calcext:value-type="date">
            <text:p>17 дек, 2012</text:p>
          </table:table-cell>
          <table:table-cell table:style-name="ce7" office:value-type="float" office:value="349" calcext:value-type="float">
            <text:p>349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2-12-16" calcext:value-type="date">
            <text:p>16 дек, 2012</text:p>
          </table:table-cell>
          <table:table-cell table:style-name="ce7" office:value-type="float" office:value="348" calcext:value-type="float">
            <text:p>348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2-12-15" calcext:value-type="date">
            <text:p>15 дек, 2012</text:p>
          </table:table-cell>
          <table:table-cell table:style-name="ce7" office:value-type="float" office:value="347" calcext:value-type="float">
            <text:p>347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2-12-14" calcext:value-type="date">
            <text:p>14 дек, 2012</text:p>
          </table:table-cell>
          <table:table-cell table:style-name="ce7" office:value-type="float" office:value="346" calcext:value-type="float">
            <text:p>346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2-12-13" calcext:value-type="date">
            <text:p>13 дек, 2012</text:p>
          </table:table-cell>
          <table:table-cell table:style-name="ce7" office:value-type="float" office:value="345" calcext:value-type="float">
            <text:p>345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4" office:value-type="date" office:date-value="2012-12-12" calcext:value-type="date">
            <text:p>12 дек, 2012</text:p>
          </table:table-cell>
          <table:table-cell table:style-name="ce7" office:value-type="float" office:value="344" calcext:value-type="float">
            <text:p>344</text:p>
          </table:table-cell>
          <table:table-cell/>
          <table:table-cell table:style-name="ce8" table:number-columns-repeated="4"/>
          <table:table-cell table:number-columns-repeated="1017"/>
        </table:table-row>
        <table:table-row table:style-name="ro1" table:number-rows-repeated="10460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s" table:style-name="ta1">
        <table:table-column table:style-name="co10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Ball</text:p>
          </table:table-cell>
          <table:table-cell table:style-name="ce1" office:value-type="string" calcext:value-type="string">
            <text:p>Cou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Results.C2:.G13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Results.C2:.G13];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Results.C2:.G13];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Results.C2:.G13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UNTIF([$Results.C2:.G13];5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UNTIF([$Results.C2:.G13];6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UNTIF([$Results.C2:.G13];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UNTIF([$Results.C2:.G13];8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UNTIF([$Results.C2:.G13];9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UNTIF([$Results.C2:.G13];1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UNTIF([$Results.C2:.G13];1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UNTIF([$Results.C2:.G13];1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UNTIF([$Results.C2:.G13];1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UNTIF([$Results.C2:.G13];1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UNTIF([$Results.C2:.G13];15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UNTIF([$Results.C2:.G13];16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UNTIF([$Results.C2:.G13];1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UNTIF([$Results.C2:.G13];18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UNTIF([$Results.C2:.G13];19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UNTIF([$Results.C2:.G13];2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UNTIF([$Results.C2:.G13];2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UNTIF([$Results.C2:.G13];2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UNTIF([$Results.C2:.G13];23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UNTIF([$Results.C2:.G13];2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UNTIF([$Results.C2:.G13];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UNTIF([$Results.C2:.G13];26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UNTIF([$Results.C2:.G13];2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UNTIF([$Results.C2:.G13];28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UNTIF([$Results.C2:.G13];29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UNTIF([$Results.C2:.G13];3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UNTIF([$Results.C2:.G13];3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UNTIF([$Results.C2:.G13];3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UNTIF([$Results.C2:.G13];33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UNTIF([$Results.C2:.G13];3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UNTIF([$Results.C2:.G13];3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UNTIF([$Results.C2:.G13];36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.00.0000</text:date>, <text:time style:data-style-name="N2" text:time-value="15:09:34.9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 LibreOffice_project/98b30e735bda24bc04ab42594c85f7fd8be07b9c</meta:generator>
    <dc:date>2019-10-18T15:37:53.767000000</dc:date>
    <meta:editing-duration>PT59M53S</meta:editing-duration>
    <meta:editing-cycles>8</meta:editing-cycles>
    <meta:document-statistic meta:table-count="2" meta:cell-count="14508" meta:object-count="0"/>
  </office:meta>
</office:document-meta>
</file>